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Times" svg:font-family="Times"/>
    <style:font-face style:name="Verdana" svg:font-family="Verdana"/>
    <style:font-face style:name="Calibri" svg:font-family="Calibri"/>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2604166666666667in"/>
    </style:style>
    <style:style style:name="co3" style:family="table-column">
      <style:table-column-properties fo:break-before="auto" style:column-width="2.75in"/>
    </style:style>
    <style:style style:name="co4" style:family="table-column">
      <style:table-column-properties fo:break-before="auto" style:column-width="2.4583333333333335in"/>
    </style:style>
    <style:style style:name="co5" style:family="table-column">
      <style:table-column-properties fo:break-before="auto" style:column-width="2.09375in"/>
    </style:style>
    <style:style style:name="co6" style:family="table-column">
      <style:table-column-properties fo:break-before="auto" style:column-width="1.0520833730697632in"/>
    </style:style>
    <style:style style:name="co7" style:family="table-column">
      <style:table-column-properties fo:break-before="auto" style:column-width="1.0625in"/>
    </style:style>
    <style:style style:name="co8" style:family="table-column">
      <style:table-column-properties fo:break-before="auto" style:column-width="3.3854166666666665in"/>
    </style:style>
    <style:style style:name="co9" style:family="table-column">
      <style:table-column-properties fo:break-before="auto" style:column-width="1.4166666666666667in"/>
    </style:style>
    <style:style style:name="co10" style:family="table-column">
      <style:table-column-properties fo:break-before="auto" style:column-width="1.0520833730697632in"/>
    </style:style>
    <style:style style:name="co11" style:family="table-column">
      <style:table-column-properties fo:break-before="auto" style:column-width="1.5729166666666667in"/>
    </style:style>
    <style:style style:name="co12" style:family="table-column">
      <style:table-column-properties fo:break-before="auto" style:column-width="0.7291666666666666in"/>
    </style:style>
    <style:style style:name="co13" style:family="table-column">
      <style:table-column-properties fo:break-before="auto" style:column-width="1.8854166666666667in"/>
    </style:style>
    <style:style style:name="co14" style:family="table-column">
      <style:table-column-properties fo:break-before="auto" style:column-width="2.625in"/>
    </style:style>
    <style:style style:name="co15"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0.17708333333333334in" fo:break-before="auto" style:use-optimal-row-height="true"/>
    </style:style>
    <style:style style:name="ro3" style:family="table-row">
      <style:table-row-properties style:row-height="0.17708333333333334in" fo:break-before="auto" style:use-optimal-row-height="false"/>
    </style:style>
    <style:style style:name="ro4" style:family="table-row">
      <style:table-row-properties style:row-height="0.3541666666666667in" fo:break-before="auto" style:use-optimal-row-height="false"/>
    </style:style>
    <style:style style:name="ro5" style:family="table-row">
      <style:table-row-properties style:row-height="0.8958333333333334in" fo:break-before="auto" style:use-optimal-row-height="false"/>
    </style:style>
    <style:style style:name="ro6" style:family="table-row">
      <style:table-row-properties style:row-height="1.4270833333333333in" fo:break-before="auto" style:use-optimal-row-height="false"/>
    </style:style>
    <style:style style:name="ro7" style:family="table-row">
      <style:table-row-properties style:row-height="1.6041666666666667in" fo:break-before="auto" style:use-optimal-row-height="false"/>
    </style:style>
    <style:style style:name="ro8" style:family="table-row">
      <style:table-row-properties style:row-height="2.3125in" fo:break-before="auto" style:use-optimal-row-height="false"/>
    </style:style>
    <style:style style:name="ro9" style:family="table-row">
      <style:table-row-properties style:row-height="1.9583333333333333in" fo:break-before="auto" style:use-optimal-row-height="false"/>
    </style:style>
    <style:style style:name="ro10" style:family="table-row">
      <style:table-row-properties style:row-height="1.78125in" fo:break-before="auto" style:use-optimal-row-height="false"/>
    </style:style>
    <style:style style:name="ro11" style:family="table-row">
      <style:table-row-properties style:row-height="1.0729166666666667in" fo:break-before="auto" style:use-optimal-row-height="false"/>
    </style:style>
    <style:style style:name="ro12" style:family="table-row">
      <style:table-row-properties style:row-height="0.71875in" fo:break-before="auto" style:use-optimal-row-height="false"/>
    </style:style>
    <style:style style:name="ro13" style:family="table-row">
      <style:table-row-properties style:row-height="2.4895833333333335in" fo:break-before="auto" style:use-optimal-row-height="false"/>
    </style:style>
    <style:style style:name="ro14" style:family="table-row">
      <style:table-row-properties style:row-height="2.6666666666666665in" fo:break-before="auto" style:use-optimal-row-height="false"/>
    </style:style>
    <style:style style:name="ro15" style:family="table-row">
      <style:table-row-properties style:row-height="2.84375in" fo:break-before="auto" style:use-optimal-row-height="false"/>
    </style:style>
    <style:style style:name="ro16" style:family="table-row">
      <style:table-row-properties style:row-height="1.25in" fo:break-before="auto" style:use-optimal-row-height="false"/>
    </style:style>
    <style:style style:name="ro17" style:family="table-row">
      <style:table-row-properties style:row-height="4.083333333333333in" fo:break-before="auto" style:use-optimal-row-height="false"/>
    </style:style>
    <style:style style:name="ro18" style:family="table-row">
      <style:table-row-properties style:row-height="2.1354166666666665in" fo:break-before="auto" style:use-optimal-row-height="false"/>
    </style:style>
    <style:style style:name="ro19" style:family="table-row">
      <style:table-row-properties style:row-height="3.5520833333333335in" fo:break-before="auto" style:use-optimal-row-height="false"/>
    </style:style>
    <style:style style:name="ro20" style:family="table-row">
      <style:table-row-properties style:row-height="3.375in" fo:break-before="auto" style:use-optimal-row-height="false"/>
    </style:style>
    <style:style style:name="ro21" style:family="table-row">
      <style:table-row-properties style:row-height="3.1979166666666665in" fo:break-before="auto" style:use-optimal-row-height="false"/>
    </style:style>
    <style:style style:name="ro22" style:family="table-row">
      <style:table-row-properties style:row-height="4.96875in" fo:break-before="auto" style:use-optimal-row-height="false"/>
    </style:style>
    <style:style style:name="ro23" style:family="table-row">
      <style:table-row-properties style:row-height="0.5416666666666666in" fo:break-before="auto" style:use-optimal-row-height="false"/>
    </style:style>
    <style:style style:name="ro24" style:family="table-row">
      <style:table-row-properties style:row-height="0.20833333333333334in" fo:break-before="auto" style:use-optimal-row-height="false"/>
    </style:style>
    <style:style style:name="ro25" style:family="table-row">
      <style:table-row-properties style:row-height="0.17708333333333334in" fo:break-before="auto" style:use-optimal-row-height="false"/>
    </style:style>
    <style:style style:name="ro26" style:family="table-row">
      <style:table-row-properties style:row-height="0.17708333333333334in" fo:break-before="auto" style:use-optimal-row-height="false"/>
    </style:style>
    <style:style style:name="ta1" style:family="table" style:master-page-name="PageStyle_5f_Failed bank tracker">
      <style:table-properties table:display="true" style:writing-mode="lr-tb"/>
    </style:style>
    <style:style style:name="ta2" style:family="table" style:master-page-name="PageStyle_5f_State aid to banks approved by ">
      <style:table-properties table:display="true" style:writing-mode="lr-tb"/>
    </style:style>
    <style:style style:name="ta3" style:family="table" style:master-page-name="PageStyle_5f_Bank stress tests, July 2011 (E">
      <style:table-properties table:display="true" style:writing-mode="lr-tb"/>
    </style:style>
    <style:style style:name="ta4"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6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7" style:family="table-cell" style:parent-style-name="Default" style:data-style-name="N165">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164">
      <style:table-cell-properties fo:wrap-option="wrap" style:vertical-align="bottom"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Times" style:font-name-asian="Tim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border-left="1.0pt solid #000000" fo:border-right="1.0pt solid #000000" fo:border-bottom="1.0pt solid #000000" style:vertical-align="bottom"/>
      <style:paragraph-properties/>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border-left="1.0pt solid #000000" fo:wrap-option="wrap" style:vertical-align="middle"/>
      <style:paragraph-properties fo:text-align="center"/>
      <style:text-properties style:font-name="Times" style:font-name-asian="Tim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3" style:family="table-cell" style:parent-style-name="Default">
      <style:table-cell-properties style:vertical-align="bottom"/>
      <style:paragraph-properties/>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66">
      <style:table-cell-properties fo:border-left="1.0pt solid #000000" fo:border-right="1.0pt solid #000000" fo:border-top="1.0pt solid #000000" fo:border-bottom="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7" style:family="table-cell" style:parent-style-name="Default">
      <style:table-cell-properties fo:border-left="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8" style:family="table-cell" style:parent-style-name="Default">
      <style:table-cell-properties fo:border-left="1.0pt solid #000000" fo:border-right="1.0pt solid #000000" fo:border-top="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39" style:family="table-cell" style:parent-style-name="Default">
      <style:table-cell-properties fo:border-left="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0" style:family="table-cell" style:parent-style-name="Default">
      <style:table-cell-properties fo:border-left="1.0pt solid #000000" fo:border-top="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1"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2" style:family="table-cell" style:parent-style-name="Default">
      <style:table-cell-properties fo:border-left="1.0pt solid #000000" fo:border-top="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border-left="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border-left="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fo:border-left="1.0pt solid #000000" fo:border-right="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left="1.0pt solid #000000" fo:border-right="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7" style:family="table-cell" style:parent-style-name="Default">
      <style:table-cell-properties fo:border-left="1.0pt solid #000000" fo:border-bottom="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left="1.0pt solid #000000" fo:border-right="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9"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left="1.0pt solid #000000" fo:border-top="1.0pt solid #000000" fo:border-bottom="1.0pt solid #000000" fo:wrap-option="wrap" style:vertical-align="bottom"/>
      <style:paragraph-properties/>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lef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2" style:family="table-cell" style:parent-style-name="Default">
      <style:table-cell-properties fo:border-left="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3"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4" style:family="table-cell" style:parent-style-name="Default">
      <style:table-cell-properties fo:border-top="1.0pt solid #000000"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5" style:family="table-cell" style:parent-style-name="Default">
      <style:table-cell-properties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56" style:family="table-cell" style:parent-style-name="Default">
      <style:table-cell-properties fo:wrap-option="wrap" style:vertical-align="bottom"/>
      <style:paragraph-properties/>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wrap-option="wrap" style:vertical-align="bottom"/>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fo:color="#DD0806"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9" style:family="text">
      <style:text-properties style:font-name="Times" style:font-name-asian="Tim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0" style:family="text">
      <style:text-properties style:font-name="Verdana" style:font-name-asian="Verdana"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1"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12" style:family="text">
      <style:text-properties style:font-name="Times" style:font-name-asian="Tim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3" style:family="text">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4" style:family="text">
      <style:text-properties style:font-name="Verdana" style:font-name-asian="Verdana" fo:font-weight="normal" style:font-weight-asian="normal" style:font-weight-complex="normal" fo:font-style="normal" style:font-style-asian="normal" style:font-style-complex="normal" style:text-line-through-style="none" fo:font-size="10pt" style:font-size-asian="10pt" style:font-size-complex="10pt" fo:color="#DD0806" style:text-underline-style="none"/>
    </style:style>
    <style:style style:name="T15"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Failed bank tracker" table:style-name="ta1" table:print="false">
        <office:forms form:automatic-focus="false" form:apply-design-mode="false"/>
        <table:table-column table:style-name="co2" table:default-cell-style-name="ce15"/>
        <table:table-column table:style-name="co3" table:default-cell-style-name="ce15"/>
        <table:table-column table:style-name="co2" table:number-columns-repeated="4" table:default-cell-style-name="ce15"/>
        <table:table-column table:style-name="co4" table:default-cell-style-name="ce15"/>
        <table:table-column table:style-name="co2" table:default-cell-style-name="ce15"/>
        <table:table-column table:style-name="co5" table:default-cell-style-name="ce15"/>
        <table:table-column table:style-name="co2" table:number-columns-repeated="18" table:default-cell-style-name="ce15"/>
        <table:table-column table:style-name="co1" table:default-cell-style-name="ce15" table:number-columns-repeated="229"/>
        <table:table-row table:style-name="ro2">
          <table:table-cell table:style-name="ce21" office:value-type="string">
            <text:p>Date</text:p>
          </table:table-cell>
          <table:table-cell table:style-name="ce22" office:value-type="string">
            <text:p>Description*</text:p>
          </table:table-cell>
          <table:table-cell table:style-name="ce22" office:value-type="string">
            <text:p>Image</text:p>
          </table:table-cell>
          <table:table-cell table:style-name="ce22" office:value-type="string">
            <text:p>Place*</text:p>
          </table:table-cell>
          <table:table-cell table:style-name="ce22" office:value-type="string">
            <text:p>Location (latitude, longitude)</text:p>
          </table:table-cell>
          <table:table-cell table:style-name="ce22" office:value-type="string">
            <text:p>Source*</text:p>
          </table:table-cell>
          <table:table-cell table:style-name="ce22" office:value-type="string">
            <text:p>Source URL*</text:p>
          </table:table-cell>
          <table:table-cell table:style-name="ce22" office:value-type="string">
            <text:p>Total assets of balance sheet of bank at time of failure (EUR + orig. currency)*</text:p>
          </table:table-cell>
          <table:table-cell table:style-name="ce22" office:value-type="string">
            <text:p>Source (link for total asset of balance sheet)</text:p>
          </table:table-cell>
          <table:table-cell table:style-name="ce22" office:value-type="string">
            <text:p>Corporate entity</text:p>
          </table:table-cell>
          <table:table-cell table:style-name="ce22" office:value-type="string">
            <text:p>Acquirer (public or private)</text:p>
          </table:table-cell>
          <table:table-cell table:style-name="ce22" office:value-type="string">
            <text:p>Type of restructuring</text:p>
          </table:table-cell>
          <table:table-cell table:style-name="ce22" office:value-type="string">
            <text:p>Home country*</text:p>
          </table:table-cell>
          <table:table-cell table:style-name="ce22" office:value-type="string">
            <text:p>Failed (Yes/No)</text:p>
          </table:table-cell>
          <table:table-cell table:style-name="ce22" office:value-type="string">
            <text:p>Amount</text:p>
          </table:table-cell>
          <table:table-cell table:style-name="ce22" office:value-type="string">
            <text:p>Did the bank receive state aid?</text:p>
          </table:table-cell>
          <table:table-cell table:number-columns-repeated="11" table:style-name="ce23"/>
        </table:table-row>
        <table:table-row table:style-name="ro2">
          <table:table-cell table:style-name="ce24" office:value-type="date" office:date-value="2009-12-14T00:00:00">
            <text:p>2009-12-14</text:p>
          </table:table-cell>
          <table:table-cell table:style-name="ce25" office:value-type="string">
            <text:p>Austria nationalised Hypo Group Alpe Adria to avert a bank collapse that could have undermined trust in banks in eastern Europe and cast doubt over Austria's and Germany's backing of state-owned lenders. Austria is taking over 100 percent of Hypo from BayernLB, insurer Grawe and the Austrian state of Carinthia, after shareholders agreed to inject around 1 billion euros ($1.5 billion) in capital, Finance Minister Josef Proell said. Proell said European Central Bank President Jean-Claude Trichet had been involved in the talks. The owners will give away their stakes in Hypo to Austria and provide an additional round of capital. BayernLB, which is owned by Bavaria, will give an additional 825 million euros in capital, and leave 3 billion euros of liquidity in the bank. It was the second nationalisation of an Austrian bank during the global financial crisis after Austria bailed out troubled municipality lender Kommunalkredit last year.</text:p>
          </table:table-cell>
          <table:table-cell/>
          <table:table-cell table:style-name="ce25" office:value-type="string">
            <text:p>Klagenfurt, Austria</text:p>
          </table:table-cell>
          <table:table-cell table:style-name="ce25" office:value-type="string">
            <text:p>46.62056, 14.31069</text:p>
          </table:table-cell>
          <table:table-cell table:style-name="ce25" office:value-type="string">
            <text:p>Reuters</text:p>
          </table:table-cell>
          <table:table-cell table:style-name="ce26" office:value-type="string" office:value="http://updated.internalinsider.info/index.php/business/46490-austria-nationalises-hypo-to-avoid-banks-collapse">
            <text:p><text:a xlink:href="http://updated.internalinsider.info/index.php/business/46490-austria-nationalises-hypo-to-avoid-banks-collapse">http://updated.internalinsider.info/index.php/business/46490-austria-nationalises-hypo-to-avoid-banks-collapse</text:a></text:p>
          </table:table-cell>
          <table:table-cell table:style-name="ce25" office:value-type="string">
            <text:p>41078.7 m</text:p>
          </table:table-cell>
          <table:table-cell table:style-name="ce26" office:value-type="string" office:value="http://www.hypo-alpe-adria-bank-annualreports.com/2009_annual_report/group-annual-report-2009-download.835.htm">
            <text:p><text:a xlink:href="http://www.hypo-alpe-adria-bank-annualreports.com/2009_annual_report/group-annual-report-2009-download.835.htm">http://www.hypo-alpe-adria-bank-annualreports.com/2009_annual_report/group-annual-report-2009-download.835.htm</text:a></text:p>
          </table:table-cell>
          <table:table-cell table:style-name="ce25" office:value-type="string">
            <text:p>Owners: BayernLB, Kärntner Landesholding and Grazer Wechselseitige Versicherung</text:p>
          </table:table-cell>
          <table:table-cell table:style-name="ce25" office:value-type="string">
            <text:p>FIMBAG (National holding company)</text:p>
          </table:table-cell>
          <table:table-cell table:style-name="ce25" office:value-type="string">
            <text:p>Nationalised (100 per cent)</text:p>
          </table:table-cell>
          <table:table-cell table:style-name="ce25" office:value-type="string">
            <text:p>Austria</text:p>
          </table:table-cell>
          <table:table-cell/>
          <table:table-cell table:style-name="ce25" office:value-type="string">
            <text:p>1BN EUR injected</text:p>
          </table:table-cell>
        </table:table-row>
        <table:table-row table:style-name="ro2">
          <table:table-cell table:style-name="ce24" office:value-type="date" office:date-value="2008-11-02T00:00:00">
            <text:p>2008-11-02</text:p>
          </table:table-cell>
          <table:table-cell table:style-name="ce25" office:value-type="string">
            <text:p>Nov 2 (Reuters) - The Austrian state will take over 100 percent of public sector financier Kommunalkredit. Austrian broadcaster ORF reported on Sunday. The state will take over the 51 percent owned by Austria's Volksbank and the 49 percent owned by Franco-Belgian financial services firm Dexia (DEXI.BR), ORF reported without citing its source. Kommunalkredit was not immediately available for comment. A finance ministry spokesman told Reuters last week that it was considering taking an equity stake in Kommunalkredit, a key financier of Austrian states and municipalities that has 20 billion euros ($25.55 billion) in bonds outstanding. Talks were proceeding about how big such a stake could be and what form of equity would be injected in the bank, which faces a liquidity squeeze because it relies on wholesale funding to refinance its loan book, the spokesman said last week. Kommunalkredit said last weekend it had started talks with the finance ministry about measures under the country's recently enacted banking stability package. The unlisted bank has a balance sheet total of 34.5 billion euros, making it Austria's eighth-biggest lender.</text:p>
          </table:table-cell>
          <table:table-cell/>
          <table:table-cell table:style-name="ce25" office:value-type="string">
            <text:p>Vienna, Austria</text:p>
          </table:table-cell>
          <table:table-cell table:style-name="ce25" office:value-type="string">
            <text:p>48.202548, 16.368805</text:p>
          </table:table-cell>
          <table:table-cell table:style-name="ce25" office:value-type="string">
            <text:p>Reuters</text:p>
          </table:table-cell>
          <table:table-cell table:style-name="ce26" office:value-type="string" office:value="http://uk.reuters.com/article/2008/11/02/financial-austria-kommunalkredit-idUKL246887820081102">
            <text:p><text:a xlink:href="http://uk.reuters.com/article/2008/11/02/financial-austria-kommunalkredit-idUKL246887820081102">http://uk.reuters.com/article/2008/11/02/financial-austria-kommunalkredit-idUKL246887820081102</text:a></text:p>
          </table:table-cell>
          <table:table-cell table:style-name="ce25" office:value-type="string">
            <text:p>37456.6 m</text:p>
          </table:table-cell>
          <table:table-cell table:style-name="ce26" office:value-type="string" office:value="http://www.kafinanz.at/uploads/KA_GB_2008_468_EN.pdf">
            <text:p><text:a xlink:href="http://www.kafinanz.at/uploads/KA_GB_2008_468_EN.pdf">http://www.kafinanz.at/uploads/KA_GB_2008_468_EN.pdf</text:a></text:p>
          </table:table-cell>
          <table:table-cell/>
          <table:table-cell table:style-name="ce25" office:value-type="string">
            <text:p>FIMBAG (National holding company)</text:p>
          </table:table-cell>
          <table:table-cell table:style-name="ce25" office:value-type="string">
            <text:p>Nationalised</text:p>
          </table:table-cell>
          <table:table-cell table:style-name="ce25" office:value-type="string">
            <text:p>Austria</text:p>
          </table:table-cell>
        </table:table-row>
        <table:table-row table:style-name="ro2">
          <table:table-cell table:style-name="ce24" office:value-type="date" office:date-value="2008-09-28T00:00:00">
            <text:p>2008-09-28</text:p>
          </table:table-cell>
          <table:table-cell table:style-name="ce25" office:value-type="string">
            <text:p>Stricken Beligian-Dutch bank Fortis was bailed out by the governments of Holland, Belgium and Luxembourg to the tune of €11.2bn (£8.9bn) after investors deserted the bank last week. Image 1 of 3 Fortis has been nationalised by the governments of Belgium and the Netherlands. The three countries will each take a 49pc stake in the bank in their respective countries. Fortis will also sell the assets of Dutch bank ABN Amro which it bought last year as part of a consortium with Royal Bank of Scotland. Politicians and central bankers, including European Central Bank president Jean-Claude Trichet, held emergency talks over the weekend to decide the future of Fortis after the shares dropped 35pc last week on concern the bank may not be able to meet its funding requirements. The bank's difficulties stem from last year's €24bn ABN purchase, which went through just before the credit crunch took hold and the value of financial assets collapsed. RBS would be unaffected by a sale of the ABN business in Holland, sources said.</text:p>
          </table:table-cell>
          <table:table-cell/>
          <table:table-cell table:style-name="ce25" office:value-type="string">
            <text:p>Brussels, Belgium</text:p>
          </table:table-cell>
          <table:table-cell table:style-name="ce25" office:value-type="string">
            <text:p>50.848385, 4.349685</text:p>
          </table:table-cell>
          <table:table-cell table:style-name="ce25" office:value-type="string">
            <text:p>Telegraph</text:p>
          </table:table-cell>
          <table:table-cell table:style-name="ce26" office:value-type="string" office:value="http://www.telegraph.co.uk/finance/financialcrisis/3100606/Financial-crisis-Benelux-bank-Fortis-nationalised-to-stop-collapse.html">
            <text:p><text:a xlink:href="http://www.telegraph.co.uk/finance/financialcrisis/3100606/Financial-crisis-Benelux-bank-Fortis-nationalised-to-stop-collapse.html">http://www.telegraph.co.uk/finance/financialcrisis/3100606/Financial-crisis-Benelux-bank-Fortis-nationalised-to-stop-collapse.html</text:a></text:p>
          </table:table-cell>
          <table:table-cell table:number-columns-repeated="3"/>
          <table:table-cell table:style-name="ce25" office:value-type="string">
            <text:p>BNP Paribas (Belgian and Luxembourg assets)</text:p>
          </table:table-cell>
          <table:table-cell table:style-name="ce25" office:value-type="string">
            <text:p>partly nationalised</text:p>
          </table:table-cell>
          <table:table-cell table:style-name="ce25" office:value-type="string">
            <text:p>Belgium</text:p>
          </table:table-cell>
        </table:table-row>
        <table:table-row table:style-name="ro2">
          <table:table-cell table:style-name="ce24" office:value-type="date" office:date-value="2008-09-30T00:00:00">
            <text:p>2008-09-30</text:p>
          </table:table-cell>
          <table:table-cell table:style-name="ce25" office:value-type="string">
            <text:p>Dexia has become the latest European bank to be bailed out as the deepening credit crisis shakes the banks sector. After all-night talks the Belgian, French and Luxembourg governments said they would put in 6.4bn euros ($9bn; £5bn) to keep it afloat. Shares in the Belgian-French bank fell 30% on Monday before being suspended on Tuesday as the bail-out was announced. It is the second bank rescue in days by Belgium and its neighbours. On Sunday Fortis bank was partly nationalised. This latest move by European governments to shore up another bank under pressure came as global stock markets plunged after the US House of Representatives rejected the White House's planned $700bn bail-out package. 'Crisis situation' Dexia is the one of the world's largest lenders to local governments, but has run up significant losses in its US operations. In a statement the French government said the rescue was necessary to "guarantee continuity of funding for local authorities". The Belgian government and Belgian shareholders will invest 3bn euros, the French government will also invest 3bn euros via its state investment arm, while Luxembourg will put in just under 400m euros.</text:p>
          </table:table-cell>
          <table:table-cell/>
          <table:table-cell table:style-name="ce25" office:value-type="string">
            <text:p>Brussels, Belgium</text:p>
          </table:table-cell>
          <table:table-cell table:style-name="ce25" office:value-type="string">
            <text:p>50.848385, 4.349685</text:p>
          </table:table-cell>
          <table:table-cell table:style-name="ce25" office:value-type="string">
            <text:p>BBC</text:p>
          </table:table-cell>
          <table:table-cell table:style-name="ce26" office:value-type="string" office:value="http://news.bbc.co.uk/2/hi/business/7643638.stm">
            <text:p><text:a xlink:href="http://news.bbc.co.uk/2/hi/business/7643638.stm">http://news.bbc.co.uk/2/hi/business/7643638.stm</text:a></text:p>
          </table:table-cell>
          <table:table-cell table:number-columns-repeated="3"/>
          <table:table-cell table:style-name="ce25" office:value-type="string">
            <text:p>The Belgian, French and Luxembourg governments</text:p>
          </table:table-cell>
          <table:table-cell table:style-name="ce25" office:value-type="string">
            <text:p>bail-out</text:p>
          </table:table-cell>
          <table:table-cell table:style-name="ce25" office:value-type="string">
            <text:p>Belgium</text:p>
          </table:table-cell>
          <table:table-cell/>
          <table:table-cell table:style-name="ce25" office:value-type="string">
            <text:p>E3 Billion (belgium state)
E3 Billion (french state)
E376 Milion (lux state)</text:p>
          </table:table-cell>
        </table:table-row>
        <table:table-row table:style-name="ro2">
          <table:table-cell table:style-name="ce24" office:value-type="date" office:date-value="2011-10-10T00:00:00">
            <text:p>2011-10-10</text:p>
          </table:table-cell>
          <table:table-cell table:style-name="ce25" office:value-type="string">
            <text:p>Belgium to take control of Dexia Bank's local arm BRUSSELS - Belgium will take total control of the local arm of the troubled Franco-Belgian bank Dexia in a 4.0 billion euro (S$6.9 billion) deal, Prime Minister Yves Leterme said Monday after a cabinet meeting in Brussels. France, Belgium and Luxembourg said earlier Sunday they had reached a deal to dismantle Dexia, the first victim of the eurozone debt crisis, in a proposal that will be submitted to the Dexia board. Leterme told a news conference that the takeover of Dexia Bank Belgium would "make secure" the retail bank and free it from "any risks resulting from the environment within parent body Dexia SA".</text:p>
          </table:table-cell>
          <table:table-cell/>
          <table:table-cell table:style-name="ce25" office:value-type="string">
            <text:p>Brussels, Belgium</text:p>
          </table:table-cell>
          <table:table-cell table:style-name="ce25" office:value-type="string">
            <text:p>50.848385, 4.349685</text:p>
          </table:table-cell>
          <table:table-cell table:style-name="ce25" office:value-type="string">
            <text:p>AFP</text:p>
          </table:table-cell>
          <table:table-cell table:style-name="ce26" office:value-type="string" office:value="http://www.france24.com/en/20111010-brussels-take-full-100-percent-control-dexia-belgian-arm-leterme-bank">
            <text:p><text:a xlink:href="http://www.france24.com/en/20111010-brussels-take-full-100-percent-control-dexia-belgian-arm-leterme-bank">http://www.france24.com/en/20111010-brussels-take-full-100-percent-control-dexia-belgian-arm-leterme-bank</text:a></text:p>
          </table:table-cell>
          <table:table-cell table:number-columns-repeated="3"/>
          <table:table-cell table:style-name="ce25" office:value-type="string">
            <text:p>The Belgian, French and Luxembourg governments</text:p>
          </table:table-cell>
          <table:table-cell table:style-name="ce25" office:value-type="string">
            <text:p>nationalised</text:p>
          </table:table-cell>
          <table:table-cell table:style-name="ce25" office:value-type="string">
            <text:p>Belgium</text:p>
          </table:table-cell>
        </table:table-row>
        <table:table-row table:style-name="ro2">
          <table:table-cell table:style-name="ce24" office:value-type="date" office:date-value="1997-09-23T00:00:00">
            <text:p>1997-09-23</text:p>
          </table:table-cell>
          <table:table-cell table:number-columns-repeated="2"/>
          <table:table-cell table:style-name="ce25" office:value-type="string">
            <text:p>Bulgaria </text:p>
          </table:table-cell>
          <table:table-cell table:style-name="ce25" office:value-type="string">
            <text:p>42.731596, 25.483115</text:p>
          </table:table-cell>
          <table:table-cell/>
          <table:table-cell table:style-name="ce26" office:value-type="string" office:value="http://www.capital.bg/politika_i_ikonomika/1997/01/27/998486_bnb_prizna_bzk_i_elitbank_za_neplatejosposobni/">
            <text:p><text:a xlink:href="http://www.capital.bg/politika_i_ikonomika/1997/01/27/998486_bnb_prizna_bzk_i_elitbank_za_neplatejosposobni/">http://www.capital.bg/politika_i_ikonomika/1997/01/27/998486_bnb_prizna_bzk_i_elitbank_za_neplatejosposobni/</text:a></text:p>
          </table:table-cell>
          <table:table-cell table:number-columns-repeated="5"/>
          <table:table-cell table:style-name="ce25" office:value-type="string">
            <text:p>Bulgaria</text:p>
          </table:table-cell>
        </table:table-row>
        <table:table-row table:style-name="ro2">
          <table:table-cell table:style-name="ce24" office:value-type="date" office:date-value="1997-10-01T00:00:00">
            <text:p>1997-10-01</text:p>
          </table:table-cell>
          <table:table-cell table:number-columns-repeated="2"/>
          <table:table-cell table:style-name="ce25" office:value-type="string">
            <text:p>Bulgaria </text:p>
          </table:table-cell>
          <table:table-cell table:style-name="ce25" office:value-type="string">
            <text:p>42.731596, 25.483115</text:p>
          </table:table-cell>
          <table:table-cell/>
          <table:table-cell table:style-name="ce26" office:value-type="string" office:value="http://www.capital.bg/politika_i_ikonomika/bulgaria/2000/02/25/254540_faliralite_banki_v_kapana_na_paragraf_22/">
            <text:p><text:a xlink:href="http://www.capital.bg/politika_i_ikonomika/bulgaria/2000/02/25/254540_faliralite_banki_v_kapana_na_paragraf_22/">http://www.capital.bg/politika_i_ikonomika/bulgaria/2000/02/25/254540_faliralite_banki_v_kapana_na_paragraf_22/</text:a></text:p>
          </table:table-cell>
          <table:table-cell table:number-columns-repeated="5"/>
          <table:table-cell table:style-name="ce25" office:value-type="string">
            <text:p>Bulgaria</text:p>
          </table:table-cell>
        </table:table-row>
        <table:table-row table:style-name="ro2">
          <table:table-cell table:style-name="ce24" office:value-type="date" office:date-value="1997-10-24T00:00:00">
            <text:p>1997-10-24</text:p>
          </table:table-cell>
          <table:table-cell table:number-columns-repeated="2"/>
          <table:table-cell table:style-name="ce25" office:value-type="string">
            <text:p>Bulgaria </text:p>
          </table:table-cell>
          <table:table-cell table:style-name="ce25" office:value-type="string">
            <text:p>42.731596, 25.483115</text:p>
          </table:table-cell>
          <table:table-cell/>
          <table:table-cell table:style-name="ce26" office:value-type="string" office:value="http://www.capital.bg/biznes/finansi/1997/11/01/241493_banka_za_zemedelski_kredit_e_obiavena_vuv_falit/">
            <text:p><text:a xlink:href="http://www.capital.bg/biznes/finansi/1997/11/01/241493_banka_za_zemedelski_kredit_e_obiavena_vuv_falit/">http://www.capital.bg/biznes/finansi/1997/11/01/241493_banka_za_zemedelski_kredit_e_obiavena_vuv_falit/</text:a></text:p>
          </table:table-cell>
          <table:table-cell table:number-columns-repeated="5"/>
          <table:table-cell table:style-name="ce25" office:value-type="string">
            <text:p>Bulgaria</text:p>
          </table:table-cell>
        </table:table-row>
        <table:table-row table:style-name="ro2">
          <table:table-cell table:style-name="ce24" office:value-type="date" office:date-value="1997-01-12T00:00:00">
            <text:p>1997-01-12</text:p>
          </table:table-cell>
          <table:table-cell table:number-columns-repeated="2"/>
          <table:table-cell table:style-name="ce25" office:value-type="string">
            <text:p>Bulgaria </text:p>
          </table:table-cell>
          <table:table-cell table:style-name="ce25" office:value-type="string">
            <text:p>42.731596, 25.483115</text:p>
          </table:table-cell>
          <table:table-cell/>
          <table:table-cell table:style-name="ce26" office:value-type="string" office:value="http://www.capital.bg/biznes/finansi/1997/10/25/241372_bnb_za_vtori_put_otne_licenza_na_pchb/">
            <text:p><text:a xlink:href="http://www.capital.bg/biznes/finansi/1997/10/25/241372_bnb_za_vtori_put_otne_licenza_na_pchb/">http://www.capital.bg/biznes/finansi/1997/10/25/241372_bnb_za_vtori_put_otne_licenza_na_pchb/</text:a></text:p>
          </table:table-cell>
          <table:table-cell table:number-columns-repeated="5"/>
          <table:table-cell table:style-name="ce25" office:value-type="string">
            <text:p>Bulgaria</text:p>
          </table:table-cell>
        </table:table-row>
        <table:table-row table:style-name="ro2">
          <table:table-cell table:style-name="ce24" office:value-type="date" office:date-value="1997-03-24T00:00:00">
            <text:p>1997-03-24</text:p>
          </table:table-cell>
          <table:table-cell table:number-columns-repeated="2"/>
          <table:table-cell table:style-name="ce25" office:value-type="string">
            <text:p>Bulgaria </text:p>
          </table:table-cell>
          <table:table-cell table:style-name="ce25" office:value-type="string">
            <text:p>42.731596, 25.483115</text:p>
          </table:table-cell>
          <table:table-cell/>
          <table:table-cell table:style-name="ce26" office:value-type="string" office:value="http://www.capital.bg/biznes/finansi/1997/03/24/863188_nakratko/">
            <text:p><text:a xlink:href="http://www.capital.bg/biznes/finansi/1997/03/24/863188_nakratko/">http://www.capital.bg/biznes/finansi/1997/03/24/863188_nakratko/</text:a></text:p>
          </table:table-cell>
          <table:table-cell table:number-columns-repeated="5"/>
          <table:table-cell table:style-name="ce25" office:value-type="string">
            <text:p>Bulgaria</text:p>
          </table:table-cell>
        </table:table-row>
        <table:table-row table:style-name="ro2">
          <table:table-cell table:style-name="ce27"/>
          <table:table-cell table:number-columns-repeated="2"/>
          <table:table-cell table:style-name="ce25" office:value-type="string">
            <text:p>Bulgaria </text:p>
          </table:table-cell>
          <table:table-cell table:style-name="ce25" office:value-type="string">
            <text:p>42.731596, 25.483115</text:p>
          </table:table-cell>
          <table:table-cell table:number-columns-repeated="7"/>
          <table:table-cell table:style-name="ce25" office:value-type="string">
            <text:p>Bulgaria</text:p>
          </table:table-cell>
        </table:table-row>
        <table:table-row table:style-name="ro2">
          <table:table-cell table:style-name="ce27"/>
          <table:table-cell table:number-columns-repeated="2"/>
          <table:table-cell table:style-name="ce25" office:value-type="string">
            <text:p>Bulgaria </text:p>
          </table:table-cell>
          <table:table-cell table:style-name="ce25" office:value-type="string">
            <text:p>42.731596, 25.483115</text:p>
          </table:table-cell>
          <table:table-cell table:number-columns-repeated="7"/>
          <table:table-cell table:style-name="ce25" office:value-type="string">
            <text:p>Bulgaria</text:p>
          </table:table-cell>
        </table:table-row>
        <table:table-row table:style-name="ro2">
          <table:table-cell table:style-name="ce27"/>
          <table:table-cell table:number-columns-repeated="2"/>
          <table:table-cell table:style-name="ce25" office:value-type="string">
            <text:p>Bulgaria </text:p>
          </table:table-cell>
          <table:table-cell table:style-name="ce25" office:value-type="string">
            <text:p>42.731596, 25.483115</text:p>
          </table:table-cell>
          <table:table-cell table:number-columns-repeated="7"/>
          <table:table-cell table:style-name="ce25" office:value-type="string">
            <text:p>Bulgaria</text:p>
          </table:table-cell>
        </table:table-row>
        <table:table-row table:style-name="ro2">
          <table:table-cell table:style-name="ce27"/>
          <table:table-cell table:number-columns-repeated="2"/>
          <table:table-cell table:style-name="ce25" office:value-type="string">
            <text:p>Bulgaria </text:p>
          </table:table-cell>
          <table:table-cell table:style-name="ce25" office:value-type="string">
            <text:p>42.731596, 25.483115</text:p>
          </table:table-cell>
          <table:table-cell table:number-columns-repeated="7"/>
          <table:table-cell table:style-name="ce25" office:value-type="string">
            <text:p>Bulgaria</text:p>
          </table:table-cell>
        </table:table-row>
        <table:table-row table:style-name="ro2">
          <table:table-cell table:style-name="ce24" office:value-type="date" office:date-value="2009-03-09T00:00:00">
            <text:p>2009-03-09</text:p>
          </table:table-cell>
          <table:table-cell table:style-name="ce25" office:value-type="string">
            <text:p>Straumur, the last remaining independent Icelandic bank, has fallen. The following appeared on the bank’s website earlier this morning: In spite of its strong capital position and the support of funding banks Straumur Burdaras Investment bank hf. (Straumur) believes that its liquidity position is no longer strong enough to sustain its activities. The Icelandic Financial Supervisory Authority (IFSA) has therefore decided to assume the powers of a meeting of the shareholders of Straumur and immediately suspend the Board in its entirety. Further, the IFSA hereby appoints a Resolution Committee, which will take over all authority of the Board of Directors. To which was forlornly added, As a result of this Straumur is closed. It’s not immediately clear in London what the situation of Teathers, Straumur’s UK-registered mid-market broker, was. In a statement this morning, the LSE confirmed that it was reviewing the firm’s Nomad status, while separately, employees said it had also had gone into administration.</text:p>
          </table:table-cell>
          <table:table-cell/>
          <table:table-cell table:style-name="ce25" office:value-type="string">
            <text:p>Copenhagen, Denmark</text:p>
          </table:table-cell>
          <table:table-cell table:style-name="ce25" office:value-type="string">
            <text:p>55.67631, 12.569355</text:p>
          </table:table-cell>
          <table:table-cell table:style-name="ce25" office:value-type="string">
            <text:p>Financial Times</text:p>
          </table:table-cell>
          <table:table-cell table:style-name="ce26" office:value-type="string" office:value="http://ftalphaville.ft.com/2009/03/09/53334/straumur-tized/">
            <text:p><text:a xlink:href="http://ftalphaville.ft.com/2009/03/09/53334/straumur-tized/">http://ftalphaville.ft.com/2009/03/09/53334/straumur-tized/</text:a></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Iceland</text:p>
          </table:table-cell>
        </table:table-row>
        <table:table-row table:style-name="ro2">
          <table:table-cell table:style-name="ce24" office:value-type="date" office:date-value="2008-08-25T00:00:00">
            <text:p>2008-08-25</text:p>
          </table:table-cell>
          <table:table-cell table:style-name="ce25" office:value-type="string">
            <text:p>The Danish Central Bank will take control of Roskilde Bank A/S to avert a financial ``contagion'' after mounting loan losses drove the lender into insolvency and a private purchaser couldn't be found. The central bank and a group of Danish financial companies will provide Roskilde 4.5 billion kroner ($890 million) in cash and assume 37.3 billion kroner of debt, Roskilde said in a statement yesterday. The bank was suspended in Copenhagen trading today, after falling 88 percent from a peak in April 2007. ``We wanted to secure financial stability in Denmark,'' central bank Governor Nils Bernstein said at a press conference in Copenhagen today. ``The alternative would have been that Roskilde went bankrupt and that would have resulted in a considerable contagion throughout the financial sector.'' Writedowns on real estate loans led to a pretax loss of at least 1 billion kroner in the first half, double an estimate the bank published on July 14, Roskilde said yesterday. Denmark entered a recession in the first quarter, the first European economy to do so since the global credit crisis began last year. The bailout is the first by the Danish central bank in 15 years. Shareholders in Roskilde have lost about 1 billion kroner, while holders of hybrid capital, which ranks between debt and equity for repayment in the event of bankruptcy, have lost about 2.5 billion kroner, Bernstein said.</text:p>
          </table:table-cell>
          <table:table-cell/>
          <table:table-cell table:style-name="ce25" office:value-type="string">
            <text:p>Roskilde, Denmark</text:p>
          </table:table-cell>
          <table:table-cell table:style-name="ce25" office:value-type="string">
            <text:p>55.640465, 12.090923</text:p>
          </table:table-cell>
          <table:table-cell table:style-name="ce25" office:value-type="string">
            <text:p>Bloomberg</text:p>
          </table:table-cell>
          <table:table-cell table:style-name="ce26" office:value-type="string" office:value="http://www.bloomberg.com/apps/news?pid=newsarchive&amp;sid=aDtOi5jjVxrI">
            <text:p><text:a xlink:href="http://www.bloomberg.com/apps/news?pid=newsarchive&amp;sid=aDtOi5jjVxrI">http://www.bloomberg.com/apps/news?pid=newsarchive&amp;sid=aDtOi5jjVxrI</text:a></text:p>
          </table:table-cell>
          <table:table-cell table:number-columns-repeated="3"/>
          <table:table-cell table:style-name="ce25" office:value-type="string">
            <text:p>Nationalbanken, Danish National Bank</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11-10-08T00:00:00">
            <text:p>2011-10-08</text:p>
          </table:table-cell>
          <table:table-cell table:style-name="ce25" office:value-type="string">
            <text:p>Max Bank A/S became Denmark’s first insolvent lender to test a bank package designed to sidestep the country’s bail-in laws after the state was able to find a buyer and avert senior creditor losses. Sparekassen Sjaelland A/S will take over the healthy parts of Max Bank after it was declared insolvent by the Financial Supervisory Authority, the government said late yesterday. The state will assume the bank’s bad loans. Under the consolidation bill, the transaction will be subsidized by Denmark’s guarantee fund. Senior creditors will be spared, while shareholders will lose their investments.</text:p>
          </table:table-cell>
          <table:table-cell/>
          <table:table-cell table:style-name="ce25" office:value-type="string">
            <text:p>Næstved, Denmark</text:p>
          </table:table-cell>
          <table:table-cell table:style-name="ce25" office:value-type="string">
            <text:p>55.231544, 11.754249</text:p>
          </table:table-cell>
          <table:table-cell table:style-name="ce25" office:value-type="string">
            <text:p>Bloomberg</text:p>
          </table:table-cell>
          <table:table-cell table:style-name="ce26" office:value-type="string" office:value="http://www.bloomberg.com/news/2011-10-08/denmark-s-max-bank-will-fail-under-bail-in-law-government-says.html">
            <text:p><text:a xlink:href="http://www.bloomberg.com/news/2011-10-08/denmark-s-max-bank-will-fail-under-bail-in-law-government-says.html">http://www.bloomberg.com/news/2011-10-08/denmark-s-max-bank-will-fail-under-bail-in-law-government-says.html</text:a></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11-02-06T00:00:00">
            <text:p>2011-02-06</text:p>
          </table:table-cell>
          <table:table-cell table:style-name="ce25" office:value-type="string">
            <text:p>Denmark Seizes Amagerbanken. Danish banking stocks fell Monday after Amagerbanken A/S announced it no longer meets solvency requirements and will therefore be taken over and unwound by Danish state administrators, likely forcing Danish banks to pony up cash for the country's deposit-guarantee scheme. Amagerbanken, the 11th small Danish bank to fall into state hands since the financial crisis hit in 2008, said late Sunday that fourth-quarter write-downs had wiped out its equity, compelling assets and some liabilities to be transferred to and closed down by Finansiel Stabilitet A/S, the state company set up to manage failed banks. As a result of the collapse, Danish banks will have to contribute a proportion of their market share in funds to Denmark's deposit guarantee scheme for secured deposits, they said... Finansiel Stabilitet said it will pay a preliminary sum of 15.2 billion kroner for the assets, covering about 59% of unsecured senior liabilities. A newly created subsidiary called Amagerbanken Of 2011 has received enough liquidity to fulfill capital requirements and keep operations going for the customers, it said.</text:p>
          </table:table-cell>
          <table:table-cell/>
          <table:table-cell table:style-name="ce25" office:value-type="string">
            <text:p>Copenhagen, Denmark</text:p>
          </table:table-cell>
          <table:table-cell table:style-name="ce25" office:value-type="string">
            <text:p>55.67631, 12.569355</text:p>
          </table:table-cell>
          <table:table-cell table:style-name="ce25" office:value-type="string">
            <text:p>WSJ</text:p>
          </table:table-cell>
          <table:table-cell table:style-name="ce26" office:value-type="string" office:value="http://online.wsj.com/article/SB10001424052748704422204576129910427759674.html">
            <text:p><text:a xlink:href="http://online.wsj.com/article/SB10001424052748704422204576129910427759674.html">http://online.wsj.com/article/SB10001424052748704422204576129910427759674.html</text:a></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08-11-28T00:00:00">
            <text:p>2008-11-28</text:p>
          </table:table-cell>
          <table:table-cell table:number-columns-repeated="2"/>
          <table:table-cell table:style-name="ce25" office:value-type="string">
            <text:p>Fjerritslev, Denmark</text:p>
          </table:table-cell>
          <table:table-cell table:style-name="ce25" office:value-type="string">
            <text:p>57.08823, 9.26673</text:p>
          </table:table-cell>
          <table:table-cell/>
          <table:table-cell table:style-name="ce25" office:value-type="string">
            <text:p>Finansiel Stabilitet (Danish national asset management agency)</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09-01-03T00:00:00">
            <text:p>2009-01-03</text:p>
          </table:table-cell>
          <table:table-cell table:number-columns-repeated="2"/>
          <table:table-cell table:style-name="ce25" office:value-type="string">
            <text:p>Loekken, Denmark</text:p>
          </table:table-cell>
          <table:table-cell table:style-name="ce25" office:value-type="string">
            <text:p>57.370331, 9.71588</text:p>
          </table:table-cell>
          <table:table-cell/>
          <table:table-cell table:style-name="ce25" office:value-type="string">
            <text:p>Finansiel Stabilitet (Danish national asset management agency)</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10-02-11T00:00:00">
            <text:p>2010-02-11</text:p>
          </table:table-cell>
          <table:table-cell table:number-columns-repeated="2"/>
          <table:table-cell table:style-name="ce25" office:value-type="string">
            <text:p>Copenhagen, Denmark</text:p>
          </table:table-cell>
          <table:table-cell table:style-name="ce25" office:value-type="string">
            <text:p>55.67631, 12.569355</text:p>
          </table:table-cell>
          <table:table-cell/>
          <table:table-cell table:style-name="ce25" office:value-type="string">
            <text:p>Finansiel Stabilitet (Danish national asset management agency)</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10-09-30T00:00:00">
            <text:p>2010-09-30</text:p>
          </table:table-cell>
          <table:table-cell table:number-columns-repeated="2"/>
          <table:table-cell table:style-name="ce25" office:value-type="string">
            <text:p>Thorshavn, Faroe Islands</text:p>
          </table:table-cell>
          <table:table-cell table:style-name="ce25" office:value-type="string">
            <text:p>61.897837, -6.969925</text:p>
          </table:table-cell>
          <table:table-cell/>
          <table:table-cell table:style-name="ce25" office:value-type="string">
            <text:p>Finansiel Stabilitet (Danish national asset management agency)</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Faroe Islands</text:p>
          </table:table-cell>
        </table:table-row>
        <table:table-row table:style-name="ro2">
          <table:table-cell table:style-name="ce24" office:value-type="date" office:date-value="2010-09-30T00:00:00">
            <text:p>2010-09-30</text:p>
          </table:table-cell>
          <table:table-cell table:number-columns-repeated="2"/>
          <table:table-cell table:style-name="ce25" office:value-type="string">
            <text:p>Copenhagen, Denmark</text:p>
          </table:table-cell>
          <table:table-cell table:style-name="ce25" office:value-type="string">
            <text:p>55.67631, 12.569355</text:p>
          </table:table-cell>
          <table:table-cell/>
          <table:table-cell table:style-name="ce25" office:value-type="string">
            <text:p>Finansiel Stabilitet (Danish national asset management agency)</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Faroe Islands</text:p>
          </table:table-cell>
        </table:table-row>
        <table:table-row table:style-name="ro2">
          <table:table-cell table:style-name="ce24" office:value-type="date" office:date-value="2011-06-24T00:00:00">
            <text:p>2011-06-24</text:p>
          </table:table-cell>
          <table:table-cell table:style-name="ce25" office:value-type="string">
            <text:p>Another Danish bank — Fjordbank Mors — has been taken over by Denmark’s Finansiel Stabilitet as part of of the so-called ‘Bank Package III’ bail-in rules passed last year. The bank wind-up rules mean investors in failed banks’ senior debt, and even depositors, will be exposed to losses. The first to fail under Denmark’s new resolution rules was, of course, Amagerbanken, early this year. In that sense the failure of Fjordbank is more of the same. According to independent research firm CreditSights, Finansiel Stabilitet has given Fjordbank’s assets a preliminary valuation of DKK 7.8bn (€1bn) — which would cover about 74 per cent of senior liabilities. In other words, investors in the bank’s senior debt and the 450 or so deposit holders of Denmark’s €100,000 limit are looking at a haircut of about 26 per cent — somewhat lower than Amagerbanken’s 41 per cent.</text:p>
          </table:table-cell>
          <table:table-cell/>
          <table:table-cell table:style-name="ce25" office:value-type="string">
            <text:p>Nykøbing Mors, Denmark</text:p>
          </table:table-cell>
          <table:table-cell table:style-name="ce25" office:value-type="string">
            <text:p>56.794521, 8.86307</text:p>
          </table:table-cell>
          <table:table-cell table:style-name="ce25" office:value-type="string">
            <text:p>Financial Times</text:p>
          </table:table-cell>
          <table:table-cell table:style-name="ce26" office:value-type="string" office:value="http://ftalphaville.ft.com/2011/06/27/606556/another-danish-bank-falls-into-a-fjord-of-failure/">
            <text:p><text:a xlink:href="http://ftalphaville.ft.com/2011/06/27/606556/another-danish-bank-falls-into-a-fjord-of-failure/">http://ftalphaville.ft.com/2011/06/27/606556/another-danish-bank-falls-into-a-fjord-of-failure/</text:a></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09-02-23T00:00:00">
            <text:p>2009-02-23</text:p>
          </table:table-cell>
          <table:table-cell table:style-name="ce25" office:value-type="string">
            <text:p>Small Danish bank Fionia said on Monday it ceded control to the Danish state in return for a 1 billion Danish crown ($169 million) capital injection that keeps it solvent. Fionia is the ninth-largest Danish bank by market value. It has 84,000 private customers and 7,500 business customers. The bank's shareholders retain ownership of the bank and can reclaim control once the bank rights itself and pays back the state, Fionia said. Trading in Fionia shares was suspended on the Copenhagen exchange.</text:p>
          </table:table-cell>
          <table:table-cell/>
          <table:table-cell table:style-name="ce25" office:value-type="string">
            <text:p>Odense, Denmark</text:p>
          </table:table-cell>
          <table:table-cell table:style-name="ce25" office:value-type="string">
            <text:p>55.39617, 10.390795</text:p>
          </table:table-cell>
          <table:table-cell table:style-name="ce25" office:value-type="string">
            <text:p>Reuters</text:p>
          </table:table-cell>
          <table:table-cell table:style-name="ce26" office:value-type="string" office:value="http://www.reuters.com/article/2009/02/23/fionia-idUSDKT00239620090223">
            <text:p><text:a xlink:href="http://www.reuters.com/article/2009/02/23/fionia-idUSDKT00239620090223">http://www.reuters.com/article/2009/02/23/fionia-idUSDKT00239620090223</text:a></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date" office:date-value="2009-04-16T00:00:00">
            <text:p>2009-04-16</text:p>
          </table:table-cell>
          <table:table-cell table:number-columns-repeated="2"/>
          <table:table-cell table:style-name="ce25" office:value-type="string">
            <text:p>Copenhagen, Denmark</text:p>
          </table:table-cell>
          <table:table-cell table:style-name="ce25" office:value-type="string">
            <text:p>55.67631, 12.569355</text:p>
          </table:table-cell>
          <table:table-cell/>
          <table:table-cell table:style-name="ce25" office:value-type="string">
            <text:p>Finansiel Stabilitet (Danish national asset management agency)</text:p>
          </table:table-cell>
          <table:table-cell table:number-columns-repeated="3"/>
          <table:table-cell table:style-name="ce25" office:value-type="string">
            <text:p>Finansiel Stabilitet (Danish national asset management agency)</text:p>
          </table:table-cell>
          <table:table-cell table:style-name="ce25" office:value-type="string">
            <text:p>Nationalisation</text:p>
          </table:table-cell>
          <table:table-cell table:style-name="ce25" office:value-type="string">
            <text:p>Denmark</text:p>
          </table:table-cell>
        </table:table-row>
        <table:table-row table:style-name="ro2">
          <table:table-cell table:style-name="ce24" office:value-type="string">
            <text:p>1905-07-02</text:p>
          </table:table-cell>
          <table:table-cell table:number-columns-repeated="2"/>
          <table:table-cell table:style-name="ce25" office:value-type="string">
            <text:p>Finland</text:p>
          </table:table-cell>
          <table:table-cell table:style-name="ce25" office:value-type="string">
            <text:p>64.928595, 26.067386</text:p>
          </table:table-cell>
          <table:table-cell table:number-columns-repeated="5"/>
          <table:table-cell table:style-name="ce25" office:value-type="string">
            <text:p>Finnish Financial Supervisory authority</text:p>
          </table:table-cell>
          <table:table-cell table:style-name="ce25" office:value-type="string">
            <text:p>Closure</text:p>
          </table:table-cell>
          <table:table-cell table:style-name="ce25" office:value-type="string">
            <text:p>Finland</text:p>
          </table:table-cell>
        </table:table-row>
        <table:table-row table:style-name="ro2">
          <table:table-cell table:style-name="ce24" office:value-type="date" office:date-value="2009-06-02T00:00:00">
            <text:p>2009-06-02</text:p>
          </table:table-cell>
          <table:table-cell table:style-name="ce25" office:value-type="string">
            <text:p>Hypo Real Estate Holding AG shareholders backed a government capital increase that paves the way for Germany’s first bank nationalization since the 1930s. Germany’s bank rescue fund, Soffin, which already owned more than 47 percent of Munich-based Hypo Real Estate, will inject 2.96 billion euros ($4.2 billion) to take full control, the company said in an e-mailed statement. Investors approved the plan at an extraordinary meeting yesterday. Hypo Real Estate almost collapsed in September after its Dublin-based Depfa Bank Plc unit couldn’t raise short-term funds amid the credit crisis. The company needed 102 billion euros of credit lines and debt guarantees from the government and the country’s financial institutions, and will require more aid even after the capital infusion approved yesterday. While the capital increase “is a vital part of the whole recapitalization of the company, it’s not sufficient,” Chief Executive Officer Axel Wieandt told shareholders at the meeting in Munich yesterday. He didn’t estimate the amount required. The plan to nationalize Hypo Real Estate has been opposed by investors including New York-based buyout firm J.C. Flowers &amp; Co., which bought a stake in the company last year for 22.50 euros a share. The stock rose 2.1 percent to 1.49 euros in Frankfurt electronic trading today.</text:p>
          </table:table-cell>
          <table:table-cell/>
          <table:table-cell table:style-name="ce25" office:value-type="string">
            <text:p>Munich, Germany</text:p>
          </table:table-cell>
          <table:table-cell table:style-name="ce25" office:value-type="string">
            <text:p>48.136415, 11.577531</text:p>
          </table:table-cell>
          <table:table-cell table:style-name="ce25" office:value-type="string">
            <text:p>Bloomberg</text:p>
          </table:table-cell>
          <table:table-cell table:style-name="ce26" office:value-type="string" office:value="http://www.bloomberg.com/apps/news?pid=newsarchive&amp;sid=aw5ATOaeIdCE">
            <text:p><text:a xlink:href="http://www.bloomberg.com/apps/news?pid=newsarchive&amp;sid=aw5ATOaeIdCE">http://www.bloomberg.com/apps/news?pid=newsarchive&amp;sid=aw5ATOaeIdCE</text:a></text:p>
          </table:table-cell>
          <table:table-cell/>
          <table:table-cell table:style-name="ce26" office:value-type="string" office:value="http://www.hyporealestate.com/eng/pdf/02062009_PI-HV_2009_Englisch_Endfassung.pdf">
            <text:p><text:a xlink:href="http://www.hyporealestate.com/eng/pdf/02062009_PI-HV_2009_Englisch_Endfassung.pdf">http://www.hyporealestate.com/eng/pdf/02062009_PI-HV_2009_Englisch_Endfassung.pdf</text:a></text:p>
          </table:table-cell>
          <table:table-cell table:number-columns-repeated="2"/>
          <table:table-cell table:style-name="ce25" office:value-type="string">
            <text:p>Bail-out plan collapses</text:p>
          </table:table-cell>
          <table:table-cell table:style-name="ce25" office:value-type="string">
            <text:p>Germany</text:p>
          </table:table-cell>
        </table:table-row>
        <table:table-row table:style-name="ro2">
          <table:table-cell table:style-name="ce24" office:value-type="date" office:date-value="2012-08-30T00:00:00">
            <text:p>2012-08-30</text:p>
          </table:table-cell>
          <table:table-cell table:number-columns-repeated="2"/>
          <table:table-cell table:style-name="ce25" office:value-type="string">
            <text:p>Greece</text:p>
          </table:table-cell>
          <table:table-cell table:style-name="ce25" office:value-type="string">
            <text:p>38.283306, 24.537435</text:p>
          </table:table-cell>
          <table:table-cell/>
          <table:table-cell table:style-name="ce26" office:value-type="string" office:value="http://greece.greekreporter.com/2012/08/30/facing-collapse-greeces-postbank-to-be-privatized/">
            <text:p><text:a xlink:href="http://greece.greekreporter.com/2012/08/30/facing-collapse-greeces-postbank-to-be-privatized/">http://greece.greekreporter.com/2012/08/30/facing-collapse-greeces-postbank-to-be-privatized/</text:a></text:p>
          </table:table-cell>
          <table:table-cell table:number-columns-repeated="4"/>
          <table:table-cell table:style-name="ce25" office:value-type="string">
            <text:p>Declared insolvent</text:p>
          </table:table-cell>
          <table:table-cell table:style-name="ce25" office:value-type="string">
            <text:p>Greece</text:p>
          </table:table-cell>
        </table:table-row>
        <table:table-row table:style-name="ro2">
          <table:table-cell table:style-name="ce24" office:value-type="date" office:date-value="2010-07-05T00:00:00">
            <text:p>2010-07-05</text:p>
          </table:table-cell>
          <table:table-cell table:number-columns-repeated="2"/>
          <table:table-cell table:style-name="ce25" office:value-type="string">
            <text:p>Greece</text:p>
          </table:table-cell>
          <table:table-cell table:style-name="ce25" office:value-type="string">
            <text:p>38.283306, 24.537435</text:p>
          </table:table-cell>
          <table:table-cell/>
          <table:table-cell table:style-name="ce26" office:value-type="string" office:value="http://www.capital.gr/Articles.asp?id=964001">
            <text:p><text:a xlink:href="http://www.capital.gr/Articles.asp?id=964001">http://www.capital.gr/Articles.asp?id=964001</text:a></text:p>
          </table:table-cell>
          <table:table-cell table:number-columns-repeated="2"/>
          <table:table-cell table:style-name="ce25" office:value-type="string">
            <text:p>TT Hellenic Postbank</text:p>
          </table:table-cell>
          <table:table-cell/>
          <table:table-cell table:style-name="ce25" office:value-type="string">
            <text:p>Acquired by TT Hellenic Postbank</text:p>
          </table:table-cell>
          <table:table-cell table:style-name="ce25" office:value-type="string">
            <text:p>Greece</text:p>
          </table:table-cell>
        </table:table-row>
        <table:table-row table:style-name="ro2">
          <table:table-cell table:style-name="ce24" office:value-type="date" office:date-value="2011-07-29T00:00:00">
            <text:p>2011-07-29</text:p>
          </table:table-cell>
          <table:table-cell table:number-columns-repeated="2"/>
          <table:table-cell table:style-name="ce25" office:value-type="string">
            <text:p>Greece, Cyprus, Luxembourg, Romania, Bulgaria, Poland, Serbia and Turkey </text:p>
          </table:table-cell>
          <table:table-cell table:style-name="ce25" office:value-type="string">
            <text:p>38.283306, 24.537435</text:p>
          </table:table-cell>
          <table:table-cell/>
          <table:table-cell table:style-name="ce26" office:value-type="string" office:value="http://www.alpha.gr/files/investorrelations/EA20110829EN.pdf">
            <text:p><text:a xlink:href="http://www.alpha.gr/files/investorrelations/EA20110829EN.pdf">http://www.alpha.gr/files/investorrelations/EA20110829EN.pdf</text:a></text:p>
          </table:table-cell>
          <table:table-cell table:number-columns-repeated="2"/>
          <table:table-cell table:style-name="ce25" office:value-type="string">
            <text:p> Spiro Latsis group of companies</text:p>
          </table:table-cell>
          <table:table-cell/>
          <table:table-cell table:style-name="ce25" office:value-type="string">
            <text:p>merger with Alpha Bank</text:p>
          </table:table-cell>
          <table:table-cell table:style-name="ce25" office:value-type="string">
            <text:p>Greece</text:p>
          </table:table-cell>
          <table:table-cell/>
          <table:table-cell table:style-name="ce25" office:value-type="string">
            <text:p>€4.2-billion</text:p>
          </table:table-cell>
          <table:table-cell table:style-name="ce25" office:value-type="string">
            <text:p>Yes</text:p>
          </table:table-cell>
        </table:table-row>
        <table:table-row table:style-name="ro2">
          <table:table-cell table:style-name="ce27"/>
          <table:table-cell table:number-columns-repeated="2"/>
          <table:table-cell table:style-name="ce25" office:value-type="string">
            <text:p>Greece, Turkey, Southeastern Europe</text:p>
          </table:table-cell>
          <table:table-cell table:style-name="ce25" office:value-type="string">
            <text:p>38.283306, 24.537435</text:p>
          </table:table-cell>
          <table:table-cell table:number-columns-repeated="7"/>
          <table:table-cell table:style-name="ce25" office:value-type="string">
            <text:p>Greece</text:p>
          </table:table-cell>
          <table:table-cell/>
          <table:table-cell table:style-name="ce25" office:value-type="string">
            <text:p>€6.9-billion</text:p>
          </table:table-cell>
          <table:table-cell table:style-name="ce25" office:value-type="string">
            <text:p>Yes</text:p>
          </table:table-cell>
        </table:table-row>
        <table:table-row table:style-name="ro2">
          <table:table-cell table:style-name="ce24" office:value-type="date" office:date-value="2012-06-18T00:00:00">
            <text:p>2012-06-18</text:p>
          </table:table-cell>
          <table:table-cell table:number-columns-repeated="2"/>
          <table:table-cell table:style-name="ce25" office:value-type="string">
            <text:p>Greece, US, UK, Bulgaria, Romania, Albania, Serbia, Egypt, Russia</text:p>
          </table:table-cell>
          <table:table-cell table:style-name="ce25" office:value-type="string">
            <text:p>43.231369, -77.714081</text:p>
          </table:table-cell>
          <table:table-cell table:style-name="ce25" office:value-type="string">
            <text:p>Globe and Mail</text:p>
          </table:table-cell>
          <table:table-cell table:style-name="ce26" office:value-type="string" office:value="http://m.theglobeandmail.com/report-on-business/international-business/greeces-4-big-banks-given-22-billion/article4217901/?service=mobile">
            <text:p><text:a xlink:href="http://m.theglobeandmail.com/report-on-business/international-business/greeces-4-big-banks-given-22-billion/article4217901/?service=mobile">http://m.theglobeandmail.com/report-on-business/international-business/greeces-4-big-banks-given-22-billion/article4217901/?service=mobile</text:a></text:p>
          </table:table-cell>
          <table:table-cell table:number-columns-repeated="2"/>
          <table:table-cell table:style-name="ce25" office:value-type="string">
            <text:p>Piraeus Bank Group </text:p>
          </table:table-cell>
          <table:table-cell table:number-columns-repeated="2"/>
          <table:table-cell table:style-name="ce25" office:value-type="string">
            <text:p>Greece</text:p>
          </table:table-cell>
          <table:table-cell/>
          <table:table-cell table:style-name="ce25" office:value-type="string">
            <text:p>€5-billion</text:p>
          </table:table-cell>
          <table:table-cell table:style-name="ce25" office:value-type="string">
            <text:p>Yes</text:p>
          </table:table-cell>
        </table:table-row>
        <table:table-row table:style-name="ro2">
          <table:table-cell table:style-name="ce24" office:value-type="date" office:date-value="2008-10-07T00:00:00">
            <text:p>2008-10-07</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8-10-08T00:00:00">
            <text:p>2008-10-08</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8-10-09T00:00:00">
            <text:p>2008-10-09</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3-01T00:00:00">
            <text:p>2009-03-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3-01T00:00:00">
            <text:p>2009-03-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3-01T00:00:00">
            <text:p>2009-03-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4-01T00:00:00">
            <text:p>2009-04-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4-01T00:00:00">
            <text:p>2009-04-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4-01T00:00:00">
            <text:p>2009-04-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11-03-01T00:00:00">
            <text:p>2011-03-01</text:p>
          </table:table-cell>
          <table:table-cell table:number-columns-repeated="2"/>
          <table:table-cell table:style-name="ce25" office:value-type="string">
            <text:p>Reykavik, Iceland</text:p>
          </table:table-cell>
          <table:table-cell table:style-name="ce25" office:value-type="string">
            <text:p>64.137383, -21.902479</text:p>
          </table:table-cell>
          <table:table-cell/>
          <table:table-cell table:style-name="ce25" office:value-type="string">
            <text:p>Icelandic Financial Supervisory Authority</text:p>
          </table:table-cell>
          <table:table-cell table:number-columns-repeated="3"/>
          <table:table-cell table:style-name="ce25" office:value-type="string">
            <text:p>Icelandic Financial Supervisory Authority</text:p>
          </table:table-cell>
          <table:table-cell/>
          <table:table-cell table:style-name="ce25" office:value-type="string">
            <text:p>Iceland</text:p>
          </table:table-cell>
        </table:table-row>
        <table:table-row table:style-name="ro2">
          <table:table-cell table:style-name="ce24" office:value-type="date" office:date-value="2009-01-01T00:00:00">
            <text:p>2009-01-01</text:p>
          </table:table-cell>
          <table:table-cell table:number-columns-repeated="2"/>
          <table:table-cell table:style-name="ce25" office:value-type="string">
            <text:p>Dublin, Ireland</text:p>
          </table:table-cell>
          <table:table-cell table:style-name="ce25" office:value-type="string">
            <text:p>53.34807, -6.248274</text:p>
          </table:table-cell>
          <table:table-cell table:number-columns-repeated="5"/>
          <table:table-cell table:style-name="ce25" office:value-type="string">
            <text:p>Central Bank of Ireland</text:p>
          </table:table-cell>
          <table:table-cell table:style-name="ce25" office:value-type="string">
            <text:p>Nationalisation</text:p>
          </table:table-cell>
          <table:table-cell table:style-name="ce25" office:value-type="string">
            <text:p>Ireland</text:p>
          </table:table-cell>
        </table:table-row>
        <table:table-row table:style-name="ro2">
          <table:table-cell table:style-name="ce24" office:value-type="date" office:date-value="2009-02-12T00:00:00">
            <text:p>2009-02-12</text:p>
          </table:table-cell>
          <table:table-cell table:number-columns-repeated="2"/>
          <table:table-cell table:style-name="ce25" office:value-type="string">
            <text:p>Dublin, Ireland</text:p>
          </table:table-cell>
          <table:table-cell table:style-name="ce25" office:value-type="string">
            <text:p>53.34807, -6.248274</text:p>
          </table:table-cell>
          <table:table-cell table:number-columns-repeated="5"/>
          <table:table-cell table:style-name="ce25" office:value-type="string">
            <text:p>Central Bank of Ireland</text:p>
          </table:table-cell>
          <table:table-cell table:style-name="ce25" office:value-type="string">
            <text:p>Nationalisation</text:p>
          </table:table-cell>
          <table:table-cell table:style-name="ce25" office:value-type="string">
            <text:p>Ireland</text:p>
          </table:table-cell>
        </table:table-row>
        <table:table-row table:style-name="ro2">
          <table:table-cell table:style-name="ce24" office:value-type="date" office:date-value="2010-12-15T00:00:00">
            <text:p>2010-12-15</text:p>
          </table:table-cell>
          <table:table-cell table:number-columns-repeated="2"/>
          <table:table-cell table:style-name="ce25" office:value-type="string">
            <text:p>Dublin, Ireland</text:p>
          </table:table-cell>
          <table:table-cell table:style-name="ce25" office:value-type="string">
            <text:p>53.34807, -6.248274</text:p>
          </table:table-cell>
          <table:table-cell table:style-name="ce25" office:value-type="string">
            <text:p>Telegraph</text:p>
          </table:table-cell>
          <table:table-cell table:style-name="ce26" office:value-type="string" office:value="http://www.telegraph.co.uk/finance/financialcrisis/8204455/Irish-government-takes-control-of-countrys-largest-building-society-EBS.html">
            <text:p><text:a xlink:href="http://www.telegraph.co.uk/finance/financialcrisis/8204455/Irish-government-takes-control-of-countrys-largest-building-society-EBS.html">http://www.telegraph.co.uk/finance/financialcrisis/8204455/Irish-government-takes-control-of-countrys-largest-building-society-EBS.html</text:a></text:p>
          </table:table-cell>
          <table:table-cell table:number-columns-repeated="3"/>
          <table:table-cell table:style-name="ce25" office:value-type="string">
            <text:p>Central Bank of Ireland</text:p>
          </table:table-cell>
          <table:table-cell table:style-name="ce25" office:value-type="string">
            <text:p>Nationalisation</text:p>
          </table:table-cell>
          <table:table-cell table:style-name="ce25" office:value-type="string">
            <text:p>Ireland</text:p>
          </table:table-cell>
        </table:table-row>
        <table:table-row table:style-name="ro2">
          <table:table-cell table:style-name="ce24" office:value-type="date" office:date-value="2011-07-07T00:00:00">
            <text:p>2011-07-07</text:p>
          </table:table-cell>
          <table:table-cell table:style-name="ce25" office:value-type="string">
            <text:p>INBS merges with Anglo Irish The assets and liabilities of Irish Nationwide Building Society have been transferred to Anglo Irish Bank with immediate effect. The move follows an order made by the High Court today under the Credit Institutions (Stabilisation) Act 2010.</text:p>
          </table:table-cell>
          <table:table-cell/>
          <table:table-cell table:style-name="ce25" office:value-type="string">
            <text:p>Grand Parade, Dublin 6, Dublin, Ireland</text:p>
          </table:table-cell>
          <table:table-cell table:style-name="ce25" office:value-type="string">
            <text:p>53.330475, -6.259449</text:p>
          </table:table-cell>
          <table:table-cell table:style-name="ce25" office:value-type="string">
            <text:p>Irish Times</text:p>
          </table:table-cell>
          <table:table-cell table:style-name="ce26" office:value-type="string" office:value="http://www.irishtimes.com/newspaper/breaking/2011/0701/breaking20.html">
            <text:p><text:a xlink:href="http://www.irishtimes.com/newspaper/breaking/2011/0701/breaking20.html">http://www.irishtimes.com/newspaper/breaking/2011/0701/breaking20.html</text:a></text:p>
          </table:table-cell>
          <table:table-cell table:number-columns-repeated="3"/>
          <table:table-cell table:style-name="ce25" office:value-type="string">
            <text:p>Central Bank of Ireland</text:p>
          </table:table-cell>
          <table:table-cell table:style-name="ce25" office:value-type="string">
            <text:p>Nationalisation</text:p>
          </table:table-cell>
          <table:table-cell table:style-name="ce25" office:value-type="string">
            <text:p>Ireland</text:p>
          </table:table-cell>
        </table:table-row>
        <table:table-row table:style-name="ro2">
          <table:table-cell table:style-name="ce24" office:value-type="date" office:date-value="2010-12-16T00:00:00">
            <text:p>2010-12-16</text:p>
          </table:table-cell>
          <table:table-cell table:style-name="ce25" office:value-type="string">
            <text:p>EBS Building Society on Wednesday came under the control of the Irish authorities after the Dublin government handed the lender a second capital injection to help it reach a new target for its capital ratios. The latest funding package for EBS, which comes in the form of special investment shares that will convert into ordinary shares if the building society is demutualised, will take the lender's Tier 1 capital ratio to nearly 14pc. Ireland's Central Bank has imposed a minimum 12pc Tier 1 ratio on the country's financial institutions and last month said EBS needed to raise a further €438m to meet the new standard.</text:p>
          </table:table-cell>
          <table:table-cell/>
          <table:table-cell table:style-name="ce25" office:value-type="string">
            <text:p>Dublin, Ireland</text:p>
          </table:table-cell>
          <table:table-cell table:style-name="ce25" office:value-type="string">
            <text:p>53.34807, -6.248274</text:p>
          </table:table-cell>
          <table:table-cell table:style-name="ce25" office:value-type="string">
            <text:p>Telegraph</text:p>
          </table:table-cell>
          <table:table-cell table:style-name="ce26" office:value-type="string" office:value="http://www.telegraph.co.uk/finance/newsbysector/banksandfinance/8165146/Irish-fury-as-EU-nationalises-Bank-of-Ireland.html">
            <text:p><text:a xlink:href="http://www.telegraph.co.uk/finance/newsbysector/banksandfinance/8165146/Irish-fury-as-EU-nationalises-Bank-of-Ireland.html">http://www.telegraph.co.uk/finance/newsbysector/banksandfinance/8165146/Irish-fury-as-EU-nationalises-Bank-of-Ireland.html</text:a></text:p>
          </table:table-cell>
          <table:table-cell table:style-name="ce25" office:value-type="string">
            <text:p>154880 m</text:p>
          </table:table-cell>
          <table:table-cell table:number-columns-repeated="2"/>
          <table:table-cell table:style-name="ce25" office:value-type="string">
            <text:p>Central Bank of Ireland</text:p>
          </table:table-cell>
          <table:table-cell table:style-name="ce25" office:value-type="string">
            <text:p>Nationalisation</text:p>
          </table:table-cell>
          <table:table-cell table:style-name="ce25" office:value-type="string">
            <text:p>Ireland</text:p>
          </table:table-cell>
        </table:table-row>
        <table:table-row table:style-name="ro2">
          <table:table-cell table:style-name="ce28" office:value-type="date" office:date-value="2012-04-26T00:00:00">
            <text:p>2012-04-26</text:p>
          </table:table-cell>
          <table:table-cell table:style-name="ce25" office:value-type="string">
            <text:p>High quality global journalism requires investment. Please share this article with others using the link below, do not cut &amp; paste the article. See our Ts&amp;Cs and Copyright Policy for more detail. Email ftsales.support@ft.com to buy additional rights. http://www.ft.com/cms/s/0/73184874-8fbd-11e1-98b1-00144feab49a.html#ixzz2GvSSFzUr Dublin plans to transform lender Permanent TSB into a “third national bank” to meet competition concerns in the rapidly shrinking Irish banking market. Under a strategy agreed with Ireland’s international bailout partners, the state-owned lender will be split into a “good” and “bad” bank to deal with €12.5bn of bad loans and lossmaking tracker mortgages that threaten it with closure.</text:p>
          </table:table-cell>
          <table:table-cell/>
          <table:table-cell table:style-name="ce25" office:value-type="string">
            <text:p>Ireland</text:p>
          </table:table-cell>
          <table:table-cell table:style-name="ce25" office:value-type="string">
            <text:p>53.430361, -8.326615</text:p>
          </table:table-cell>
          <table:table-cell table:style-name="ce25" office:value-type="string">
            <text:p>Financial Times</text:p>
          </table:table-cell>
          <table:table-cell table:style-name="ce26" office:value-type="string" office:value="http://www.ft.com/intl/cms/s/0/73184874-8fbd-11e1-98b1-00144feab49a.html#axzz2GqUo6Gzk">
            <text:p><text:a xlink:href="http://www.ft.com/intl/cms/s/0/73184874-8fbd-11e1-98b1-00144feab49a.html#axzz2GqUo6Gzk">http://www.ft.com/intl/cms/s/0/73184874-8fbd-11e1-98b1-00144feab49a.html#axzz2GqUo6Gzk</text:a></text:p>
          </table:table-cell>
          <table:table-cell table:number-columns-repeated="3"/>
          <table:table-cell table:style-name="ce25" office:value-type="string">
            <text:p>Central Bank of Ireland</text:p>
          </table:table-cell>
          <table:table-cell table:style-name="ce25" office:value-type="string">
            <text:p>Nationalisation</text:p>
          </table:table-cell>
          <table:table-cell table:style-name="ce25" office:value-type="string">
            <text:p>Ireland</text:p>
          </table:table-cell>
        </table:table-row>
        <table:table-row table:style-name="ro2">
          <table:table-cell table:style-name="ce24" office:value-type="string">
            <text:p>1905-07-02</text:p>
          </table:table-cell>
          <table:table-cell table:number-columns-repeated="2"/>
          <table:table-cell table:style-name="ce25" office:value-type="string">
            <text:p>Bologna,Italy</text:p>
          </table:table-cell>
          <table:table-cell table:style-name="ce25" office:value-type="string">
            <text:p>44.504835, 11.345165</text:p>
          </table:table-cell>
          <table:table-cell/>
          <table:table-cell table:style-name="ce26" office:value-type="string" office:value="http://www.bancaditalia.it/media/comsta/2010/CS_BER.pdf">
            <text:p><text:a xlink:href="http://www.bancaditalia.it/media/comsta/2010/CS_BER.pdf">http://www.bancaditalia.it/media/comsta/2010/CS_BER.pdf</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Yes</text:p>
          </table:table-cell>
        </table:table-row>
        <table:table-row table:style-name="ro2">
          <table:table-cell table:style-name="ce24" office:value-type="string">
            <text:p>1905-07-04</text:p>
          </table:table-cell>
          <table:table-cell table:number-columns-repeated="2"/>
          <table:table-cell table:style-name="ce25" office:value-type="string">
            <text:p>Bologna,Italy</text:p>
          </table:table-cell>
          <table:table-cell table:style-name="ce25" office:value-type="string">
            <text:p>44.504835, 11.345165</text:p>
          </table:table-cell>
          <table:table-cell/>
          <table:table-cell table:style-name="ce26" office:value-type="string" office:value="http://www.ilsole24ore.com/art/finanza-e-mercati/2012-06-14/treviso-rimini-ecco-tutte-143708.shtml?uuid=AbcIZBsF">
            <text:p><text:a xlink:href="http://www.ilsole24ore.com/art/finanza-e-mercati/2012-06-14/treviso-rimini-ecco-tutte-143708.shtml?uuid=AbcIZBsF">http://www.ilsole24ore.com/art/finanza-e-mercati/2012-06-14/treviso-rimini-ecco-tutte-143708.shtml?uuid=AbcIZBsF</text:a></text:p>
          </table:table-cell>
          <table:table-cell table:number-columns-repeated="4"/>
          <table:table-cell table:style-name="ce25" office:value-type="string">
            <text:p>"Controlled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date" office:date-value="2009-05-27T00:00:00">
            <text:p>2009-05-27</text:p>
          </table:table-cell>
          <table:table-cell table:number-columns-repeated="2"/>
          <table:table-cell table:style-name="ce25" office:value-type="string">
            <text:p>Rome,Italy</text:p>
          </table:table-cell>
          <table:table-cell table:style-name="ce25" office:value-type="string">
            <text:p>41.90311, 12.49576</text:p>
          </table:table-cell>
          <table:table-cell/>
          <table:table-cell table:style-name="ce26" office:value-type="string" office:value="http://www.ilsole24ore.com/art/finanza-e-mercati/2012-06-14/treviso-rimini-ecco-tutte-143708.shtml?uuid=AbcIZBsF">
            <text:p><text:a xlink:href="http://www.ilsole24ore.com/art/finanza-e-mercati/2012-06-14/treviso-rimini-ecco-tutte-143708.shtml?uuid=AbcIZBsF">http://www.ilsole24ore.com/art/finanza-e-mercati/2012-06-14/treviso-rimini-ecco-tutte-143708.shtml?uuid=AbcIZBsF</text:a></text:p>
          </table:table-cell>
          <table:table-cell table:number-columns-repeated="4"/>
          <table:table-cell table:style-name="ce25" office:value-type="string">
            <text:p>"Controlled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string">
            <text:p>1905-07-04</text:p>
          </table:table-cell>
          <table:table-cell table:number-columns-repeated="2"/>
          <table:table-cell table:style-name="ce25" office:value-type="string">
            <text:p>Rimini,Italy</text:p>
          </table:table-cell>
          <table:table-cell table:style-name="ce25" office:value-type="string">
            <text:p>44.05539, 12.569995</text:p>
          </table:table-cell>
          <table:table-cell table:number-columns-repeated="6"/>
          <table:table-cell table:style-name="ce25" office:value-type="string">
            <text:p>"Controlled Administration"</text:p>
            <office:annotation office:display="false" draw:text-style-name="" svg:width="0in" svg:height="0in" svg:x="0in" svg:y="0in">
              <text:p><text:span text:style-name="T0">Controlled Adminstration is terminated and now the bank is up and running again</text:span></text:p>
              <text:p text:style-name=""/>
              <text:p text:style-name=""><text:span text:style-name="T0">here the official source </text:span></text:p>
              <text:p text:style-name=""/>
            </office:annotation>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string">
            <text:p>1905-07-04</text:p>
          </table:table-cell>
          <table:table-cell table:number-columns-repeated="2"/>
          <table:table-cell table:style-name="ce25" office:value-type="string">
            <text:p>Teramo,Italy</text:p>
          </table:table-cell>
          <table:table-cell table:style-name="ce25" office:value-type="string">
            <text:p>42.65726, 13.69741</text:p>
          </table:table-cell>
          <table:table-cell/>
          <table:table-cell table:style-name="ce26" office:value-type="string" office:value="http://www.linkiesta.it/blogs/trenta-denari/commissariata-una-banca-coinvolta-nel-crac-immobiliare-di-mario">
            <text:p><text:a xlink:href="http://www.linkiesta.it/blogs/trenta-denari/commissariata-una-banca-coinvolta-nel-crac-immobiliare-di-mario">http://www.linkiesta.it/blogs/trenta-denari/commissariata-una-banca-coinvolta-nel-crac-immobiliare-di-mario</text:a></text:p>
          </table:table-cell>
          <table:table-cell table:number-columns-repeated="4"/>
          <table:table-cell table:style-name="ce25" office:value-type="string">
            <text:p>"Controlled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string">
            <text:p>1905-07-04</text:p>
          </table:table-cell>
          <table:table-cell table:number-columns-repeated="2"/>
          <table:table-cell table:style-name="ce25" office:value-type="string">
            <text:p>Rome,Italy</text:p>
          </table:table-cell>
          <table:table-cell table:style-name="ce25" office:value-type="string">
            <text:p>41.90311, 12.49576</text:p>
          </table:table-cell>
          <table:table-cell/>
          <table:table-cell table:style-name="ce26" office:value-type="string" office:value="http://www.linkiesta.it/blogs/trenta-denari/commissariata-una-banca-coinvolta-nel-crac-immobiliare-di-mario">
            <text:p><text:a xlink:href="http://www.linkiesta.it/blogs/trenta-denari/commissariata-una-banca-coinvolta-nel-crac-immobiliare-di-mario">http://www.linkiesta.it/blogs/trenta-denari/commissariata-una-banca-coinvolta-nel-crac-immobiliare-di-mario</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date" office:date-value="2012-09-20T00:00:00">
            <text:p>2012-09-20</text:p>
          </table:table-cell>
          <table:table-cell table:number-columns-repeated="2"/>
          <table:table-cell table:style-name="ce25" office:value-type="string">
            <text:p>Monaster del Sile (TV),Italy</text:p>
          </table:table-cell>
          <table:table-cell table:style-name="ce25" office:value-type="string">
            <text:p>45.945375, 12.801915</text:p>
          </table:table-cell>
          <table:table-cell/>
          <table:table-cell table:style-name="ce26" office:value-type="string" office:value="http://www.bccmonsile.it/?area=1&amp;menu=31392">
            <text:p><text:a xlink:href="http://www.bccmonsile.it/?area=1&amp;menu=31392">http://www.bccmonsile.it/?area=1&amp;menu=31392</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date" office:date-value="2011-05-05T00:00:00">
            <text:p>2011-05-05</text:p>
          </table:table-cell>
          <table:table-cell table:number-columns-repeated="2"/>
          <table:table-cell table:style-name="ce25" office:value-type="string">
            <text:p>Cosenza,Italy</text:p>
          </table:table-cell>
          <table:table-cell table:style-name="ce25" office:value-type="string">
            <text:p>39.293213, 16.256949</text:p>
          </table:table-cell>
          <table:table-cell/>
          <table:table-cell table:style-name="ce26" office:value-type="string" office:value="www.gazzettaufficiale.biz/atti/2011/20110147/11A08219.htm">
            <text:p><text:a xlink:href="http://www.gazzettaufficiale.biz/atti/2011/20110147/11A08219.htm">www.gazzettaufficiale.biz/atti/2011/20110147/11A08219.htm</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date" office:date-value="2012-09-12T00:00:00">
            <text:p>2012-09-12</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2/20120237/12A10718.htm">
            <text:p><text:a xlink:href="http://www.gazzettaufficiale.biz/atti/2012/20120237/12A10718.htm">http://www.gazzettaufficiale.biz/atti/2012/20120237/12A10718.htm</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date" office:date-value="2011-09-22T00:00:00">
            <text:p>2011-09-22</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bancasturzo.bcc.it/news/dettaglio_news.asp?hNewsID=74099&amp;i_menuID=-118">
            <text:p><text:a xlink:href="http://www.bancasturzo.bcc.it/news/dettaglio_news.asp?hNewsID=74099&amp;i_menuID=-118">http://www.bancasturzo.bcc.it/news/dettaglio_news.asp?hNewsID=74099&amp;i_menuID=-118</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 </text:p>
          </table:table-cell>
        </table:table-row>
        <table:table-row table:style-name="ro2">
          <table:table-cell table:style-name="ce24" office:value-type="date" office:date-value="2011-10-20T00:00:00">
            <text:p>2011-10-20</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2/20120008/12A00054.htm">
            <text:p><text:a xlink:href="http://www.gazzettaufficiale.biz/atti/2012/20120008/12A00054.htm">http://www.gazzettaufficiale.biz/atti/2012/20120008/12A00054.htm</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date" office:date-value="2010-03-26T00:00:00">
            <text:p>2010-03-26</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1/20110230/11A12807.htm">
            <text:p><text:a xlink:href="http://www.gazzettaufficiale.biz/atti/2011/20110230/11A12807.htm">http://www.gazzettaufficiale.biz/atti/2011/20110230/11A12807.htm</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No</text:p>
          </table:table-cell>
        </table:table-row>
        <table:table-row table:style-name="ro2">
          <table:table-cell table:style-name="ce24" office:value-type="string">
            <text:p>1905-07-03</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1/20110151/11A08282.htm">
            <text:p><text:a xlink:href="http://www.gazzettaufficiale.biz/atti/2011/20110151/11A08282.htm">http://www.gazzettaufficiale.biz/atti/2011/20110151/11A08282.htm</text:a></text:p>
          </table:table-cell>
          <table:table-cell table:number-columns-repeated="4"/>
          <table:table-cell table:style-name="ce25" office:value-type="string">
            <text:p>Extraordinary Administration</text:p>
          </table:table-cell>
          <table:table-cell table:style-name="ce25" office:value-type="string">
            <text:p>Italy</text:p>
          </table:table-cell>
        </table:table-row>
        <table:table-row table:style-name="ro2">
          <table:table-cell table:style-name="ce24" office:value-type="string">
            <text:p>1905-07-03</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1/20110147/11A08220.htm">
            <text:p><text:a xlink:href="http://www.gazzettaufficiale.biz/atti/2011/20110147/11A08220.htm">http://www.gazzettaufficiale.biz/atti/2011/20110147/11A08220.htm</text:a></text:p>
          </table:table-cell>
          <table:table-cell table:number-columns-repeated="4"/>
          <table:table-cell table:style-name="ce25" office:value-type="string">
            <text:p>Extraordinary Administration</text:p>
          </table:table-cell>
          <table:table-cell table:style-name="ce25" office:value-type="string">
            <text:p>Italy</text:p>
          </table:table-cell>
        </table:table-row>
        <table:table-row table:style-name="ro2">
          <table:table-cell table:style-name="ce24" office:value-type="string">
            <text:p>1905-07-03</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1/20110148/11A08221.htm">
            <text:p><text:a xlink:href="http://www.gazzettaufficiale.biz/atti/2011/20110148/11A08221.htm">http://www.gazzettaufficiale.biz/atti/2011/20110148/11A08221.htm</text:a></text:p>
          </table:table-cell>
          <table:table-cell table:number-columns-repeated="4"/>
          <table:table-cell table:style-name="ce25" office:value-type="string">
            <text:p>Extraordinary Administration</text:p>
          </table:table-cell>
          <table:table-cell table:style-name="ce25" office:value-type="string">
            <text:p>Italy</text:p>
          </table:table-cell>
        </table:table-row>
        <table:table-row table:style-name="ro2">
          <table:table-cell table:style-name="ce24" office:value-type="string">
            <text:p>1905-07-03</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www.gazzettaufficiale.biz/atti/2011/20110146/11A08201.htm">
            <text:p><text:a xlink:href="http://www.gazzettaufficiale.biz/atti/2011/20110146/11A08201.htm">www.gazzettaufficiale.biz/atti/2011/20110146/11A08201.htm</text:a></text:p>
          </table:table-cell>
          <table:table-cell table:number-columns-repeated="4"/>
          <table:table-cell table:style-name="ce25" office:value-type="string">
            <text:p>Extraordinary Administration</text:p>
          </table:table-cell>
          <table:table-cell table:style-name="ce25" office:value-type="string">
            <text:p>Italy</text:p>
          </table:table-cell>
        </table:table-row>
        <table:table-row table:style-name="ro2">
          <table:table-cell table:style-name="ce24" office:value-type="string">
            <text:p>1905-07-03</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1/20110010/11A00349.htm">
            <text:p><text:a xlink:href="http://www.gazzettaufficiale.biz/atti/2011/20110010/11A00349.htm">http://www.gazzettaufficiale.biz/atti/2011/20110010/11A00349.htm</text:a></text:p>
          </table:table-cell>
          <table:table-cell table:number-columns-repeated="4"/>
          <table:table-cell table:style-name="ce25" office:value-type="string">
            <text:p>Extraordinary Administration</text:p>
          </table:table-cell>
          <table:table-cell table:style-name="ce25" office:value-type="string">
            <text:p>Italy</text:p>
          </table:table-cell>
        </table:table-row>
        <table:table-row table:style-name="ro2">
          <table:table-cell table:style-name="ce24" office:value-type="date" office:date-value="2009-09-28T00:00:00">
            <text:p>2009-09-28</text:p>
          </table:table-cell>
          <table:table-cell table:style-name="ce25" office:value-type="string">
            <text:p>Italy's Banco Popolare became the first Italian bank to subscribe to the government's $15.3 billion bailout program on Monday. Other banks are likely to follow suit, highlighting how the problems within the global banking sector have spread rapidly even to those that had steered clear of U.S. subprime investments. Banco Popolare, based in Verona, said it would be selling 1.5 billion euros ($1.9 billion) of convertible bonds to the government, paying an annual yield of between 7.5% to 8.5% for the first few years. It’s the first Italian bank to do so, but unlikely to be the last.</text:p>
          </table:table-cell>
          <table:table-cell/>
          <table:table-cell table:style-name="ce25" office:value-type="string">
            <text:p>Verona, Italy</text:p>
          </table:table-cell>
          <table:table-cell table:style-name="ce25" office:value-type="string">
            <text:p>45.438113, 10.991505</text:p>
          </table:table-cell>
          <table:table-cell table:style-name="ce25" office:value-type="string">
            <text:p>Forbes</text:p>
          </table:table-cell>
          <table:table-cell table:style-name="ce26" office:value-type="string" office:value="http://www.forbes.com/2009/03/10/banco-popolare-bailout-markets-equity-italy.html">
            <text:p><text:a xlink:href="http://www.forbes.com/2009/03/10/banco-popolare-bailout-markets-equity-italy.html">http://www.forbes.com/2009/03/10/banco-popolare-bailout-markets-equity-italy.html</text:a></text:p>
          </table:table-cell>
          <table:table-cell table:number-columns-repeated="5"/>
          <table:table-cell table:style-name="ce25" office:value-type="string">
            <text:p>Italy</text:p>
          </table:table-cell>
        </table:table-row>
        <table:table-row table:style-name="ro2">
          <table:table-cell table:style-name="ce24" office:value-type="date" office:date-value="2008-11-08T00:00:00">
            <text:p>2008-11-08</text:p>
          </table:table-cell>
          <table:table-cell table:style-name="ce25" office:value-type="string">
            <text:p>The Latvian government is set to increase its stake in Parex Banka, the country’s second largest bank, to 84 per cent in order to reassure depositors, creditors and the International Monetary Fund. The agreement, reached late on Tuesday, nationalises the last big independent Baltic bank, taking the state’s stake up from 51 per cent, and marks the collapse of the empire of Valery Kargin and Viktor Krasovitsky, once Latvia’s richest men. Mr Kargin and Mr Krasovitsky, Russian Jews with good Communist party connections, won the first private licence in the Soviet Union to trade in hard currency in 1990. After Latvia achieved independence in 1991 they built a lucrative business servicing Russian capital flight. Parex survived three Latvian banking crises during the 1990s but it was powerless to withstand the impact of the credit crisis and the Baltic recession. Depositors lost confidence last month because it lacked a strong foreign parent, unlike Swedish-owned rivals. Servicing Russian capital flight proved a fatal weakness when non-resident clients – representing half its deposits – withdrew funds. Last month the founders handed a 51 per cent stake to the government but this was not enough to end the bank’s agonies.</text:p>
          </table:table-cell>
          <table:table-cell/>
          <table:table-cell table:style-name="ce25" office:value-type="string">
            <text:p>Riga, Latvia</text:p>
          </table:table-cell>
          <table:table-cell table:style-name="ce25" office:value-type="string">
            <text:p>56.946, 24.114905</text:p>
          </table:table-cell>
          <table:table-cell table:style-name="ce25" office:value-type="string">
            <text:p>Financial Times</text:p>
          </table:table-cell>
          <table:table-cell table:style-name="ce26" office:value-type="string" office:value="http://www.ft.com/intl/cms/s/0/d107ae4c-c190-11dd-831e-000077b07658.html#axzz2GqUo6Gzk">
            <text:p><text:a xlink:href="http://www.ft.com/intl/cms/s/0/d107ae4c-c190-11dd-831e-000077b07658.html#axzz2GqUo6Gzk">http://www.ft.com/intl/cms/s/0/d107ae4c-c190-11dd-831e-000077b07658.html#axzz2GqUo6Gzk</text:a></text:p>
          </table:table-cell>
          <table:table-cell table:number-columns-repeated="3"/>
          <table:table-cell table:style-name="ce25" office:value-type="string">
            <text:p>Hipotēku banka (owned by Latvian government)</text:p>
          </table:table-cell>
          <table:table-cell table:style-name="ce25" office:value-type="string">
            <text:p>Nationalisation</text:p>
          </table:table-cell>
          <table:table-cell table:style-name="ce25" office:value-type="string">
            <text:p>Latvia</text:p>
          </table:table-cell>
        </table:table-row>
        <table:table-row table:style-name="ro2">
          <table:table-cell table:style-name="ce24" office:value-type="date" office:date-value="2008-11-08T00:00:00">
            <text:p>2008-11-08</text:p>
          </table:table-cell>
          <table:table-cell table:number-columns-repeated="2"/>
          <table:table-cell table:style-name="ce25" office:value-type="string">
            <text:p>Latvia</text:p>
          </table:table-cell>
          <table:table-cell table:style-name="ce25" office:value-type="string">
            <text:p>56.880104, 24.605246</text:p>
          </table:table-cell>
          <table:table-cell table:number-columns-repeated="5"/>
          <table:table-cell table:style-name="ce25" office:value-type="string">
            <text:p>Hipotēku banka (owned by Latvian government)</text:p>
          </table:table-cell>
          <table:table-cell table:style-name="ce25" office:value-type="string">
            <text:p>Nationalisation</text:p>
          </table:table-cell>
        </table:table-row>
        <table:table-row table:style-name="ro2">
          <table:table-cell table:style-name="ce24" office:value-type="date" office:date-value="2012-08-05T00:00:00">
            <text:p>2012-08-05</text:p>
          </table:table-cell>
          <table:table-cell table:style-name="ce25" office:value-type="string">
            <text:p>On 8 May, Riga District Court decided to start the bankruptcy procedure of the failed Latvian bank Latvijas Krajbanka. The move was initiated by Krajbanka's insolvency administrator SIA KPMG Baltics. The company believes that it is impossible to revive the bank without state support, which is not coming. Advertisement Krajbanka was declared insolvent on 23 December 2011 after the Latvian financial watchdog suspended its activities on 21 November 2011.</text:p>
          </table:table-cell>
          <table:table-cell/>
          <table:table-cell table:style-name="ce25" office:value-type="string">
            <text:p>Latvia</text:p>
          </table:table-cell>
          <table:table-cell table:style-name="ce25" office:value-type="string">
            <text:p>56.880104, 24.605246</text:p>
          </table:table-cell>
          <table:table-cell table:style-name="ce25" office:value-type="string">
            <text:p>Baltic Business News</text:p>
          </table:table-cell>
          <table:table-cell table:style-name="ce26" office:value-type="string" office:value="http://balticbusinessnews.com/article/2012/5/9/krajbanka-declared-bankrupt">
            <text:p><text:a xlink:href="http://balticbusinessnews.com/article/2012/5/9/krajbanka-declared-bankrupt">http://balticbusinessnews.com/article/2012/5/9/krajbanka-declared-bankrupt</text:a></text:p>
          </table:table-cell>
          <table:table-cell table:number-columns-repeated="5"/>
          <table:table-cell table:style-name="ce25" office:value-type="string">
            <text:p>Latvia</text:p>
          </table:table-cell>
        </table:table-row>
        <table:table-row table:style-name="ro2">
          <table:table-cell table:style-name="ce24" office:value-type="date" office:date-value="2011-11-23T00:00:00">
            <text:p>2011-11-23</text:p>
          </table:table-cell>
          <table:table-cell table:style-name="ce25" office:value-type="string">
            <text:p>Lithuania's central bank said it would file a request on Friday for Snoras, the country's fifth largest bank, to be declared bankrupt because it was insolvent and had a bigger hole in reported assets than previously thought. Russian businessman Vladimir Antonov, who owned a majority stake in Snoras, and his Lithuanian partner Raimondas Baranauskas were detained on Thursday in London on a European arrest warrant. Prosecutors said they were suspected of large-scale embezzlement and fraud. Snoras owned 68 percent of Latvijas Krajbanka, which Latvia took over on Monday. "I don't think there should be any problems in relations between Lithuania and Latvia because of one guy's, Mr. Antonov's, fraud in Lithuania and Latvia," Lithuania's Prime Minister Andrius Kubilius said. However, Latvian Prime Minister Valdis Dombrovskis canceled a planned visit to Lithuania on Friday, and held emergency talks on Krajbanka. He said that in a phone conversation with Kubilius he had "expressed regret that Lithuania did not manage to stabilise Snoras. Clients in both countries will suffer." Latvia's banking watchdog said it was pushing for Krajbanka, the country's oldest bank, to be declared bankrupt. There were some 100 million lats in assets missing from Krajbanka, according to the country's Financial and Capital Market Commission (FKTK). The FKTK said on Friday it would launch payouts from the deposit insurance fund to Latvijas Krajbanka's depositors, through the state-owned Citadele Bank, starting on Tuesday.</text:p>
          </table:table-cell>
          <table:table-cell/>
          <table:table-cell table:style-name="ce25" office:value-type="string">
            <text:p>Lithuania</text:p>
          </table:table-cell>
          <table:table-cell table:style-name="ce25" office:value-type="string">
            <text:p>55.173956, 23.89439</text:p>
          </table:table-cell>
          <table:table-cell table:style-name="ce25" office:value-type="string">
            <text:p>Reuters</text:p>
          </table:table-cell>
          <table:table-cell table:style-name="ce26" office:value-type="string" office:value="http://uk.reuters.com/article/2011/11/25/lithuania-snoras-latvia-idUKL5E7MP06620111125">
            <text:p><text:a xlink:href="http://uk.reuters.com/article/2011/11/25/lithuania-snoras-latvia-idUKL5E7MP06620111125">http://uk.reuters.com/article/2011/11/25/lithuania-snoras-latvia-idUKL5E7MP06620111125</text:a></text:p>
          </table:table-cell>
          <table:table-cell table:number-columns-repeated="2"/>
          <table:table-cell table:style-name="ce25" office:value-type="string">
            <text:p> Konversbank </text:p>
          </table:table-cell>
          <table:table-cell/>
          <table:table-cell table:style-name="ce25" office:value-type="string">
            <text:p>Nationalisation</text:p>
          </table:table-cell>
          <table:table-cell table:style-name="ce25" office:value-type="string">
            <text:p>Lithuania</text:p>
          </table:table-cell>
        </table:table-row>
        <table:table-row table:style-name="ro2">
          <table:table-cell table:style-name="ce24" office:value-type="date" office:date-value="2008-09-28T00:00:00">
            <text:p>2008-09-28</text:p>
          </table:table-cell>
          <table:table-cell table:number-columns-repeated="2"/>
          <table:table-cell table:style-name="ce25" office:value-type="string">
            <text:p>Amsterdam, Netherlands</text:p>
          </table:table-cell>
          <table:table-cell table:style-name="ce25" office:value-type="string">
            <text:p>52.373095, 4.893305</text:p>
          </table:table-cell>
          <table:table-cell table:style-name="ce25" office:value-type="string">
            <text:p>Telegraph</text:p>
          </table:table-cell>
          <table:table-cell table:style-name="ce26" office:value-type="string" office:value="http://www.telegraph.co.uk/finance/financialcrisis/3100606/Financial-crisis-Benelux-bank-Fortis-nationalised-to-stop-collapse.html">
            <text:p><text:a xlink:href="http://www.telegraph.co.uk/finance/financialcrisis/3100606/Financial-crisis-Benelux-bank-Fortis-nationalised-to-stop-collapse.html">http://www.telegraph.co.uk/finance/financialcrisis/3100606/Financial-crisis-Benelux-bank-Fortis-nationalised-to-stop-collapse.html</text:a></text:p>
          </table:table-cell>
          <table:table-cell table:number-columns-repeated="2"/>
          <table:table-cell table:style-name="ce25" office:value-type="string">
            <text:p>Fortis</text:p>
          </table:table-cell>
          <table:table-cell table:style-name="ce25" office:value-type="string">
            <text:p>Government of the Netherlands (Dutch assets including ABN AMRO)</text:p>
          </table:table-cell>
          <table:table-cell table:style-name="ce25" office:value-type="string">
            <text:p>Nationalisation</text:p>
          </table:table-cell>
          <table:table-cell table:style-name="ce25" office:value-type="string">
            <text:p>Netherlands</text:p>
          </table:table-cell>
        </table:table-row>
        <table:table-row table:style-name="ro2">
          <table:table-cell table:style-name="ce24" office:value-type="string">
            <text:p>1905-06-30</text:p>
          </table:table-cell>
          <table:table-cell table:number-columns-repeated="2"/>
          <table:table-cell table:style-name="ce25" office:value-type="string">
            <text:p>Portugal</text:p>
          </table:table-cell>
          <table:table-cell table:style-name="ce25" office:value-type="string">
            <text:p>36.091091, -18.727655</text:p>
          </table:table-cell>
          <table:table-cell table:number-columns-repeated="5"/>
          <table:table-cell table:style-name="ce25" office:value-type="string">
            <text:p>Government</text:p>
          </table:table-cell>
          <table:table-cell table:style-name="ce25" office:value-type="string">
            <text:p>Nationalisation</text:p>
          </table:table-cell>
          <table:table-cell table:style-name="ce25" office:value-type="string">
            <text:p>Portugal</text:p>
          </table:table-cell>
        </table:table-row>
        <table:table-row table:style-name="ro2">
          <table:table-cell table:style-name="ce24" office:value-type="date" office:date-value="2010-04-15T00:00:00">
            <text:p>2010-04-15</text:p>
          </table:table-cell>
          <table:table-cell table:number-columns-repeated="2"/>
          <table:table-cell table:style-name="ce25" office:value-type="string">
            <text:p>Portugal</text:p>
          </table:table-cell>
          <table:table-cell table:style-name="ce25" office:value-type="string">
            <text:p>36.091091, -18.727655</text:p>
          </table:table-cell>
          <table:table-cell/>
          <table:table-cell table:style-name="ce26" office:value-type="string" office:value="http://europa.eu/rapid/press-release_IP-10-972_en.htm?locale=en">
            <text:p><text:a xlink:href="http://europa.eu/rapid/press-release_IP-10-972_en.htm?locale=en">http://europa.eu/rapid/press-release_IP-10-972_en.htm?locale=en</text:a></text:p>
          </table:table-cell>
          <table:table-cell table:number-columns-repeated="4"/>
          <table:table-cell table:style-name="ce25" office:value-type="string">
            <text:p>liquidation</text:p>
          </table:table-cell>
          <table:table-cell table:style-name="ce25" office:value-type="string">
            <text:p>Portugal</text:p>
          </table:table-cell>
          <table:table-cell/>
          <table:table-cell table:style-name="ce25" office:value-type="string">
            <text:p>€450M</text:p>
          </table:table-cell>
        </table:table-row>
        <table:table-row table:style-name="ro2">
          <table:table-cell table:style-name="ce24" office:value-type="date" office:date-value="2012-06-29T00:00:00">
            <text:p>2012-06-29</text:p>
          </table:table-cell>
          <table:table-cell table:number-columns-repeated="2"/>
          <table:table-cell table:style-name="ce25" office:value-type="string">
            <text:p>Portugal</text:p>
          </table:table-cell>
          <table:table-cell table:style-name="ce25" office:value-type="string">
            <text:p>36.091091, -18.727655</text:p>
          </table:table-cell>
          <table:table-cell/>
          <table:table-cell table:style-name="ce26" office:value-type="string" office:value="http://www.bportugal.pt/en-US/OBancoeoEurosistema/ComunicadoseNotasdeInformacao/Pages/combp20120124.aspx">
            <text:p><text:a xlink:href="http://www.bportugal.pt/en-US/OBancoeoEurosistema/ComunicadoseNotasdeInformacao/Pages/combp20120124.aspx">http://www.bportugal.pt/en-US/OBancoeoEurosistema/ComunicadoseNotasdeInformacao/Pages/combp20120124.aspx</text:a></text:p>
          </table:table-cell>
          <table:table-cell table:number-columns-repeated="4"/>
          <table:table-cell table:style-name="ce25" office:value-type="string">
            <text:p>Eurozone bailout injection</text:p>
          </table:table-cell>
          <table:table-cell table:style-name="ce25" office:value-type="string">
            <text:p>Portugal</text:p>
          </table:table-cell>
          <table:table-cell/>
          <table:table-cell table:style-name="ce25" office:value-type="string">
            <text:p>€3 Billion</text:p>
          </table:table-cell>
        </table:table-row>
        <table:table-row table:style-name="ro2">
          <table:table-cell table:style-name="ce24" office:value-type="date" office:date-value="2012-06-29T00:00:00">
            <text:p>2012-06-29</text:p>
          </table:table-cell>
          <table:table-cell table:number-columns-repeated="2"/>
          <table:table-cell table:style-name="ce25" office:value-type="string">
            <text:p>Portugal</text:p>
          </table:table-cell>
          <table:table-cell table:style-name="ce25" office:value-type="string">
            <text:p>36.091091, -18.727655</text:p>
          </table:table-cell>
          <table:table-cell/>
          <table:table-cell table:style-name="ce26" office:value-type="string" office:value="http://www.bportugal.pt/en-US/OBancoeoEurosistema/ComunicadoseNotasdeInformacao/Pages/combp20120124.aspx">
            <text:p><text:a xlink:href="http://www.bportugal.pt/en-US/OBancoeoEurosistema/ComunicadoseNotasdeInformacao/Pages/combp20120124.aspx">http://www.bportugal.pt/en-US/OBancoeoEurosistema/ComunicadoseNotasdeInformacao/Pages/combp20120124.aspx</text:a></text:p>
          </table:table-cell>
          <table:table-cell table:number-columns-repeated="4"/>
          <table:table-cell table:style-name="ce25" office:value-type="string">
            <text:p>Eurozone bailout injection</text:p>
          </table:table-cell>
          <table:table-cell table:style-name="ce25" office:value-type="string">
            <text:p>Portugal</text:p>
          </table:table-cell>
          <table:table-cell/>
          <table:table-cell table:style-name="ce25" office:value-type="string">
            <text:p>€1.5 Billion</text:p>
          </table:table-cell>
        </table:table-row>
        <table:table-row table:style-name="ro2">
          <table:table-cell table:style-name="ce24" office:value-type="date" office:date-value="2012-06-29T00:00:00">
            <text:p>2012-06-29</text:p>
          </table:table-cell>
          <table:table-cell table:number-columns-repeated="2"/>
          <table:table-cell table:style-name="ce25" office:value-type="string">
            <text:p>Portugal</text:p>
          </table:table-cell>
          <table:table-cell table:style-name="ce25" office:value-type="string">
            <text:p>36.091091, -18.727655</text:p>
          </table:table-cell>
          <table:table-cell/>
          <table:table-cell table:style-name="ce26" office:value-type="string" office:value="http://www.bportugal.pt/en-US/OBancoeoEurosistema/ComunicadoseNotasdeInformacao/Pages/combp20120124.aspx">
            <text:p><text:a xlink:href="http://www.bportugal.pt/en-US/OBancoeoEurosistema/ComunicadoseNotasdeInformacao/Pages/combp20120124.aspx">http://www.bportugal.pt/en-US/OBancoeoEurosistema/ComunicadoseNotasdeInformacao/Pages/combp20120124.aspx</text:a></text:p>
          </table:table-cell>
          <table:table-cell table:number-columns-repeated="4"/>
          <table:table-cell table:style-name="ce25" office:value-type="string">
            <text:p>Eurozone bailout injection</text:p>
          </table:table-cell>
          <table:table-cell table:style-name="ce25" office:value-type="string">
            <text:p>Portugal</text:p>
          </table:table-cell>
          <table:table-cell/>
          <table:table-cell table:style-name="ce25" office:value-type="string">
            <text:p>€900 Million + €750 Million in stock</text:p>
          </table:table-cell>
        </table:table-row>
        <table:table-row table:style-name="ro2">
          <table:table-cell table:style-name="ce24" office:value-type="date" office:date-value="2011-11-21T00:00:00">
            <text:p>2011-11-21</text:p>
          </table:table-cell>
          <table:table-cell table:number-columns-repeated="2"/>
          <table:table-cell table:style-name="ce25" office:value-type="string">
            <text:p>Spain</text:p>
          </table:table-cell>
          <table:table-cell table:style-name="ce25" office:value-type="string">
            <text:p>35.712709, -6.916455</text:p>
          </table:table-cell>
          <table:table-cell/>
          <table:table-cell table:style-name="ce26" office:value-type="string" office:value="http://www.bde.es/f/webbde/GAP/Secciones/SalaPrensa/InformacionInteres/ReestructuracionSectorFinanciero/Ficheros/en/frob25062012e.pdf">
            <text:p><text:a xlink:href="http://www.bde.es/f/webbde/GAP/Secciones/SalaPrensa/InformacionInteres/ReestructuracionSectorFinanciero/Ficheros/en/frob25062012e.pdf">http://www.bde.es/f/webbde/GAP/Secciones/SalaPrensa/InformacionInteres/ReestructuracionSectorFinanciero/Ficheros/en/frob25062012e.pdf</text:a></text:p>
          </table:table-cell>
          <table:table-cell table:number-columns-repeated="3"/>
          <table:table-cell table:style-name="ce25" office:value-type="string">
            <text:p>FROB</text:p>
          </table:table-cell>
          <table:table-cell/>
          <table:table-cell table:style-name="ce25" office:value-type="string">
            <text:p>Spain</text:p>
          </table:table-cell>
        </table:table-row>
        <table:table-row table:style-name="ro2">
          <table:table-cell table:style-name="ce24" office:value-type="date" office:date-value="2012-07-16T00:00:00">
            <text:p>2012-07-16</text:p>
          </table:table-cell>
          <table:table-cell table:style-name="ce25" office:value-type="string">
            <text:p>The situation of Spain's troubled financial sector is well-documented; however, news of a Spanish bank being liquidated has virtually gone unnoticed by the international press. CAM, short for Caja de Ahorros del Mediterraneo, will officially enter a liquidation process following a general assembly meeting held last Monday. In reality, the entity's core banking business was acquired by Banco Sabadell, meaning that only remnants of the business, mostly social programs, are being liquidated. (Let's call it a partial liquidation of a Spanish 'caja'.) The main concern, however, is that bank customers are suffering losses as a result of the bank's failure, and that is something that should not be taken lightly. At CAM's general assembly meeting, members voted against the FROB's (Spain's Fund for Orderly Bank Restructuring) proposal to amortize outstanding non-voting shares ('cuotas participativas') to zero, claiming that the move would be detrimental to thousands of customers. </text:p>
          </table:table-cell>
          <table:table-cell/>
          <table:table-cell table:style-name="ce25" office:value-type="string">
            <text:p>Alicante, Spain</text:p>
          </table:table-cell>
          <table:table-cell table:style-name="ce25" office:value-type="string">
            <text:p>38.344085, -0.480474</text:p>
          </table:table-cell>
          <table:table-cell/>
          <table:table-cell table:style-name="ce26" office:value-type="string" office:value="http://uk.finance.yahoo.com/news/partial-spanish-bank-liquidation-passes-083514695.html">
            <text:p><text:a xlink:href="http://uk.finance.yahoo.com/news/partial-spanish-bank-liquidation-passes-083514695.html">http://uk.finance.yahoo.com/news/partial-spanish-bank-liquidation-passes-083514695.html</text:a></text:p>
          </table:table-cell>
          <table:table-cell table:number-columns-repeated="3"/>
          <table:table-cell table:style-name="ce25" office:value-type="string">
            <text:p>Banco Sabadell </text:p>
          </table:table-cell>
          <table:table-cell/>
          <table:table-cell table:style-name="ce25" office:value-type="string">
            <text:p>Spain</text:p>
          </table:table-cell>
        </table:table-row>
        <table:table-row table:style-name="ro2">
          <table:table-cell table:style-name="ce24" office:value-type="date" office:date-value="2009-03-29T00:00:00">
            <text:p>2009-03-29</text:p>
          </table:table-cell>
          <table:table-cell table:style-name="ce25" office:value-type="string">
            <text:p>The Spanish government has launched a €9bn (£8.4bn) bailout to rescue the first financial institution that is on the brink of collapse since the beginning of the credit crunch. Savings bank Caja Castilla La Mancha (CCM) had "liquidity problems" that forced the intervention from the Bank of Spain, Finance Minister Pedro Solbes said. The action was an "isolated incident" among the country's financial sector, he said. The country's Treasury will provide guarantees whilst CCM continues to function normally, he said. The central bank's move is Spain's first intervention in a financial institution since 1993.</text:p>
          </table:table-cell>
          <table:table-cell/>
          <table:table-cell table:style-name="ce25" office:value-type="string">
            <text:p>Cuenca, Spain</text:p>
          </table:table-cell>
          <table:table-cell table:style-name="ce25" office:value-type="string">
            <text:p>40.072025, -2.136304</text:p>
          </table:table-cell>
          <table:table-cell table:style-name="ce25" office:value-type="string">
            <text:p>The Guardian</text:p>
          </table:table-cell>
          <table:table-cell table:style-name="ce26" office:value-type="string" office:value="http://www.guardian.co.uk/business/2009/mar/29/spanish-central-bank-rescues-caja-castilla-la-mancha">
            <text:p><text:a xlink:href="http://www.guardian.co.uk/business/2009/mar/29/spanish-central-bank-rescues-caja-castilla-la-mancha">http://www.guardian.co.uk/business/2009/mar/29/spanish-central-bank-rescues-caja-castilla-la-mancha</text:a></text:p>
          </table:table-cell>
          <table:table-cell table:number-columns-repeated="3"/>
          <table:table-cell table:style-name="ce25" office:value-type="string">
            <text:p>Banco de España</text:p>
          </table:table-cell>
          <table:table-cell/>
          <table:table-cell table:style-name="ce25" office:value-type="string">
            <text:p>Spain</text:p>
          </table:table-cell>
        </table:table-row>
        <table:table-row table:style-name="ro2">
          <table:table-cell table:style-name="ce24" office:value-type="date" office:date-value="2010-05-24T00:00:00">
            <text:p>2010-05-24</text:p>
          </table:table-cell>
          <table:table-cell table:style-name="ce25" office:value-type="string">
            <text:p>Cajasur was taken over by Spanish authorities on Saturday after talks to merge it with a profitable bank ended. Cajasur ran into trouble due to its exposure to the Spanish housing market. Like many of the 45 savings banks operating in Spain, Cajasur invested heavily in the property sector, causing a boom in construction before its collapse following the financial crisis. But the market's collapse has now left lenders with debts worth 445bn euros, according to Goldman Sachs. The Bank of Spain has taken over the running of Cajasur, giving it access to 550m euros (£474m; $686m) of emergency funding.</text:p>
          </table:table-cell>
          <table:table-cell/>
          <table:table-cell table:style-name="ce25" office:value-type="string">
            <text:p>Córdoba, Spain</text:p>
          </table:table-cell>
          <table:table-cell table:style-name="ce25" office:value-type="string">
            <text:p>37.87794, -4.778403</text:p>
          </table:table-cell>
          <table:table-cell table:style-name="ce25" office:value-type="string">
            <text:p>BBC</text:p>
          </table:table-cell>
          <table:table-cell table:style-name="ce26" office:value-type="string" office:value="http://www.bbc.co.uk/news/10145716">
            <text:p><text:a xlink:href="http://www.bbc.co.uk/news/10145716">http://www.bbc.co.uk/news/10145716</text:a></text:p>
          </table:table-cell>
          <table:table-cell table:number-columns-repeated="3"/>
          <table:table-cell table:style-name="ce25" office:value-type="string">
            <text:p>Banco de España</text:p>
          </table:table-cell>
          <table:table-cell/>
          <table:table-cell table:style-name="ce25" office:value-type="string">
            <text:p>Spain</text:p>
          </table:table-cell>
        </table:table-row>
        <table:table-row table:style-name="ro2">
          <table:table-cell table:style-name="ce24" office:value-type="string">
            <text:p>1905-07-01</text:p>
          </table:table-cell>
          <table:table-cell table:number-columns-repeated="2"/>
          <table:table-cell table:style-name="ce25" office:value-type="string">
            <text:p>Stockholm, Sweden</text:p>
          </table:table-cell>
          <table:table-cell table:style-name="ce25" office:value-type="string">
            <text:p>59.33228, 18.06284</text:p>
          </table:table-cell>
          <table:table-cell/>
          <table:table-cell table:style-name="ce25" office:value-type="string">
            <text:p>Finansinspektionen (Swedish Financial Regulator)</text:p>
          </table:table-cell>
          <table:table-cell table:style-name="ce25" office:value-type="string">
            <text:p>5 billion SEK. 0,58 billion EUR</text:p>
          </table:table-cell>
          <table:table-cell table:style-name="ce26" office:value-type="string" office:value="http://www.alandsbanken.fi/info/opencms/Finland/sv/om_alandsbanken/senaste_nytt/borsmeddelanden/external_article.html?d=381149">
            <text:p><text:a xlink:href="http://www.alandsbanken.fi/info/opencms/Finland/sv/om_alandsbanken/senaste_nytt/borsmeddelanden/external_article.html?d=381149">http://www.alandsbanken.fi/info/opencms/Finland/sv/om_alandsbanken/senaste_nytt/borsmeddelanden/external_article.html?d=381149</text:a></text:p>
          </table:table-cell>
          <table:table-cell table:style-name="ce25" office:value-type="string">
            <text:p>Kaupthing Bank</text:p>
          </table:table-cell>
          <table:table-cell table:style-name="ce25" office:value-type="string">
            <text:p>Swedish Riksbank</text:p>
          </table:table-cell>
          <table:table-cell table:style-name="ce25" office:value-type="string">
            <text:p>After failure of Kaupthing Bank Iceland, Swedish Riksbank held on to Kaupthing Sweden until it was sold to Finnish Ålandsbanken, which paid back emergency loans to Swedish Riksbank.</text:p>
          </table:table-cell>
          <table:table-cell table:style-name="ce25" office:value-type="string">
            <text:p>Iceland</text:p>
          </table:table-cell>
        </table:table-row>
        <table:table-row table:style-name="ro2">
          <table:table-cell table:style-name="ce24" office:value-type="date" office:date-value="2008-10-08T00:00:00">
            <text:p>2008-10-08</text:p>
          </table:table-cell>
          <table:table-cell table:style-name="ce25" office:value-type="string">
            <text:p>High quality global journalism requires investment. Please share this article with others using the link below, do not cut &amp; paste the article. See our Ts&amp;Cs and Copyright Policy for more detail. Email ftsales.support@ft.com to buy additional rights. http://www.ft.com/cms/s/0/1cb5d40e-953b-11dd-aedd-000077b07658.html#ixzz2GvO2qsrj Part of Kaupthing’s UK operations were placed in administration on Wednesday as the last big Icelandic bank teetered on the verge of collapse, forcing clients such as financier Robert Tchenguiz to sell positions. Alistair Darling, the UK chancellor, placed Kaupthing Singer &amp; Friedlander Ltd in administration as the bank attempted to sell assets and loans around the world to stay in business. In a statement, the Treasury said it was taking the action “to protect the retail depositors . . . [and] ensure the stability of the UK financial system”.</text:p>
          </table:table-cell>
          <table:table-cell/>
          <table:table-cell table:style-name="ce25" office:value-type="string">
            <text:p>London, UK</text:p>
          </table:table-cell>
          <table:table-cell table:style-name="ce25" office:value-type="string">
            <text:p>51.506325, -0.127144</text:p>
          </table:table-cell>
          <table:table-cell table:style-name="ce25" office:value-type="string">
            <text:p>Financial Times</text:p>
          </table:table-cell>
          <table:table-cell table:style-name="ce26" office:value-type="string" office:value="http://www.ft.com/intl/cms/s/0/1cb5d40e-953b-11dd-aedd-000077b07658.html#axzz2GqUo6Gzk">
            <text:p><text:a xlink:href="http://www.ft.com/intl/cms/s/0/1cb5d40e-953b-11dd-aedd-000077b07658.html#axzz2GqUo6Gzk">http://www.ft.com/intl/cms/s/0/1cb5d40e-953b-11dd-aedd-000077b07658.html#axzz2GqUo6Gzk</text:a></text:p>
          </table:table-cell>
          <table:table-cell table:number-columns-repeated="2"/>
          <table:table-cell table:style-name="ce25" office:value-type="string">
            <text:p>Kaupting Bank</text:p>
          </table:table-cell>
          <table:table-cell table:number-columns-repeated="2"/>
          <table:table-cell table:style-name="ce25" office:value-type="string">
            <text:p>Iceland</text:p>
          </table:table-cell>
        </table:table-row>
        <table:table-row table:style-name="ro2">
          <table:table-cell table:style-name="ce24" office:value-type="date" office:date-value="2008-10-08T00:00:00">
            <text:p>2008-10-08</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4"/>
          <table:table-cell table:style-name="ce25" office:value-type="string">
            <text:p>Landsbanki</text:p>
          </table:table-cell>
          <table:table-cell table:style-name="ce25" office:value-type="string">
            <text:p>ING DirectG</text:p>
          </table:table-cell>
          <table:table-cell/>
          <table:table-cell table:style-name="ce25" office:value-type="string">
            <text:p>Iceland</text:p>
          </table:table-cell>
        </table:table-row>
        <table:table-row table:style-name="ro2">
          <table:table-cell table:style-name="ce24" office:value-type="date" office:date-value="2008-10-08T00:00:00">
            <text:p>2008-10-08</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4"/>
          <table:table-cell table:style-name="ce25" office:value-type="string">
            <text:p>Kaupthing Singer &amp; Friedlander</text:p>
          </table:table-cell>
          <table:table-cell table:style-name="ce25" office:value-type="string">
            <text:p>ING DirectH</text:p>
          </table:table-cell>
          <table:table-cell/>
          <table:table-cell table:style-name="ce25" office:value-type="string">
            <text:p>Iceland</text:p>
          </table:table-cell>
        </table:table-row>
        <table:table-row table:style-name="ro2">
          <table:table-cell table:style-name="ce24" office:value-type="date" office:date-value="2008-10-09T00:00:00">
            <text:p>2008-10-09</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4"/>
          <table:table-cell table:style-name="ce25" office:value-type="string">
            <text:p>Landsbanki</text:p>
          </table:table-cell>
          <table:table-cell table:style-name="ce25" office:value-type="string">
            <text:p>Her Majesty's Treasury</text:p>
          </table:table-cell>
          <table:table-cell/>
          <table:table-cell table:style-name="ce25" office:value-type="string">
            <text:p>Iceland</text:p>
          </table:table-cell>
        </table:table-row>
        <table:table-row table:style-name="ro2">
          <table:table-cell table:style-name="ce24" office:value-type="date" office:date-value="2008-02-22T00:00:00">
            <text:p>2008-02-22</text:p>
          </table:table-cell>
          <table:table-cell/>
          <table:table-cell table:style-name="ce26" office:value-type="string" office:value="http://upload.wikimedia.org/wikipedia/commons/b/b4/Northern_Rock_Queue.jpg">
            <text:p><text:a xlink:href="http://upload.wikimedia.org/wikipedia/commons/b/b4/Northern_Rock_Queue.jpg">http://upload.wikimedia.org/wikipedia/commons/b/b4/Northern_Rock_Queue.jpg</text:a></text:p>
          </table:table-cell>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Government of the United Kingdom</text:p>
          </table:table-cell>
          <table:table-cell/>
          <table:table-cell table:style-name="ce25" office:value-type="string">
            <text:p>UK</text:p>
          </table:table-cell>
        </table:table-row>
        <table:table-row table:style-name="ro2">
          <table:table-cell table:style-name="ce24" office:value-type="date" office:date-value="2008-06-07T00:00:00">
            <text:p>2008-06-07</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BBC</text:p>
          </table:table-cell>
          <table:table-cell table:style-name="ce26" office:value-type="string" office:value="http://news.bbc.co.uk/1/hi/business/7806023.stm">
            <text:p><text:a xlink:href="http://news.bbc.co.uk/1/hi/business/7806023.stm">http://news.bbc.co.uk/1/hi/business/7806023.stm</text:a></text:p>
          </table:table-cell>
          <table:table-cell table:number-columns-repeated="3"/>
          <table:table-cell table:style-name="ce25" office:value-type="string">
            <text:p>Chelsea Building Society</text:p>
          </table:table-cell>
          <table:table-cell/>
          <table:table-cell table:style-name="ce25" office:value-type="string">
            <text:p>UK</text:p>
          </table:table-cell>
        </table:table-row>
        <table:table-row table:style-name="ro2">
          <table:table-cell table:style-name="ce24" office:value-type="date" office:date-value="2008-07-14T00:00:00">
            <text:p>2008-07-14</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Grupo Santander</text:p>
          </table:table-cell>
          <table:table-cell/>
          <table:table-cell table:style-name="ce25" office:value-type="string">
            <text:p>UK</text:p>
          </table:table-cell>
        </table:table-row>
        <table:table-row table:style-name="ro2">
          <table:table-cell table:style-name="ce24" office:value-type="date" office:date-value="2008-09-08T00:00:00">
            <text:p>2008-09-08</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Nationwide Building Society</text:p>
          </table:table-cell>
          <table:table-cell/>
          <table:table-cell table:style-name="ce25" office:value-type="string">
            <text:p>UK</text:p>
          </table:table-cell>
        </table:table-row>
        <table:table-row table:style-name="ro2">
          <table:table-cell table:style-name="ce24" office:value-type="date" office:date-value="2008-09-08T00:00:00">
            <text:p>2008-09-08</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FSA</text:p>
          </table:table-cell>
          <table:table-cell table:style-name="ce26" office:value-type="string" office:value="http://www.fsa.gov.uk/library/communication/pr/2008/145.shtml">
            <text:p><text:a xlink:href="http://www.fsa.gov.uk/library/communication/pr/2008/145.shtml">http://www.fsa.gov.uk/library/communication/pr/2008/145.shtml</text:a></text:p>
          </table:table-cell>
          <table:table-cell table:number-columns-repeated="3"/>
          <table:table-cell table:style-name="ce25" office:value-type="string">
            <text:p>Nationwide Building Society</text:p>
          </table:table-cell>
          <table:table-cell/>
          <table:table-cell table:style-name="ce25" office:value-type="string">
            <text:p>UK</text:p>
          </table:table-cell>
        </table:table-row>
        <table:table-row table:style-name="ro2">
          <table:table-cell table:style-name="ce24" office:value-type="date" office:date-value="2008-09-18T00:00:00">
            <text:p>2008-09-18</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Lloyds TSB</text:p>
          </table:table-cell>
          <table:table-cell/>
          <table:table-cell table:style-name="ce25" office:value-type="string">
            <text:p>UK</text:p>
          </table:table-cell>
        </table:table-row>
        <table:table-row table:style-name="ro2">
          <table:table-cell table:style-name="ce24" office:value-type="date" office:date-value="2008-09-28T00:00:00">
            <text:p>2008-09-28</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FSA</text:p>
          </table:table-cell>
          <table:table-cell table:style-name="ce26" office:value-type="string" office:value="http://www.fsa.gov.uk/library/communication/statements/2008/bradford_bingley.shtml">
            <text:p><text:a xlink:href="http://www.fsa.gov.uk/library/communication/statements/2008/bradford_bingley.shtml">http://www.fsa.gov.uk/library/communication/statements/2008/bradford_bingley.shtml</text:a></text:p>
          </table:table-cell>
          <table:table-cell table:number-columns-repeated="3"/>
          <table:table-cell table:style-name="ce25" office:value-type="string">
            <text:p>Government of the United Kingdom (Mortgage Assets)</text:p>
          </table:table-cell>
          <table:table-cell/>
          <table:table-cell table:style-name="ce25" office:value-type="string">
            <text:p>UK</text:p>
          </table:table-cell>
        </table:table-row>
        <table:table-row table:style-name="ro2">
          <table:table-cell table:style-name="ce24" office:value-type="date" office:date-value="2008-10-22T00:00:00">
            <text:p>2008-10-22</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BBC</text:p>
          </table:table-cell>
          <table:table-cell table:style-name="ce26" office:value-type="string" office:value="http://news.bbc.co.uk/1/hi/business/7806023.stm">
            <text:p><text:a xlink:href="http://news.bbc.co.uk/1/hi/business/7806023.stm">http://news.bbc.co.uk/1/hi/business/7806023.stm</text:a></text:p>
          </table:table-cell>
          <table:table-cell table:number-columns-repeated="3"/>
          <table:table-cell table:style-name="ce25" office:value-type="string">
            <text:p>Yorkshire Building Society</text:p>
          </table:table-cell>
          <table:table-cell/>
          <table:table-cell table:style-name="ce25" office:value-type="string">
            <text:p>UK</text:p>
          </table:table-cell>
        </table:table-row>
        <table:table-row table:style-name="ro2">
          <table:table-cell table:style-name="ce24" office:value-type="date" office:date-value="2008-11-04T00:00:00">
            <text:p>2008-11-04</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BBC</text:p>
          </table:table-cell>
          <table:table-cell table:style-name="ce26" office:value-type="string" office:value="http://news.bbc.co.uk/1/hi/business/7706876.stm">
            <text:p><text:a xlink:href="http://news.bbc.co.uk/1/hi/business/7706876.stm">http://news.bbc.co.uk/1/hi/business/7706876.stm</text:a></text:p>
          </table:table-cell>
          <table:table-cell table:number-columns-repeated="3"/>
          <table:table-cell table:style-name="ce25" office:value-type="string">
            <text:p>Skipton Building Society</text:p>
          </table:table-cell>
          <table:table-cell/>
          <table:table-cell table:style-name="ce25" office:value-type="string">
            <text:p>UK</text:p>
          </table:table-cell>
        </table:table-row>
        <table:table-row table:style-name="ro2">
          <table:table-cell table:style-name="ce24" office:value-type="date" office:date-value="2009-03-09T00:00:00">
            <text:p>2009-03-09</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FSA</text:p>
          </table:table-cell>
          <table:table-cell table:style-name="ce26" office:value-type="string" office:value="http://www.fsa.gov.uk/consumerinformation/firmnews/2009/dunfermline_b_society.shtml">
            <text:p><text:a xlink:href="http://www.fsa.gov.uk/consumerinformation/firmnews/2009/dunfermline_b_society.shtml">http://www.fsa.gov.uk/consumerinformation/firmnews/2009/dunfermline_b_society.shtml</text:a></text:p>
          </table:table-cell>
          <table:table-cell table:number-columns-repeated="3"/>
          <table:table-cell table:style-name="ce25" office:value-type="string">
            <text:p>Bank of England (social housing loans); transfered to Nationwide Building Society</text:p>
          </table:table-cell>
          <table:table-cell/>
          <table:table-cell table:style-name="ce25" office:value-type="string">
            <text:p>UK</text:p>
          </table:table-cell>
        </table:table-row>
        <table:table-row table:style-name="ro2">
          <table:table-cell table:style-name="ce24" office:value-type="date" office:date-value="2010-02-24T00:00:00">
            <text:p>2010-02-24</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Skipton Building Society</text:p>
          </table:table-cell>
          <table:table-cell/>
          <table:table-cell table:style-name="ce25" office:value-type="string">
            <text:p>UK</text:p>
          </table:table-cell>
        </table:table-row>
        <table:table-row table:style-name="ro2">
          <table:table-cell table:style-name="ce24" office:value-type="date" office:date-value="2008-10-13T00:00:00">
            <text:p>2008-10-13</text:p>
          </table:table-cell>
          <table:table-cell table:number-columns-repeated="2"/>
          <table:table-cell table:style-name="ce25" office:value-type="string">
            <text:p>London, UK</text:p>
          </table:table-cell>
          <table:table-cell table:style-name="ce25" office:value-type="string">
            <text:p>51.506325, -0.127144</text:p>
          </table:table-cell>
          <table:table-cell table:number-columns-repeated="5"/>
          <table:table-cell table:style-name="ce25" office:value-type="string">
            <text:p>Government of the United Kingdom</text:p>
          </table:table-cell>
          <table:table-cell table:style-name="ce25" office:value-type="string">
            <text:p>Partly nationalised</text:p>
          </table:table-cell>
          <table:table-cell table:style-name="ce25" office:value-type="string">
            <text:p>UK</text:p>
          </table:table-cell>
        </table:table-row>
        <table:table-row table:style-name="ro2">
          <table:table-cell table:style-name="ce24" office:value-type="date" office:date-value="2008-10-13T00:00:00">
            <text:p>2008-10-13</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Government of the United Kingdom</text:p>
          </table:table-cell>
          <table:table-cell table:style-name="ce25" office:value-type="string">
            <text:p>Partly nationalised</text:p>
          </table:table-cell>
          <table:table-cell table:style-name="ce25" office:value-type="string">
            <text:p>UK</text:p>
          </table:table-cell>
        </table:table-row>
        <table:table-row table:style-name="ro2">
          <table:table-cell table:style-name="ce24" office:value-type="date" office:date-value="2008-10-13T00:00:00">
            <text:p>2008-10-13</text:p>
          </table:table-cell>
          <table:table-cell table:number-columns-repeated="2"/>
          <table:table-cell table:style-name="ce25" office:value-type="string">
            <text:p>UK</text:p>
          </table:table-cell>
          <table:table-cell table:style-name="ce25" office:value-type="string">
            <text:p>55.00839, -5.822485</text:p>
          </table:table-cell>
          <table:table-cell table:number-columns-repeated="5"/>
          <table:table-cell table:style-name="ce25" office:value-type="string">
            <text:p>Government of the United Kingdom</text:p>
          </table:table-cell>
          <table:table-cell table:style-name="ce25" office:value-type="string">
            <text:p>Partly nationalised</text:p>
          </table:table-cell>
          <table:table-cell table:style-name="ce25" office:value-type="string">
            <text:p>UK</text:p>
          </table:table-cell>
        </table:table-row>
        <table:table-row table:style-name="ro2">
          <table:table-cell table:style-name="ce24" office:value-type="date" office:date-value="2008-12-01T00:00:00">
            <text:p>2008-12-01</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FSA</text:p>
          </table:table-cell>
          <table:table-cell table:style-name="ce26" office:value-type="string" office:value="http://www.fsa.gov.uk/library/communication/statements/2008/lsb.shtml">
            <text:p><text:a xlink:href="http://www.fsa.gov.uk/library/communication/statements/2008/lsb.shtml">http://www.fsa.gov.uk/library/communication/statements/2008/lsb.shtml</text:a></text:p>
          </table:table-cell>
          <table:table-cell table:number-columns-repeated="4"/>
          <table:table-cell table:style-name="ce25" office:value-type="string">
            <text:p>Administration</text:p>
          </table:table-cell>
          <table:table-cell table:style-name="ce25" office:value-type="string">
            <text:p>UK</text:p>
          </table:table-cell>
        </table:table-row>
        <table:table-row table:style-name="ro2">
          <table:table-cell table:style-name="ce24" office:value-type="string">
            <text:p>1905-06-30</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presbyterianmutualsociety.co.uk/">
            <text:p><text:a xlink:href="http://www.presbyterianmutualsociety.co.uk/">http://www.presbyterianmutualsociety.co.uk/</text:a></text:p>
          </table:table-cell>
          <table:table-cell table:number-columns-repeated="4"/>
          <table:table-cell table:style-name="ce25" office:value-type="string">
            <text:p>Administration</text:p>
          </table:table-cell>
          <table:table-cell table:style-name="ce25" office:value-type="string">
            <text:p>UK</text:p>
          </table:table-cell>
        </table:table-row>
        <table:table-row table:style-name="ro2">
          <table:table-cell table:style-name="ce24" office:value-type="string">
            <text:p>1905-07-02</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BBC</text:p>
          </table:table-cell>
          <table:table-cell table:style-name="ce26" office:value-type="string" office:value="http://news.bbc.co.uk/1/hi/business/8583054.stm">
            <text:p><text:a xlink:href="http://news.bbc.co.uk/1/hi/business/8583054.stm">http://news.bbc.co.uk/1/hi/business/8583054.stm</text:a></text:p>
          </table:table-cell>
          <table:table-cell table:number-columns-repeated="3"/>
          <table:table-cell table:style-name="ce25" office:value-type="string">
            <text:p>Coventry Building Society</text:p>
          </table:table-cell>
          <table:table-cell/>
          <table:table-cell table:style-name="ce25" office:value-type="string">
            <text:p>UK</text:p>
          </table:table-cell>
        </table:table-row>
        <table:table-row table:style-name="ro2">
          <table:table-cell table:style-name="ce24" office:value-type="date" office:date-value="2009-12-02T00:00:00">
            <text:p>2009-12-02</text:p>
          </table:table-cell>
          <table:table-cell table:number-columns-repeated="2"/>
          <table:table-cell table:style-name="ce25" office:value-type="string">
            <text:p>UK</text:p>
          </table:table-cell>
          <table:table-cell table:style-name="ce25" office:value-type="string">
            <text:p>55.00839, -5.822485</text:p>
          </table:table-cell>
          <table:table-cell table:style-name="ce25" office:value-type="string">
            <text:p>BBC</text:p>
          </table:table-cell>
          <table:table-cell table:style-name="ce26" office:value-type="string" office:value="http://news.bbc.co.uk/1/hi/business/8390203.stm">
            <text:p><text:a xlink:href="http://news.bbc.co.uk/1/hi/business/8390203.stm">http://news.bbc.co.uk/1/hi/business/8390203.stm</text:a></text:p>
          </table:table-cell>
          <table:table-cell table:number-columns-repeated="3"/>
          <table:table-cell table:style-name="ce25" office:value-type="string">
            <text:p>Yorkshire Building Society</text:p>
          </table:table-cell>
          <table:table-cell/>
          <table:table-cell table:style-name="ce25" office:value-type="string">
            <text:p>UK</text:p>
          </table:table-cell>
        </table:table-row>
        <table:table-row table:style-name="ro2">
          <table:table-cell table:style-name="ce24" office:value-type="date" office:date-value="2012-06-12T00:00:00">
            <text:p>2012-06-12</text:p>
          </table:table-cell>
          <table:table-cell table:number-columns-repeated="2"/>
          <table:table-cell table:style-name="ce25" office:value-type="string">
            <text:p>Italy</text:p>
          </table:table-cell>
          <table:table-cell table:style-name="ce25" office:value-type="string">
            <text:p>41.29254, 12.573465</text:p>
          </table:table-cell>
          <table:table-cell/>
          <table:table-cell table:style-name="ce26" office:value-type="string" office:value="http://www.gazzettaufficiale.biz/atti/2012/20120008/12A00056.htm">
            <text:p><text:a xlink:href="http://www.gazzettaufficiale.biz/atti/2012/20120008/12A00056.htm">http://www.gazzettaufficiale.biz/atti/2012/20120008/12A00056.htm</text:a></text:p>
          </table:table-cell>
          <table:table-cell table:number-columns-repeated="4"/>
          <table:table-cell table:style-name="ce25" office:value-type="string">
            <text:p>Extraordinary Administration</text:p>
          </table:table-cell>
          <table:table-cell table:style-name="ce25" office:value-type="string">
            <text:p>Italy</text:p>
          </table:table-cell>
          <table:table-cell table:style-name="ce25" office:value-type="string">
            <text:p>Yes</text:p>
          </table:table-cell>
        </table:table-row>
        <table:table-row table:style-name="ro2">
          <table:table-cell table:style-name="ce24" office:value-type="date" office:date-value="2012-05-28T00:00:00">
            <text:p>2012-05-28</text:p>
          </table:table-cell>
          <table:table-cell table:style-name="ce25" office:value-type="string">
            <text:p>Greece’s four largest banks received a €18bn transfer on Monday as the first instalment of a recapitalisation plan agreed as part of the country’s second bailout by the EU and the International Monetary Fund... “The banks have the money as of this afternoon”, said an official at the Hellenic Financial Stability Fund, a vehicle set up by the EU and IMF to handle the recapitalisations. The fund received €25bn from the EFSF to strengthen Greek banks more than two weeks ago but its disbursement was delayed by a legal dispute between the government and lenders over future control of the sector. The remaining €7bn would serve as a capital buffer, a fund official said. The four banks are now expected to regain access to the ECB’s liquidity operations, using the bonds as collateral for funding at cheaper rates than under the emergency liquidity arrangement... National Bank of Greece, the country’s biggest lender, received €7.3bn of funding followed by Piraeus Bank with €4.7bn. Eurobank EFG took €3.97bn and Alpha Bank €1.9bn, according to the HFSF.</text:p>
          </table:table-cell>
          <table:table-cell/>
          <table:table-cell table:style-name="ce25" office:value-type="string">
            <text:p>Athens, Greece</text:p>
          </table:table-cell>
          <table:table-cell table:style-name="ce25" office:value-type="string">
            <text:p>37.97605, 23.73718</text:p>
          </table:table-cell>
          <table:table-cell table:style-name="ce25" office:value-type="string">
            <text:p>Financial Times</text:p>
          </table:table-cell>
          <table:table-cell table:style-name="ce26" office:value-type="string" office:value="http://www.ft.com/cms/s/0/862b44a6-a8eb-11e1-b085-00144feabdc0.html#axzz2DEdKI8qV">
            <text:p><text:a xlink:href="http://www.ft.com/cms/s/0/862b44a6-a8eb-11e1-b085-00144feabdc0.html#axzz2DEdKI8qV">http://www.ft.com/cms/s/0/862b44a6-a8eb-11e1-b085-00144feabdc0.html#axzz2DEdKI8qV</text:a></text:p>
          </table:table-cell>
          <table:table-cell table:number-columns-repeated="5"/>
          <table:table-cell table:style-name="ce25" office:value-type="string">
            <text:p>Greece</text:p>
          </table:table-cell>
          <table:table-cell/>
          <table:table-cell table:style-name="ce25" office:value-type="string">
            <text:p>€1.9-billion</text:p>
          </table:table-cell>
          <table:table-cell table:style-name="ce25" office:value-type="string">
            <text:p>Yes</text:p>
          </table:table-cell>
        </table:table-row>
        <table:table-row table:style-name="ro2">
          <table:table-cell table:style-name="ce24" office:value-type="date" office:date-value="2012-11-02T00:00:00">
            <text:p>2012-11-02</text:p>
          </table:table-cell>
          <table:table-cell table:style-name="ce25" office:value-type="string">
            <text:p>Denmark’s financial watchdog defended its failure to prevent alleged accounting fraud at the nation’s latest bank insolvency after lawmakers called for a probe into the regulator’s practices. Toender Bank A/S, which declared bankruptcy on Nov. 2 after an inspection by the Financial Supervisory Authority revealed impairments big enough to wipe out the regional lender’s equity, was guilty of a “massive misrepresentation” of its financial health that more rigorous scrutiny wouldn’t have uncovered earlier, FSA Director General Ulrik Noedgaard said.</text:p>
          </table:table-cell>
          <table:table-cell/>
          <table:table-cell table:style-name="ce25" office:value-type="string">
            <text:p>Toender, DK</text:p>
          </table:table-cell>
          <table:table-cell table:style-name="ce25" office:value-type="string">
            <text:p>54.93644, 8.86897</text:p>
          </table:table-cell>
          <table:table-cell table:style-name="ce25" office:value-type="string">
            <text:p>Businessweek</text:p>
          </table:table-cell>
          <table:table-cell table:style-name="ce26" office:value-type="string" office:value="http://www.businessweek.com/news/2012-11-06/deceit-behind-danish-bank-failure-impossible-to-catch-fsa-says">
            <text:p><text:a xlink:href="http://www.businessweek.com/news/2012-11-06/deceit-behind-danish-bank-failure-impossible-to-catch-fsa-says">http://www.businessweek.com/news/2012-11-06/deceit-behind-danish-bank-failure-impossible-to-catch-fsa-says</text:a></text:p>
          </table:table-cell>
          <table:table-cell table:number-columns-repeated="3"/>
          <table:table-cell table:style-name="ce25" office:value-type="string">
            <text:p>Sydbank</text:p>
          </table:table-cell>
          <table:table-cell table:style-name="ce25" office:value-type="string">
            <text:p>Merger directed by Financial Regulator</text:p>
          </table:table-cell>
          <table:table-cell table:style-name="ce25" office:value-type="string">
            <text:p>DK</text:p>
          </table:table-cell>
        </table:table-row>
        <table:table-row table:style-name="ro2">
          <table:table-cell table:style-name="ce24" office:value-type="date" office:date-value="2012-05-09T00:00:00">
            <text:p>2012-05-09</text:p>
          </table:table-cell>
          <table:table-cell table:style-name="ce25" office:value-type="string">
            <text:p>Spain said it would take over Bankia (BKIA) SA and may inject public funds into the banking group with the most Spanish real estate as the government prepares the fourth attempt to overhaul the financial system. Spain’s bank bailout fund will convert its 4.5 billion euros ($5.8 billion) of preferred shares in Bankia’s parent, Banco Financiero y de Ahorros, into voting shares, the Economy Ministry said in a statement yesterday. That will give it a controlling stake of 45 percent in Bankia, the ministry said, adding the government will provide the capital that’s “strictly necessary” to clean up the lender.</text:p>
          </table:table-cell>
          <table:table-cell/>
          <table:table-cell table:style-name="ce25" office:value-type="string">
            <text:p>Madrid, Spain</text:p>
          </table:table-cell>
          <table:table-cell table:style-name="ce25" office:value-type="string">
            <text:p>40.4203, -3.705774</text:p>
          </table:table-cell>
          <table:table-cell table:style-name="ce25" office:value-type="string">
            <text:p>Bloomberg</text:p>
          </table:table-cell>
          <table:table-cell table:style-name="ce26" office:value-type="string" office:value="http://www.bloomberg.com/news/2012-05-09/spain-takes-over-bankia-readies-second-bailout-after-rato-quits.html">
            <text:p><text:a xlink:href="http://www.bloomberg.com/news/2012-05-09/spain-takes-over-bankia-readies-second-bailout-after-rato-quits.html">http://www.bloomberg.com/news/2012-05-09/spain-takes-over-bankia-readies-second-bailout-after-rato-quits.html</text:a></text:p>
          </table:table-cell>
          <table:table-cell table:number-columns-repeated="2"/>
          <table:table-cell table:style-name="ce25" office:value-type="string">
            <text:p>Bankia</text:p>
          </table:table-cell>
          <table:table-cell table:style-name="ce25" office:value-type="string">
            <text:p>Government injection of 4.5 billion euros in capital acquiring a share of 45 % of the bank</text:p>
          </table:table-cell>
          <table:table-cell table:style-name="ce25" office:value-type="string">
            <text:p>Partly nationalised (45 % ownership)</text:p>
          </table:table-cell>
          <table:table-cell table:style-name="ce25" office:value-type="string">
            <text:p>Spain</text:p>
          </table:table-cell>
        </table:table-row>
        <table:table-row table:style-name="ro2">
          <table:table-cell table:style-name="ce24" office:value-type="date" office:date-value="2012-11-01T00:00:00">
            <text:p>2012-11-01</text:p>
          </table:table-cell>
          <table:table-cell table:style-name="ce25" office:value-type="string">
            <text:p>One of Britain's biggest credit unions has gone bust, taking the number that have collapsed so far in 2012 to at least six and dealing a blow to attempts by the government and others to promote the sector as a viable alternative to banks and costly payday lenders. North Yorkshire Credit Union was declared "in default" on 1 November and has been placed in liquidation; however, its 5,000 saver members have been told that their money is safe. They will get their cash back via the official Financial Services Compensation Scheme (FSCS) within the next seven days. The credit union's demise has been blamed partly on high levels of bad debts on loans to members, plus "inadequate credit referencing and credit control". It is the sixth credit union to go under in 2012, and follows at least seven that collapsed in 2011. Others that have gone bust in recent months include Tamworth Credit Union in September, the Liverpool-based Waltonian Credit Union in August, and Pallister Credit Union in Middlesbrough in May.</text:p>
          </table:table-cell>
          <table:table-cell/>
          <table:table-cell table:style-name="ce25" office:value-type="string">
            <text:p>York, UK</text:p>
          </table:table-cell>
          <table:table-cell table:style-name="ce25" office:value-type="string">
            <text:p>53.953339, -1.083427</text:p>
          </table:table-cell>
          <table:table-cell table:style-name="ce25" office:value-type="string">
            <text:p>The Guardian</text:p>
          </table:table-cell>
          <table:table-cell table:style-name="ce26" office:value-type="string" office:value="http://www.guardian.co.uk/money/2012/nov/02/north-yorkshire-credit-union-collapse">
            <text:p><text:a xlink:href="http://www.guardian.co.uk/money/2012/nov/02/north-yorkshire-credit-union-collapse">http://www.guardian.co.uk/money/2012/nov/02/north-yorkshire-credit-union-collapse</text:a></text:p>
          </table:table-cell>
          <table:table-cell table:number-columns-repeated="5"/>
          <table:table-cell table:style-name="ce25" office:value-type="string">
            <text:p>UK</text:p>
          </table:table-cell>
        </table:table-row>
        <table:table-row table:style-name="ro2">
          <table:table-cell table:style-name="ce24" office:value-type="date" office:date-value="2012-09-21T00:00:00">
            <text:p>2012-09-21</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2/september/youre-protected-fscs-t-yf1ufy113/index.html">
            <text:p><text:a xlink:href="http://www.fscs.org.uk/news/2012/september/youre-protected-fscs-t-yf1ufy113/index.html">http://www.fscs.org.uk/news/2012/september/youre-protected-fscs-t-yf1ufy113/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2-08-09T00:00:00">
            <text:p>2012-08-09</text:p>
          </table:table-cell>
          <table:table-cell table:number-columns-repeated="2"/>
          <table:table-cell table:style-name="ce25" office:value-type="string">
            <text:p>Liverpool, UK</text:p>
          </table:table-cell>
          <table:table-cell table:style-name="ce25" office:value-type="string">
            <text:p>53.409773, -2.978481</text:p>
          </table:table-cell>
          <table:table-cell/>
          <table:table-cell table:style-name="ce26" office:value-type="string" office:value="http://www.fscs.org.uk/news/2012/august/youre-protected-fscs-t-kdgvg311h/index.html">
            <text:p><text:a xlink:href="http://www.fscs.org.uk/news/2012/august/youre-protected-fscs-t-kdgvg311h/index.html">http://www.fscs.org.uk/news/2012/august/youre-protected-fscs-t-kdgvg311h/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2-05-01T00:00:00">
            <text:p>2012-05-01</text:p>
          </table:table-cell>
          <table:table-cell table:number-columns-repeated="2"/>
          <table:table-cell table:style-name="ce25" office:value-type="string">
            <text:p>Middlesbrough, UK</text:p>
          </table:table-cell>
          <table:table-cell table:style-name="ce25" office:value-type="string">
            <text:p>54.573055, -1.237634</text:p>
          </table:table-cell>
          <table:table-cell/>
          <table:table-cell table:style-name="ce26" office:value-type="string" office:value="http://www.fscs.org.uk/news/2012/may/pallister-credit-union-ltd-update/">
            <text:p><text:a xlink:href="http://www.fscs.org.uk/news/2012/may/pallister-credit-union-ltd-update/">http://www.fscs.org.uk/news/2012/may/pallister-credit-union-ltd-update/</text:a></text:p>
          </table:table-cell>
          <table:table-cell table:number-columns-repeated="5"/>
          <table:table-cell table:style-name="ce25" office:value-type="string">
            <text:p>UK</text:p>
          </table:table-cell>
        </table:table-row>
        <table:table-row table:style-name="ro2">
          <table:table-cell table:style-name="ce24" office:value-type="date" office:date-value="2012-01-16T00:00:00">
            <text:p>2012-01-16</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2/january/speedy-fscs-payout-to-members-o-uwunw3wh/index.html">
            <text:p><text:a xlink:href="http://www.fscs.org.uk/news/2012/january/speedy-fscs-payout-to-members-o-uwunw3wh/index.html">http://www.fscs.org.uk/news/2012/january/speedy-fscs-payout-to-members-o-uwunw3wh/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1-05-06T00:00:00">
            <text:p>2011-05-06</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may/update-for-members-of-southend-00xkkuqv/index.html">
            <text:p><text:a xlink:href="http://www.fscs.org.uk/news/2011/may/update-for-members-of-southend-00xkkuqv/index.html">http://www.fscs.org.uk/news/2011/may/update-for-members-of-southend-00xkkuqv/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2-06-23T00:00:00">
            <text:p>2012-06-23</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june/members-of-worcestershire-credi-g7w8aqr4/index.html">
            <text:p><text:a xlink:href="http://www.fscs.org.uk/news/2011/june/members-of-worcestershire-credi-g7w8aqr4/index.html">http://www.fscs.org.uk/news/2011/june/members-of-worcestershire-credi-g7w8aqr4/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1-07-08T00:00:00">
            <text:p>2011-07-08</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july/speedy-fscs-payout-to-members-o-1ggmsask/index.html">
            <text:p><text:a xlink:href="http://www.fscs.org.uk/news/2011/july/speedy-fscs-payout-to-members-o-1ggmsask/index.html">http://www.fscs.org.uk/news/2011/july/speedy-fscs-payout-to-members-o-1ggmsask/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1-09-06T00:00:00">
            <text:p>2011-09-06</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september/members-of-gallowhill-credit-un-9xp459t0/index.html">
            <text:p><text:a xlink:href="http://www.fscs.org.uk/news/2011/september/members-of-gallowhill-credit-un-9xp459t0/index.html">http://www.fscs.org.uk/news/2011/september/members-of-gallowhill-credit-un-9xp459t0/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1-03-30T00:00:00">
            <text:p>2011-03-30</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april/members-of-ilfracombe-and-distr-114mt1qm/index.html">
            <text:p><text:a xlink:href="http://www.fscs.org.uk/news/2011/april/members-of-ilfracombe-and-distr-114mt1qm/index.html">http://www.fscs.org.uk/news/2011/april/members-of-ilfracombe-and-distr-114mt1qm/index.html</text:a></text:p>
          </table:table-cell>
          <table:table-cell table:number-columns-repeated="5"/>
          <table:table-cell table:style-name="ce25" office:value-type="string">
            <text:p>UK</text:p>
          </table:table-cell>
        </table:table-row>
        <table:table-row table:style-name="ro2">
          <table:table-cell table:style-name="ce27"/>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april/keydata-claimants-who-invested-cwcn7fqe/index.html">
            <text:p><text:a xlink:href="http://www.fscs.org.uk/news/2011/april/keydata-claimants-who-invested-cwcn7fqe/index.html">http://www.fscs.org.uk/news/2011/april/keydata-claimants-who-invested-cwcn7fqe/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1-01-26T00:00:00">
            <text:p>2011-01-26</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january/fscs-steps-in-to-protect-member-0dwbdqn3/index.html">
            <text:p><text:a xlink:href="http://www.fscs.org.uk/news/2011/january/fscs-steps-in-to-protect-member-0dwbdqn3/index.html">http://www.fscs.org.uk/news/2011/january/fscs-steps-in-to-protect-member-0dwbdqn3/index.html</text:a></text:p>
          </table:table-cell>
          <table:table-cell table:number-columns-repeated="5"/>
          <table:table-cell table:style-name="ce25" office:value-type="string">
            <text:p>UK</text:p>
          </table:table-cell>
        </table:table-row>
        <table:table-row table:style-name="ro2">
          <table:table-cell table:style-name="ce24" office:value-type="date" office:date-value="2011-01-06T00:00:00">
            <text:p>2011-01-06</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what-we-cover/questions-and-answers/qas-about-havant-area-save-h326eanw/">
            <text:p><text:a xlink:href="http://www.fscs.org.uk/what-we-cover/questions-and-answers/qas-about-havant-area-save-h326eanw/">http://www.fscs.org.uk/what-we-cover/questions-and-answers/qas-about-havant-area-save-h326eanw/</text:a></text:p>
          </table:table-cell>
          <table:table-cell table:number-columns-repeated="5"/>
          <table:table-cell table:style-name="ce25" office:value-type="string">
            <text:p>UK</text:p>
          </table:table-cell>
        </table:table-row>
        <table:table-row table:style-name="ro2">
          <table:table-cell table:style-name="ce24" office:value-type="date" office:date-value="2012-01-05T00:00:00">
            <text:p>2012-01-05</text:p>
          </table:table-cell>
          <table:table-cell table:number-columns-repeated="2"/>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2/january/speedy-fscs-payout-to-members-o-nfxsquvv/index.html">
            <text:p><text:a xlink:href="http://www.fscs.org.uk/news/2012/january/speedy-fscs-payout-to-members-o-nfxsquvv/index.html">http://www.fscs.org.uk/news/2012/january/speedy-fscs-payout-to-members-o-nfxsquvv/index.html</text:a></text:p>
          </table:table-cell>
          <table:table-cell table:number-columns-repeated="5"/>
          <table:table-cell table:style-name="ce25" office:value-type="string">
            <text:p>UK</text:p>
          </table:table-cell>
        </table:table-row>
        <table:table-row table:style-name="ro2">
          <table:table-cell table:number-columns-repeated="3"/>
          <table:table-cell table:style-name="ce25" office:value-type="string">
            <text:p>UK</text:p>
          </table:table-cell>
          <table:table-cell table:style-name="ce25" office:value-type="string">
            <text:p>55.00839, -5.822485</text:p>
          </table:table-cell>
          <table:table-cell/>
          <table:table-cell table:style-name="ce26" office:value-type="string" office:value="http://www.fscs.org.uk/news/2011/july/speedy-fscs-payout-to-members-o-85h3rvrg/index.html">
            <text:p><text:a xlink:href="http://www.fscs.org.uk/news/2011/july/speedy-fscs-payout-to-members-o-85h3rvrg/index.html">http://www.fscs.org.uk/news/2011/july/speedy-fscs-payout-to-members-o-85h3rvrg/index.html</text:a></text:p>
          </table:table-cell>
          <table:table-cell table:number-columns-repeated="5"/>
          <table:table-cell table:style-name="ce25" office:value-type="string">
            <text:p>UK</text:p>
          </table:table-cell>
        </table:table-row>
      </table:table>
      <table:table table:name="State aid to banks approved by " table:style-name="ta2" table:print="false">
        <office:forms form:automatic-focus="false" form:apply-design-mode="false"/>
        <table:table-column table:style-name="co7" table:default-cell-style-name="ce15"/>
        <table:table-column table:style-name="co8" table:default-cell-style-name="ce15"/>
        <table:table-column table:style-name="co7" table:number-columns-repeated="12" table:default-cell-style-name="ce15"/>
        <table:table-column table:style-name="co9" table:default-cell-style-name="ce15"/>
        <table:table-column table:style-name="co7" table:number-columns-repeated="13" table:default-cell-style-name="ce15"/>
        <table:table-column table:style-name="co6" table:default-cell-style-name="ce15" table:number-columns-repeated="228"/>
        <table:table-row table:style-name="ro4">
          <table:table-cell table:style-name="ce29" office:value-type="string">
            <text:p>CASE_CODE</text:p>
          </table:table-cell>
          <table:table-cell table:style-name="ce29" office:value-type="string">
            <text:p>CASE_TITLE</text:p>
          </table:table-cell>
          <table:table-cell table:style-name="ce29" office:value-type="string">
            <text:p>CASE_ORIGINAL_TITLE</text:p>
          </table:table-cell>
          <table:table-cell table:style-name="ce29" office:value-type="string">
            <text:p>MEMBER_STATE</text:p>
          </table:table-cell>
          <table:table-cell table:style-name="ce29" office:value-type="string">
            <text:p>NACE_CODE</text:p>
          </table:table-cell>
          <table:table-cell table:style-name="ce29" office:value-type="string">
            <text:p>AID_INSTRUMENT</text:p>
          </table:table-cell>
          <table:table-cell table:style-name="ce29" office:value-type="string">
            <text:p>CASE_TYPE</text:p>
          </table:table-cell>
          <table:table-cell table:style-name="ce29" office:value-type="string">
            <text:p>START_DATE</text:p>
          </table:table-cell>
          <table:table-cell table:style-name="ce29" office:value-type="string">
            <text:p>END_DATE</text:p>
          </table:table-cell>
          <table:table-cell table:style-name="ce29" office:value-type="string">
            <text:p>NOTIFICATION_DATE</text:p>
          </table:table-cell>
          <table:table-cell table:style-name="ce29" office:value-type="string">
            <text:p>DECISIONS</text:p>
          </table:table-cell>
          <table:table-cell table:style-name="ce29" office:value-type="string">
            <text:p>OBJECTIVES</text:p>
          </table:table-cell>
          <table:table-cell table:style-name="ce29" office:value-type="string">
            <text:p>DECISION_DATE</text:p>
          </table:table-cell>
          <table:table-cell table:style-name="ce29" office:value-type="string">
            <text:p>DG_RESPONSIBLE</text:p>
          </table:table-cell>
          <table:table-cell table:style-name="ce30" office:value-type="string">
            <text:p>Banks included within meassure (abridged)</text:p>
          </table:table-cell>
          <table:table-cell table:style-name="ce31" office:value-type="string">
            <text:p>Bank auditor</text:p>
          </table:table-cell>
          <table:table-cell table:number-columns-repeated="11" table:style-name="ce32"/>
          <table:table-cell table:style-name="ce33" office:value-type="string">
            <text:p>Link</text:p>
          </table:table-cell>
        </table:table-row>
        <table:table-row table:style-name="ro5">
          <table:table-cell table:style-name="ce34" office:value-type="string">
            <text:p>SA.33683</text:p>
          </table:table-cell>
          <table:table-cell table:style-name="ce34" office:value-type="string">
            <text:p>Fourth prolongation of Polish bank guarantee scheme</text:p>
          </table:table-cell>
          <table:table-cell table:style-name="ce34" office:value-type="string">
            <text:p>Fourth prolongation of Polish bank guarantee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 Other</text:p>
          </table:table-cell>
          <table:table-cell table:style-name="ce34" office:value-type="string">
            <text:p>Scheme</text:p>
          </table:table-cell>
          <table:table-cell table:style-name="ce35" office:value-type="date" office:date-value="2008-02-06T00:00:00">
            <text:p>2/6/2008</text:p>
          </table:table-cell>
          <table:table-cell table:style-name="ce35" office:value-type="date" office:date-value="2008-06-29T00:00:00">
            <text:p>6/29/2008</text:p>
          </table:table-cell>
          <table:table-cell table:style-name="ce35" office:value-type="date" office:date-value="2007-12-14T00:00:00">
            <text:p>12/14/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2-07T00:00:00">
            <text:p>2/7/2008</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5">
          <table:table-cell table:style-name="ce34" office:value-type="string">
            <text:p>SA.33760</text:p>
          </table:table-cell>
          <table:table-cell table:style-name="ce34" office:value-type="string">
            <text:p>Reintroduction of the Spanish guarantee scheme in H1 2012</text:p>
          </table:table-cell>
          <table:table-cell table:style-name="ce34" office:value-type="string">
            <text:p>Reintroduction of the Spanish Guarantee Scheme</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8-01-31T00:00:00">
            <text:p>1/31/2008</text:p>
          </table:table-cell>
          <table:table-cell table:style-name="ce35" office:value-type="date" office:date-value="2008-06-29T00:00:00">
            <text:p>6/29/2008</text:p>
          </table:table-cell>
          <table:table-cell table:style-name="ce35" office:value-type="date" office:date-value="2008-01-15T00:00:00">
            <text:p>1/15/2008</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2-08T00:00:00">
            <text:p>2/8/2008</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SA.32995</text:p>
          </table:table-cell>
          <table:table-cell table:style-name="ce34" office:value-type="string">
            <text:p>Extended compensation scheme and prolonged state guarantee</text:p>
          </table:table-cell>
          <table:table-cell table:style-name="ce34" office:value-type="string">
            <text:p>Extended compensation scheme and prolonged state guarantee</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Direct grant, Guarantee</text:p>
          </table:table-cell>
          <table:table-cell table:style-name="ce34" office:value-type="string">
            <text:p>Scheme</text:p>
          </table:table-cell>
          <table:table-cell table:style-name="ce35" office:value-type="date" office:date-value="2007-12-31T00:00:00">
            <text:p>12/31/2007</text:p>
          </table:table-cell>
          <table:table-cell table:style-name="ce35" office:value-type="date" office:date-value="2008-06-29T00:00:00">
            <text:p>6/29/2008</text:p>
          </table:table-cell>
          <table:table-cell table:style-name="ce35" office:value-type="date" office:date-value="2007-08-28T00:00:00">
            <text:p>8/28/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08T00:00:00">
            <text:p>12/8/2007</text:p>
          </table:table-cell>
          <table:table-cell table:style-name="ce34" office:value-type="string">
            <text:p>Competition DG</text:p>
          </table:table-cell>
          <table:table-cell table:style-name="ce38"/>
          <table:table-cell table:style-name="ce37"/>
          <table:table-cell table:number-columns-repeated="12" table:style-name="ce32"/>
        </table:table-row>
        <table:table-row table:style-name="ro7">
          <table:table-cell table:style-name="ce34" office:value-type="string">
            <text:p>SA.33751</text:p>
          </table:table-cell>
          <table:table-cell table:style-name="ce34" office:value-type="string">
            <text:p>€ - $ - Prolongation of the Recapitalisation of credit institutions in Greece under the Financial Stability Fund</text:p>
          </table:table-cell>
          <table:table-cell table:style-name="ce34" office:value-type="string">
            <text:p>€ - $ - Prolongation of the Recapitalisation of credit institutions in Greece under the Financial Stability Fund</text:p>
          </table:table-cell>
          <table:table-cell table:style-name="ce34" office:value-type="string">
            <text:p>Greece</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12-31T00:00:00">
            <text:p>12/31/2007</text:p>
          </table:table-cell>
          <table:table-cell table:style-name="ce35" office:value-type="date" office:date-value="2008-06-29T00:00:00">
            <text:p>6/29/2008</text:p>
          </table:table-cell>
          <table:table-cell table:style-name="ce35" office:value-type="date" office:date-value="2007-12-21T00:00:00">
            <text:p>12/21/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2-05T00:00:00">
            <text:p>2/5/2008</text:p>
          </table:table-cell>
          <table:table-cell table:style-name="ce34" office:value-type="string">
            <text:p>Competition DG</text:p>
          </table:table-cell>
          <table:table-cell table:style-name="ce39"/>
          <table:table-cell table:number-columns-repeated="13" table:style-name="ce32"/>
        </table:table-row>
        <table:table-row table:style-name="ro6">
          <table:table-cell table:style-name="ce34" office:value-type="string">
            <text:p>SA.33154</text:p>
          </table:table-cell>
          <table:table-cell table:style-name="ce34" office:value-type="string">
            <text:p>Extention of the Hungarian bank support scheme</text:p>
          </table:table-cell>
          <table:table-cell table:style-name="ce34" office:value-type="string">
            <text:p>Extention of the Hungarian bank support scheme</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Other</text:p>
          </table:table-cell>
          <table:table-cell table:style-name="ce34" office:value-type="string">
            <text:p>Scheme</text:p>
          </table:table-cell>
          <table:table-cell table:style-name="ce35" office:value-type="date" office:date-value="2007-12-31T00:00:00">
            <text:p>12/31/2007</text:p>
          </table:table-cell>
          <table:table-cell table:style-name="ce35" office:value-type="date" office:date-value="2008-06-29T00:00:00">
            <text:p>6/29/2008</text:p>
          </table:table-cell>
          <table:table-cell table:style-name="ce35" office:value-type="date" office:date-value="2007-12-14T00:00:00">
            <text:p>12/14/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3-07T00:00:00">
            <text:p>3/7/2008</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SA.33170</text:p>
          </table:table-cell>
          <table:table-cell table:style-name="ce34" office:value-type="string">
            <text:p>Prolongation of Hungarian Liquidity scheme for banks</text:p>
          </table:table-cell>
          <table:table-cell table:style-name="ce34" office:value-type="string">
            <text:p>Prolongation of Hungarian Liquidity scheme for banks</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Soft loan</text:p>
          </table:table-cell>
          <table:table-cell table:style-name="ce34" office:value-type="string">
            <text:p>Scheme</text:p>
          </table:table-cell>
          <table:table-cell table:style-name="ce35" office:value-type="date" office:date-value="2007-12-31T00:00:00">
            <text:p>12/31/2007</text:p>
          </table:table-cell>
          <table:table-cell table:style-name="ce35" office:value-type="date" office:date-value="2008-06-29T00:00:00">
            <text:p>6/29/2008</text:p>
          </table:table-cell>
          <table:table-cell table:style-name="ce35" office:value-type="date" office:date-value="2007-12-14T00:00:00">
            <text:p>12/14/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3-06T00:00:00">
            <text:p>3/6/2008</text:p>
          </table:table-cell>
          <table:table-cell table:style-name="ce34" office:value-type="string">
            <text:p>Competition DG</text:p>
          </table:table-cell>
          <table:table-cell table:style-name="ce40"/>
          <table:table-cell table:number-columns-repeated="13" table:style-name="ce32"/>
        </table:table-row>
        <table:table-row table:style-name="ro8">
          <table:table-cell table:style-name="ce34" office:value-type="string">
            <text:p>SA.33007</text:p>
          </table:table-cell>
          <table:table-cell table:style-name="ce34" office:value-type="string">
            <text:p>Extension of the ELG scheme until June 2012 - Ireland</text:p>
          </table:table-cell>
          <table:table-cell table:style-name="ce34" office:value-type="string">
            <text:p>The proposed prolongation of the Credit Institutions (Eligible Liabilities Guarantee) Scheme 2009 (including a prolongation in respect of certain short term liabilities)</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7-12-31T00:00:00">
            <text:p>12/31/2007</text:p>
          </table:table-cell>
          <table:table-cell table:style-name="ce35" office:value-type="date" office:date-value="2008-06-29T00:00:00">
            <text:p>6/29/2008</text:p>
          </table:table-cell>
          <table:table-cell table:style-name="ce35" office:value-type="date" office:date-value="2007-10-10T00:00:00">
            <text:p>10/10/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07T00:00:00">
            <text:p>12/7/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3153</text:p>
          </table:table-cell>
          <table:table-cell table:style-name="ce34" office:value-type="string">
            <text:p>Prolongation of the guarantee scheme - Portugal</text:p>
          </table:table-cell>
          <table:table-cell table:style-name="ce34" office:value-type="string">
            <text:p>Concessão extraordinária de garantias pessoais pelo Estado, no âmbito do sistema financeiro</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7-12-31T00:00:00">
            <text:p>12/31/2007</text:p>
          </table:table-cell>
          <table:table-cell table:style-name="ce35" office:value-type="date" office:date-value="2008-06-29T00:00:00">
            <text:p>6/29/2008</text:p>
          </table:table-cell>
          <table:table-cell table:style-name="ce35" office:value-type="date" office:date-value="2007-12-07T00:00:00">
            <text:p>12/7/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20T00:00:00">
            <text:p>12/20/2007</text:p>
          </table:table-cell>
          <table:table-cell table:style-name="ce34" office:value-type="string">
            <text:p>Competition DG</text:p>
          </table:table-cell>
          <table:table-cell table:style-name="ce39"/>
          <table:table-cell table:number-columns-repeated="13" table:style-name="ce32"/>
        </table:table-row>
        <table:table-row table:style-name="ro9">
          <table:table-cell table:style-name="ce34" office:value-type="string">
            <text:p>SA.33740</text:p>
          </table:table-cell>
          <table:table-cell table:style-name="ce34" office:value-type="string">
            <text:p>Second recapitalisation of Piraeus Bank under the Greek recapitalisation scheme</text:p>
          </table:table-cell>
          <table:table-cell table:style-name="ce34" office:value-type="string">
            <text:p>€ - $ - Prolongation of the support scheme for credit institutions in Greece (guarantee, bond loan, recapitalisation)</text:p>
          </table:table-cell>
          <table:table-cell table:style-name="ce34" office:value-type="string">
            <text:p>Greece</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7-12-27T00:00:00">
            <text:p>12/27/2007</text:p>
          </table:table-cell>
          <table:table-cell table:style-name="ce41"/>
          <table:table-cell table:style-name="ce35" office:value-type="date" office:date-value="2007-12-19T00:00:00">
            <text:p>12/19/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27T00:00:00">
            <text:p>12/27/2007</text:p>
          </table:table-cell>
          <table:table-cell table:style-name="ce34" office:value-type="string">
            <text:p>Competition DG</text:p>
          </table:table-cell>
          <table:table-cell table:style-name="ce34" office:value-type="string">
            <text:p>Piraeus Bank</text:p>
          </table:table-cell>
          <table:table-cell table:style-name="ce37"/>
          <table:table-cell table:number-columns-repeated="12" table:style-name="ce32"/>
        </table:table-row>
        <table:table-row table:style-name="ro9">
          <table:table-cell table:style-name="ce34" office:value-type="string">
            <text:p>SA.33303</text:p>
          </table:table-cell>
          <table:table-cell table:style-name="ce34" office:value-type="string">
            <text:p>Second rescue recapitalisation of NBG under the Greek recapitalisation scheme</text:p>
          </table:table-cell>
          <table:table-cell table:style-name="ce34" office:value-type="string">
            <text:p>€ - $ - Prolongation of the support scheme for credit institutions in Greece (guarantee, bond loan, recapitalisation)</text:p>
          </table:table-cell>
          <table:table-cell table:style-name="ce34" office:value-type="string">
            <text:p>Greece</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7-12-21T00:00:00">
            <text:p>12/21/2007</text:p>
          </table:table-cell>
          <table:table-cell table:style-name="ce41"/>
          <table:table-cell table:style-name="ce35" office:value-type="date" office:date-value="2007-12-12T00:00:00">
            <text:p>12/12/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21T00:00:00">
            <text:p>12/21/2007</text:p>
          </table:table-cell>
          <table:table-cell table:style-name="ce34" office:value-type="string">
            <text:p>Competition DG</text:p>
          </table:table-cell>
          <table:table-cell table:style-name="ce34" office:value-type="string">
            <text:p>NBG</text:p>
          </table:table-cell>
          <table:table-cell table:style-name="ce37"/>
          <table:table-cell table:number-columns-repeated="12" table:style-name="ce32"/>
        </table:table-row>
        <table:table-row table:style-name="ro10">
          <table:table-cell table:style-name="ce34" office:value-type="string">
            <text:p>SA.33096</text:p>
          </table:table-cell>
          <table:table-cell table:style-name="ce34" office:value-type="string">
            <text:p>Additional measures to restructuring of Dexia - Temporary guarantees - by Belgium</text:p>
          </table:table-cell>
          <table:table-cell table:style-name="ce34" office:value-type="string">
            <text:p>Additional measures to restructuring of Dexia / Temporary guarantee - by Belgium</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7-12-20T00:00:00">
            <text:p>12/20/2007</text:p>
          </table:table-cell>
          <table:table-cell table:style-name="ce35" office:value-type="date" office:date-value="2008-09-29T00:00:00">
            <text:p>9/29/2008</text:p>
          </table:table-cell>
          <table:table-cell table:style-name="ce35" office:value-type="date" office:date-value="2007-10-16T00:00:00">
            <text:p>10/16/2007</text:p>
          </table:table-cell>
          <table:table-cell table:style-name="ce34" office:value-type="string">
            <text:p>Article 4(4) - decision to extend proceeding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8-05-30T00:00:00">
            <text:p>5/30/2008</text:p>
          </table:table-cell>
          <table:table-cell table:style-name="ce34" office:value-type="string">
            <text:p>Competition DG</text:p>
          </table:table-cell>
          <table:table-cell table:style-name="ce42" office:value-type="string">
            <text:p>Dexia</text:p>
          </table:table-cell>
          <table:table-cell table:number-columns-repeated="13" table:style-name="ce32"/>
        </table:table-row>
        <table:table-row table:style-name="ro10">
          <table:table-cell table:style-name="ce34" office:value-type="string">
            <text:p>SA.33095</text:p>
          </table:table-cell>
          <table:table-cell table:style-name="ce34" office:value-type="string">
            <text:p>Additional measures to restructuring of Dexia / Temporary guarantees - by France</text:p>
          </table:table-cell>
          <table:table-cell table:style-name="ce34" office:value-type="string">
            <text:p>Additional measures to restructuring of Dexia / Temporary guarantees - by France</text:p>
          </table:table-cell>
          <table:table-cell table:style-name="ce34" office:value-type="string">
            <text:p>France</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7-12-20T00:00:00">
            <text:p>12/20/2007</text:p>
          </table:table-cell>
          <table:table-cell table:style-name="ce35" office:value-type="date" office:date-value="2008-09-29T00:00:00">
            <text:p>9/29/2008</text:p>
          </table:table-cell>
          <table:table-cell table:style-name="ce35" office:value-type="date" office:date-value="2007-10-16T00:00:00">
            <text:p>10/16/2007</text:p>
          </table:table-cell>
          <table:table-cell table:style-name="ce34" office:value-type="string">
            <text:p>Article 4(4) - decision to extend proceeding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8-05-30T00:00:00">
            <text:p>5/30/2008</text:p>
          </table:table-cell>
          <table:table-cell table:style-name="ce34" office:value-type="string">
            <text:p>Competition DG</text:p>
          </table:table-cell>
          <table:table-cell table:style-name="ce43" office:value-type="string">
            <text:p>Dexia</text:p>
          </table:table-cell>
          <table:table-cell table:number-columns-repeated="13" table:style-name="ce32"/>
        </table:table-row>
        <table:table-row table:style-name="ro10">
          <table:table-cell table:style-name="ce34" office:value-type="string">
            <text:p>SA.33103</text:p>
          </table:table-cell>
          <table:table-cell table:style-name="ce34" office:value-type="string">
            <text:p>Additional measures to restructuring of Dexia / Temporary guarantee- by Luxembourg</text:p>
          </table:table-cell>
          <table:table-cell table:style-name="ce34" office:value-type="string">
            <text:p>Additional measures to restructuring of Dexia / Temporary guarantee - by Luxembourg</text:p>
          </table:table-cell>
          <table:table-cell table:style-name="ce34" office:value-type="string">
            <text:p>Luxembourg</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7-12-20T00:00:00">
            <text:p>12/20/2007</text:p>
          </table:table-cell>
          <table:table-cell table:style-name="ce35" office:value-type="date" office:date-value="2008-09-29T00:00:00">
            <text:p>9/29/2008</text:p>
          </table:table-cell>
          <table:table-cell table:style-name="ce35" office:value-type="date" office:date-value="2007-10-16T00:00:00">
            <text:p>10/16/2007</text:p>
          </table:table-cell>
          <table:table-cell table:style-name="ce34" office:value-type="string">
            <text:p>Article 4(4) - decision to extend proceeding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8-05-30T00:00:00">
            <text:p>5/30/2008</text:p>
          </table:table-cell>
          <table:table-cell table:style-name="ce34" office:value-type="string">
            <text:p>Competition DG</text:p>
          </table:table-cell>
          <table:table-cell table:style-name="ce43" office:value-type="string">
            <text:p>Dexia</text:p>
          </table:table-cell>
          <table:table-cell table:number-columns-repeated="13" table:style-name="ce32"/>
        </table:table-row>
        <table:table-row table:style-name="ro6">
          <table:table-cell table:style-name="ce34" office:value-type="string">
            <text:p>SA.32745</text:p>
          </table:table-cell>
          <table:table-cell table:style-name="ce34" office:value-type="string">
            <text:p>Restructuring scheme for Credit Unions - Ireland</text:p>
          </table:table-cell>
          <table:table-cell table:style-name="ce34" office:value-type="string">
            <text:p>Restructuring scheme for Credit Unions - Ireland</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12-19T00:00:00">
            <text:p>12/19/2007</text:p>
          </table:table-cell>
          <table:table-cell table:style-name="ce35" office:value-type="date" office:date-value="2008-06-29T00:00:00">
            <text:p>6/29/2008</text:p>
          </table:table-cell>
          <table:table-cell table:style-name="ce35" office:value-type="date" office:date-value="2007-06-13T00:00:00">
            <text:p>6/1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19T00:00:00">
            <text:p>12/19/2007</text:p>
          </table:table-cell>
          <table:table-cell table:style-name="ce34" office:value-type="string">
            <text:p>Competition DG</text:p>
          </table:table-cell>
          <table:table-cell table:style-name="ce43" office:value-type="string">
            <text:p>Credit Unions Ireland</text:p>
          </table:table-cell>
          <table:table-cell table:number-columns-repeated="13" table:style-name="ce32"/>
        </table:table-row>
        <table:table-row table:style-name="ro6">
          <table:table-cell table:style-name="ce34" office:value-type="string">
            <text:p>SA.33001</text:p>
          </table:table-cell>
          <table:table-cell table:style-name="ce34" office:value-type="string">
            <text:p>Financial assistance to be granted to Banco de Valencia</text:p>
          </table:table-cell>
          <table:table-cell table:style-name="ce34" office:value-type="string">
            <text:p>Financial assistance to be granted to Banco de Valencia</text:p>
          </table:table-cell>
          <table:table-cell table:style-name="ce34" office:value-type="string">
            <text:p>Spain</text:p>
          </table:table-cell>
          <table:table-cell table:style-name="ce34" office:value-type="string">
            <text:p>K.64 - Financial service activities, except insurance and pension funding</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7-11-20T00:00:00">
            <text:p>11/20/2007</text:p>
          </table:table-cell>
          <table:table-cell table:style-name="ce35" office:value-type="date" office:date-value="2012-11-20T00:00:00">
            <text:p>11/20/2012</text:p>
          </table:table-cell>
          <table:table-cell table:style-name="ce35" office:value-type="date" office:date-value="2007-11-20T00:00:00">
            <text:p>11/20/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1-20T00:00:00">
            <text:p>11/20/2007</text:p>
          </table:table-cell>
          <table:table-cell table:style-name="ce34" office:value-type="string">
            <text:p>Competition DG</text:p>
          </table:table-cell>
          <table:table-cell table:style-name="ce43" office:value-type="string">
            <text:p>Banco de Valencia</text:p>
          </table:table-cell>
          <table:table-cell table:number-columns-repeated="13" table:style-name="ce32"/>
        </table:table-row>
        <table:table-row table:style-name="ro5">
          <table:table-cell table:style-name="ce34" office:value-type="string">
            <text:p>N743/2007</text:p>
          </table:table-cell>
          <table:table-cell table:style-name="ce34" office:value-type="string">
            <text:p>Aide à la protection sociale complémentaire</text:p>
          </table:table-cell>
          <table:table-cell table:style-name="ce34" office:value-type="string">
            <text:p>Aide à la protection sociale complémentaire</text:p>
          </table:table-cell>
          <table:table-cell table:style-name="ce34" office:value-type="string">
            <text:p>France</text:p>
          </table:table-cell>
          <table:table-cell table:style-name="ce34" office:value-type="string">
            <text:p>K.65.1 - Insurance</text:p>
          </table:table-cell>
          <table:table-cell table:style-name="ce34" office:value-type="string">
            <text:p>Reduction of social security contributions</text:p>
          </table:table-cell>
          <table:table-cell table:style-name="ce34" office:value-type="string">
            <text:p>Scheme</text:p>
          </table:table-cell>
          <table:table-cell table:style-name="ce35" office:value-type="date" office:date-value="2007-11-09T00:00:00">
            <text:p>11/9/2007</text:p>
          </table:table-cell>
          <table:table-cell table:style-name="ce35" office:value-type="date" office:date-value="2013-11-09T00:00:00">
            <text:p>11/9/2013</text:p>
          </table:table-cell>
          <table:table-cell table:style-name="ce35" office:value-type="date" office:date-value="2006-10-28T00:00:00">
            <text:p>10/28/2006</text:p>
          </table:table-cell>
          <table:table-cell table:style-name="ce34" office:value-type="string">
            <text:p>Article 4(3) - decision not to raise objections</text:p>
          </table:table-cell>
          <table:table-cell table:style-name="ce34" office:value-type="string">
            <text:p>Social support to individual consumers</text:p>
          </table:table-cell>
          <table:table-cell table:style-name="ce35" office:value-type="date" office:date-value="2007-02-22T00:00:00">
            <text:p>2/22/2007</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SA.33008</text:p>
          </table:table-cell>
          <table:table-cell table:style-name="ce34" office:value-type="string">
            <text:p>Dexia Banque Belgique</text:p>
          </table:table-cell>
          <table:table-cell table:style-name="ce34" office:value-type="string">
            <text:p>Rachat de Dexia Banque Belgique par l'Etat belge</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7-10-16T00:00:00">
            <text:p>10/16/2007</text:p>
          </table:table-cell>
          <table:table-cell table:style-name="ce41"/>
          <table:table-cell table:style-name="ce35" office:value-type="date" office:date-value="2007-10-12T00:00:00">
            <text:p>10/12/2007</text:p>
          </table:table-cell>
          <table:table-cell table:style-name="ce34" office:value-type="string">
            <text:p>Article 4(3) - decision not to raise objection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7-10-16T00:00:00">
            <text:p>10/16/2007</text:p>
          </table:table-cell>
          <table:table-cell table:style-name="ce34" office:value-type="string">
            <text:p>Competition DG</text:p>
          </table:table-cell>
          <table:table-cell table:style-name="ce43" office:value-type="string">
            <text:p>Dexia Banque Belgique</text:p>
          </table:table-cell>
          <table:table-cell table:number-columns-repeated="13" table:style-name="ce32"/>
        </table:table-row>
        <table:table-row table:style-name="ro6">
          <table:table-cell table:style-name="ce34" office:value-type="string">
            <text:p>SA.33296</text:p>
          </table:table-cell>
          <table:table-cell table:style-name="ce34" office:value-type="string">
            <text:p>Guarantee scheme protecting the shares of individual members of financial cooperatives</text:p>
          </table:table-cell>
          <table:table-cell table:style-name="ce34" office:value-type="string">
            <text:p>Extension of the Belgian deposit guarantee scheme to shareholders in cooperatives</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7-10-13T00:00:00">
            <text:p>10/13/2007</text:p>
          </table:table-cell>
          <table:table-cell table:style-name="ce41"/>
          <table:table-cell table:style-name="ce35" office:value-type="date" office:date-value="2007-11-21T00:00:00">
            <text:p>11/21/2007</text:p>
          </table:table-cell>
          <table:table-cell table:style-name="ce34" office:value-type="string">
            <text:p>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8-04-02T00:00:00">
            <text:p>4/2/2008</text:p>
          </table:table-cell>
          <table:table-cell table:style-name="ce34" office:value-type="string">
            <text:p>Competition DG</text:p>
          </table:table-cell>
          <table:table-cell table:style-name="ce44"/>
          <table:table-cell table:number-columns-repeated="13" table:style-name="ce32"/>
        </table:table-row>
        <table:table-row table:style-name="ro6">
          <table:table-cell table:style-name="ce34" office:value-type="string">
            <text:p>SA.32994</text:p>
          </table:table-cell>
          <table:table-cell table:style-name="ce34" office:value-type="string">
            <text:p>Rescue aid to Max Bank</text:p>
          </table:table-cell>
          <table:table-cell table:style-name="ce34" office:value-type="string">
            <text:p>Rescue Danish bank under Model I/Model II</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7-10-06T00:00:00">
            <text:p>10/6/2007</text:p>
          </table:table-cell>
          <table:table-cell table:style-name="ce35" office:value-type="date" office:date-value="2008-04-06T00:00:00">
            <text:p>4/6/2008</text:p>
          </table:table-cell>
          <table:table-cell table:style-name="ce35" office:value-type="date" office:date-value="2007-09-25T00:00:00">
            <text:p>9/25/2007</text:p>
          </table:table-cell>
          <table:table-cell table:style-name="ce34" office:value-type="string">
            <text:p>Article 4(3) - decision not to raise objections</text:p>
          </table:table-cell>
          <table:table-cell table:style-name="ce34" office:value-type="string">
            <text:p>Other, Remedy for a serious disturbance in the economy</text:p>
          </table:table-cell>
          <table:table-cell table:style-name="ce35" office:value-type="date" office:date-value="2007-10-06T00:00:00">
            <text:p>10/6/2007</text:p>
          </table:table-cell>
          <table:table-cell table:style-name="ce34" office:value-type="string">
            <text:p>Competition DG</text:p>
          </table:table-cell>
          <table:table-cell table:style-name="ce45" office:value-type="string">
            <text:p>Max Bank</text:p>
          </table:table-cell>
          <table:table-cell table:style-name="ce37"/>
          <table:table-cell table:number-columns-repeated="12" table:style-name="ce32"/>
        </table:table-row>
        <table:table-row table:style-name="ro5">
          <table:table-cell table:style-name="ce34" office:value-type="string">
            <text:p>SA.32057</text:p>
          </table:table-cell>
          <table:table-cell table:style-name="ce34" office:value-type="string">
            <text:p>€ - $ - Second rescue recapitalisation of UNNIM - Spain</text:p>
          </table:table-cell>
          <table:table-cell table:style-name="ce34" office:value-type="string">
            <text:p>€ - $ - Second rescue recapitalisation of UNNIM - Spain</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Direct grant, Other forms of equity intervention</text:p>
          </table:table-cell>
          <table:table-cell table:style-name="ce34" office:value-type="string">
            <text:p>Ad Hoc Case</text:p>
          </table:table-cell>
          <table:table-cell table:style-name="ce35" office:value-type="date" office:date-value="2007-09-29T00:00:00">
            <text:p>9/29/2007</text:p>
          </table:table-cell>
          <table:table-cell table:style-name="ce41"/>
          <table:table-cell table:style-name="ce35" office:value-type="date" office:date-value="2007-05-29T00:00:00">
            <text:p>5/29/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9-29T00:00:00">
            <text:p>9/29/2007</text:p>
          </table:table-cell>
          <table:table-cell table:style-name="ce34" office:value-type="string">
            <text:p>Competition DG</text:p>
          </table:table-cell>
          <table:table-cell table:style-name="ce43" office:value-type="string">
            <text:p>UNNIM</text:p>
          </table:table-cell>
          <table:table-cell table:number-columns-repeated="13" table:style-name="ce32"/>
        </table:table-row>
        <table:table-row table:style-name="ro11">
          <table:table-cell table:style-name="ce34" office:value-type="string">
            <text:p>SA.32159</text:p>
          </table:table-cell>
          <table:table-cell table:style-name="ce34" office:value-type="string">
            <text:p>€ - $ - Second rescue recapitalisation of NovaCaixaGalicia - Spain</text:p>
          </table:table-cell>
          <table:table-cell table:style-name="ce34" office:value-type="string">
            <text:p>€ - $ - Second rescue recapitalisation of NovaCaixaGalicia - Spain</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7-09-29T00:00:00">
            <text:p>9/29/2007</text:p>
          </table:table-cell>
          <table:table-cell table:style-name="ce35" office:value-type="date" office:date-value="2011-09-29T00:00:00">
            <text:p>9/29/2011</text:p>
          </table:table-cell>
          <table:table-cell table:style-name="ce35" office:value-type="date" office:date-value="2007-05-29T00:00:00">
            <text:p>5/29/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9-29T00:00:00">
            <text:p>9/29/2007</text:p>
          </table:table-cell>
          <table:table-cell table:style-name="ce34" office:value-type="string">
            <text:p>Competition DG</text:p>
          </table:table-cell>
          <table:table-cell table:style-name="ce43" office:value-type="string">
            <text:p>NovaCaixaGalicia</text:p>
          </table:table-cell>
          <table:table-cell table:number-columns-repeated="13" table:style-name="ce32"/>
        </table:table-row>
        <table:table-row table:style-name="ro11">
          <table:table-cell table:style-name="ce34" office:value-type="string">
            <text:p>SA.32172</text:p>
          </table:table-cell>
          <table:table-cell table:style-name="ce34" office:value-type="string">
            <text:p>€ - $ - Second rescue recapitalisation of CatalunyaCaixa - Spain</text:p>
          </table:table-cell>
          <table:table-cell table:style-name="ce34" office:value-type="string">
            <text:p>€ - $ - Second rescue recapitalisation of CatalunyaCaixa - Spain</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09-29T00:00:00">
            <text:p>9/29/2007</text:p>
          </table:table-cell>
          <table:table-cell table:style-name="ce35" office:value-type="date" office:date-value="2011-09-29T00:00:00">
            <text:p>9/29/2011</text:p>
          </table:table-cell>
          <table:table-cell table:style-name="ce35" office:value-type="date" office:date-value="2007-05-29T00:00:00">
            <text:p>5/29/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9-29T00:00:00">
            <text:p>9/29/2007</text:p>
          </table:table-cell>
          <table:table-cell table:style-name="ce34" office:value-type="string">
            <text:p>Competition DG</text:p>
          </table:table-cell>
          <table:table-cell table:style-name="ce45" office:value-type="string">
            <text:p>CatalunyaCaixa </text:p>
          </table:table-cell>
          <table:table-cell table:style-name="ce37"/>
          <table:table-cell table:number-columns-repeated="12" table:style-name="ce32"/>
        </table:table-row>
        <table:table-row table:style-name="ro5">
          <table:table-cell table:style-name="ce34" office:value-type="string">
            <text:p>SA.32261</text:p>
          </table:table-cell>
          <table:table-cell table:style-name="ce34" office:value-type="string">
            <text:p>Second rescue and recapitalisation of Bank of Ireland</text:p>
          </table:table-cell>
          <table:table-cell table:style-name="ce34" office:value-type="string">
            <text:p>Second rescue and recapitalisation of Bank of Ireland</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7-07-30T00:00:00">
            <text:p>7/30/2007</text:p>
          </table:table-cell>
          <table:table-cell table:style-name="ce41"/>
          <table:table-cell table:style-name="ce35" office:value-type="date" office:date-value="2007-05-03T00:00:00">
            <text:p>5/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7-10T00:00:00">
            <text:p>7/10/2007</text:p>
          </table:table-cell>
          <table:table-cell table:style-name="ce34" office:value-type="string">
            <text:p>Competition DG</text:p>
          </table:table-cell>
          <table:table-cell table:style-name="ce45" office:value-type="string">
            <text:p>Bank of Ireland</text:p>
          </table:table-cell>
          <table:table-cell table:style-name="ce37"/>
          <table:table-cell table:number-columns-repeated="12" table:style-name="ce32"/>
        </table:table-row>
        <table:table-row table:style-name="ro6">
          <table:table-cell table:style-name="ce34" office:value-type="string">
            <text:p>SA.32504</text:p>
          </table:table-cell>
          <table:table-cell table:style-name="ce34" office:value-type="string">
            <text:p>Recapitalisation aid to AIB/EBS</text:p>
          </table:table-cell>
          <table:table-cell table:style-name="ce34" office:value-type="string">
            <text:p>THE PROPOSED RECAPITALISATION OF ALLIED IRISH BANKS, P.L.C. BY THE IRISH STAT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7-07-30T00:00:00">
            <text:p>7/30/2007</text:p>
          </table:table-cell>
          <table:table-cell table:style-name="ce41"/>
          <table:table-cell table:style-name="ce35" office:value-type="date" office:date-value="2007-07-04T00:00:00">
            <text:p>7/4/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7-14T00:00:00">
            <text:p>7/14/2007</text:p>
          </table:table-cell>
          <table:table-cell table:style-name="ce34" office:value-type="string">
            <text:p>Competition DG</text:p>
          </table:table-cell>
          <table:table-cell table:style-name="ce43" office:value-type="string">
            <text:p>Allied Irish Bank; EBS </text:p>
          </table:table-cell>
          <table:table-cell table:number-columns-repeated="13" table:style-name="ce32"/>
        </table:table-row>
        <table:table-row table:style-name="ro6">
          <table:table-cell table:style-name="ce34" office:value-type="string">
            <text:p>SA.32993</text:p>
          </table:table-cell>
          <table:table-cell table:style-name="ce34" office:value-type="string">
            <text:p>Financial assistance to be granted to CAM and Banco CAM</text:p>
          </table:table-cell>
          <table:table-cell table:style-name="ce34" office:value-type="string">
            <text:p>Financial assistance to be granted to CAM and Banco CAM</text:p>
          </table:table-cell>
          <table:table-cell table:style-name="ce34" office:value-type="string">
            <text:p>Spain</text:p>
          </table:table-cell>
          <table:table-cell table:style-name="ce34" office:value-type="string">
            <text:p>K.64 - Financial service activities, except insurance and pension funding</text:p>
          </table:table-cell>
          <table:table-cell table:style-name="ce34" office:value-type="string">
            <text:p>Direct grant, Other forms of equity intervention</text:p>
          </table:table-cell>
          <table:table-cell table:style-name="ce34" office:value-type="string">
            <text:p>Ad Hoc Case</text:p>
          </table:table-cell>
          <table:table-cell table:style-name="ce35" office:value-type="date" office:date-value="2007-07-23T00:00:00">
            <text:p>7/23/2007</text:p>
          </table:table-cell>
          <table:table-cell table:style-name="ce35" office:value-type="date" office:date-value="2012-07-23T00:00:00">
            <text:p>7/23/2012</text:p>
          </table:table-cell>
          <table:table-cell table:style-name="ce35" office:value-type="date" office:date-value="2007-07-21T00:00:00">
            <text:p>7/21/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7-23T00:00:00">
            <text:p>7/23/2007</text:p>
          </table:table-cell>
          <table:table-cell table:style-name="ce34" office:value-type="string">
            <text:p>Competition DG</text:p>
          </table:table-cell>
          <table:table-cell table:style-name="ce43" office:value-type="string">
            <text:p>CAM and Banco CAM</text:p>
          </table:table-cell>
          <table:table-cell table:number-columns-repeated="13" table:style-name="ce32"/>
        </table:table-row>
        <table:table-row table:style-name="ro12">
          <table:table-cell table:style-name="ce34" office:value-type="string">
            <text:p>SA.32946</text:p>
          </table:table-cell>
          <table:table-cell table:style-name="ce34" office:value-type="string">
            <text:p>The proposed recapitalisation of ILPGH by the Irish State</text:p>
          </table:table-cell>
          <table:table-cell table:style-name="ce34" office:value-type="string">
            <text:p>The proposed recapitalisation of ILPGH by the Irish Stat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7-07-19T00:00:00">
            <text:p>7/19/2007</text:p>
          </table:table-cell>
          <table:table-cell table:style-name="ce41"/>
          <table:table-cell table:style-name="ce35" office:value-type="date" office:date-value="2007-07-06T00:00:00">
            <text:p>7/6/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7-19T00:00:00">
            <text:p>7/19/2007</text:p>
          </table:table-cell>
          <table:table-cell table:style-name="ce34" office:value-type="string">
            <text:p>Competition DG</text:p>
          </table:table-cell>
          <table:table-cell table:style-name="ce43" office:value-type="string">
            <text:p>ILPGH</text:p>
          </table:table-cell>
          <table:table-cell table:number-columns-repeated="13" table:style-name="ce32"/>
        </table:table-row>
        <table:table-row table:style-name="ro13">
          <table:table-cell table:style-name="ce34" office:value-type="string">
            <text:p>NN63/2008</text:p>
          </table:table-cell>
          <table:table-cell table:style-name="ce34" office:value-type="string">
            <text:p>€ - $ - Restructuring aid for Hypo Real Estate</text:p>
          </table:table-cell>
          <table:table-cell table:style-name="ce34" office:value-type="string">
            <text:p>Umstrukturierungsplan Hypo Real Estate</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Individual Application</text:p>
          </table:table-cell>
          <table:table-cell table:style-name="ce35" office:value-type="date" office:date-value="2007-07-17T00:00:00">
            <text:p>7/17/2007</text:p>
          </table:table-cell>
          <table:table-cell table:style-name="ce41"/>
          <table:table-cell table:style-name="ce35" office:value-type="date" office:date-value="2005-04-01T00:00:00">
            <text:p>4/1/2005</text:p>
          </table:table-cell>
          <table:table-cell table:style-name="ce34" office:value-type="string">
            <text:p>Article 4(4) - decision to extend proceedings, Article 4(4) - decision to initiate the formal investigation procedure, Article 7(3) - positive decision, Corrigendum</text:p>
          </table:table-cell>
          <table:table-cell table:style-name="ce34" office:value-type="string">
            <text:p>Remedy for a serious disturbance in the economy, Restructuring firms in difficulty</text:p>
          </table:table-cell>
          <table:table-cell table:style-name="ce35" office:value-type="date" office:date-value="2007-07-17T00:00:00">
            <text:p>7/17/2007</text:p>
          </table:table-cell>
          <table:table-cell table:style-name="ce34" office:value-type="string">
            <text:p>Competition DG</text:p>
          </table:table-cell>
          <table:table-cell table:style-name="ce43" office:value-type="string">
            <text:p>Hypo Real Estate</text:p>
          </table:table-cell>
          <table:table-cell table:number-columns-repeated="13" table:style-name="ce32"/>
        </table:table-row>
        <table:table-row table:style-name="ro6">
          <table:table-cell table:style-name="ce34" office:value-type="string">
            <text:p>SA.32018</text:p>
          </table:table-cell>
          <table:table-cell table:style-name="ce34" office:value-type="string">
            <text:p>Prolongation and amendment of the winding-up scheme - Denmark</text:p>
          </table:table-cell>
          <table:table-cell table:style-name="ce34" office:value-type="string">
            <text:p>Prolongation and amendment of Danish winding-up scheme for banks</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Guarantee, Soft loa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0T00:00:00">
            <text:p>5/10/2007</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text:p>
          </table:table-cell>
          <table:table-cell table:style-name="ce35" office:value-type="date" office:date-value="2007-07-31T00:00:00">
            <text:p>7/31/2007</text:p>
          </table:table-cell>
          <table:table-cell table:style-name="ce34" office:value-type="string">
            <text:p>Competition DG</text:p>
          </table:table-cell>
          <table:table-cell table:style-name="ce37"/>
          <table:table-cell table:number-columns-repeated="13" table:style-name="ce32"/>
        </table:table-row>
        <table:table-row table:style-name="ro9">
          <table:table-cell table:style-name="ce34" office:value-type="string">
            <text:p>SA.32158</text:p>
          </table:table-cell>
          <table:table-cell table:style-name="ce34" office:value-type="string">
            <text:p>€ - $ - Prolongation of the support scheme for credit institutions in Greece (guarantee, bond loan, recapitalisation)</text:p>
          </table:table-cell>
          <table:table-cell table:style-name="ce34" office:value-type="string">
            <text:p>€ - $ - Prolongation of the support scheme for credit institutions in Greece (guarantee, bond loan, recapitalisation)</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6-08T00:00:00">
            <text:p>6/8/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6T00:00:00">
            <text:p>6/26/2007</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SA.32188</text:p>
          </table:table-cell>
          <table:table-cell table:style-name="ce34" office:value-type="string">
            <text:p>€ - $ - Prolongation of the Recapitalisation of credit institutions in Greece under the Financial Stability Fund</text:p>
          </table:table-cell>
          <table:table-cell table:style-name="ce34" office:value-type="string">
            <text:p>€ - $ - Prolongation of the Recapitalisation of credit institutions in Greece under the Financial Stability Fund</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6-08T00:00:00">
            <text:p>6/8/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6T00:00:00">
            <text:p>6/26/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1883</text:p>
          </table:table-cell>
          <table:table-cell table:style-name="ce34" office:value-type="string">
            <text:p>Further prolongation of Hungarian Guarantee for Housing Loans</text:p>
          </table:table-cell>
          <table:table-cell table:style-name="ce34" office:value-type="string">
            <text:p>Guarantee by Government for Housing Loans</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1T00:00:00">
            <text:p>5/11/2007</text:p>
          </table:table-cell>
          <table:table-cell table:style-name="ce34" office:value-type="string">
            <text:p>Article 4(3) - decision not to raise objections, Corrigendum</text:p>
          </table:table-cell>
          <table:table-cell table:style-name="ce34" office:value-type="string">
            <text:p>Social support to individual consumers</text:p>
          </table:table-cell>
          <table:table-cell table:style-name="ce35" office:value-type="date" office:date-value="2007-08-17T00:00:00">
            <text:p>8/17/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1998</text:p>
          </table:table-cell>
          <table:table-cell table:style-name="ce34" office:value-type="string">
            <text:p>Prolongation of Hungarian Liquidity scheme for banks</text:p>
          </table:table-cell>
          <table:table-cell table:style-name="ce34" office:value-type="string">
            <text:p>Liquidity scheme for strengthening the Hungarian real economy recovery.</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Soft loa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1T00:00:00">
            <text:p>5/11/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2T00:00:00">
            <text:p>6/22/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1999</text:p>
          </table:table-cell>
          <table:table-cell table:style-name="ce34" office:value-type="string">
            <text:p>Extention of the Hungarian bank support scheme</text:p>
          </table:table-cell>
          <table:table-cell table:style-name="ce34" office:value-type="string">
            <text:p>Support measure for the banking industry in Hungary</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1T00:00:00">
            <text:p>5/11/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2T00:00:00">
            <text:p>6/22/2007</text:p>
          </table:table-cell>
          <table:table-cell table:style-name="ce34" office:value-type="string">
            <text:p>Competition DG</text:p>
          </table:table-cell>
          <table:table-cell table:style-name="ce37"/>
          <table:table-cell table:number-columns-repeated="13" table:style-name="ce32"/>
        </table:table-row>
        <table:table-row table:style-name="ro8">
          <table:table-cell table:style-name="ce34" office:value-type="string">
            <text:p>SA.30062</text:p>
          </table:table-cell>
          <table:table-cell table:style-name="ce34" office:value-type="string">
            <text:p>The proposed prolongation of the Credit Institutions (Eligible Liabilities Guarantee) Scheme 2009 (including a prolongation in respect of certain short term liabilities)</text:p>
          </table:table-cell>
          <table:table-cell table:style-name="ce34" office:value-type="string">
            <text:p>The proposed prolongation of the Credit Institutions (Eligible Liabilities Guarantee) Scheme 2009 (including a prolongation in respect of certain short term liabilities)</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03T00:00:00">
            <text:p>5/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5-31T00:00:00">
            <text:p>5/31/2007</text:p>
          </table:table-cell>
          <table:table-cell table:style-name="ce34" office:value-type="string">
            <text:p>Competition DG</text:p>
          </table:table-cell>
          <table:table-cell table:style-name="ce37"/>
          <table:table-cell table:number-columns-repeated="13" table:style-name="ce32"/>
        </table:table-row>
        <table:table-row table:style-name="ro14">
          <table:table-cell table:style-name="ce34" office:value-type="string">
            <text:p>SA.32157</text:p>
          </table:table-cell>
          <table:table-cell table:style-name="ce34" office:value-type="string">
            <text:p>Prolongation of the Lithuanian bank support scheme for 2H2011</text:p>
          </table:table-cell>
          <table:table-cell table:style-name="ce34" office:value-type="string">
            <text:p>State aid N 200/2009 and N 47/2010 Lithuania – Lithuanian bank support scheme as prolonged by the European Commission decision of 21 January 2011 (State aid case SA.32188 (2011/N).</text:p>
          </table:table-cell>
          <table:table-cell table:style-name="ce34" office:value-type="string">
            <text:p>Lithuania</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6-05T00:00:00">
            <text:p>6/5/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6T00:00:00">
            <text:p>6/26/2007</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SA.31189</text:p>
          </table:table-cell>
          <table:table-cell table:style-name="ce34" office:value-type="string">
            <text:p>Third prolongation of Polish bank recapitalisation scheme</text:p>
          </table:table-cell>
          <table:table-cell table:style-name="ce34" office:value-type="string">
            <text:p>Third prolongation of Polish bank recapitalisation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5T00:00:00">
            <text:p>5/15/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7T00:00:00">
            <text:p>6/27/2007</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SA.31646</text:p>
          </table:table-cell>
          <table:table-cell table:style-name="ce34" office:value-type="string">
            <text:p>Fourth prolongation of Polish bank guarantee scheme</text:p>
          </table:table-cell>
          <table:table-cell table:style-name="ce34" office:value-type="string">
            <text:p>Fourth prolongation of Polish bank guarantee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5T00:00:00">
            <text:p>5/15/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7T00:00:00">
            <text:p>6/27/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2767</text:p>
          </table:table-cell>
          <table:table-cell table:style-name="ce34" office:value-type="string">
            <text:p>$ - Fourth extension of the Portuguese bank recapitalisation scheme</text:p>
          </table:table-cell>
          <table:table-cell table:style-name="ce34" office:value-type="string">
            <text:p>Regime de recapitalização das instituições de crédito em Portugal</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6-13T00:00:00">
            <text:p>6/1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9T00:00:00">
            <text:p>6/29/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2990</text:p>
          </table:table-cell>
          <table:table-cell table:style-name="ce34" office:value-type="string">
            <text:p>$ - Fourth extension of the Portuguese guarantee scheme</text:p>
          </table:table-cell>
          <table:table-cell table:style-name="ce34" office:value-type="string">
            <text:p>Concessão extraordinária de garantias pessoais pelo Estado, no âmbito do sistema financeiro</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6-13T00:00:00">
            <text:p>6/1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9T00:00:00">
            <text:p>6/29/2007</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1154</text:p>
          </table:table-cell>
          <table:table-cell table:style-name="ce34" office:value-type="string">
            <text:p>€ - Prolongation of the Spanish guarantee scheme H2 2011- Spain"</text:p>
          </table:table-cell>
          <table:table-cell table:style-name="ce34" office:value-type="string">
            <text:p>€ - Prolongation of the Spanish guarantee scheme H2 2011- Spain"</text:p>
          </table:table-cell>
          <table:table-cell table:style-name="ce34" office:value-type="string">
            <text:p>Spain</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7-06-30T00:00:00">
            <text:p>6/30/2007</text:p>
          </table:table-cell>
          <table:table-cell table:style-name="ce35" office:value-type="date" office:date-value="2007-12-30T00:00:00">
            <text:p>12/30/2007</text:p>
          </table:table-cell>
          <table:table-cell table:style-name="ce35" office:value-type="date" office:date-value="2007-05-10T00:00:00">
            <text:p>5/10/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5-31T00:00:00">
            <text:p>5/31/2007</text:p>
          </table:table-cell>
          <table:table-cell table:style-name="ce34" office:value-type="string">
            <text:p>Competition DG</text:p>
          </table:table-cell>
          <table:table-cell table:style-name="ce37"/>
          <table:table-cell table:number-columns-repeated="13" table:style-name="ce32"/>
        </table:table-row>
        <table:table-row table:style-name="ro15">
          <table:table-cell table:style-name="ce34" office:value-type="string">
            <text:p>NN57/2008</text:p>
          </table:table-cell>
          <table:table-cell table:style-name="ce34" office:value-type="string">
            <text:p>Restructuring aid to ABN AMRO</text:p>
          </table:table-cell>
          <table:table-cell table:style-name="ce34" office:value-type="string">
            <text:p>Restructuring aid to ABN AMRO</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Other forms of equity intervention, Soft loan</text:p>
          </table:table-cell>
          <table:table-cell table:style-name="ce34" office:value-type="string">
            <text:p>Ad Hoc Case</text:p>
          </table:table-cell>
          <table:table-cell table:style-name="ce35" office:value-type="date" office:date-value="2007-04-04T00:00:00">
            <text:p>4/4/2007</text:p>
          </table:table-cell>
          <table:table-cell table:style-name="ce41"/>
          <table:table-cell table:style-name="ce35" office:value-type="date" office:date-value="2004-11-27T00:00:00">
            <text:p>11/27/2004</text:p>
          </table:table-cell>
          <table:table-cell table:style-name="ce34" office:value-type="string">
            <text:p>Article 4(4) - decision to extend proceedings, Article 4(4) - decision to initiate the formal investigation procedure, Article 7(3) - positive decision, Article 7(4) - conditional decision, Other</text:p>
          </table:table-cell>
          <table:table-cell table:style-name="ce34" office:value-type="string">
            <text:p>Restructuring firms in difficulty</text:p>
          </table:table-cell>
          <table:table-cell table:style-name="ce35" office:value-type="date" office:date-value="2007-04-04T00:00:00">
            <text:p>4/4/2007</text:p>
          </table:table-cell>
          <table:table-cell table:style-name="ce34" office:value-type="string">
            <text:p>Competition DG</text:p>
          </table:table-cell>
          <table:table-cell table:style-name="ce45" office:value-type="string">
            <text:p>ABN AMRO</text:p>
          </table:table-cell>
          <table:table-cell table:style-name="ce37"/>
          <table:table-cell table:number-columns-repeated="12" table:style-name="ce32"/>
        </table:table-row>
        <table:table-row table:style-name="ro5">
          <table:table-cell table:style-name="ce34" office:value-type="string">
            <text:p>C26/2009</text:p>
          </table:table-cell>
          <table:table-cell table:style-name="ce34" office:value-type="string">
            <text:p>Establishment of national occupational pension scheme</text:p>
          </table:table-cell>
          <table:table-cell table:style-name="ce34" office:value-type="string">
            <text:p>Establishment of national occupational pension scheme</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7-03-31T00:00:00">
            <text:p>3/31/2007</text:p>
          </table:table-cell>
          <table:table-cell table:style-name="ce41"/>
          <table:table-cell table:style-name="ce35" office:value-type="date" office:date-value="2004-04-14T00:00:00">
            <text:p>4/14/2004</text:p>
          </table:table-cell>
          <table:table-cell table:style-name="ce34" office:value-type="string">
            <text:p>Article 4(3) - decision not to raise objections</text:p>
          </table:table-cell>
          <table:table-cell table:style-name="ce34" office:value-type="string">
            <text:p>Services of general economic interest</text:p>
          </table:table-cell>
          <table:table-cell table:style-name="ce35" office:value-type="date" office:date-value="2006-07-05T00:00:00">
            <text:p>7/5/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SA.33006</text:p>
          </table:table-cell>
          <table:table-cell table:style-name="ce34" office:value-type="string">
            <text:p>Big Society Capital</text:p>
          </table:table-cell>
          <table:table-cell table:style-name="ce34" office:value-type="string">
            <text:p>Big Society Capital</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7-03-31T00:00:00">
            <text:p>3/31/2007</text:p>
          </table:table-cell>
          <table:table-cell table:style-name="ce41"/>
          <table:table-cell table:style-name="ce35" office:value-type="date" office:date-value="2007-03-23T00:00:00">
            <text:p>3/23/2007</text:p>
          </table:table-cell>
          <table:table-cell table:style-name="ce34" office:value-type="string">
            <text:p>Article 4(3) - decision not to raise objections</text:p>
          </table:table-cell>
          <table:table-cell table:style-name="ce34" office:value-type="string">
            <text:p>Execution of an important project of common Europe</text:p>
          </table:table-cell>
          <table:table-cell table:style-name="ce35" office:value-type="date" office:date-value="2007-12-19T00:00:00">
            <text:p>12/19/2007</text:p>
          </table:table-cell>
          <table:table-cell table:style-name="ce34" office:value-type="string">
            <text:p>Competition DG</text:p>
          </table:table-cell>
          <table:table-cell table:style-name="ce43" office:value-type="string">
            <text:p>Big Society Capital</text:p>
          </table:table-cell>
          <table:table-cell table:number-columns-repeated="13" table:style-name="ce32"/>
        </table:table-row>
        <table:table-row table:style-name="ro11">
          <table:table-cell table:style-name="ce34" office:value-type="string">
            <text:p>SA.29833</text:p>
          </table:table-cell>
          <table:table-cell table:style-name="ce34" office:value-type="string">
            <text:p>Extension in scope of Polish bank guarantee scheme</text:p>
          </table:table-cell>
          <table:table-cell table:style-name="ce34" office:value-type="string">
            <text:p>Zmiana programu wspierania finansowania banków w Polsc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 Soft loan, Tax deferment</text:p>
          </table:table-cell>
          <table:table-cell table:style-name="ce34" office:value-type="string">
            <text:p>Scheme</text:p>
          </table:table-cell>
          <table:table-cell table:style-name="ce35" office:value-type="date" office:date-value="2007-03-12T00:00:00">
            <text:p>3/12/2007</text:p>
          </table:table-cell>
          <table:table-cell table:style-name="ce35" office:value-type="date" office:date-value="2007-12-30T00:00:00">
            <text:p>12/30/2007</text:p>
          </table:table-cell>
          <table:table-cell table:style-name="ce35" office:value-type="date" office:date-value="2007-04-30T00:00:00">
            <text:p>4/30/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6-27T00:00:00">
            <text:p>6/27/2007</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2">
          <table:table-cell table:style-name="ce34" office:value-type="string">
            <text:p>SA.29338</text:p>
          </table:table-cell>
          <table:table-cell table:style-name="ce34" office:value-type="string">
            <text:p>€ -$ - Recapitalisation of NLB - Slovenia</text:p>
          </table:table-cell>
          <table:table-cell table:style-name="ce34" office:value-type="string">
            <text:p>€ - $ - Dokapitalizacija NLB</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7-03-06T00:00:00">
            <text:p>3/6/2007</text:p>
          </table:table-cell>
          <table:table-cell table:style-name="ce41"/>
          <table:table-cell table:style-name="ce35" office:value-type="date" office:date-value="2007-01-13T00:00:00">
            <text:p>1/1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3-06T00:00:00">
            <text:p>3/6/2007</text:p>
          </table:table-cell>
          <table:table-cell table:style-name="ce34" office:value-type="string">
            <text:p>Competition DG</text:p>
          </table:table-cell>
          <table:table-cell table:style-name="ce43" office:value-type="string">
            <text:p>NLB - Slovenia</text:p>
          </table:table-cell>
          <table:table-cell table:number-columns-repeated="13" table:style-name="ce32"/>
        </table:table-row>
        <table:table-row table:style-name="ro7">
          <table:table-cell table:style-name="ce34" office:value-type="string">
            <text:p>SA.33917</text:p>
          </table:table-cell>
          <table:table-cell table:style-name="ce34" office:value-type="string">
            <text:p>€ - $ - Rescue aid to Amagerbanken</text:p>
          </table:table-cell>
          <table:table-cell table:style-name="ce34" office:value-type="string">
            <text:p>Measures adopted with a view to winding-up Amagerbanken A/S</text:p>
          </table:table-cell>
          <table:table-cell table:style-name="ce34" office:value-type="string">
            <text:p>Denmark</text:p>
          </table:table-cell>
          <table:table-cell table:style-name="ce34" office:value-type="string">
            <text:p>K.64.19 - Other monetary intermediation</text:p>
          </table:table-cell>
          <table:table-cell table:style-name="ce34" office:value-type="string">
            <text:p>Other forms of equity intervention, Soft loan</text:p>
          </table:table-cell>
          <table:table-cell table:style-name="ce34" office:value-type="string">
            <text:p>Individual Application</text:p>
          </table:table-cell>
          <table:table-cell table:style-name="ce35" office:value-type="date" office:date-value="2007-02-05T00:00:00">
            <text:p>2/5/2007</text:p>
          </table:table-cell>
          <table:table-cell table:style-name="ce35" office:value-type="date" office:date-value="2007-08-05T00:00:00">
            <text:p>8/5/2007</text:p>
          </table:table-cell>
          <table:table-cell table:style-name="ce35" office:value-type="date" office:date-value="2007-02-24T00:00:00">
            <text:p>2/24/2007</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 Restructuring firms in difficulty</text:p>
          </table:table-cell>
          <table:table-cell table:style-name="ce35" office:value-type="date" office:date-value="2007-06-05T00:00:00">
            <text:p>6/5/2007</text:p>
          </table:table-cell>
          <table:table-cell table:style-name="ce34" office:value-type="string">
            <text:p>Competition DG</text:p>
          </table:table-cell>
          <table:table-cell table:style-name="ce43" office:value-type="string">
            <text:p>Amagerbanken</text:p>
          </table:table-cell>
          <table:table-cell table:number-columns-repeated="13" table:style-name="ce32"/>
        </table:table-row>
        <table:table-row table:style-name="ro12">
          <table:table-cell table:style-name="ce34" office:value-type="string">
            <text:p>SA.34032</text:p>
          </table:table-cell>
          <table:table-cell table:style-name="ce34" office:value-type="string">
            <text:p>€ - $ - Restructuring plan of Amagerbanken</text:p>
          </table:table-cell>
          <table:table-cell table:style-name="ce34" office:value-type="string">
            <text:p>Restructuring plan of Amagerbanken</text:p>
          </table:table-cell>
          <table:table-cell table:style-name="ce34" office:value-type="string">
            <text:p>Denmark</text:p>
          </table:table-cell>
          <table:table-cell table:style-name="ce34" office:value-type="string">
            <text:p>K.64.19 - Other monetary intermediation</text:p>
          </table:table-cell>
          <table:table-cell table:style-name="ce34" office:value-type="string">
            <text:p>Direct grant, Guarantee</text:p>
          </table:table-cell>
          <table:table-cell table:style-name="ce34" office:value-type="string">
            <text:p>Individual Application</text:p>
          </table:table-cell>
          <table:table-cell table:style-name="ce35" office:value-type="date" office:date-value="2007-02-05T00:00:00">
            <text:p>2/5/2007</text:p>
          </table:table-cell>
          <table:table-cell table:style-name="ce35" office:value-type="date" office:date-value="2007-08-05T00:00:00">
            <text:p>8/5/2007</text:p>
          </table:table-cell>
          <table:table-cell table:style-name="ce35" office:value-type="date" office:date-value="2007-08-04T00:00:00">
            <text:p>8/4/2007</text:p>
          </table:table-cell>
          <table:table-cell table:style-name="ce34" office:value-type="string">
            <text:p>Article 4(3) - decision not to raise objections</text:p>
          </table:table-cell>
          <table:table-cell table:style-name="ce34" office:value-type="string">
            <text:p>closure aid</text:p>
          </table:table-cell>
          <table:table-cell table:style-name="ce35" office:value-type="date" office:date-value="2008-01-24T00:00:00">
            <text:p>1/24/2008</text:p>
          </table:table-cell>
          <table:table-cell table:style-name="ce34" office:value-type="string">
            <text:p>Competition DG</text:p>
          </table:table-cell>
          <table:table-cell table:style-name="ce45" office:value-type="string">
            <text:p>Amagerbanken</text:p>
          </table:table-cell>
          <table:table-cell table:style-name="ce37"/>
          <table:table-cell table:number-columns-repeated="12" table:style-name="ce32"/>
        </table:table-row>
        <table:table-row table:style-name="ro6">
          <table:table-cell table:style-name="ce34" office:value-type="string">
            <text:p>NN52/2010</text:p>
          </table:table-cell>
          <table:table-cell table:style-name="ce34" office:value-type="string">
            <text:p>€ - $ - Prolongation of Lithuanian bank support scheme</text:p>
          </table:table-cell>
          <table:table-cell table:style-name="ce34" office:value-type="string">
            <text:p>State aid N 200/2009 and N 47/2010 Lithuania – Lithuanian bank support scheme (extention)</text:p>
          </table:table-cell>
          <table:table-cell table:style-name="ce34" office:value-type="string">
            <text:p>Lithuania</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7-01-20T00:00:00">
            <text:p>1/20/2007</text:p>
          </table:table-cell>
          <table:table-cell table:style-name="ce35" office:value-type="date" office:date-value="2007-06-29T00:00:00">
            <text:p>6/29/2007</text:p>
          </table:table-cell>
          <table:table-cell table:style-name="ce35" office:value-type="date" office:date-value="2007-01-03T00:00:00">
            <text:p>1/3/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1-20T00:00:00">
            <text:p>1/20/2007</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6">
          <table:table-cell table:style-name="ce34" office:value-type="string">
            <text:p>SA.28264</text:p>
          </table:table-cell>
          <table:table-cell table:style-name="ce34" office:value-type="string">
            <text:p>£ - Prolongation of Belgian short-term export credit guarantee scheme</text:p>
          </table:table-cell>
          <table:table-cell table:style-name="ce34" office:value-type="string">
            <text:p>Assurance crédit à l''exportation (BELGACAP)</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12-30T00:00:00">
            <text:p>12/30/2007</text:p>
          </table:table-cell>
          <table:table-cell table:style-name="ce35" office:value-type="date" office:date-value="2006-12-23T00:00:00">
            <text:p>12/23/2006</text:p>
          </table:table-cell>
          <table:table-cell table:style-name="ce34" office:value-type="string">
            <text:p>Article 4(3) - decision not to raise objections</text:p>
          </table:table-cell>
          <table:table-cell table:style-name="ce34" office:value-type="string">
            <text:p>Promotion of export and internationalisation</text:p>
          </table:table-cell>
          <table:table-cell table:style-name="ce35" office:value-type="date" office:date-value="2007-05-29T00:00:00">
            <text:p>5/29/2007</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530/2010</text:p>
          </table:table-cell>
          <table:table-cell table:style-name="ce34" office:value-type="string">
            <text:p>€ - $ - Prolongation of Danish winding-up fund for banks</text:p>
          </table:table-cell>
          <table:table-cell table:style-name="ce34" office:value-type="string">
            <text:p>€ - $ - Prolongation of Danish winding-up fund for banks</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6T00:00:00">
            <text:p>11/16/2006</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text:p>
          </table:table-cell>
          <table:table-cell table:style-name="ce35" office:value-type="date" office:date-value="2006-12-06T00:00:00">
            <text:p>12/6/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SA.33117</text:p>
          </table:table-cell>
          <table:table-cell table:style-name="ce34" office:value-type="string">
            <text:p>Exonération de la taxe sur les contrats d'assurance maladie</text:p>
          </table:table-cell>
          <table:table-cell table:style-name="ce34" office:value-type="string">
            <text:p>Exonération de la taxe sur les contrats d'assurance maladie</text:p>
          </table:table-cell>
          <table:table-cell table:style-name="ce34" office:value-type="string">
            <text:p>France</text:p>
          </table:table-cell>
          <table:table-cell table:style-name="ce34" office:value-type="string">
            <text:p>K.65.12 - Non-life insurance</text:p>
          </table:table-cell>
          <table:table-cell table:style-name="ce34" office:value-type="string">
            <text:p>Tax rate reduction</text:p>
          </table:table-cell>
          <table:table-cell table:style-name="ce34" office:value-type="string">
            <text:p>Scheme</text:p>
          </table:table-cell>
          <table:table-cell table:style-name="ce35" office:value-type="date" office:date-value="2006-12-31T00:00:00">
            <text:p>12/31/2006</text:p>
          </table:table-cell>
          <table:table-cell table:style-name="ce41"/>
          <table:table-cell table:style-name="ce35" office:value-type="date" office:date-value="2006-09-16T00:00:00">
            <text:p>9/16/2006</text:p>
          </table:table-cell>
          <table:table-cell table:style-name="ce34" office:value-type="string">
            <text:p>Article 4(3) - decision not to raise objections</text:p>
          </table:table-cell>
          <table:table-cell table:style-name="ce34" office:value-type="string">
            <text:p>Social support to individual consumers</text:p>
          </table:table-cell>
          <table:table-cell table:style-name="ce35" office:value-type="date" office:date-value="2006-10-28T00:00:00">
            <text:p>10/28/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N25/2008</text:p>
          </table:table-cell>
          <table:table-cell table:style-name="ce34" office:value-type="string">
            <text:p>€ - $ - Fourth extension of the Support Measures for the Credit Institutions in Greece</text:p>
          </table:table-cell>
          <table:table-cell table:style-name="ce34" office:value-type="string">
            <text:p>€ - $ - Fourth extension of the Support Measures for the Credit Institutions in Greece</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25T00:00:00">
            <text:p>11/25/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20T00:00:00">
            <text:p>12/20/2006</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NN34/2007</text:p>
          </table:table-cell>
          <table:table-cell table:style-name="ce34" office:value-type="string">
            <text:p>€ - $ - Prolongation of the Recapitalisation of credit institutions in Greece under the Financial Stability Fund</text:p>
          </table:table-cell>
          <table:table-cell table:style-name="ce34" office:value-type="string">
            <text:p>€ - $ - Prolongation of the Recapitalisation of credit institutions in Greece under the Financial Stability Fund</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25T00:00:00">
            <text:p>11/25/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13T00:00:00">
            <text:p>12/13/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524/2008</text:p>
          </table:table-cell>
          <table:table-cell table:style-name="ce34" office:value-type="string">
            <text:p>€ - $ - Second prolongation of the Hungarian liquidity scheme</text:p>
          </table:table-cell>
          <table:table-cell table:style-name="ce34" office:value-type="string">
            <text:p>Liquidity scheme for strengthening the Hungarian real economy recovery.</text:p>
          </table:table-cell>
          <table:table-cell table:style-name="ce34" office:value-type="string">
            <text:p>Hungary</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4T00:00:00">
            <text:p>11/1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06T00:00:00">
            <text:p>12/6/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528/2008</text:p>
          </table:table-cell>
          <table:table-cell table:style-name="ce34" office:value-type="string">
            <text:p>€ - $ - Fourth prolongation of the Hungarian bank support scheme</text:p>
          </table:table-cell>
          <table:table-cell table:style-name="ce34" office:value-type="string">
            <text:p>Support measure for the banking industry in Hungary</text:p>
          </table:table-cell>
          <table:table-cell table:style-name="ce34" office:value-type="string">
            <text:p>Hungar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4T00:00:00">
            <text:p>11/1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06T00:00:00">
            <text:p>12/6/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328/2010</text:p>
          </table:table-cell>
          <table:table-cell table:style-name="ce34" office:value-type="string">
            <text:p>€ - $ - Prolongation of the Hungarian support scheme for housing loans</text:p>
          </table:table-cell>
          <table:table-cell table:style-name="ce34" office:value-type="string">
            <text:p>Guarantee by Government for Housing Loans</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4T00:00:00">
            <text:p>11/14/2006</text:p>
          </table:table-cell>
          <table:table-cell table:style-name="ce34" office:value-type="string">
            <text:p>Article 4(3) - decision not to raise objections</text:p>
          </table:table-cell>
          <table:table-cell table:style-name="ce34" office:value-type="string">
            <text:p>Social support to individual consumers</text:p>
          </table:table-cell>
          <table:table-cell table:style-name="ce35" office:value-type="date" office:date-value="2006-12-07T00:00:00">
            <text:p>12/7/2006</text:p>
          </table:table-cell>
          <table:table-cell table:style-name="ce34" office:value-type="string">
            <text:p>Competition DG</text:p>
          </table:table-cell>
          <table:table-cell table:style-name="ce37"/>
          <table:table-cell table:number-columns-repeated="13" table:style-name="ce32"/>
        </table:table-row>
        <table:table-row table:style-name="ro8">
          <table:table-cell table:style-name="ce34" office:value-type="string">
            <text:p>N380/2010</text:p>
          </table:table-cell>
          <table:table-cell table:style-name="ce34" office:value-type="string">
            <text:p>€ - $ - Extension of the ELG scheme until June 2011 - Ireland</text:p>
          </table:table-cell>
          <table:table-cell table:style-name="ce34" office:value-type="string">
            <text:p>The proposed prolongation of the Credit Institutions (Eligible Liabilities Guarantee) Scheme 2009 (including a prolongation in respect of certain short term liabilities)</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0-21T00:00:00">
            <text:p>10/21/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1-09T00:00:00">
            <text:p>11/9/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512/2008</text:p>
          </table:table-cell>
          <table:table-cell table:style-name="ce34" office:value-type="string">
            <text:p>€ - $ - Third prolongation of Polish bank guarantee scheme</text:p>
          </table:table-cell>
          <table:table-cell table:style-name="ce34" office:value-type="string">
            <text:p>€ - $ - Third prolongation of Polish bank guarantee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 Other</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4T00:00:00">
            <text:p>11/1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15T00:00:00">
            <text:p>12/15/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520a/2008</text:p>
          </table:table-cell>
          <table:table-cell table:style-name="ce34" office:value-type="string">
            <text:p>€ - $ - Second prolongation of Polish bank recapitalisation scheme</text:p>
          </table:table-cell>
          <table:table-cell table:style-name="ce34" office:value-type="string">
            <text:p>€ - $ - Second prolongation of Polish bank recapitalisation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4T00:00:00">
            <text:p>11/1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15T00:00:00">
            <text:p>12/15/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487/2010</text:p>
          </table:table-cell>
          <table:table-cell table:style-name="ce34" office:value-type="string">
            <text:p>€ - $ - Prolongation of the Spanish guarantee scheme H1 2011</text:p>
          </table:table-cell>
          <table:table-cell table:style-name="ce34" office:value-type="string">
            <text:p>Cuarta prórroga régimen avales a entidades de crédito</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4T00:00:00">
            <text:p>11/1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1-28T00:00:00">
            <text:p>11/28/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N355/2009</text:p>
          </table:table-cell>
          <table:table-cell table:style-name="ce34" office:value-type="string">
            <text:p>€ - $ - Fourth prolongation of Swedish bank guarantee scheme</text:p>
          </table:table-cell>
          <table:table-cell table:style-name="ce34" office:value-type="string">
            <text:p>Fourth prolongation of Swedish bank guarantee scheme</text:p>
          </table:table-cell>
          <table:table-cell table:style-name="ce34" office:value-type="string">
            <text:p>Sweden</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12-31T00:00:00">
            <text:p>12/31/2006</text:p>
          </table:table-cell>
          <table:table-cell table:style-name="ce35" office:value-type="date" office:date-value="2007-06-29T00:00:00">
            <text:p>6/29/2007</text:p>
          </table:table-cell>
          <table:table-cell table:style-name="ce35" office:value-type="date" office:date-value="2006-11-11T00:00:00">
            <text:p>11/11/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1-30T00:00:00">
            <text:p>11/30/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6">
          <table:table-cell table:style-name="ce34" office:value-type="string">
            <text:p>SA.28787</text:p>
          </table:table-cell>
          <table:table-cell table:style-name="ce34" office:value-type="string">
            <text:p>€ - $ - Asset guarantee for Hypo Group Alpe Adria</text:p>
          </table:table-cell>
          <table:table-cell table:style-name="ce34" office:value-type="string">
            <text:p>Bürgschaftsvereinbarung nach FinStaG vom 28.12.2010 zugunsten der Hypo Group Alpe Adria</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6-12-30T00:00:00">
            <text:p>12/30/2006</text:p>
          </table:table-cell>
          <table:table-cell table:style-name="ce41"/>
          <table:table-cell table:style-name="ce35" office:value-type="date" office:date-value="2006-12-28T00:00:00">
            <text:p>12/28/2006</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7-07-18T00:00:00">
            <text:p>7/18/2007</text:p>
          </table:table-cell>
          <table:table-cell table:style-name="ce34" office:value-type="string">
            <text:p>Competition DG</text:p>
          </table:table-cell>
          <table:table-cell table:style-name="ce43" office:value-type="string">
            <text:p>Hypo Group Alpe Adria</text:p>
          </table:table-cell>
          <table:table-cell table:number-columns-repeated="13" table:style-name="ce32"/>
        </table:table-row>
        <table:table-row table:style-name="ro13">
          <table:table-cell table:style-name="ce34" office:value-type="string">
            <text:p>SA.27991</text:p>
          </table:table-cell>
          <table:table-cell table:style-name="ce34" office:value-type="string">
            <text:p>$ - € - Fourth rescue recapitalisation of Anglo Irish Bank</text:p>
          </table:table-cell>
          <table:table-cell table:style-name="ce34" office:value-type="string">
            <text:p>A proposal to provide further capital support to Anglo Irish Bank and a proposal to provide a Ministerial Guarantee to Anglo Irish Bank in respect of certain liabilities.</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6-12-30T00:00:00">
            <text:p>12/30/2006</text:p>
          </table:table-cell>
          <table:table-cell table:style-name="ce41"/>
          <table:table-cell table:style-name="ce35" office:value-type="date" office:date-value="2006-12-07T00:00:00">
            <text:p>12/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20T00:00:00">
            <text:p>12/20/2006</text:p>
          </table:table-cell>
          <table:table-cell table:style-name="ce34" office:value-type="string">
            <text:p>Competition DG</text:p>
          </table:table-cell>
          <table:table-cell table:style-name="ce43" office:value-type="string">
            <text:p>Anglo Irish Bank </text:p>
          </table:table-cell>
          <table:table-cell table:number-columns-repeated="13" table:style-name="ce32"/>
        </table:table-row>
        <table:table-row table:style-name="ro6">
          <table:table-cell table:style-name="ce34" office:value-type="string">
            <text:p>N533/2008</text:p>
          </table:table-cell>
          <table:table-cell table:style-name="ce34" office:value-type="string">
            <text:p>€ - $ - Second rescue recapitalisation of Allied Irish Bank</text:p>
          </table:table-cell>
          <table:table-cell table:style-name="ce34" office:value-type="string">
            <text:p>THE PROPOSED RECAPITALISATION OF ALLIED IRISH BANKS, P.L.C. BY THE IRISH STAT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6-12-22T00:00:00">
            <text:p>12/22/2006</text:p>
          </table:table-cell>
          <table:table-cell table:style-name="ce41"/>
          <table:table-cell table:style-name="ce35" office:value-type="date" office:date-value="2006-11-09T00:00:00">
            <text:p>11/9/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20T00:00:00">
            <text:p>12/20/2006</text:p>
          </table:table-cell>
          <table:table-cell table:style-name="ce34" office:value-type="string">
            <text:p>Competition DG</text:p>
          </table:table-cell>
          <table:table-cell table:style-name="ce45" office:value-type="string">
            <text:p>Allied Irish Bank</text:p>
          </table:table-cell>
          <table:table-cell table:style-name="ce37"/>
          <table:table-cell table:number-columns-repeated="12" table:style-name="ce32"/>
        </table:table-row>
        <table:table-row table:style-name="ro6">
          <table:table-cell table:style-name="ce34" office:value-type="string">
            <text:p>NN35/2010</text:p>
          </table:table-cell>
          <table:table-cell table:style-name="ce34" office:value-type="string">
            <text:p>$ - € - Second rescue recapitalisation of INBS</text:p>
          </table:table-cell>
          <table:table-cell table:style-name="ce34" office:value-type="string">
            <text:p>A proposal under which the Irish State would make a capital contribution of €2.7 billion to INBS</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6-11-30T00:00:00">
            <text:p>11/30/2006</text:p>
          </table:table-cell>
          <table:table-cell table:style-name="ce41"/>
          <table:table-cell table:style-name="ce35" office:value-type="date" office:date-value="2006-10-11T00:00:00">
            <text:p>10/11/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20T00:00:00">
            <text:p>12/20/2006</text:p>
          </table:table-cell>
          <table:table-cell table:style-name="ce34" office:value-type="string">
            <text:p>Competition DG</text:p>
          </table:table-cell>
          <table:table-cell table:style-name="ce43" office:value-type="string">
            <text:p>INBS</text:p>
          </table:table-cell>
          <table:table-cell table:number-columns-repeated="13" table:style-name="ce32"/>
        </table:table-row>
        <table:table-row table:style-name="ro17">
          <table:table-cell table:style-name="ce34" office:value-type="string">
            <text:p>N254/2010</text:p>
          </table:table-cell>
          <table:table-cell table:style-name="ce34" office:value-type="string">
            <text:p>€ - $ - Reintroduction of Italian recapitalisation scheme until 31.12.2010</text:p>
          </table:table-cell>
          <table:table-cell table:style-name="ce34" office:value-type="string">
            <text:p>Amendment of Italian recapitalisation scheme : DL 5 agosto 2010, n. 125 - art. 2 comma 1- rinnovo del regime di ricapitalizzazione a favore el settore finanziario in Italia introdotto con l'art. 12 del DL 28.11.2008, n. 185 convertito nella L 29.1.2009, n. 2 e successivo DM attuativo del 25.2.2009.</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10-20T00:00:00">
            <text:p>10/20/2006</text:p>
          </table:table-cell>
          <table:table-cell table:style-name="ce35" office:value-type="date" office:date-value="2006-12-30T00:00:00">
            <text:p>12/30/2006</text:p>
          </table:table-cell>
          <table:table-cell table:style-name="ce35" office:value-type="date" office:date-value="2006-09-30T00:00:00">
            <text:p>9/30/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0-20T00:00:00">
            <text:p>10/20/2006</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N344/2009</text:p>
          </table:table-cell>
          <table:table-cell table:style-name="ce34" office:value-type="string">
            <text:p>€ - $ - Danish winding-up fund for banks</text:p>
          </table:table-cell>
          <table:table-cell table:style-name="ce34" office:value-type="string">
            <text:p>Garanti for afvikling af nødlidende pengeinstitutter gennem den sektorfinansierede Indskydergarantifond.</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9-30T00:00:00">
            <text:p>9/30/2006</text:p>
          </table:table-cell>
          <table:table-cell table:style-name="ce35" office:value-type="date" office:date-value="2006-12-30T00:00:00">
            <text:p>12/30/2006</text:p>
          </table:table-cell>
          <table:table-cell table:style-name="ce35" office:value-type="date" office:date-value="2006-03-24T00:00:00">
            <text:p>3/2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9-29T00:00:00">
            <text:p>9/29/2006</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N48/2010</text:p>
          </table:table-cell>
          <table:table-cell table:style-name="ce34" office:value-type="string">
            <text:p>€ - $ - Second tranche of NAMA</text:p>
          </table:table-cell>
          <table:table-cell table:style-name="ce34" office:value-type="string">
            <text:p>The transfer of the second tranche of bank assets from participating institutions to NAMA under the NAMA Schem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8-22T00:00:00">
            <text:p>8/22/2006</text:p>
          </table:table-cell>
          <table:table-cell table:style-name="ce41"/>
          <table:table-cell table:style-name="ce35" office:value-type="date" office:date-value="2006-07-22T00:00:00">
            <text:p>7/2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1-28T00:00:00">
            <text:p>11/28/2006</text:p>
          </table:table-cell>
          <table:table-cell table:style-name="ce34" office:value-type="string">
            <text:p>Competition DG</text:p>
          </table:table-cell>
          <table:table-cell table:style-name="ce45" office:value-type="string">
            <text:p>NAMA</text:p>
          </table:table-cell>
          <table:table-cell table:style-name="ce37"/>
          <table:table-cell table:number-columns-repeated="12" table:style-name="ce32"/>
        </table:table-row>
        <table:table-row table:style-name="ro6">
          <table:table-cell table:style-name="ce34" office:value-type="string">
            <text:p>C37/2010</text:p>
          </table:table-cell>
          <table:table-cell table:style-name="ce34" office:value-type="string">
            <text:p>€ - Lithuanian Bank Guarantee Scheme</text:p>
          </table:table-cell>
          <table:table-cell table:style-name="ce34" office:value-type="string">
            <text:p>The Republic of Lithuania Draft Law on Financial Stability.</text:p>
          </table:table-cell>
          <table:table-cell table:style-name="ce34" office:value-type="string">
            <text:p>Lithuania</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08-04T00:00:00">
            <text:p>8/4/2006</text:p>
          </table:table-cell>
          <table:table-cell table:style-name="ce35" office:value-type="date" office:date-value="2006-12-30T00:00:00">
            <text:p>12/30/2006</text:p>
          </table:table-cell>
          <table:table-cell table:style-name="ce35" office:value-type="date" office:date-value="2005-04-02T00:00:00">
            <text:p>4/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8-04T00:00:00">
            <text:p>8/4/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31a/2009</text:p>
          </table:table-cell>
          <table:table-cell table:style-name="ce34" office:value-type="string">
            <text:p>€ - $ - Lithuanian Bank Recapitalisation and Asset Relief Scheme</text:p>
          </table:table-cell>
          <table:table-cell table:style-name="ce34" office:value-type="string">
            <text:p>Lithuanian Bank Support Scheme</text:p>
          </table:table-cell>
          <table:table-cell table:style-name="ce34" office:value-type="string">
            <text:p>Lithuania</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8-04T00:00:00">
            <text:p>8/4/2006</text:p>
          </table:table-cell>
          <table:table-cell table:style-name="ce35" office:value-type="date" office:date-value="2006-12-30T00:00:00">
            <text:p>12/30/2006</text:p>
          </table:table-cell>
          <table:table-cell table:style-name="ce35" office:value-type="date" office:date-value="2006-02-07T00:00:00">
            <text:p>2/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8-04T00:00:00">
            <text:p>8/4/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N207/2010</text:p>
          </table:table-cell>
          <table:table-cell table:style-name="ce34" office:value-type="string">
            <text:p>€ - $ - Recapitalisation of credit institutions in Greece under the Financial Stability Fund (FSF).</text:p>
          </table:table-cell>
          <table:table-cell table:style-name="ce34" office:value-type="string">
            <text:p>ΙΔΡΥΣΗ ΤΑΜΕΙΟΥ ΧΡΗΜΑΤΟΠΙΣΤΩΤΙΚΗΣ ΣΤΑΘΕΡΟΤΗΤΑΣ</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7-29T00:00:00">
            <text:p>7/29/2006</text:p>
          </table:table-cell>
          <table:table-cell table:style-name="ce35" office:value-type="date" office:date-value="2013-06-29T00:00:00">
            <text:p>6/29/2013</text:p>
          </table:table-cell>
          <table:table-cell table:style-name="ce35" office:value-type="date" office:date-value="2006-07-20T00:00:00">
            <text:p>7/20/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9-02T00:00:00">
            <text:p>9/2/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7">
          <table:table-cell table:style-name="ce34" office:value-type="string">
            <text:p>N26/2009</text:p>
          </table:table-cell>
          <table:table-cell table:style-name="ce34" office:value-type="string">
            <text:p>$ - € - Second prolongation of the Portuguese guarantee scheme</text:p>
          </table:table-cell>
          <table:table-cell table:style-name="ce34" office:value-type="string">
            <text:p>$ - € - Concessão extraordinária de garantias pessoais pelo estado, no âmbito do sistema financeiro</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7-22T00:00:00">
            <text:p>7/22/2006</text:p>
          </table:table-cell>
          <table:table-cell table:style-name="ce35" office:value-type="date" office:date-value="2006-12-30T00:00:00">
            <text:p>12/30/2006</text:p>
          </table:table-cell>
          <table:table-cell table:style-name="ce35" office:value-type="date" office:date-value="2006-07-12T00:00:00">
            <text:p>7/1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7-22T00:00:00">
            <text:p>7/22/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198/2010</text:p>
          </table:table-cell>
          <table:table-cell table:style-name="ce34" office:value-type="string">
            <text:p>€ - $ - Second prolongation of the Portuguese Recapitalisation Scheme</text:p>
          </table:table-cell>
          <table:table-cell table:style-name="ce34" office:value-type="string">
            <text:p>€ - $ - Prolongation of the Portuguese Recapitalisation Scheme</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7-22T00:00:00">
            <text:p>7/22/2006</text:p>
          </table:table-cell>
          <table:table-cell table:style-name="ce35" office:value-type="date" office:date-value="2006-12-30T00:00:00">
            <text:p>12/30/2006</text:p>
          </table:table-cell>
          <table:table-cell table:style-name="ce35" office:value-type="date" office:date-value="2006-07-12T00:00:00">
            <text:p>7/1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7-22T00:00:00">
            <text:p>7/22/2006</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N261/2010</text:p>
          </table:table-cell>
          <table:table-cell table:style-name="ce34" office:value-type="string">
            <text:p>€ - $ - Extension of the Spanish recapitalization scheme (FROB)</text:p>
          </table:table-cell>
          <table:table-cell table:style-name="ce34" office:value-type="string">
            <text:p>Renovación del Esquema General de recapitalización de entidades financieras en España, prórrga de N 28/2010.</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7-22T00:00:00">
            <text:p>7/22/2006</text:p>
          </table:table-cell>
          <table:table-cell table:style-name="ce35" office:value-type="date" office:date-value="2006-12-30T00:00:00">
            <text:p>12/30/2006</text:p>
          </table:table-cell>
          <table:table-cell table:style-name="ce35" office:value-type="date" office:date-value="2006-07-14T00:00:00">
            <text:p>7/14/2006</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8-22T00:00:00">
            <text:p>8/22/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694/2009</text:p>
          </table:table-cell>
          <table:table-cell table:style-name="ce34" office:value-type="string">
            <text:p>$ - € - Third recapitalisation in favour of Anglo Irish Bank</text:p>
          </table:table-cell>
          <table:table-cell table:style-name="ce34" office:value-type="string">
            <text:p>Third recapitalisation in favour of Anglo Irish Bank</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6-07-18T00:00:00">
            <text:p>7/18/2006</text:p>
          </table:table-cell>
          <table:table-cell table:style-name="ce35" office:value-type="date" office:date-value="2006-12-30T00:00:00">
            <text:p>12/30/2006</text:p>
          </table:table-cell>
          <table:table-cell table:style-name="ce35" office:value-type="date" office:date-value="2006-06-27T00:00:00">
            <text:p>6/2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8-09T00:00:00">
            <text:p>8/9/2006</text:p>
          </table:table-cell>
          <table:table-cell table:style-name="ce34" office:value-type="string">
            <text:p>Competition DG</text:p>
          </table:table-cell>
          <table:table-cell table:style-name="ce43" office:value-type="string">
            <text:p>Anglo Irish Bank </text:p>
          </table:table-cell>
          <table:table-cell table:number-columns-repeated="13" table:style-name="ce32"/>
        </table:table-row>
        <table:table-row table:style-name="ro8">
          <table:table-cell table:style-name="ce34" office:value-type="string">
            <text:p>N531/2009</text:p>
          </table:table-cell>
          <table:table-cell table:style-name="ce34" office:value-type="string">
            <text:p>€ - $ - Restructuring of Bank of Ireland</text:p>
          </table:table-cell>
          <table:table-cell table:style-name="ce34" office:value-type="string">
            <text:p>Submission of Bank of Ireland Restructuring Plan pursuant to requirements of state aid decision N149/ 2009 – Recapitalisation of Bank of Ireland by the Irish Stat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6-07-14T00:00:00">
            <text:p>7/14/2006</text:p>
          </table:table-cell>
          <table:table-cell table:style-name="ce41"/>
          <table:table-cell table:style-name="ce35" office:value-type="date" office:date-value="2005-09-13T00:00:00">
            <text:p>9/1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7-14T00:00:00">
            <text:p>7/14/2006</text:p>
          </table:table-cell>
          <table:table-cell table:style-name="ce34" office:value-type="string">
            <text:p>Competition DG</text:p>
          </table:table-cell>
          <table:table-cell table:style-name="ce45" office:value-type="string">
            <text:p>Bank of Ireland</text:p>
          </table:table-cell>
          <table:table-cell table:style-name="ce37"/>
          <table:table-cell table:number-columns-repeated="12" table:style-name="ce32"/>
        </table:table-row>
        <table:table-row table:style-name="ro5">
          <table:table-cell table:style-name="ce34" office:value-type="string">
            <text:p>N238/2010</text:p>
          </table:table-cell>
          <table:table-cell table:style-name="ce34" office:value-type="string">
            <text:p>€ - $ - Prolongation of Polish bank recapitalisation scheme</text:p>
          </table:table-cell>
          <table:table-cell table:style-name="ce34" office:value-type="string">
            <text:p>Polish bank recapitalisation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7-04T00:00:00">
            <text:p>7/4/2006</text:p>
          </table:table-cell>
          <table:table-cell table:style-name="ce35" office:value-type="date" office:date-value="2006-12-30T00:00:00">
            <text:p>12/30/2006</text:p>
          </table:table-cell>
          <table:table-cell table:style-name="ce35" office:value-type="date" office:date-value="2006-06-17T00:00:00">
            <text:p>6/1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7-04T00:00:00">
            <text:p>7/4/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5">
          <table:table-cell table:style-name="ce34" office:value-type="string">
            <text:p>N225/2010</text:p>
          </table:table-cell>
          <table:table-cell table:style-name="ce34" office:value-type="string">
            <text:p>Danish Recapitalization Scheme</text:p>
          </table:table-cell>
          <table:table-cell table:style-name="ce34" office:value-type="string">
            <text:p>Prolongation of Danish guarantee scheme on new debt</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16T00:00:00">
            <text:p>6/16/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7T00:00:00">
            <text:p>6/27/2006</text:p>
          </table:table-cell>
          <table:table-cell table:style-name="ce34" office:value-type="string">
            <text:p>Competition DG</text:p>
          </table:table-cell>
          <table:table-cell table:style-name="ce37"/>
          <table:table-cell table:number-columns-repeated="13" table:style-name="ce32"/>
        </table:table-row>
        <table:table-row table:style-name="ro16">
          <table:table-cell table:style-name="ce34" office:value-type="string">
            <text:p>N160/2010</text:p>
          </table:table-cell>
          <table:table-cell table:style-name="ce34" office:value-type="string">
            <text:p>€ - $ - Third prolongation of German bank support scheme</text:p>
          </table:table-cell>
          <table:table-cell table:style-name="ce34" office:value-type="string">
            <text:p>Verlängerung des Finanzmarktstabilisierungsgesetzes vom 1.7.10 bis 31.12.10</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Other forms of equity intervention</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02T00:00:00">
            <text:p>6/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2T00:00:00">
            <text:p>6/22/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193/2009</text:p>
          </table:table-cell>
          <table:table-cell table:style-name="ce34" office:value-type="string">
            <text:p>€ - $ - Third prolongation of Greek bank support scheme</text:p>
          </table:table-cell>
          <table:table-cell table:style-name="ce34" office:value-type="string">
            <text:p>Prolongation of Greek bank support scheme - N163/2010 - N690/2009 - N560/2008</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17T00:00:00">
            <text:p>6/1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9T00:00:00">
            <text:p>6/29/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164/2009</text:p>
          </table:table-cell>
          <table:table-cell table:style-name="ce34" office:value-type="string">
            <text:p>€ - $ - Third prolongation of Hungarian bank support scheme</text:p>
          </table:table-cell>
          <table:table-cell table:style-name="ce34" office:value-type="string">
            <text:p>Support measure for the banking industry in Hungary</text:p>
          </table:table-cell>
          <table:table-cell table:style-name="ce34" office:value-type="string">
            <text:p>Hungar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06-29T00:00:00">
            <text:p>6/29/2006</text:p>
          </table:table-cell>
          <table:table-cell table:style-name="ce35" office:value-type="date" office:date-value="2006-05-19T00:00:00">
            <text:p>5/19/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2T00:00:00">
            <text:p>6/22/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189/2009</text:p>
          </table:table-cell>
          <table:table-cell table:style-name="ce34" office:value-type="string">
            <text:p>€ - $ - Prolongation of Hungarian liquidity scheme</text:p>
          </table:table-cell>
          <table:table-cell table:style-name="ce34" office:value-type="string">
            <text:p>Liquidity scheme for strengthening the Hungarian real economy recovery.</text:p>
          </table:table-cell>
          <table:table-cell table:style-name="ce34" office:value-type="string">
            <text:p>Hungary</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6-06-30T00:00:00">
            <text:p>6/30/2006</text:p>
          </table:table-cell>
          <table:table-cell table:style-name="ce41"/>
          <table:table-cell table:style-name="ce35" office:value-type="date" office:date-value="2006-05-19T00:00:00">
            <text:p>5/19/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7T00:00:00">
            <text:p>6/27/2006</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N179/2009</text:p>
          </table:table-cell>
          <table:table-cell table:style-name="ce34" office:value-type="string">
            <text:p>€ - $ - Extension of the ELG scheme until December 2010- Ireland</text:p>
          </table:table-cell>
          <table:table-cell table:style-name="ce34" office:value-type="string">
            <text:p>Prolongation and Modification of the Credit Institutions (Eligible Liabilities Guarantee) Scheme 2009</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02T00:00:00">
            <text:p>6/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7T00:00:00">
            <text:p>6/27/2006</text:p>
          </table:table-cell>
          <table:table-cell table:style-name="ce34" office:value-type="string">
            <text:p>Competition DG</text:p>
          </table:table-cell>
          <table:table-cell table:style-name="ce44"/>
          <table:table-cell table:number-columns-repeated="13" table:style-name="ce32"/>
        </table:table-row>
        <table:table-row table:style-name="ro5">
          <table:table-cell table:style-name="ce34" office:value-type="string">
            <text:p>N163/2010</text:p>
          </table:table-cell>
          <table:table-cell table:style-name="ce34" office:value-type="string">
            <text:p>€ - $ - Third prolongation of Latvian bank support scheme</text:p>
          </table:table-cell>
          <table:table-cell table:style-name="ce34" office:value-type="string">
            <text:p>Third prolongation of Latvian bank support scheme</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03T00:00:00">
            <text:p>6/3/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3T00:00:00">
            <text:p>6/23/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202/2010</text:p>
          </table:table-cell>
          <table:table-cell table:style-name="ce34" office:value-type="string">
            <text:p>€ - $ - Third prolongation of Dutch Garantee Scheme</text:p>
          </table:table-cell>
          <table:table-cell table:style-name="ce34" office:value-type="string">
            <text:p>Second prolongation of Dutch Garantee Scheme</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08T00:00:00">
            <text:p>6/8/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8T00:00:00">
            <text:p>6/28/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194/2009</text:p>
          </table:table-cell>
          <table:table-cell table:style-name="ce34" office:value-type="string">
            <text:p>€ - $ - Second prolongation of Polish bank guarantee scheme</text:p>
          </table:table-cell>
          <table:table-cell table:style-name="ce34" office:value-type="string">
            <text:p>Prolongation of Polish guarantee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 Other</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07T00:00:00">
            <text:p>6/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8T00:00:00">
            <text:p>6/28/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214/2009</text:p>
          </table:table-cell>
          <table:table-cell table:style-name="ce34" office:value-type="string">
            <text:p>€ - $ Third prolongation of Slovenian bank guarantee scheme</text:p>
          </table:table-cell>
          <table:table-cell table:style-name="ce34" office:value-type="string">
            <text:p>Zagotovitev stabilnosti finančnega sistema v Sloveniji</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6-09T00:00:00">
            <text:p>6/9/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8T00:00:00">
            <text:p>6/28/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239/2009</text:p>
          </table:table-cell>
          <table:table-cell table:style-name="ce34" office:value-type="string">
            <text:p>€ - $ - Prolongation of the Spanish guarantee scheme H2 2010</text:p>
          </table:table-cell>
          <table:table-cell table:style-name="ce34" office:value-type="string">
            <text:p>Prolongation of the Spanish guarantee scheme H2 2010</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5-30T00:00:00">
            <text:p>5/30/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7T00:00:00">
            <text:p>6/27/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C50/2006</text:p>
          </table:table-cell>
          <table:table-cell table:style-name="ce34" office:value-type="string">
            <text:p>€ - $ - Third prolongation of Swedish bank guarantee scheme</text:p>
          </table:table-cell>
          <table:table-cell table:style-name="ce34" office:value-type="string">
            <text:p>Second prolongation of Swedish bank guarantee scheme</text:p>
          </table:table-cell>
          <table:table-cell table:style-name="ce34" office:value-type="string">
            <text:p>Sweden</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06-30T00:00:00">
            <text:p>6/30/2006</text:p>
          </table:table-cell>
          <table:table-cell table:style-name="ce35" office:value-type="date" office:date-value="2006-12-30T00:00:00">
            <text:p>12/30/2006</text:p>
          </table:table-cell>
          <table:table-cell table:style-name="ce35" office:value-type="date" office:date-value="2006-05-26T00:00:00">
            <text:p>5/26/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14T00:00:00">
            <text:p>6/14/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7">
          <table:table-cell table:style-name="ce34" office:value-type="string">
            <text:p>N337/2009</text:p>
          </table:table-cell>
          <table:table-cell table:style-name="ce34" office:value-type="string">
            <text:p>€ - $ - Restructuring of CajaSur - Spain</text:p>
          </table:table-cell>
          <table:table-cell table:style-name="ce34" office:value-type="string">
            <text:p>Adjudicación de Cajasur en favor de BBK por el FROB. Continuación de N 202/2010, recapitalización de CAJASUR</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 Provision of risk capital</text:p>
          </table:table-cell>
          <table:table-cell table:style-name="ce34" office:value-type="string">
            <text:p>Individual Application</text:p>
          </table:table-cell>
          <table:table-cell table:style-name="ce35" office:value-type="date" office:date-value="2006-06-21T00:00:00">
            <text:p>6/21/2006</text:p>
          </table:table-cell>
          <table:table-cell table:style-name="ce35" office:value-type="date" office:date-value="2011-12-30T00:00:00">
            <text:p>12/30/2011</text:p>
          </table:table-cell>
          <table:table-cell table:style-name="ce35" office:value-type="date" office:date-value="2006-06-01T00:00:00">
            <text:p>6/1/2006</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6-11-07T00:00:00">
            <text:p>11/7/2006</text:p>
          </table:table-cell>
          <table:table-cell table:style-name="ce34" office:value-type="string">
            <text:p>Competition DG</text:p>
          </table:table-cell>
          <table:table-cell table:style-name="ce45" office:value-type="string">
            <text:p>Cajasur</text:p>
          </table:table-cell>
          <table:table-cell table:style-name="ce37"/>
          <table:table-cell table:number-columns-repeated="12" table:style-name="ce32"/>
        </table:table-row>
        <table:table-row table:style-name="ro12">
          <table:table-cell table:style-name="ce34" office:value-type="string">
            <text:p>C32/2009</text:p>
          </table:table-cell>
          <table:table-cell table:style-name="ce34" office:value-type="string">
            <text:p>€ - $ - Capital support measures in relation to EBS</text:p>
          </table:table-cell>
          <table:table-cell table:style-name="ce34" office:value-type="string">
            <text:p>Capital support measures in relation to EBS</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6-06-01T00:00:00">
            <text:p>6/1/2006</text:p>
          </table:table-cell>
          <table:table-cell table:style-name="ce41"/>
          <table:table-cell table:style-name="ce35" office:value-type="date" office:date-value="2006-03-03T00:00:00">
            <text:p>3/3/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01T00:00:00">
            <text:p>6/1/2006</text:p>
          </table:table-cell>
          <table:table-cell table:style-name="ce34" office:value-type="string">
            <text:p>Competition DG</text:p>
          </table:table-cell>
          <table:table-cell table:style-name="ce43" office:value-type="string">
            <text:p>EBS</text:p>
          </table:table-cell>
          <table:table-cell table:number-columns-repeated="13" table:style-name="ce32"/>
        </table:table-row>
        <table:table-row table:style-name="ro6">
          <table:table-cell table:style-name="ce34" office:value-type="string">
            <text:p>C27/2004</text:p>
          </table:table-cell>
          <table:table-cell table:style-name="ce34" office:value-type="string">
            <text:p>€ - $ - Prolongation of the Eligible Liabilities Guarantee Scheme - Ireland</text:p>
          </table:table-cell>
          <table:table-cell table:style-name="ce34" office:value-type="string">
            <text:p>Prolongation of the Eligible Liabilities Guarantee Scheme - Ireland</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6-06-01T00:00:00">
            <text:p>6/1/2006</text:p>
          </table:table-cell>
          <table:table-cell table:style-name="ce35" office:value-type="date" office:date-value="2006-06-29T00:00:00">
            <text:p>6/29/2006</text:p>
          </table:table-cell>
          <table:table-cell table:style-name="ce35" office:value-type="date" office:date-value="2006-05-17T00:00:00">
            <text:p>5/1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5-30T00:00:00">
            <text:p>5/30/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113/2010</text:p>
          </table:table-cell>
          <table:table-cell table:style-name="ce34" office:value-type="string">
            <text:p>€ - $ - Rescue measures in favour of CajaSur - Spain</text:p>
          </table:table-cell>
          <table:table-cell table:style-name="ce34" office:value-type="string">
            <text:p>Rescue measures on CajaSur</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Provision of risk capital, Soft loan</text:p>
          </table:table-cell>
          <table:table-cell table:style-name="ce34" office:value-type="string">
            <text:p>Ad Hoc Case</text:p>
          </table:table-cell>
          <table:table-cell table:style-name="ce35" office:value-type="date" office:date-value="2006-05-21T00:00:00">
            <text:p>5/21/2006</text:p>
          </table:table-cell>
          <table:table-cell table:style-name="ce35" office:value-type="date" office:date-value="2006-11-21T00:00:00">
            <text:p>11/21/2006</text:p>
          </table:table-cell>
          <table:table-cell table:style-name="ce35" office:value-type="date" office:date-value="2006-05-21T00:00:00">
            <text:p>5/21/2006</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6-21T00:00:00">
            <text:p>6/21/2006</text:p>
          </table:table-cell>
          <table:table-cell table:style-name="ce34" office:value-type="string">
            <text:p>Competition DG</text:p>
          </table:table-cell>
          <table:table-cell table:style-name="ce45" office:value-type="string">
            <text:p>Cajasur</text:p>
          </table:table-cell>
          <table:table-cell table:style-name="ce37"/>
          <table:table-cell table:number-columns-repeated="12" table:style-name="ce32"/>
        </table:table-row>
        <table:table-row table:style-name="ro11">
          <table:table-cell table:style-name="ce34" office:value-type="string">
            <text:p>C41/2009</text:p>
          </table:table-cell>
          <table:table-cell table:style-name="ce34" office:value-type="string">
            <text:p>€ - $ - Amendment to the Greek bank support scheme</text:p>
          </table:table-cell>
          <table:table-cell table:style-name="ce34" office:value-type="string">
            <text:p>Amendment to the Support Measures for Credit Institutions in Greece</text:p>
          </table:table-cell>
          <table:table-cell table:style-name="ce34" office:value-type="string">
            <text:p>Greece</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6-05-11T00:00:00">
            <text:p>5/11/2006</text:p>
          </table:table-cell>
          <table:table-cell table:style-name="ce35" office:value-type="date" office:date-value="2006-06-29T00:00:00">
            <text:p>6/29/2006</text:p>
          </table:table-cell>
          <table:table-cell table:style-name="ce35" office:value-type="date" office:date-value="2006-05-05T00:00:00">
            <text:p>5/5/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5-11T00:00:00">
            <text:p>5/11/2006</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N29/2009</text:p>
          </table:table-cell>
          <table:table-cell table:style-name="ce34" office:value-type="string">
            <text:p>€ - $ - Valuation of assets under NAMA - first tranche - Ireland</text:p>
          </table:table-cell>
          <table:table-cell table:style-name="ce34" office:value-type="string">
            <text:p>The transfer of the first tranche of bank assets from Participating Institutions to NAMA under the NAMA Schem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5-09T00:00:00">
            <text:p>5/9/2006</text:p>
          </table:table-cell>
          <table:table-cell table:style-name="ce35" office:value-type="date" office:date-value="2006-05-09T00:00:00">
            <text:p>5/9/2006</text:p>
          </table:table-cell>
          <table:table-cell table:style-name="ce35" office:value-type="date" office:date-value="2006-03-03T00:00:00">
            <text:p>3/3/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8-02T00:00:00">
            <text:p>8/2/2006</text:p>
          </table:table-cell>
          <table:table-cell table:style-name="ce34" office:value-type="string">
            <text:p>Competition DG</text:p>
          </table:table-cell>
          <table:table-cell table:style-name="ce43" office:value-type="string">
            <text:p>NAMA</text:p>
          </table:table-cell>
          <table:table-cell table:number-columns-repeated="13" table:style-name="ce32"/>
        </table:table-row>
        <table:table-row table:style-name="ro9">
          <table:table-cell table:style-name="ce34" office:value-type="string">
            <text:p>N222/2010</text:p>
          </table:table-cell>
          <table:table-cell table:style-name="ce34" office:value-type="string">
            <text:p>€ - $ - Prolongation of temporary approval of additional aid for WestLB</text:p>
          </table:table-cell>
          <table:table-cell table:style-name="ce34" office:value-type="string">
            <text:p>WestLB AG: Verlängerung der 6-Monatsfrist der KOM-Genehmigung N 555/2009 bis zur finalen Umstrukturierungsgenehmigung</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6-05-02T00:00:00">
            <text:p>5/2/2006</text:p>
          </table:table-cell>
          <table:table-cell table:style-name="ce41"/>
          <table:table-cell table:style-name="ce35" office:value-type="date" office:date-value="2006-06-14T00:00:00">
            <text:p>6/14/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1T00:00:00">
            <text:p>6/21/2006</text:p>
          </table:table-cell>
          <table:table-cell table:style-name="ce34" office:value-type="string">
            <text:p>Competition DG</text:p>
          </table:table-cell>
          <table:table-cell table:style-name="ce37"/>
          <table:table-cell table:number-columns-repeated="13" table:style-name="ce32"/>
        </table:table-row>
        <table:table-row table:style-name="ro16">
          <table:table-cell table:style-name="ce34" office:value-type="string">
            <text:p>C14/2008</text:p>
          </table:table-cell>
          <table:table-cell table:style-name="ce34" office:value-type="string">
            <text:p>€ - $ - Prolongation of Finnish recapitalisation scheme</text:p>
          </table:table-cell>
          <table:table-cell table:style-name="ce34" office:value-type="string">
            <text:p>State Capital Injection to deposit banks (Act on State Capital Injection to deposit banks)</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4-30T00:00:00">
            <text:p>4/30/2006</text:p>
          </table:table-cell>
          <table:table-cell table:style-name="ce35" office:value-type="date" office:date-value="2006-10-30T00:00:00">
            <text:p>10/30/2006</text:p>
          </table:table-cell>
          <table:table-cell table:style-name="ce35" office:value-type="date" office:date-value="2006-03-18T00:00:00">
            <text:p>3/18/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4-13T00:00:00">
            <text:p>4/13/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C11/2010</text:p>
          </table:table-cell>
          <table:table-cell table:style-name="ce34" office:value-type="string">
            <text:p>€ - $ - Second prolongation of Swedish bank guarantee scheme</text:p>
          </table:table-cell>
          <table:table-cell table:style-name="ce34" office:value-type="string">
            <text:p>Prolongation of Swedish bank guarantee scheme</text:p>
          </table:table-cell>
          <table:table-cell table:style-name="ce34" office:value-type="string">
            <text:p>Sweden</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04-30T00:00:00">
            <text:p>4/30/2006</text:p>
          </table:table-cell>
          <table:table-cell table:style-name="ce35" office:value-type="date" office:date-value="2006-06-29T00:00:00">
            <text:p>6/29/2006</text:p>
          </table:table-cell>
          <table:table-cell table:style-name="ce35" office:value-type="date" office:date-value="2006-04-05T00:00:00">
            <text:p>4/5/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4-21T00:00:00">
            <text:p>4/21/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C15/2007</text:p>
          </table:table-cell>
          <table:table-cell table:style-name="ce34" office:value-type="string">
            <text:p>€ - $ - Further recapitalisation of Hypo Real Estate</text:p>
          </table:table-cell>
          <table:table-cell table:style-name="ce34" office:value-type="string">
            <text:p>Rekapitalisierung der HRE entsprechend der Geschäftsplanung</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6-04-29T00:00:00">
            <text:p>4/29/2006</text:p>
          </table:table-cell>
          <table:table-cell table:style-name="ce41"/>
          <table:table-cell table:style-name="ce35" office:value-type="date" office:date-value="2006-04-29T00:00:00">
            <text:p>4/29/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5-18T00:00:00">
            <text:p>5/18/2006</text:p>
          </table:table-cell>
          <table:table-cell table:style-name="ce34" office:value-type="string">
            <text:p>Competition DG</text:p>
          </table:table-cell>
          <table:table-cell table:style-name="ce43" office:value-type="string">
            <text:p>HRE</text:p>
          </table:table-cell>
          <table:table-cell table:number-columns-repeated="13" table:style-name="ce32"/>
        </table:table-row>
        <table:table-row table:style-name="ro6">
          <table:table-cell table:style-name="ce34" office:value-type="string">
            <text:p>C17/2009</text:p>
          </table:table-cell>
          <table:table-cell table:style-name="ce34" office:value-type="string">
            <text:p>€ - $ - Second prolongation of Slovenian bank liquidity scheme</text:p>
          </table:table-cell>
          <table:table-cell table:style-name="ce34" office:value-type="string">
            <text:p>Likvidnostna shema za slovenski finančni sektor (s to shemo se podaljšuje obstoječa N510/2009)</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6-04-18T00:00:00">
            <text:p>4/18/2006</text:p>
          </table:table-cell>
          <table:table-cell table:style-name="ce35" office:value-type="date" office:date-value="2006-06-29T00:00:00">
            <text:p>6/29/2006</text:p>
          </table:table-cell>
          <table:table-cell table:style-name="ce35" office:value-type="date" office:date-value="2006-03-22T00:00:00">
            <text:p>3/2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4-14T00:00:00">
            <text:p>4/14/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360/2008</text:p>
          </table:table-cell>
          <table:table-cell table:style-name="ce34" office:value-type="string">
            <text:p>"Potential aid to Quinn Insurance through the intervention of the Insurance Compensation Fund"</text:p>
          </table:table-cell>
          <table:table-cell table:style-name="ce34" office:value-type="string">
            <text:p>"Potential aid to Quinn Insurance through the intervention of the Insurance Compensation Fund"</text:p>
          </table:table-cell>
          <table:table-cell table:style-name="ce34" office:value-type="string">
            <text:p>Ireland</text:p>
          </table:table-cell>
          <table:table-cell table:style-name="ce34" office:value-type="string">
            <text:p>K.65.1 - Insurance</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6-03-29T00:00:00">
            <text:p>3/29/2006</text:p>
          </table:table-cell>
          <table:table-cell table:style-name="ce41"/>
          <table:table-cell table:style-name="ce35" office:value-type="date" office:date-value="2007-05-16T00:00:00">
            <text:p>5/16/2007</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text:p>
          </table:table-cell>
          <table:table-cell table:style-name="ce35" office:value-type="date" office:date-value="2007-10-11T00:00:00">
            <text:p>10/11/2007</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627/2009</text:p>
          </table:table-cell>
          <table:table-cell table:style-name="ce34" office:value-type="string">
            <text:p>€ - $ - Prolongation of Polish guarantee scheme</text:p>
          </table:table-cell>
          <table:table-cell table:style-name="ce34" office:value-type="string">
            <text:p>Polish bank guarantee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 Other</text:p>
          </table:table-cell>
          <table:table-cell table:style-name="ce34" office:value-type="string">
            <text:p>Scheme</text:p>
          </table:table-cell>
          <table:table-cell table:style-name="ce35" office:value-type="date" office:date-value="2006-03-25T00:00:00">
            <text:p>3/25/2006</text:p>
          </table:table-cell>
          <table:table-cell table:style-name="ce35" office:value-type="date" office:date-value="2006-06-29T00:00:00">
            <text:p>6/29/2006</text:p>
          </table:table-cell>
          <table:table-cell table:style-name="ce35" office:value-type="date" office:date-value="2005-11-25T00:00:00">
            <text:p>11/2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2-08T00:00:00">
            <text:p>2/8/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97/2009</text:p>
          </table:table-cell>
          <table:table-cell table:style-name="ce34" office:value-type="string">
            <text:p>€ - $ - Additional aid measures to the Latvian Mortgage and Land Bank</text:p>
          </table:table-cell>
          <table:table-cell table:style-name="ce34" office:value-type="string">
            <text:p>Recapitalization Measures: State Joint Stock Company "Latvijas Hipoteku un zemes banka"</text:p>
          </table:table-cell>
          <table:table-cell table:style-name="ce34" office:value-type="string">
            <text:p>Latvia</text:p>
          </table:table-cell>
          <table:table-cell table:style-name="ce34" office:value-type="string">
            <text:p>K.64 - Financial service activities, except insurance and pension funding</text:p>
          </table:table-cell>
          <table:table-cell table:style-name="ce34" office:value-type="string">
            <text:p>Guarantee, Other forms of equity intervention, Soft loan</text:p>
          </table:table-cell>
          <table:table-cell table:style-name="ce34" office:value-type="string">
            <text:p>Individual Application</text:p>
          </table:table-cell>
          <table:table-cell table:style-name="ce35" office:value-type="date" office:date-value="2006-03-22T00:00:00">
            <text:p>3/22/2006</text:p>
          </table:table-cell>
          <table:table-cell table:style-name="ce41"/>
          <table:table-cell table:style-name="ce35" office:value-type="date" office:date-value="2006-01-06T00:00:00">
            <text:p>1/6/2006</text:p>
          </table:table-cell>
          <table:table-cell table:style-name="ce41"/>
          <table:table-cell table:style-name="ce34" office:value-type="string">
            <text:p>Remedy for a serious disturbance in the economy</text:p>
          </table:table-cell>
          <table:table-cell table:style-name="ce35" office:value-type="date" office:date-value="2008-01-25T00:00:00">
            <text:p>1/25/2008</text:p>
          </table:table-cell>
          <table:table-cell table:style-name="ce34" office:value-type="string">
            <text:p>Competition DG</text:p>
          </table:table-cell>
          <table:table-cell table:style-name="ce45" office:value-type="string">
            <text:p>Latvian Mortgage and Land Bank</text:p>
          </table:table-cell>
          <table:table-cell table:style-name="ce37"/>
          <table:table-cell table:number-columns-repeated="12" table:style-name="ce32"/>
        </table:table-row>
        <table:table-row table:style-name="ro6">
          <table:table-cell table:style-name="ce34" office:value-type="string">
            <text:p>N543/2010</text:p>
          </table:table-cell>
          <table:table-cell table:style-name="ce34" office:value-type="string">
            <text:p>€ - $ - Prolongation of the Portuguese Recapitalisation Scheme</text:p>
          </table:table-cell>
          <table:table-cell table:style-name="ce34" office:value-type="string">
            <text:p>Portuguese recapitalization scheme</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3-16T00:00:00">
            <text:p>3/16/2006</text:p>
          </table:table-cell>
          <table:table-cell table:style-name="ce35" office:value-type="date" office:date-value="2006-06-29T00:00:00">
            <text:p>6/29/2006</text:p>
          </table:table-cell>
          <table:table-cell table:style-name="ce35" office:value-type="date" office:date-value="2006-01-17T00:00:00">
            <text:p>1/17/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3-16T00:00:00">
            <text:p>3/16/2006</text:p>
          </table:table-cell>
          <table:table-cell table:style-name="ce34" office:value-type="string">
            <text:p>Competition DG</text:p>
          </table:table-cell>
          <table:table-cell table:style-name="ce37"/>
          <table:table-cell table:number-columns-repeated="13" table:style-name="ce32"/>
        </table:table-row>
        <table:table-row table:style-name="ro16">
          <table:table-cell table:style-name="ce34" office:value-type="string">
            <text:p>N380/2009</text:p>
          </table:table-cell>
          <table:table-cell table:style-name="ce34" office:value-type="string">
            <text:p>Prolongation of German refinancing scheme for long term export credit</text:p>
          </table:table-cell>
          <table:table-cell table:style-name="ce34" office:value-type="string">
            <text:p>Exportkredit-Refinanzierungsprogramm</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3-14T00:00:00">
            <text:p>3/14/2006</text:p>
          </table:table-cell>
          <table:table-cell table:style-name="ce35" office:value-type="date" office:date-value="2006-12-30T00:00:00">
            <text:p>12/30/2006</text:p>
          </table:table-cell>
          <table:table-cell table:style-name="ce35" office:value-type="date" office:date-value="2006-02-07T00:00:00">
            <text:p>2/7/2006</text:p>
          </table:table-cell>
          <table:table-cell table:style-name="ce34" office:value-type="string">
            <text:p>Article 4(3) - decision not to raise objections</text:p>
          </table:table-cell>
          <table:table-cell table:style-name="ce34" office:value-type="string">
            <text:p>Promotion of export and internationalisation, Remedy for a serious disturbance in the economy</text:p>
          </table:table-cell>
          <table:table-cell table:style-name="ce35" office:value-type="date" office:date-value="2006-03-08T00:00:00">
            <text:p>3/8/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0">
          <table:table-cell table:style-name="ce34" office:value-type="string">
            <text:p>N392/2010</text:p>
          </table:table-cell>
          <table:table-cell table:style-name="ce34" office:value-type="string">
            <text:p>$ - € - Concessão extraordinária de garantias pessoais pelo estado, no âmbito do sistema financeiro</text:p>
          </table:table-cell>
          <table:table-cell table:style-name="ce34" office:value-type="string">
            <text:p>CONCESSÃO EXTRAORDINÁRIA DE GARANTIAS PESSOAIS PELO ESTADO, NO ÂMBITO DO SISTEMA FINANCEIRO</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2-21T00:00:00">
            <text:p>2/21/2006</text:p>
          </table:table-cell>
          <table:table-cell table:style-name="ce35" office:value-type="date" office:date-value="2006-06-29T00:00:00">
            <text:p>6/29/2006</text:p>
          </table:table-cell>
          <table:table-cell table:style-name="ce35" office:value-type="date" office:date-value="2006-01-10T00:00:00">
            <text:p>1/10/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2-21T00:00:00">
            <text:p>2/21/2006</text:p>
          </table:table-cell>
          <table:table-cell table:style-name="ce34" office:value-type="string">
            <text:p>Competition DG</text:p>
          </table:table-cell>
          <table:table-cell table:style-name="ce37"/>
          <table:table-cell table:number-columns-repeated="13" table:style-name="ce32"/>
        </table:table-row>
        <table:table-row table:style-name="ro18">
          <table:table-cell table:style-name="ce34" office:value-type="string">
            <text:p>N675/2006</text:p>
          </table:table-cell>
          <table:table-cell table:style-name="ce34" office:value-type="string">
            <text:p>$ - € - Restructuring of EBS</text:p>
          </table:table-cell>
          <table:table-cell table:style-name="ce34" office:value-type="string">
            <text:p>Submission of EBS Building Society Restructuring Plan pursuant to requirements of State Aid decision N725/2009 - Irish asset relief - NAMA</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Direct grant, Other forms of equity intervention</text:p>
          </table:table-cell>
          <table:table-cell table:style-name="ce34" office:value-type="string">
            <text:p>Scheme</text:p>
          </table:table-cell>
          <table:table-cell table:style-name="ce35" office:value-type="date" office:date-value="2006-02-09T00:00:00">
            <text:p>2/9/2006</text:p>
          </table:table-cell>
          <table:table-cell table:style-name="ce35" office:value-type="date" office:date-value="2006-12-30T00:00:00">
            <text:p>12/30/2006</text:p>
          </table:table-cell>
          <table:table-cell table:style-name="ce35" office:value-type="date" office:date-value="2006-05-30T00:00:00">
            <text:p>5/30/2006</text:p>
          </table:table-cell>
          <table:table-cell table:style-name="ce34" office:value-type="string">
            <text:p>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6-10-10T00:00:00">
            <text:p>10/10/2006</text:p>
          </table:table-cell>
          <table:table-cell table:style-name="ce34" office:value-type="string">
            <text:p>Competition DG</text:p>
          </table:table-cell>
          <table:table-cell table:style-name="ce45" office:value-type="string">
            <text:p>EBS</text:p>
          </table:table-cell>
          <table:table-cell table:style-name="ce37"/>
          <table:table-cell table:number-columns-repeated="12" table:style-name="ce32"/>
        </table:table-row>
        <table:table-row table:style-name="ro6">
          <table:table-cell table:style-name="ce34" office:value-type="string">
            <text:p>C35/2004</text:p>
          </table:table-cell>
          <table:table-cell table:style-name="ce34" office:value-type="string">
            <text:p>€ - $ - Prolongation of Danish guarantee scheme on new debt</text:p>
          </table:table-cell>
          <table:table-cell table:style-name="ce34" office:value-type="string">
            <text:p>Individuel statsgaranti</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6-02-02T00:00:00">
            <text:p>2/2/2006</text:p>
          </table:table-cell>
          <table:table-cell table:style-name="ce35" office:value-type="date" office:date-value="2006-06-29T00:00:00">
            <text:p>6/29/2006</text:p>
          </table:table-cell>
          <table:table-cell table:style-name="ce35" office:value-type="date" office:date-value="2005-12-20T00:00:00">
            <text:p>12/20/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1-31T00:00:00">
            <text:p>1/31/2006</text:p>
          </table:table-cell>
          <table:table-cell table:style-name="ce34" office:value-type="string">
            <text:p>Competition DG</text:p>
          </table:table-cell>
          <table:table-cell table:style-name="ce37"/>
          <table:table-cell table:number-columns-repeated="13" table:style-name="ce32"/>
        </table:table-row>
        <table:table-row table:style-name="ro19">
          <table:table-cell table:style-name="ce34" office:value-type="string">
            <text:p>N249/2010</text:p>
          </table:table-cell>
          <table:table-cell table:style-name="ce34" office:value-type="string">
            <text:p>€ - Spanish bank recapitalisation scheme (FROB)</text:p>
          </table:table-cell>
          <table:table-cell table:style-name="ce34" office:value-type="string">
            <text:p>Esquema General de actuación del Fondo de Reestructuración Ordenada Bancaria (FROB), según lo establecido en el Real Decreto-ley 9/2009, de 26 de junio, sobre reestructuración bancaria y reforzamiento de los recursos propios de las entidades de credtio</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6-01-27T00:00:00">
            <text:p>1/27/2006</text:p>
          </table:table-cell>
          <table:table-cell table:style-name="ce35" office:value-type="date" office:date-value="2006-06-29T00:00:00">
            <text:p>6/29/2006</text:p>
          </table:table-cell>
          <table:table-cell table:style-name="ce35" office:value-type="date" office:date-value="2006-01-18T00:00:00">
            <text:p>1/18/2006</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2-17T00:00:00">
            <text:p>2/17/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9">
          <table:table-cell table:style-name="ce34" office:value-type="string">
            <text:p>N504/2009</text:p>
          </table:table-cell>
          <table:table-cell table:style-name="ce34" office:value-type="string">
            <text:p>€ - $ - Second prolongation of Greek bank support scheme</text:p>
          </table:table-cell>
          <table:table-cell table:style-name="ce34" office:value-type="string">
            <text:p>N560/2008 Support measures for the Credit Institutions in Greece N504/2009 Prolongation of Greek bank support scheme</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6-01-24T00:00:00">
            <text:p>1/24/2006</text:p>
          </table:table-cell>
          <table:table-cell table:style-name="ce35" office:value-type="date" office:date-value="2006-06-29T00:00:00">
            <text:p>6/29/2006</text:p>
          </table:table-cell>
          <table:table-cell table:style-name="ce35" office:value-type="date" office:date-value="2005-12-13T00:00:00">
            <text:p>12/1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1-24T00:00:00">
            <text:p>1/24/2006</text:p>
          </table:table-cell>
          <table:table-cell table:style-name="ce34" office:value-type="string">
            <text:p>Competition DG</text:p>
          </table:table-cell>
          <table:table-cell table:style-name="ce37"/>
          <table:table-cell table:number-columns-repeated="13" table:style-name="ce32"/>
        </table:table-row>
        <table:table-row table:style-name="ro12">
          <table:table-cell table:style-name="ce34" office:value-type="string">
            <text:p>N588/2009</text:p>
          </table:table-cell>
          <table:table-cell table:style-name="ce34" office:value-type="string">
            <text:p>Danish Terror Insurance Scheme</text:p>
          </table:table-cell>
          <table:table-cell table:style-name="ce34" office:value-type="string">
            <text:p>Danish Terror Insurance Scheme 2009</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6-01-12T00:00:00">
            <text:p>1/12/2006</text:p>
          </table:table-cell>
          <table:table-cell table:style-name="ce41"/>
          <table:table-cell table:style-name="ce35" office:value-type="date" office:date-value="2005-06-02T00:00:00">
            <text:p>6/2/2005</text:p>
          </table:table-cell>
          <table:table-cell table:style-name="ce34" office:value-type="string">
            <text:p>Article 4(3) - decision not to raise objections</text:p>
          </table:table-cell>
          <table:table-cell table:style-name="ce34" office:value-type="string">
            <text:p>Sectoral development</text:p>
          </table:table-cell>
          <table:table-cell table:style-name="ce35" office:value-type="date" office:date-value="2006-01-12T00:00:00">
            <text:p>1/12/2006</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5">
          <table:table-cell table:style-name="ce34" office:value-type="string">
            <text:p>N110/2010</text:p>
          </table:table-cell>
          <table:table-cell table:style-name="ce34" office:value-type="string">
            <text:p>€ - $ - Liquidation aid to Bradford and Bingley</text:p>
          </table:table-cell>
          <table:table-cell table:style-name="ce34" office:value-type="string">
            <text:p>Restructuring aid to Bradford and Bingley plc</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Ad Hoc Case</text:p>
          </table:table-cell>
          <table:table-cell table:style-name="ce35" office:value-type="date" office:date-value="2006-01-07T00:00:00">
            <text:p>1/7/2006</text:p>
          </table:table-cell>
          <table:table-cell table:style-name="ce41"/>
          <table:table-cell table:style-name="ce35" office:value-type="date" office:date-value="2005-03-26T00:00:00">
            <text:p>3/26/2005</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4-22T00:00:00">
            <text:p>4/22/2006</text:p>
          </table:table-cell>
          <table:table-cell table:style-name="ce34" office:value-type="string">
            <text:p>Competition DG</text:p>
          </table:table-cell>
          <table:table-cell table:style-name="ce45" office:value-type="string">
            <text:p>Bradford &amp; Bingley</text:p>
          </table:table-cell>
          <table:table-cell table:style-name="ce37"/>
          <table:table-cell table:number-columns-repeated="12" table:style-name="ce32"/>
        </table:table-row>
        <table:table-row table:style-name="ro5">
          <table:table-cell table:style-name="ce34" office:value-type="string">
            <text:p>N638/2008</text:p>
          </table:table-cell>
          <table:table-cell table:style-name="ce34" office:value-type="string">
            <text:p>€ - $ - Second prolongation of Finnish guarantee scheme</text:p>
          </table:table-cell>
          <table:table-cell table:style-name="ce34" office:value-type="string">
            <text:p>Prolongation of the State Guarantee Scheme for banks' funding</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6-29T00:00:00">
            <text:p>6/29/2006</text:p>
          </table:table-cell>
          <table:table-cell table:style-name="ce35" office:value-type="date" office:date-value="2005-12-01T00:00:00">
            <text:p>12/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567/2008</text:p>
          </table:table-cell>
          <table:table-cell table:style-name="ce34" office:value-type="string">
            <text:p>Aide à la protection sociale complémentaire des militaires</text:p>
          </table:table-cell>
          <table:table-cell table:style-name="ce34" office:value-type="string">
            <text:p>Aide à la protection sociale complémentaire des militaires</text:p>
          </table:table-cell>
          <table:table-cell table:style-name="ce34" office:value-type="string">
            <text:p>France</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12-12-30T00:00:00">
            <text:p>12/30/2012</text:p>
          </table:table-cell>
          <table:table-cell table:style-name="ce35" office:value-type="date" office:date-value="2004-12-11T00:00:00">
            <text:p>12/11/2004</text:p>
          </table:table-cell>
          <table:table-cell table:style-name="ce34" office:value-type="string">
            <text:p>Article 4(3) - decision not to raise objections</text:p>
          </table:table-cell>
          <table:table-cell table:style-name="ce34" office:value-type="string">
            <text:p>Social support to individual consumers</text:p>
          </table:table-cell>
          <table:table-cell table:style-name="ce35" office:value-type="date" office:date-value="2005-04-07T00:00:00">
            <text:p>4/7/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637/2008</text:p>
          </table:table-cell>
          <table:table-cell table:style-name="ce34" office:value-type="string">
            <text:p>€ - $ - Second Prolongation of German bank guarantee scheme</text:p>
          </table:table-cell>
          <table:table-cell table:style-name="ce34" office:value-type="string">
            <text:p>Renotifizierung des FMStFG</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12-31T00:00:00">
            <text:p>12/31/2005</text:p>
          </table:table-cell>
          <table:table-cell table:style-name="ce41"/>
          <table:table-cell table:style-name="ce35" office:value-type="date" office:date-value="2005-11-29T00:00:00">
            <text:p>11/2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N436/2009</text:p>
          </table:table-cell>
          <table:table-cell table:style-name="ce34" office:value-type="string">
            <text:p>€ - $ - Second prolongation of Hungarian bank support scheme</text:p>
          </table:table-cell>
          <table:table-cell table:style-name="ce34" office:value-type="string">
            <text:p>Support measure for the banking industry in Hungary</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6-29T00:00:00">
            <text:p>6/29/2006</text:p>
          </table:table-cell>
          <table:table-cell table:style-name="ce35" office:value-type="date" office:date-value="2005-11-26T00:00:00">
            <text:p>11/26/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18">
          <table:table-cell table:style-name="ce34" office:value-type="string">
            <text:p>N532/2010</text:p>
          </table:table-cell>
          <table:table-cell table:style-name="ce34" office:value-type="string">
            <text:p>€ - $ - Irish asset relief - NAMA</text:p>
          </table:table-cell>
          <table:table-cell table:style-name="ce34" office:value-type="string">
            <text:p>The Establishment of the National Asset Management Agency to Operate an Asset Relief Measure for Credit Institutions in Ireland</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Direct grant</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12-30T00:00:00">
            <text:p>12/30/2006</text:p>
          </table:table-cell>
          <table:table-cell table:style-name="ce35" office:value-type="date" office:date-value="2005-03-23T00:00:00">
            <text:p>3/2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2-25T00:00:00">
            <text:p>2/25/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628/2009</text:p>
          </table:table-cell>
          <table:table-cell table:style-name="ce34" office:value-type="string">
            <text:p>€ - $ - Second prolongation of Latvian bank support scheme</text:p>
          </table:table-cell>
          <table:table-cell table:style-name="ce34" office:value-type="string">
            <text:p>Prolongation of Guarantee scheme for banks in Latvia</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6-29T00:00:00">
            <text:p>6/29/2006</text:p>
          </table:table-cell>
          <table:table-cell table:style-name="ce35" office:value-type="date" office:date-value="2005-11-29T00:00:00">
            <text:p>11/2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637/2009</text:p>
          </table:table-cell>
          <table:table-cell table:style-name="ce34" office:value-type="string">
            <text:p>€ - $ - Second prolongation of Dutch Garantee Scheme</text:p>
          </table:table-cell>
          <table:table-cell table:style-name="ce34" office:value-type="string">
            <text:p>Prolongation of the Dutch Garantee Scheme</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6-29T00:00:00">
            <text:p>6/29/2006</text:p>
          </table:table-cell>
          <table:table-cell table:style-name="ce35" office:value-type="date" office:date-value="2005-11-02T00:00:00">
            <text:p>11/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621/2009</text:p>
          </table:table-cell>
          <table:table-cell table:style-name="ce34" office:value-type="string">
            <text:p>€ - $ Second prolongation of Slovenian bank guarantee scheme</text:p>
          </table:table-cell>
          <table:table-cell table:style-name="ce34" office:value-type="string">
            <text:p>Zagotovitev stabilnosti financnega sistema v Sloveniji</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6-29T00:00:00">
            <text:p>6/29/2006</text:p>
          </table:table-cell>
          <table:table-cell table:style-name="ce35" office:value-type="date" office:date-value="2005-11-23T00:00:00">
            <text:p>11/2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9">
          <table:table-cell table:style-name="ce34" office:value-type="string">
            <text:p>SA.32634</text:p>
          </table:table-cell>
          <table:table-cell table:style-name="ce34" office:value-type="string">
            <text:p>£ - Slovenian export credit scheme</text:p>
          </table:table-cell>
          <table:table-cell table:style-name="ce34" office:value-type="string">
            <text:p>Pozavarovanje rizikov na trgu zasebnih vlagateljev kot zacasni ukrep državne pomoci ob trenutni financni in gospodarski krizi</text:p>
          </table:table-cell>
          <table:table-cell table:style-name="ce34" office:value-type="string">
            <text:p>Slovenia</text:p>
          </table:table-cell>
          <table:table-cell table:style-name="ce34" office:value-type="string">
            <text:p>K.65 - Insurance, reinsurance and pension funding, except compulsory social security</text:p>
          </table:table-cell>
          <table:table-cell table:style-name="ce34" office:value-type="string">
            <text:p>Guarantee</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12-30T00:00:00">
            <text:p>12/30/2006</text:p>
          </table:table-cell>
          <table:table-cell table:style-name="ce35" office:value-type="date" office:date-value="2005-12-20T00:00:00">
            <text:p>12/20/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3-15T00:00:00">
            <text:p>3/15/2006</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546/2009</text:p>
          </table:table-cell>
          <table:table-cell table:style-name="ce34" office:value-type="string">
            <text:p>€ - $ - Second prolongation of the Spanish guarantee scheme</text:p>
          </table:table-cell>
          <table:table-cell table:style-name="ce34" office:value-type="string">
            <text:p>Prolongation of the Spanish guarantee scheme</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6-29T00:00:00">
            <text:p>6/29/2006</text:p>
          </table:table-cell>
          <table:table-cell table:style-name="ce35" office:value-type="date" office:date-value="2005-10-25T00:00:00">
            <text:p>10/2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1-30T00:00:00">
            <text:p>11/30/2005</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640/2009</text:p>
          </table:table-cell>
          <table:table-cell table:style-name="ce34" office:value-type="string">
            <text:p>€ - $ - Third prolongation of UK Bank support scheme</text:p>
          </table:table-cell>
          <table:table-cell table:style-name="ce34" office:value-type="string">
            <text:p>Financial Support Measures</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12-31T00:00:00">
            <text:p>12/31/2005</text:p>
          </table:table-cell>
          <table:table-cell table:style-name="ce35" office:value-type="date" office:date-value="2006-02-27T00:00:00">
            <text:p>2/27/2006</text:p>
          </table:table-cell>
          <table:table-cell table:style-name="ce35" office:value-type="date" office:date-value="2005-12-03T00:00:00">
            <text:p>12/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236/2010</text:p>
          </table:table-cell>
          <table:table-cell table:style-name="ce34" office:value-type="string">
            <text:p>€ - $ - Second restructuring aid for BAWAG</text:p>
          </table:table-cell>
          <table:table-cell table:style-name="ce34" office:value-type="string">
            <text:p>Second restructuring aid for BAWAG</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5-12-22T00:00:00">
            <text:p>12/22/2005</text:p>
          </table:table-cell>
          <table:table-cell table:style-name="ce41"/>
          <table:table-cell table:style-name="ce35" office:value-type="date" office:date-value="2006-01-07T00:00:00">
            <text:p>1/7/2006</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8-22T00:00:00">
            <text:p>8/22/2006</text:p>
          </table:table-cell>
          <table:table-cell table:style-name="ce34" office:value-type="string">
            <text:p>Competition DG</text:p>
          </table:table-cell>
          <table:table-cell table:style-name="ce47" office:value-type="string">
            <text:p>BAWAG</text:p>
          </table:table-cell>
          <table:table-cell table:number-columns-repeated="13" table:style-name="ce32"/>
        </table:table-row>
        <table:table-row table:style-name="ro5">
          <table:table-cell table:style-name="ce34" office:value-type="string">
            <text:p>N642/2005</text:p>
          </table:table-cell>
          <table:table-cell table:style-name="ce34" office:value-type="string">
            <text:p>€ - $ - Emergency guarantees for Hypo Real Estate</text:p>
          </table:table-cell>
          <table:table-cell table:style-name="ce34" office:value-type="string">
            <text:p>Ergänzende Notifizierung: SoFFin-Garantien über € 18 Milliarden</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5-12-22T00:00:00">
            <text:p>12/22/2005</text:p>
          </table:table-cell>
          <table:table-cell table:style-name="ce35" office:value-type="date" office:date-value="2006-06-19T00:00:00">
            <text:p>6/19/2006</text:p>
          </table:table-cell>
          <table:table-cell table:style-name="ce35" office:value-type="date" office:date-value="2005-12-14T00:00:00">
            <text:p>12/14/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20T00:00:00">
            <text:p>12/20/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6">
          <table:table-cell table:style-name="ce34" office:value-type="string">
            <text:p>N611/2008</text:p>
          </table:table-cell>
          <table:table-cell table:style-name="ce34" office:value-type="string">
            <text:p>€ - $ - Emergency support for BAWAG</text:p>
          </table:table-cell>
          <table:table-cell table:style-name="ce34" office:value-type="string">
            <text:p>Emergency support for BAWAG</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Individual Application</text:p>
          </table:table-cell>
          <table:table-cell table:style-name="ce35" office:value-type="date" office:date-value="2005-12-21T00:00:00">
            <text:p>12/21/2005</text:p>
          </table:table-cell>
          <table:table-cell table:style-name="ce35" office:value-type="date" office:date-value="2006-06-21T00:00:00">
            <text:p>6/21/2006</text:p>
          </table:table-cell>
          <table:table-cell table:style-name="ce35" office:value-type="date" office:date-value="2005-04-28T00:00:00">
            <text:p>4/28/2005</text:p>
          </table:table-cell>
          <table:table-cell table:style-name="ce34" office:value-type="string">
            <text:p>Article 4(3) - decision not to raise objections, Corrigendum</text:p>
          </table:table-cell>
          <table:table-cell table:style-name="ce34" office:value-type="string">
            <text:p>Remedy for a serious disturbance in the economy, Restructuring firms in difficulty</text:p>
          </table:table-cell>
          <table:table-cell table:style-name="ce35" office:value-type="date" office:date-value="2006-02-07T00:00:00">
            <text:p>2/7/2006</text:p>
          </table:table-cell>
          <table:table-cell table:style-name="ce34" office:value-type="string">
            <text:p>Competition DG</text:p>
          </table:table-cell>
          <table:table-cell table:style-name="ce34" office:value-type="string">
            <text:p>BAWAG</text:p>
          </table:table-cell>
          <table:table-cell table:style-name="ce37"/>
          <table:table-cell table:number-columns-repeated="12" table:style-name="ce32"/>
        </table:table-row>
        <table:table-row table:style-name="ro16">
          <table:table-cell table:style-name="ce34" office:value-type="string">
            <text:p>N655/2008</text:p>
          </table:table-cell>
          <table:table-cell table:style-name="ce34" office:value-type="string">
            <text:p>€ - $ - Capital support measures in relation to Irish Nationwide Building Society</text:p>
          </table:table-cell>
          <table:table-cell table:style-name="ce34" office:value-type="string">
            <text:p>Capital support measures in relation to Irish Nationwide Building Society</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12-21T00:00:00">
            <text:p>12/21/2005</text:p>
          </table:table-cell>
          <table:table-cell table:style-name="ce41"/>
          <table:table-cell table:style-name="ce35" office:value-type="date" office:date-value="2006-01-12T00:00:00">
            <text:p>1/1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3-29T00:00:00">
            <text:p>3/29/2006</text:p>
          </table:table-cell>
          <table:table-cell table:style-name="ce34" office:value-type="string">
            <text:p>Competition DG</text:p>
          </table:table-cell>
          <table:table-cell table:style-name="ce42" office:value-type="string">
            <text:p>Irish Nationwide Building Society</text:p>
          </table:table-cell>
          <table:table-cell table:number-columns-repeated="13" table:style-name="ce32"/>
        </table:table-row>
        <table:table-row table:style-name="ro6">
          <table:table-cell table:style-name="ce34" office:value-type="string">
            <text:p>N658/2009</text:p>
          </table:table-cell>
          <table:table-cell table:style-name="ce34" office:value-type="string">
            <text:p>€ - $ - Capital support measure in relation to Anglo Irish Bank Corporation Limited</text:p>
          </table:table-cell>
          <table:table-cell table:style-name="ce34" office:value-type="string">
            <text:p>A proposed capital support measure in relation to Anglo Irish Bank Corporation Limited</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5-12-21T00:00:00">
            <text:p>12/21/2005</text:p>
          </table:table-cell>
          <table:table-cell table:style-name="ce41"/>
          <table:table-cell table:style-name="ce35" office:value-type="date" office:date-value="2006-01-11T00:00:00">
            <text:p>1/11/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3-30T00:00:00">
            <text:p>3/30/2006</text:p>
          </table:table-cell>
          <table:table-cell table:style-name="ce34" office:value-type="string">
            <text:p>Competition DG</text:p>
          </table:table-cell>
          <table:table-cell table:style-name="ce43" office:value-type="string">
            <text:p>Anglo Irish Bank</text:p>
          </table:table-cell>
          <table:table-cell table:number-columns-repeated="13" table:style-name="ce32"/>
        </table:table-row>
        <table:table-row table:style-name="ro5">
          <table:table-cell table:style-name="ce34" office:value-type="string">
            <text:p>N574/2008</text:p>
          </table:table-cell>
          <table:table-cell table:style-name="ce34" office:value-type="string">
            <text:p>€ - $ - Second prolongation of the Danish recapitalisation scheme</text:p>
          </table:table-cell>
          <table:table-cell table:style-name="ce34" office:value-type="string">
            <text:p>Hybrid Tier 1 Capital</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12-20T00:00:00">
            <text:p>12/20/2005</text:p>
          </table:table-cell>
          <table:table-cell table:style-name="ce35" office:value-type="date" office:date-value="2005-12-30T00:00:00">
            <text:p>12/30/2005</text:p>
          </table:table-cell>
          <table:table-cell table:style-name="ce35" office:value-type="date" office:date-value="2005-11-11T00:00:00">
            <text:p>11/1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16">
          <table:table-cell table:style-name="ce34" office:value-type="string">
            <text:p>SA.29832</text:p>
          </table:table-cell>
          <table:table-cell table:style-name="ce34" office:value-type="string">
            <text:p>€ - $ - Restructuring aid for Hypo Group Alpe Adria</text:p>
          </table:table-cell>
          <table:table-cell table:style-name="ce34" office:value-type="string">
            <text:p>Restructuring aid for Hypo Group Alpe Adria</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Direct grant, Guarantee, Other forms of equity intervention</text:p>
          </table:table-cell>
          <table:table-cell table:style-name="ce34" office:value-type="string">
            <text:p>Ad Hoc Case</text:p>
          </table:table-cell>
          <table:table-cell table:style-name="ce35" office:value-type="date" office:date-value="2005-12-17T00:00:00">
            <text:p>12/17/2005</text:p>
          </table:table-cell>
          <table:table-cell table:style-name="ce41"/>
          <table:table-cell table:style-name="ce35" office:value-type="date" office:date-value="2007-02-09T00:00:00">
            <text:p>2/9/2007</text:p>
          </table:table-cell>
          <table:table-cell table:style-name="ce34" office:value-type="string">
            <text:p>Article 4(4) - decision to extend proceedings</text:p>
          </table:table-cell>
          <table:table-cell table:style-name="ce34" office:value-type="string">
            <text:p>Remedy for a serious disturbance in the economy, Restructuring firms in difficulty</text:p>
          </table:table-cell>
          <table:table-cell table:style-name="ce35" office:value-type="date" office:date-value="2007-07-18T00:00:00">
            <text:p>7/18/2007</text:p>
          </table:table-cell>
          <table:table-cell table:style-name="ce34" office:value-type="string">
            <text:p>Competition DG</text:p>
          </table:table-cell>
          <table:table-cell table:style-name="ce43" office:value-type="string">
            <text:p>Hypo Group Alpe Adria</text:p>
          </table:table-cell>
          <table:table-cell table:number-columns-repeated="13" table:style-name="ce32"/>
        </table:table-row>
        <table:table-row table:style-name="ro12">
          <table:table-cell table:style-name="ce34" office:value-type="string">
            <text:p>N256/2009</text:p>
          </table:table-cell>
          <table:table-cell table:style-name="ce34" office:value-type="string">
            <text:p>€ - $ - Polish bank recapitalisation scheme</text:p>
          </table:table-cell>
          <table:table-cell table:style-name="ce34" office:value-type="string">
            <text:p>Rekapitalizacja niektórych instytucji finansowych</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12-17T00:00:00">
            <text:p>12/17/2005</text:p>
          </table:table-cell>
          <table:table-cell table:style-name="ce35" office:value-type="date" office:date-value="2006-06-29T00:00:00">
            <text:p>6/29/2006</text:p>
          </table:table-cell>
          <table:table-cell table:style-name="ce35" office:value-type="date" office:date-value="2005-05-17T00:00:00">
            <text:p>5/17/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20T00:00:00">
            <text:p>12/20/2005</text:p>
          </table:table-cell>
          <table:table-cell table:style-name="ce34" office:value-type="string">
            <text:p>Competition DG</text:p>
          </table:table-cell>
          <table:table-cell table:style-name="ce37"/>
          <table:table-cell table:number-columns-repeated="13" table:style-name="ce32"/>
        </table:table-row>
        <table:table-row table:style-name="ro16">
          <table:table-cell table:style-name="ce34" office:value-type="string">
            <text:p>SA.32085</text:p>
          </table:table-cell>
          <table:table-cell table:style-name="ce34" office:value-type="string">
            <text:p>€ - $ - Emergency support for Hypo Alpe Adria</text:p>
          </table:table-cell>
          <table:table-cell table:style-name="ce34" office:value-type="string">
            <text:p>Umstrukturierungsmaßnahmen zugunsten der Hypo Group Alpe-Adria</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Individual Application</text:p>
          </table:table-cell>
          <table:table-cell table:style-name="ce35" office:value-type="date" office:date-value="2005-12-14T00:00:00">
            <text:p>12/14/2005</text:p>
          </table:table-cell>
          <table:table-cell table:style-name="ce41"/>
          <table:table-cell table:style-name="ce35" office:value-type="date" office:date-value="2005-12-16T00:00:00">
            <text:p>12/16/2005</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5-12-22T00:00:00">
            <text:p>12/22/2005</text:p>
          </table:table-cell>
          <table:table-cell table:style-name="ce34" office:value-type="string">
            <text:p>Competition DG</text:p>
          </table:table-cell>
          <table:table-cell table:style-name="ce43" office:value-type="string">
            <text:p>Hypo Alpe Adria</text:p>
          </table:table-cell>
          <table:table-cell table:number-columns-repeated="13" table:style-name="ce32"/>
        </table:table-row>
        <table:table-row table:style-name="ro5">
          <table:table-cell table:style-name="ce34" office:value-type="string">
            <text:p>N557/2009</text:p>
          </table:table-cell>
          <table:table-cell table:style-name="ce34" office:value-type="string">
            <text:p>€ - $ - Financial Support Measures for the Royal Bank of Scotland</text:p>
          </table:table-cell>
          <table:table-cell table:style-name="ce34" office:value-type="string">
            <text:p>Financial Support Measures for the Royal Bank of Scotland plc</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12-13T00:00:00">
            <text:p>12/13/2005</text:p>
          </table:table-cell>
          <table:table-cell table:style-name="ce41"/>
          <table:table-cell table:style-name="ce35" office:value-type="date" office:date-value="2005-03-08T00:00:00">
            <text:p>3/8/2005</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4-21T00:00:00">
            <text:p>4/21/2006</text:p>
          </table:table-cell>
          <table:table-cell table:style-name="ce34" office:value-type="string">
            <text:p>Competition DG</text:p>
          </table:table-cell>
          <table:table-cell table:style-name="ce43" office:value-type="string">
            <text:p>RBS</text:p>
          </table:table-cell>
          <table:table-cell table:number-columns-repeated="13" table:style-name="ce32"/>
        </table:table-row>
        <table:table-row table:style-name="ro18">
          <table:table-cell table:style-name="ce34" office:value-type="string">
            <text:p>N336/2009</text:p>
          </table:table-cell>
          <table:table-cell table:style-name="ce34" office:value-type="string">
            <text:p>€ - Slovak bank support scheme</text:p>
          </table:table-cell>
          <table:table-cell table:style-name="ce34" office:value-type="string">
            <text:p>Zákon o opatreniach na zmiernenie vplyvov globálnej financnej krízy na bankový sektor a o zmene a doplnení niektorých zákonov</text:p>
          </table:table-cell>
          <table:table-cell table:style-name="ce34" office:value-type="string">
            <text:p>Slovakia</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12-07T00:00:00">
            <text:p>12/7/2005</text:p>
          </table:table-cell>
          <table:table-cell table:style-name="ce35" office:value-type="date" office:date-value="2006-12-30T00:00:00">
            <text:p>12/30/2006</text:p>
          </table:table-cell>
          <table:table-cell table:style-name="ce35" office:value-type="date" office:date-value="2005-03-29T00:00:00">
            <text:p>3/2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07T00:00:00">
            <text:p>12/7/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N53a/2008</text:p>
          </table:table-cell>
          <table:table-cell table:style-name="ce34" office:value-type="string">
            <text:p>€ - $ - Liquidity scheme for Hungarian banks</text:p>
          </table:table-cell>
          <table:table-cell table:style-name="ce34" office:value-type="string">
            <text:p>Liquidity scheme for strengthening the Hungarian real economy recovery.</text:p>
          </table:table-cell>
          <table:table-cell table:style-name="ce34" office:value-type="string">
            <text:p>Hungary</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5-11-30T00:00:00">
            <text:p>11/30/2005</text:p>
          </table:table-cell>
          <table:table-cell table:style-name="ce35" office:value-type="date" office:date-value="2006-06-29T00:00:00">
            <text:p>6/29/2006</text:p>
          </table:table-cell>
          <table:table-cell table:style-name="ce35" office:value-type="date" office:date-value="2005-11-02T00:00:00">
            <text:p>11/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1-13T00:00:00">
            <text:p>1/13/2006</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321/2010</text:p>
          </table:table-cell>
          <table:table-cell table:style-name="ce34" office:value-type="string">
            <text:p>€ - Eligible Liability Guarantee Scheme - Ireland</text:p>
          </table:table-cell>
          <table:table-cell table:style-name="ce34" office:value-type="string">
            <text:p>Credit Institutions Eligible Liabilities Guarantee Scheme</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1-30T00:00:00">
            <text:p>11/30/2005</text:p>
          </table:table-cell>
          <table:table-cell table:style-name="ce35" office:value-type="date" office:date-value="2006-05-30T00:00:00">
            <text:p>5/30/2006</text:p>
          </table:table-cell>
          <table:table-cell table:style-name="ce35" office:value-type="date" office:date-value="2005-05-11T00:00:00">
            <text:p>5/1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1-19T00:00:00">
            <text:p>11/19/2005</text:p>
          </table:table-cell>
          <table:table-cell table:style-name="ce34" office:value-type="string">
            <text:p>Competition DG</text:p>
          </table:table-cell>
          <table:table-cell table:style-name="ce39"/>
          <table:table-cell table:number-columns-repeated="13" table:style-name="ce32"/>
        </table:table-row>
        <table:table-row table:style-name="ro12">
          <table:table-cell table:style-name="ce34" office:value-type="string">
            <text:p>N415/2009</text:p>
          </table:table-cell>
          <table:table-cell table:style-name="ce34" office:value-type="string">
            <text:p>€ - $ - Special government bond scheme</text:p>
          </table:table-cell>
          <table:table-cell table:style-name="ce34" office:value-type="string">
            <text:p>Issue of Special Government Bonds</text:p>
          </table:table-cell>
          <table:table-cell table:style-name="ce34" office:value-type="string">
            <text:p>Cyprus</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1-29T00:00:00">
            <text:p>11/29/2005</text:p>
          </table:table-cell>
          <table:table-cell table:style-name="ce35" office:value-type="date" office:date-value="2006-05-30T00:00:00">
            <text:p>5/30/2006</text:p>
          </table:table-cell>
          <table:table-cell table:style-name="ce35" office:value-type="date" office:date-value="2005-09-08T00:00:00">
            <text:p>9/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21T00:00:00">
            <text:p>10/21/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4">
          <table:table-cell table:style-name="ce34" office:value-type="string">
            <text:p>SA.34081</text:p>
          </table:table-cell>
          <table:table-cell table:style-name="ce34" office:value-type="string">
            <text:p>€ - $ - Restructuring of Anglo Irish Bank</text:p>
          </table:table-cell>
          <table:table-cell table:style-name="ce34" office:value-type="string">
            <text:p>Submission of Anglo restructuring plan pursuant to requirements of state aid decision N356/2009 recapitalisation of Anglo Irish Bank Corporation PLC by the Irish State.</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11-29T00:00:00">
            <text:p>11/29/2005</text:p>
          </table:table-cell>
          <table:table-cell table:style-name="ce41"/>
          <table:table-cell table:style-name="ce35" office:value-type="date" office:date-value="2005-11-19T00:00:00">
            <text:p>11/19/2005</text:p>
          </table:table-cell>
          <table:table-cell table:style-name="ce34" office:value-type="string">
            <text:p>Article 4(4) - decision to initiate the formal investigation procedure, Article 7(3) - positive decision</text:p>
          </table:table-cell>
          <table:table-cell table:style-name="ce34" office:value-type="string">
            <text:p>Remedy for a serious disturbance in the economy, Restructuring firms in difficulty</text:p>
          </table:table-cell>
          <table:table-cell table:style-name="ce35" office:value-type="date" office:date-value="2007-06-28T00:00:00">
            <text:p>6/28/2007</text:p>
          </table:table-cell>
          <table:table-cell table:style-name="ce34" office:value-type="string">
            <text:p>Competition DG</text:p>
          </table:table-cell>
          <table:table-cell table:style-name="ce34" office:value-type="string">
            <text:p>Anglo Irish Bank</text:p>
          </table:table-cell>
          <table:table-cell table:style-name="ce37"/>
          <table:table-cell table:number-columns-repeated="12" table:style-name="ce32"/>
        </table:table-row>
        <table:table-row table:style-name="ro5">
          <table:table-cell table:style-name="ce34" office:value-type="string">
            <text:p>N534/2010</text:p>
          </table:table-cell>
          <table:table-cell table:style-name="ce34" office:value-type="string">
            <text:p>€ - $ - Further recapitalisation of Hypo Real Estate</text:p>
          </table:table-cell>
          <table:table-cell table:style-name="ce34" office:value-type="string">
            <text:p>Vorsorgliche Anmeldung: Weitere Rekapitalisierung der HRE</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5-10-31T00:00:00">
            <text:p>10/31/2005</text:p>
          </table:table-cell>
          <table:table-cell table:style-name="ce35" office:value-type="date" office:date-value="2010-12-30T00:00:00">
            <text:p>12/30/2010</text:p>
          </table:table-cell>
          <table:table-cell table:style-name="ce35" office:value-type="date" office:date-value="2005-10-12T00:00:00">
            <text:p>10/1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1-12T00:00:00">
            <text:p>11/12/2005</text:p>
          </table:table-cell>
          <table:table-cell table:style-name="ce34" office:value-type="string">
            <text:p>Competition DG</text:p>
          </table:table-cell>
          <table:table-cell table:style-name="ce34" office:value-type="string">
            <text:p>Hypo Real Estate</text:p>
          </table:table-cell>
          <table:table-cell table:style-name="ce37"/>
          <table:table-cell table:number-columns-repeated="12" table:style-name="ce32"/>
        </table:table-row>
        <table:table-row table:style-name="ro12">
          <table:table-cell table:style-name="ce34" office:value-type="string">
            <text:p>N544/2009</text:p>
          </table:table-cell>
          <table:table-cell table:style-name="ce34" office:value-type="string">
            <text:p>€ - $ - Garantie Dexia - BE - FR - LU</text:p>
          </table:table-cell>
          <table:table-cell table:style-name="ce34" office:value-type="string">
            <text:p>Garantie Dexia</text:p>
          </table:table-cell>
          <table:table-cell table:style-name="ce34" office:value-type="string">
            <text:p>Luxembourg</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5-10-31T00:00:00">
            <text:p>10/31/2005</text:p>
          </table:table-cell>
          <table:table-cell table:style-name="ce35" office:value-type="date" office:date-value="2006-02-27T00:00:00">
            <text:p>2/27/2006</text:p>
          </table:table-cell>
          <table:table-cell table:style-name="ce35" office:value-type="date" office:date-value="2005-10-21T00:00:00">
            <text:p>10/2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29T00:00:00">
            <text:p>10/29/2005</text:p>
          </table:table-cell>
          <table:table-cell table:style-name="ce34" office:value-type="string">
            <text:p>Competition DG</text:p>
          </table:table-cell>
          <table:table-cell table:style-name="ce34" office:value-type="string">
            <text:p>Dexia</text:p>
          </table:table-cell>
          <table:table-cell table:style-name="ce37"/>
          <table:table-cell table:number-columns-repeated="12" table:style-name="ce32"/>
        </table:table-row>
        <table:table-row table:style-name="ro11">
          <table:table-cell table:style-name="ce34" office:value-type="string">
            <text:p>N531/2008</text:p>
          </table:table-cell>
          <table:table-cell table:style-name="ce34" office:value-type="string">
            <text:p>€ - $ - Prolongation of Swedish bank guarantee scheme</text:p>
          </table:table-cell>
          <table:table-cell table:style-name="ce34" office:value-type="string">
            <text:p>€ - $ - Amendment of Swedish bank guarantee scheme</text:p>
          </table:table-cell>
          <table:table-cell table:style-name="ce34" office:value-type="string">
            <text:p>Swede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10-31T00:00:00">
            <text:p>10/31/2005</text:p>
          </table:table-cell>
          <table:table-cell table:style-name="ce35" office:value-type="date" office:date-value="2006-04-29T00:00:00">
            <text:p>4/29/2006</text:p>
          </table:table-cell>
          <table:table-cell table:style-name="ce35" office:value-type="date" office:date-value="2005-10-05T00:00:00">
            <text:p>10/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25T00:00:00">
            <text:p>10/25/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1">
          <table:table-cell table:style-name="ce34" office:value-type="string">
            <text:p>N536/2010</text:p>
          </table:table-cell>
          <table:table-cell table:style-name="ce34" office:value-type="string">
            <text:p>€ - $ - Aid for the liquidation of Fionia Bank</text:p>
          </table:table-cell>
          <table:table-cell table:style-name="ce34" office:value-type="string">
            <text:p>State aid in connection with the liquidation of Fionia Bank A/S</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5-10-19T00:00:00">
            <text:p>10/19/2005</text:p>
          </table:table-cell>
          <table:table-cell table:style-name="ce35" office:value-type="date" office:date-value="2010-10-30T00:00:00">
            <text:p>10/30/2010</text:p>
          </table:table-cell>
          <table:table-cell table:style-name="ce35" office:value-type="date" office:date-value="2005-10-14T00:00:00">
            <text:p>10/14/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0-24T00:00:00">
            <text:p>10/24/2006</text:p>
          </table:table-cell>
          <table:table-cell table:style-name="ce34" office:value-type="string">
            <text:p>Competition DG</text:p>
          </table:table-cell>
          <table:table-cell table:style-name="ce34" office:value-type="string">
            <text:p>Fionia Bank</text:p>
          </table:table-cell>
          <table:table-cell table:style-name="ce37"/>
          <table:table-cell table:number-columns-repeated="12" table:style-name="ce32"/>
        </table:table-row>
        <table:table-row table:style-name="ro7">
          <table:table-cell table:style-name="ce34" office:value-type="string">
            <text:p>N407/2010</text:p>
          </table:table-cell>
          <table:table-cell table:style-name="ce34" office:value-type="string">
            <text:p>$ - € - Prolongation of Slovenian bank liquidity scheme</text:p>
          </table:table-cell>
          <table:table-cell table:style-name="ce34" office:value-type="string">
            <text:p>Likvidnostna shema za slovenski financni sektor (s to priglasitvijo se podaljšuje obstojeca N 637/2008)</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5-10-18T00:00:00">
            <text:p>10/18/2005</text:p>
          </table:table-cell>
          <table:table-cell table:style-name="ce41"/>
          <table:table-cell table:style-name="ce35" office:value-type="date" office:date-value="2005-09-06T00:00:00">
            <text:p>9/6/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18T00:00:00">
            <text:p>10/18/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5">
          <table:table-cell table:style-name="ce34" office:value-type="string">
            <text:p>N529/2010</text:p>
          </table:table-cell>
          <table:table-cell table:style-name="ce34" office:value-type="string">
            <text:p>$ - € - Prolongation of recap and guarantee schemes</text:p>
          </table:table-cell>
          <table:table-cell table:style-name="ce34" office:value-type="string">
            <text:p>CGS Extension</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10-12T00:00:00">
            <text:p>10/12/2005</text:p>
          </table:table-cell>
          <table:table-cell table:style-name="ce35" office:value-type="date" office:date-value="2005-12-30T00:00:00">
            <text:p>12/30/2005</text:p>
          </table:table-cell>
          <table:table-cell table:style-name="ce35" office:value-type="date" office:date-value="2005-09-30T00:00:00">
            <text:p>9/30/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12T00:00:00">
            <text:p>10/12/2005</text:p>
          </table:table-cell>
          <table:table-cell table:style-name="ce34" office:value-type="string">
            <text:p>Competition DG</text:p>
          </table:table-cell>
          <table:table-cell table:style-name="ce38"/>
          <table:table-cell table:style-name="ce37"/>
          <table:table-cell table:number-columns-repeated="12" table:style-name="ce32"/>
        </table:table-row>
        <table:table-row table:style-name="ro9">
          <table:table-cell table:style-name="ce34" office:value-type="string">
            <text:p>N51/2010</text:p>
          </table:table-cell>
          <table:table-cell table:style-name="ce34" office:value-type="string">
            <text:p>€ - $ - Additional risk shield for West LB</text:p>
          </table:table-cell>
          <table:table-cell table:style-name="ce34" office:value-type="string">
            <text:p>Risikoübernahme gemäß § 8 FMStFG für ein Wertpapierportfolio der WestLB von acht Wertpapieren mit Volumen EUR 6,4 Mrd.</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5-09-30T00:00:00">
            <text:p>9/30/2005</text:p>
          </table:table-cell>
          <table:table-cell table:style-name="ce35" office:value-type="date" office:date-value="2005-11-29T00:00:00">
            <text:p>11/29/2005</text:p>
          </table:table-cell>
          <table:table-cell table:style-name="ce35" office:value-type="date" office:date-value="2005-09-22T00:00:00">
            <text:p>9/2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06T00:00:00">
            <text:p>10/6/2005</text:p>
          </table:table-cell>
          <table:table-cell table:style-name="ce34" office:value-type="string">
            <text:p>Competition DG</text:p>
          </table:table-cell>
          <table:table-cell table:style-name="ce45" office:value-type="string">
            <text:p>WestLB</text:p>
          </table:table-cell>
          <table:table-cell table:style-name="ce37"/>
          <table:table-cell table:number-columns-repeated="12" table:style-name="ce32"/>
        </table:table-row>
        <table:table-row table:style-name="ro6">
          <table:table-cell table:style-name="ce34" office:value-type="string">
            <text:p>N328/2009</text:p>
          </table:table-cell>
          <table:table-cell table:style-name="ce34" office:value-type="string">
            <text:p>$ - € - Prolongation of Greek bank support scheme</text:p>
          </table:table-cell>
          <table:table-cell table:style-name="ce34" office:value-type="string">
            <text:p>Support measures for the credit institutions in Greece</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09-17T00:00:00">
            <text:p>9/17/2005</text:p>
          </table:table-cell>
          <table:table-cell table:style-name="ce35" office:value-type="date" office:date-value="2005-12-30T00:00:00">
            <text:p>12/30/2005</text:p>
          </table:table-cell>
          <table:table-cell table:style-name="ce35" office:value-type="date" office:date-value="2005-08-17T00:00:00">
            <text:p>8/17/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9-17T00:00:00">
            <text:p>9/17/2005</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6">
          <table:table-cell table:style-name="ce34" office:value-type="string">
            <text:p>N379/2009</text:p>
          </table:table-cell>
          <table:table-cell table:style-name="ce34" office:value-type="string">
            <text:p>€ - $ - Refinancing scheme for export loans -</text:p>
          </table:table-cell>
          <table:table-cell table:style-name="ce34" office:value-type="string">
            <text:p>Exportkredit-Refinanzierungsprogramm (PN 157/2009)</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text:p>
          </table:table-cell>
          <table:table-cell table:style-name="ce34" office:value-type="string">
            <text:p>Scheme</text:p>
          </table:table-cell>
          <table:table-cell table:style-name="ce35" office:value-type="date" office:date-value="2005-09-14T00:00:00">
            <text:p>9/14/2005</text:p>
          </table:table-cell>
          <table:table-cell table:style-name="ce41"/>
          <table:table-cell table:style-name="ce35" office:value-type="date" office:date-value="2005-06-07T00:00:00">
            <text:p>6/7/2005</text:p>
          </table:table-cell>
          <table:table-cell table:style-name="ce34" office:value-type="string">
            <text:p>Article 4(3) - decision not to raise objections</text:p>
          </table:table-cell>
          <table:table-cell table:style-name="ce34" office:value-type="string">
            <text:p>Promotion of export and internationalisation, Remedy for a serious disturbance in the economy</text:p>
          </table:table-cell>
          <table:table-cell table:style-name="ce35" office:value-type="date" office:date-value="2005-09-14T00:00:00">
            <text:p>9/14/2005</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6">
          <table:table-cell table:style-name="ce34" office:value-type="string">
            <text:p>N264/2009</text:p>
          </table:table-cell>
          <table:table-cell table:style-name="ce34" office:value-type="string">
            <text:p>€ - Finnish recapitalisation scheme</text:p>
          </table:table-cell>
          <table:table-cell table:style-name="ce34" office:value-type="string">
            <text:p>State Capital Injection to deposit banks(Act on State Capital Injection to deposit banks)</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9-10T00:00:00">
            <text:p>9/10/2005</text:p>
          </table:table-cell>
          <table:table-cell table:style-name="ce35" office:value-type="date" office:date-value="2006-04-30T00:00:00">
            <text:p>4/30/2006</text:p>
          </table:table-cell>
          <table:table-cell table:style-name="ce35" office:value-type="date" office:date-value="2005-05-28T00:00:00">
            <text:p>5/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9-10T00:00:00">
            <text:p>9/10/2005</text:p>
          </table:table-cell>
          <table:table-cell table:style-name="ce34" office:value-type="string">
            <text:p>Competition DG</text:p>
          </table:table-cell>
          <table:table-cell table:style-name="ce48"/>
          <table:table-cell table:style-name="ce37"/>
          <table:table-cell table:number-columns-repeated="12" table:style-name="ce32"/>
        </table:table-row>
        <table:table-row table:style-name="ro6">
          <table:table-cell table:style-name="ce34" office:value-type="string">
            <text:p>N314/2010</text:p>
          </table:table-cell>
          <table:table-cell table:style-name="ce34" office:value-type="string">
            <text:p>€ - Amendment of Italian recapitalisation scheme</text:p>
          </table:table-cell>
          <table:table-cell table:style-name="ce34" office:value-type="string">
            <text:p>Modifica Misure di ricapitalizzazione in favore del settore finanziario in Italia.</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9-06T00:00:00">
            <text:p>9/6/2005</text:p>
          </table:table-cell>
          <table:table-cell table:style-name="ce35" office:value-type="date" office:date-value="2005-12-30T00:00:00">
            <text:p>12/30/2005</text:p>
          </table:table-cell>
          <table:table-cell table:style-name="ce35" office:value-type="date" office:date-value="2005-07-30T00:00:00">
            <text:p>7/30/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05T00:00:00">
            <text:p>10/5/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6">
          <table:table-cell table:style-name="ce34" office:value-type="string">
            <text:p>N349/2009</text:p>
          </table:table-cell>
          <table:table-cell table:style-name="ce34" office:value-type="string">
            <text:p>€ - $ - Prolongation of the recapitalisation and guarantee scheme - Danemark</text:p>
          </table:table-cell>
          <table:table-cell table:style-name="ce34" office:value-type="string">
            <text:p>Recapitalization of credit institutions and amendments of the guarantee scheme</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08-17T00:00:00">
            <text:p>8/17/2005</text:p>
          </table:table-cell>
          <table:table-cell table:style-name="ce35" office:value-type="date" office:date-value="2006-02-01T00:00:00">
            <text:p>2/1/2006</text:p>
          </table:table-cell>
          <table:table-cell table:style-name="ce35" office:value-type="date" office:date-value="2005-07-09T00:00:00">
            <text:p>7/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8-16T00:00:00">
            <text:p>8/16/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1">
          <table:table-cell table:style-name="ce34" office:value-type="string">
            <text:p>NN2/2010</text:p>
          </table:table-cell>
          <table:table-cell table:style-name="ce34" office:value-type="string">
            <text:p>€ - $ - Amendment of the recapitalisation scheme - Denmark</text:p>
          </table:table-cell>
          <table:table-cell table:style-name="ce34" office:value-type="string">
            <text:p>Amendment of the recapitalisation scheme - Denmark</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8-17T00:00:00">
            <text:p>8/17/2005</text:p>
          </table:table-cell>
          <table:table-cell table:style-name="ce35" office:value-type="date" office:date-value="2005-12-30T00:00:00">
            <text:p>12/30/2005</text:p>
          </table:table-cell>
          <table:table-cell table:style-name="ce35" office:value-type="date" office:date-value="2005-08-03T00:00:00">
            <text:p>8/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8-16T00:00:00">
            <text:p>8/16/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260/2010</text:p>
          </table:table-cell>
          <table:table-cell table:style-name="ce34" office:value-type="string">
            <text:p>€ - $ - Prolongation of Swedish recapitalisation scheme</text:p>
          </table:table-cell>
          <table:table-cell table:style-name="ce34" office:value-type="string">
            <text:p>€ - $ - Recapitalisation scheme for fundamentally sound banks</text:p>
          </table:table-cell>
          <table:table-cell table:style-name="ce34" office:value-type="string">
            <text:p>Sweden</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8-16T00:00:00">
            <text:p>8/16/2005</text:p>
          </table:table-cell>
          <table:table-cell table:style-name="ce35" office:value-type="date" office:date-value="2006-02-16T00:00:00">
            <text:p>2/16/2006</text:p>
          </table:table-cell>
          <table:table-cell table:style-name="ce35" office:value-type="date" office:date-value="2005-07-19T00:00:00">
            <text:p>7/1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8-04T00:00:00">
            <text:p>8/4/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251/2009</text:p>
          </table:table-cell>
          <table:table-cell table:style-name="ce34" office:value-type="string">
            <text:p>€ - $ - Prolongation of guarantee for NordLB</text:p>
          </table:table-cell>
          <table:table-cell table:style-name="ce34" office:value-type="string">
            <text:p>NORD/LB - Garantiertes Medium Term Note Programm</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Ad Hoc Case</text:p>
          </table:table-cell>
          <table:table-cell table:style-name="ce35" office:value-type="date" office:date-value="2005-08-14T00:00:00">
            <text:p>8/14/2005</text:p>
          </table:table-cell>
          <table:table-cell table:style-name="ce35" office:value-type="date" office:date-value="2006-02-14T00:00:00">
            <text:p>2/14/2006</text:p>
          </table:table-cell>
          <table:table-cell table:style-name="ce35" office:value-type="date" office:date-value="2005-07-09T00:00:00">
            <text:p>7/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9-09T00:00:00">
            <text:p>9/9/2005</text:p>
          </table:table-cell>
          <table:table-cell table:style-name="ce34" office:value-type="string">
            <text:p>Competition DG</text:p>
          </table:table-cell>
          <table:table-cell table:style-name="ce42" office:value-type="string">
            <text:p>NordLB</text:p>
          </table:table-cell>
          <table:table-cell table:number-columns-repeated="13" table:style-name="ce32"/>
        </table:table-row>
        <table:table-row table:style-name="ro11">
          <table:table-cell table:style-name="ce34" office:value-type="string">
            <text:p>N669/2009</text:p>
          </table:table-cell>
          <table:table-cell table:style-name="ce34" office:value-type="string">
            <text:p>€ - $ - Recapitalisation of ABN AMRO</text:p>
          </table:table-cell>
          <table:table-cell table:style-name="ce34" office:value-type="string">
            <text:p>Recapitalisation of ABN AMRO (Herkapitalisatie van ABN AMRO)</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5-07-31T00:00:00">
            <text:p>7/31/2005</text:p>
          </table:table-cell>
          <table:table-cell table:style-name="ce35" office:value-type="date" office:date-value="2012-04-15T00:00:00">
            <text:p>4/15/2012</text:p>
          </table:table-cell>
          <table:table-cell table:style-name="ce35" office:value-type="date" office:date-value="2005-06-25T00:00:00">
            <text:p>6/25/2005</text:p>
          </table:table-cell>
          <table:table-cell table:style-name="ce34" office:value-type="string">
            <text:p>Other</text:p>
          </table:table-cell>
          <table:table-cell table:style-name="ce34" office:value-type="string">
            <text:p>Remedy for a serious disturbance in the economy</text:p>
          </table:table-cell>
          <table:table-cell table:style-name="ce35" office:value-type="date" office:date-value="2006-02-04T00:00:00">
            <text:p>2/4/2006</text:p>
          </table:table-cell>
          <table:table-cell table:style-name="ce34" office:value-type="string">
            <text:p>Competition DG</text:p>
          </table:table-cell>
          <table:table-cell table:style-name="ce43" office:value-type="string">
            <text:p>ABN AMRO</text:p>
          </table:table-cell>
          <table:table-cell table:number-columns-repeated="13" table:style-name="ce32"/>
        </table:table-row>
        <table:table-row table:style-name="ro5">
          <table:table-cell table:style-name="ce34" office:value-type="string">
            <text:p>N257/2010</text:p>
          </table:table-cell>
          <table:table-cell table:style-name="ce34" office:value-type="string">
            <text:p>€ - $ - German asset relief scheme</text:p>
          </table:table-cell>
          <table:table-cell table:style-name="ce34" office:value-type="string">
            <text:p>Gesetz zur Fortentwicklung der Finanzmarktstabilisierung</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text:p>
          </table:table-cell>
          <table:table-cell table:style-name="ce34" office:value-type="string">
            <text:p>Scheme</text:p>
          </table:table-cell>
          <table:table-cell table:style-name="ce35" office:value-type="date" office:date-value="2005-07-21T00:00:00">
            <text:p>7/21/2005</text:p>
          </table:table-cell>
          <table:table-cell table:style-name="ce35" office:value-type="date" office:date-value="2006-01-21T00:00:00">
            <text:p>1/21/2006</text:p>
          </table:table-cell>
          <table:table-cell table:style-name="ce35" office:value-type="date" office:date-value="2005-04-28T00:00:00">
            <text:p>4/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7-30T00:00:00">
            <text:p>7/30/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331/2010</text:p>
          </table:table-cell>
          <table:table-cell table:style-name="ce34" office:value-type="string">
            <text:p>€ - $ - Kaupthing Bank Luxembourg S.A. (in liquidation)</text:p>
          </table:table-cell>
          <table:table-cell table:style-name="ce34" office:value-type="string">
            <text:p>Kaupthing Bank Luxembourg S.A. (in liquidation)</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Ad Hoc Case</text:p>
          </table:table-cell>
          <table:table-cell table:style-name="ce35" office:value-type="date" office:date-value="2005-07-09T00:00:00">
            <text:p>7/9/2005</text:p>
          </table:table-cell>
          <table:table-cell table:style-name="ce41"/>
          <table:table-cell table:style-name="ce35" office:value-type="date" office:date-value="2005-06-22T00:00:00">
            <text:p>6/2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7-08T00:00:00">
            <text:p>7/8/2005</text:p>
          </table:table-cell>
          <table:table-cell table:style-name="ce34" office:value-type="string">
            <text:p>Competition DG</text:p>
          </table:table-cell>
          <table:table-cell table:style-name="ce43" office:value-type="string">
            <text:p>Kaupting</text:p>
          </table:table-cell>
          <table:table-cell table:number-columns-repeated="13" table:style-name="ce32"/>
        </table:table-row>
        <table:table-row table:style-name="ro12">
          <table:table-cell table:style-name="ce34" office:value-type="string">
            <text:p>N317/2010</text:p>
          </table:table-cell>
          <table:table-cell table:style-name="ce34" office:value-type="string">
            <text:p>€ - $ - Restructuring of Kaupthing Luxemburg</text:p>
          </table:table-cell>
          <table:table-cell table:style-name="ce34" office:value-type="string">
            <text:p>Kaupthing Bank Luxembourg S.A.</text:p>
          </table:table-cell>
          <table:table-cell table:style-name="ce34" office:value-type="string">
            <text:p>Luxembourg</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Ad Hoc Case</text:p>
          </table:table-cell>
          <table:table-cell table:style-name="ce35" office:value-type="date" office:date-value="2005-07-09T00:00:00">
            <text:p>7/9/2005</text:p>
          </table:table-cell>
          <table:table-cell table:style-name="ce41"/>
          <table:table-cell table:style-name="ce35" office:value-type="date" office:date-value="2005-06-09T00:00:00">
            <text:p>6/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7-08T00:00:00">
            <text:p>7/8/2005</text:p>
          </table:table-cell>
          <table:table-cell table:style-name="ce34" office:value-type="string">
            <text:p>Competition DG</text:p>
          </table:table-cell>
          <table:table-cell table:style-name="ce47" office:value-type="string">
            <text:p>Kaupting</text:p>
          </table:table-cell>
          <table:table-cell table:number-columns-repeated="13" table:style-name="ce32"/>
        </table:table-row>
        <table:table-row table:style-name="ro5">
          <table:table-cell table:style-name="ce34" office:value-type="string">
            <text:p>N663/2009</text:p>
          </table:table-cell>
          <table:table-cell table:style-name="ce34" office:value-type="string">
            <text:p>€ - $ -Credit Guarantee Scheme of the State of the Netherlands</text:p>
          </table:table-cell>
          <table:table-cell table:style-name="ce34" office:value-type="string">
            <text:p>Credit Guarantee Scheme of the State of the Netherlands</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7-06T00:00:00">
            <text:p>7/6/2005</text:p>
          </table:table-cell>
          <table:table-cell table:style-name="ce35" office:value-type="date" office:date-value="2005-12-30T00:00:00">
            <text:p>12/30/2005</text:p>
          </table:table-cell>
          <table:table-cell table:style-name="ce35" office:value-type="date" office:date-value="2005-02-25T00:00:00">
            <text:p>2/2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7-06T00:00:00">
            <text:p>7/6/2005</text:p>
          </table:table-cell>
          <table:table-cell table:style-name="ce34" office:value-type="string">
            <text:p>Competition DG</text:p>
          </table:table-cell>
          <table:table-cell table:style-name="ce49"/>
          <table:table-cell table:style-name="ce37"/>
          <table:table-cell table:number-columns-repeated="12" table:style-name="ce32"/>
        </table:table-row>
        <table:table-row table:style-name="ro5">
          <table:table-cell table:style-name="ce34" office:value-type="string">
            <text:p>N263/2010</text:p>
          </table:table-cell>
          <table:table-cell table:style-name="ce34" office:value-type="string">
            <text:p>€ - $ - Prolongation of Guarantee scheme for banks in Latvia</text:p>
          </table:table-cell>
          <table:table-cell table:style-name="ce34" office:value-type="string">
            <text:p>Prolongation of Guarantee scheme for banks in Latvia</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6-30T00:00:00">
            <text:p>6/30/2005</text:p>
          </table:table-cell>
          <table:table-cell table:style-name="ce35" office:value-type="date" office:date-value="2005-12-30T00:00:00">
            <text:p>12/30/2005</text:p>
          </table:table-cell>
          <table:table-cell table:style-name="ce35" office:value-type="date" office:date-value="2005-05-28T00:00:00">
            <text:p>5/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6-29T00:00:00">
            <text:p>6/29/2005</text:p>
          </table:table-cell>
          <table:table-cell table:style-name="ce34" office:value-type="string">
            <text:p>Competition DG</text:p>
          </table:table-cell>
          <table:table-cell table:style-name="ce40"/>
          <table:table-cell table:number-columns-repeated="13" table:style-name="ce32"/>
        </table:table-row>
        <table:table-row table:style-name="ro5">
          <table:table-cell table:style-name="ce34" office:value-type="string">
            <text:p>N314/2009</text:p>
          </table:table-cell>
          <table:table-cell table:style-name="ce34" office:value-type="string">
            <text:p>€ - $ - Prolongation of the Spanish guarantee scheme</text:p>
          </table:table-cell>
          <table:table-cell table:style-name="ce34" office:value-type="string">
            <text:p>Prolongation of the Spanish guarantee scheme</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6-30T00:00:00">
            <text:p>6/30/2005</text:p>
          </table:table-cell>
          <table:table-cell table:style-name="ce35" office:value-type="date" office:date-value="2006-06-29T00:00:00">
            <text:p>6/29/2006</text:p>
          </table:table-cell>
          <table:table-cell table:style-name="ce35" office:value-type="date" office:date-value="2005-06-04T00:00:00">
            <text:p>6/4/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6-24T00:00:00">
            <text:p>6/24/2005</text:p>
          </table:table-cell>
          <table:table-cell table:style-name="ce34" office:value-type="string">
            <text:p>Competition DG</text:p>
          </table:table-cell>
          <table:table-cell table:style-name="ce39"/>
          <table:table-cell table:number-columns-repeated="13" table:style-name="ce32"/>
        </table:table-row>
        <table:table-row table:style-name="ro6">
          <table:table-cell table:style-name="ce34" office:value-type="string">
            <text:p>N315/2010</text:p>
          </table:table-cell>
          <table:table-cell table:style-name="ce34" office:value-type="string">
            <text:p>$ - € - Prolongation for the Fund for the Acquisition of Financial Assets in Spain</text:p>
          </table:table-cell>
          <table:table-cell table:style-name="ce34" office:value-type="string">
            <text:p>Prolongation for the Fund for the Acquisition of Financial Assets in Spain</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6-30T00:00:00">
            <text:p>6/30/2005</text:p>
          </table:table-cell>
          <table:table-cell table:style-name="ce35" office:value-type="date" office:date-value="2005-12-30T00:00:00">
            <text:p>12/30/2005</text:p>
          </table:table-cell>
          <table:table-cell table:style-name="ce35" office:value-type="date" office:date-value="2005-05-03T00:00:00">
            <text:p>5/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8-06T00:00:00">
            <text:p>8/6/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7">
          <table:table-cell table:style-name="ce34" office:value-type="string">
            <text:p>N664/2006</text:p>
          </table:table-cell>
          <table:table-cell table:style-name="ce34" office:value-type="string">
            <text:p>€ - $ - Asset relief and second recapitalisation for KBC</text:p>
          </table:table-cell>
          <table:table-cell table:style-name="ce34" office:value-type="string">
            <text:p>Asset relief and second recapitalisation for KBC</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 Other, Other forms of equity intervention</text:p>
          </table:table-cell>
          <table:table-cell table:style-name="ce34" office:value-type="string">
            <text:p>Ad Hoc Case</text:p>
          </table:table-cell>
          <table:table-cell table:style-name="ce35" office:value-type="date" office:date-value="2005-06-29T00:00:00">
            <text:p>6/29/2005</text:p>
          </table:table-cell>
          <table:table-cell table:style-name="ce41"/>
          <table:table-cell table:style-name="ce35" office:value-type="date" office:date-value="2005-02-17T00:00:00">
            <text:p>2/17/2005</text:p>
          </table:table-cell>
          <table:table-cell table:style-name="ce34" office:value-type="string">
            <text:p>Article 4(4) - decision to initiate the formal investigation procedure, Article 7(3) - positive decision</text:p>
          </table:table-cell>
          <table:table-cell table:style-name="ce34" office:value-type="string">
            <text:p>Remedy for a serious disturbance in the economy</text:p>
          </table:table-cell>
          <table:table-cell table:style-name="ce35" office:value-type="date" office:date-value="2005-11-17T00:00:00">
            <text:p>11/17/2005</text:p>
          </table:table-cell>
          <table:table-cell table:style-name="ce34" office:value-type="string">
            <text:p>Competition DG</text:p>
          </table:table-cell>
          <table:table-cell table:style-name="ce50" office:value-type="string">
            <text:p>KBC</text:p>
          </table:table-cell>
          <table:table-cell table:number-columns-repeated="13" table:style-name="ce32"/>
        </table:table-row>
        <table:table-row table:style-name="ro16">
          <table:table-cell table:style-name="ce34" office:value-type="string">
            <text:p>N224/2010</text:p>
          </table:table-cell>
          <table:table-cell table:style-name="ce34" office:value-type="string">
            <text:p>€ - $ - Restructuring aid for Ethias</text:p>
          </table:table-cell>
          <table:table-cell table:style-name="ce34" office:value-type="string">
            <text:p>Aide de restructuration à Ethias</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6-29T00:00:00">
            <text:p>6/29/2005</text:p>
          </table:table-cell>
          <table:table-cell table:style-name="ce35" office:value-type="date" office:date-value="2009-12-30T00:00:00">
            <text:p>12/30/2009</text:p>
          </table:table-cell>
          <table:table-cell table:style-name="ce35" office:value-type="date" office:date-value="2005-04-28T00:00:00">
            <text:p>4/28/2005</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6-05-19T00:00:00">
            <text:p>5/19/2006</text:p>
          </table:table-cell>
          <table:table-cell table:style-name="ce34" office:value-type="string">
            <text:p>Competition DG</text:p>
          </table:table-cell>
          <table:table-cell table:style-name="ce34" office:value-type="string">
            <text:p>Ethias</text:p>
          </table:table-cell>
          <table:table-cell table:style-name="ce37"/>
          <table:table-cell table:number-columns-repeated="12" table:style-name="ce32"/>
        </table:table-row>
        <table:table-row table:style-name="ro6">
          <table:table-cell table:style-name="ce34" office:value-type="string">
            <text:p>N249/2009</text:p>
          </table:table-cell>
          <table:table-cell table:style-name="ce34" office:value-type="string">
            <text:p>€ - $ - Second liquidity guarantee for IKB</text:p>
          </table:table-cell>
          <table:table-cell table:style-name="ce34" office:value-type="string">
            <text:p>Gewährung einer SoFFin-Garantie an die IKB.</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5-06-29T00:00:00">
            <text:p>6/29/2005</text:p>
          </table:table-cell>
          <table:table-cell table:style-name="ce35" office:value-type="date" office:date-value="2008-12-30T00:00:00">
            <text:p>12/30/2008</text:p>
          </table:table-cell>
          <table:table-cell table:style-name="ce35" office:value-type="date" office:date-value="2005-07-05T00:00:00">
            <text:p>7/5/2005</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5-09-27T00:00:00">
            <text:p>9/27/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2">
          <table:table-cell table:style-name="ce34" office:value-type="string">
            <text:p>N329/2009</text:p>
          </table:table-cell>
          <table:table-cell table:style-name="ce34" office:value-type="string">
            <text:p>€ - Support scheme for housing loans - Hungary</text:p>
          </table:table-cell>
          <table:table-cell table:style-name="ce34" office:value-type="string">
            <text:p>Guarantee by Government for Housing Loans</text:p>
          </table:table-cell>
          <table:table-cell table:style-name="ce34" office:value-type="string">
            <text:p>Hungar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6-29T00:00:00">
            <text:p>6/29/2005</text:p>
          </table:table-cell>
          <table:table-cell table:style-name="ce35" office:value-type="date" office:date-value="2006-06-29T00:00:00">
            <text:p>6/29/2006</text:p>
          </table:table-cell>
          <table:table-cell table:style-name="ce35" office:value-type="date" office:date-value="2005-04-28T00:00:00">
            <text:p>4/28/2005</text:p>
          </table:table-cell>
          <table:table-cell table:style-name="ce34" office:value-type="string">
            <text:p>Article 4(3) - decision not to raise objections</text:p>
          </table:table-cell>
          <table:table-cell table:style-name="ce34" office:value-type="string">
            <text:p>Social support to individual consumers</text:p>
          </table:table-cell>
          <table:table-cell table:style-name="ce35" office:value-type="date" office:date-value="2005-07-12T00:00:00">
            <text:p>7/12/2005</text:p>
          </table:table-cell>
          <table:table-cell table:style-name="ce34" office:value-type="string">
            <text:p>Competition DG</text:p>
          </table:table-cell>
          <table:table-cell table:style-name="ce51"/>
          <table:table-cell table:number-columns-repeated="13" table:style-name="ce32"/>
        </table:table-row>
        <table:table-row table:style-name="ro5">
          <table:table-cell table:style-name="ce34" office:value-type="string">
            <text:p>N331/2009</text:p>
          </table:table-cell>
          <table:table-cell table:style-name="ce34" office:value-type="string">
            <text:p>€ - $ - Prolongation of the Dutch Garantee Scheme</text:p>
          </table:table-cell>
          <table:table-cell table:style-name="ce34" office:value-type="string">
            <text:p>Prolongation of the Dutch Garantee Scheme</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6-29T00:00:00">
            <text:p>6/29/2005</text:p>
          </table:table-cell>
          <table:table-cell table:style-name="ce35" office:value-type="date" office:date-value="2005-12-30T00:00:00">
            <text:p>12/30/2005</text:p>
          </table:table-cell>
          <table:table-cell table:style-name="ce35" office:value-type="date" office:date-value="2005-06-16T00:00:00">
            <text:p>6/16/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7-06T00:00:00">
            <text:p>7/6/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7">
          <table:table-cell table:style-name="ce34" office:value-type="string">
            <text:p>N241/2010</text:p>
          </table:table-cell>
          <table:table-cell table:style-name="ce34" office:value-type="string">
            <text:p>€ - $ - Recapitalisation of Anglo Irish</text:p>
          </table:table-cell>
          <table:table-cell table:style-name="ce34" office:value-type="string">
            <text:p>Proposed Capital Injection by the State of €4 Billion into Anglo Irish Bank Corporation Limited.</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6-25T00:00:00">
            <text:p>6/25/2005</text:p>
          </table:table-cell>
          <table:table-cell table:style-name="ce35" office:value-type="date" office:date-value="2005-12-25T00:00:00">
            <text:p>12/25/2005</text:p>
          </table:table-cell>
          <table:table-cell table:style-name="ce35" office:value-type="date" office:date-value="2005-06-08T00:00:00">
            <text:p>6/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6-25T00:00:00">
            <text:p>6/25/2005</text:p>
          </table:table-cell>
          <table:table-cell table:style-name="ce34" office:value-type="string">
            <text:p>Competition DG</text:p>
          </table:table-cell>
          <table:table-cell table:style-name="ce34" office:value-type="string">
            <text:p>Anglo Irish Bank</text:p>
          </table:table-cell>
          <table:table-cell table:style-name="ce37"/>
          <table:table-cell table:number-columns-repeated="12" table:style-name="ce32"/>
        </table:table-row>
        <table:table-row table:style-name="ro7">
          <table:table-cell table:style-name="ce34" office:value-type="string">
            <text:p>N158/2009</text:p>
          </table:table-cell>
          <table:table-cell table:style-name="ce34" office:value-type="string">
            <text:p>€ - $ - Recapitalisation of Hypo Tirol</text:p>
          </table:table-cell>
          <table:table-cell table:style-name="ce34" office:value-type="string">
            <text:p>Ausfallshaftung des Landes Tirol zugunsten von Inhabern von Partizipationsscheinen der HYPO TIROL BANK AG</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5-06-16T00:00:00">
            <text:p>6/16/2005</text:p>
          </table:table-cell>
          <table:table-cell table:style-name="ce35" office:value-type="date" office:date-value="2015-06-16T00:00:00">
            <text:p>6/16/2015</text:p>
          </table:table-cell>
          <table:table-cell table:style-name="ce35" office:value-type="date" office:date-value="2005-04-06T00:00:00">
            <text:p>4/6/2005</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5-08-20T00:00:00">
            <text:p>8/20/2005</text:p>
          </table:table-cell>
          <table:table-cell table:style-name="ce34" office:value-type="string">
            <text:p>Competition DG</text:p>
          </table:table-cell>
          <table:table-cell table:style-name="ce50" office:value-type="string">
            <text:p>Hypo Tirol Bank AG</text:p>
          </table:table-cell>
          <table:table-cell table:number-columns-repeated="13" table:style-name="ce32"/>
        </table:table-row>
        <table:table-row table:style-name="ro7">
          <table:table-cell table:style-name="ce34" office:value-type="string">
            <text:p>NN68/2008</text:p>
          </table:table-cell>
          <table:table-cell table:style-name="ce34" office:value-type="string">
            <text:p>€ - $ - Restructuring of HSH Nordbank AG</text:p>
          </table:table-cell>
          <table:table-cell table:style-name="ce34" office:value-type="string">
            <text:p>HSH Nordbank AG (N 264/2009)</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Direct grant, Guarantee</text:p>
          </table:table-cell>
          <table:table-cell table:style-name="ce34" office:value-type="string">
            <text:p>Ad Hoc Case</text:p>
          </table:table-cell>
          <table:table-cell table:style-name="ce35" office:value-type="date" office:date-value="2005-06-16T00:00:00">
            <text:p>6/16/2005</text:p>
          </table:table-cell>
          <table:table-cell table:style-name="ce41"/>
          <table:table-cell table:style-name="ce35" office:value-type="date" office:date-value="2005-08-31T00:00:00">
            <text:p>8/31/2005</text:p>
          </table:table-cell>
          <table:table-cell table:style-name="ce34" office:value-type="string">
            <text:p>Article 4(4) - decision to initiate the formal investigation procedure, Article 7(4) - conditional decision</text:p>
          </table:table-cell>
          <table:table-cell table:style-name="ce34" office:value-type="string">
            <text:p>Remedy for a serious disturbance in the economy</text:p>
          </table:table-cell>
          <table:table-cell table:style-name="ce35" office:value-type="date" office:date-value="2007-09-19T00:00:00">
            <text:p>9/19/2007</text:p>
          </table:table-cell>
          <table:table-cell table:style-name="ce34" office:value-type="string">
            <text:p>Competition DG</text:p>
          </table:table-cell>
          <table:table-cell table:style-name="ce34" office:value-type="string">
            <text:p>HSH Nordbank AG</text:p>
          </table:table-cell>
          <table:table-cell table:style-name="ce37"/>
          <table:table-cell table:number-columns-repeated="12" table:style-name="ce32"/>
        </table:table-row>
        <table:table-row table:style-name="ro11">
          <table:table-cell table:style-name="ce34" office:value-type="string">
            <text:p>N28/2010</text:p>
          </table:table-cell>
          <table:table-cell table:style-name="ce34" office:value-type="string">
            <text:p>€ - Prolongation of bank guarantee scheme - Slovenia</text:p>
          </table:table-cell>
          <table:table-cell table:style-name="ce34" office:value-type="string">
            <text:p>Zagotovitev stabilnosti financnega sistema v Sloveniji</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6-16T00:00:00">
            <text:p>6/16/2005</text:p>
          </table:table-cell>
          <table:table-cell table:style-name="ce35" office:value-type="date" office:date-value="2005-12-30T00:00:00">
            <text:p>12/30/2005</text:p>
          </table:table-cell>
          <table:table-cell table:style-name="ce35" office:value-type="date" office:date-value="2005-06-01T00:00:00">
            <text:p>6/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6-21T00:00:00">
            <text:p>6/21/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200/2009</text:p>
          </table:table-cell>
          <table:table-cell table:style-name="ce34" office:value-type="string">
            <text:p>€ -$ - Prolongation of guarantee scheme - Italy</text:p>
          </table:table-cell>
          <table:table-cell table:style-name="ce34" office:value-type="string">
            <text:p>Piano di sostegno per le banche (d.l. 157/08)</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5-06-08T00:00:00">
            <text:p>6/8/2005</text:p>
          </table:table-cell>
          <table:table-cell table:style-name="ce35" office:value-type="date" office:date-value="2005-12-08T00:00:00">
            <text:p>12/8/2005</text:p>
          </table:table-cell>
          <table:table-cell table:style-name="ce35" office:value-type="date" office:date-value="2005-05-28T00:00:00">
            <text:p>5/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6-15T00:00:00">
            <text:p>6/15/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3">
          <table:table-cell table:style-name="ce34" office:value-type="string">
            <text:p>N663/2006</text:p>
          </table:table-cell>
          <table:table-cell table:style-name="ce34" office:value-type="string">
            <text:p>€ - $ - Recapitalisation and asset relief for LBBW</text:p>
          </table:table-cell>
          <table:table-cell table:style-name="ce34" office:value-type="string">
            <text:p>Landesbank Baden-Württemberg</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5-06-01T00:00:00">
            <text:p>6/1/2005</text:p>
          </table:table-cell>
          <table:table-cell table:style-name="ce35" office:value-type="date" office:date-value="2015-06-29T00:00:00">
            <text:p>6/29/2015</text:p>
          </table:table-cell>
          <table:table-cell table:style-name="ce35" office:value-type="date" office:date-value="2004-12-17T00:00:00">
            <text:p>12/17/2004</text:p>
          </table:table-cell>
          <table:table-cell table:style-name="ce34" office:value-type="string">
            <text:p>Article 4(3) - decision not to raise objections, Article 4(4) - decision to initiate the formal investigation procedure, Article 7(3) - positive decision, Corrigendum</text:p>
          </table:table-cell>
          <table:table-cell table:style-name="ce34" office:value-type="string">
            <text:p>Remedy for a serious disturbance in the economy</text:p>
          </table:table-cell>
          <table:table-cell table:style-name="ce35" office:value-type="date" office:date-value="2006-02-21T00:00:00">
            <text:p>2/21/2006</text:p>
          </table:table-cell>
          <table:table-cell table:style-name="ce34" office:value-type="string">
            <text:p>Competition DG</text:p>
          </table:table-cell>
          <table:table-cell table:style-name="ce34" office:value-type="string">
            <text:p>Landesbank Baden-Württemberg</text:p>
          </table:table-cell>
          <table:table-cell table:style-name="ce37"/>
          <table:table-cell table:number-columns-repeated="12" table:style-name="ce32"/>
        </table:table-row>
        <table:table-row table:style-name="ro6">
          <table:table-cell table:style-name="ce34" office:value-type="string">
            <text:p>N302/2009</text:p>
          </table:table-cell>
          <table:table-cell table:style-name="ce34" office:value-type="string">
            <text:p>€ - $ - Acquisition of shares in Hypo Real Estate</text:p>
          </table:table-cell>
          <table:table-cell table:style-name="ce34" office:value-type="string">
            <text:p>Rein vorsorgliche Anmeldung: Erwerb von Anteilen an der Hypo Real Estate durch SoFFin</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5-06-01T00:00:00">
            <text:p>6/1/2005</text:p>
          </table:table-cell>
          <table:table-cell table:style-name="ce35" office:value-type="date" office:date-value="2010-12-30T00:00:00">
            <text:p>12/30/2010</text:p>
          </table:table-cell>
          <table:table-cell table:style-name="ce35" office:value-type="date" office:date-value="2005-06-02T00:00:00">
            <text:p>6/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1-12T00:00:00">
            <text:p>11/12/2005</text:p>
          </table:table-cell>
          <table:table-cell table:style-name="ce34" office:value-type="string">
            <text:p>Competition DG</text:p>
          </table:table-cell>
          <table:table-cell table:style-name="ce50" office:value-type="string">
            <text:p>Hypo Real Estate</text:p>
          </table:table-cell>
          <table:table-cell table:number-columns-repeated="13" table:style-name="ce32"/>
        </table:table-row>
        <table:table-row table:style-name="ro12">
          <table:table-cell table:style-name="ce34" office:value-type="string">
            <text:p>NN50/2008</text:p>
          </table:table-cell>
          <table:table-cell table:style-name="ce34" office:value-type="string">
            <text:p>€ - $ - Portuguese recapitalization scheme</text:p>
          </table:table-cell>
          <table:table-cell table:style-name="ce34" office:value-type="string">
            <text:p>Portuguese recapitalization scheme</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5-19T00:00:00">
            <text:p>5/19/2005</text:p>
          </table:table-cell>
          <table:table-cell table:style-name="ce35" office:value-type="date" office:date-value="2005-11-19T00:00:00">
            <text:p>11/19/2005</text:p>
          </table:table-cell>
          <table:table-cell table:style-name="ce35" office:value-type="date" office:date-value="2004-11-04T00:00:00">
            <text:p>11/4/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19T00:00:00">
            <text:p>5/19/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2">
          <table:table-cell table:style-name="ce34" office:value-type="string">
            <text:p>N154/2009</text:p>
          </table:table-cell>
          <table:table-cell table:style-name="ce34" office:value-type="string">
            <text:p>€ - $ - Change of IKB Decision</text:p>
          </table:table-cell>
          <table:table-cell table:style-name="ce34" office:value-type="string">
            <text:p>Change of IKB Decision</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5-05-14T00:00:00">
            <text:p>5/14/2005</text:p>
          </table:table-cell>
          <table:table-cell table:style-name="ce35" office:value-type="date" office:date-value="2005-05-14T00:00:00">
            <text:p>5/14/2005</text:p>
          </table:table-cell>
          <table:table-cell table:style-name="ce35" office:value-type="date" office:date-value="2005-04-06T00:00:00">
            <text:p>4/6/2005</text:p>
          </table:table-cell>
          <table:table-cell table:style-name="ce34" office:value-type="string">
            <text:p>Article 4(3) - decision not to raise objections</text:p>
          </table:table-cell>
          <table:table-cell table:style-name="ce34" office:value-type="string">
            <text:p>Restructuring firms in difficulty</text:p>
          </table:table-cell>
          <table:table-cell table:style-name="ce35" office:value-type="date" office:date-value="2005-05-14T00:00:00">
            <text:p>5/14/2005</text:p>
          </table:table-cell>
          <table:table-cell table:style-name="ce34" office:value-type="string">
            <text:p>Competition DG</text:p>
          </table:table-cell>
          <table:table-cell table:style-name="ce34" office:value-type="string">
            <text:p>IKB</text:p>
          </table:table-cell>
          <table:table-cell table:style-name="ce37"/>
          <table:table-cell table:number-columns-repeated="12" table:style-name="ce32"/>
        </table:table-row>
        <table:table-row table:style-name="ro17">
          <table:table-cell table:style-name="ce34" office:value-type="string">
            <text:p>N213/2009</text:p>
          </table:table-cell>
          <table:table-cell table:style-name="ce34" office:value-type="string">
            <text:p>€ - $ - Capital injection into Commerzbank</text:p>
          </table:table-cell>
          <table:table-cell table:style-name="ce34" office:value-type="string">
            <text:p>Gegenstand der vorliegenden Notifizierung ist ein geplantes Maßnahmenpaket des deutschen "Sonderfonds Finanzmarktstabilisierung" (SoFFin) zugunsten der Commerzbank AG. Dieses Maßnahmenpaket trägt - in Abgrenzung zu dem früheren Maßnahmenpaket "SoF...</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5-05-14T00:00:00">
            <text:p>5/14/2005</text:p>
          </table:table-cell>
          <table:table-cell table:style-name="ce35" office:value-type="date" office:date-value="2014-12-30T00:00:00">
            <text:p>12/30/2014</text:p>
          </table:table-cell>
          <table:table-cell table:style-name="ce35" office:value-type="date" office:date-value="2005-04-05T00:00:00">
            <text:p>4/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06T00:00:00">
            <text:p>5/6/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7">
          <table:table-cell table:style-name="ce34" office:value-type="string">
            <text:p>C8/2006</text:p>
          </table:table-cell>
          <table:table-cell table:style-name="ce34" office:value-type="string">
            <text:p>€ - $ - Capital injection into Allied Irish Bank</text:p>
          </table:table-cell>
          <table:table-cell table:style-name="ce34" office:value-type="string">
            <text:p>Proposed capital injection into Allied Irish Banks by the Irish State (AIB recapitalisation)</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5-12T00:00:00">
            <text:p>5/12/2005</text:p>
          </table:table-cell>
          <table:table-cell table:style-name="ce41"/>
          <table:table-cell table:style-name="ce35" office:value-type="date" office:date-value="2005-04-13T00:00:00">
            <text:p>4/1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11T00:00:00">
            <text:p>5/11/2005</text:p>
          </table:table-cell>
          <table:table-cell table:style-name="ce34" office:value-type="string">
            <text:p>Competition DG</text:p>
          </table:table-cell>
          <table:table-cell table:style-name="ce34" office:value-type="string">
            <text:p>Allied Irish Bank</text:p>
          </table:table-cell>
          <table:table-cell table:style-name="ce37"/>
          <table:table-cell table:number-columns-repeated="12" table:style-name="ce32"/>
        </table:table-row>
        <table:table-row table:style-name="ro16">
          <table:table-cell table:style-name="ce34" office:value-type="string">
            <text:p>N223/2010</text:p>
          </table:table-cell>
          <table:table-cell table:style-name="ce34" office:value-type="string">
            <text:p>€ - $ - Aide à la restructuration de la banque Fortis</text:p>
          </table:table-cell>
          <table:table-cell table:style-name="ce34" office:value-type="string">
            <text:p>Aide à la restructuration de la banque Fortis</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5-05-11T00:00:00">
            <text:p>5/11/2005</text:p>
          </table:table-cell>
          <table:table-cell table:style-name="ce41"/>
          <table:table-cell table:style-name="ce35" office:value-type="date" office:date-value="2005-04-28T00:00:00">
            <text:p>4/28/2005</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5-05-11T00:00:00">
            <text:p>5/11/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127/2010</text:p>
          </table:table-cell>
          <table:table-cell table:style-name="ce34" office:value-type="string">
            <text:p>€ - $ - Capital injection for Banque Populaire/Caisse d'Épargne</text:p>
          </table:table-cell>
          <table:table-cell table:style-name="ce34" office:value-type="string">
            <text:p>Renforcement des fonds propres de CEBP</text:p>
          </table:table-cell>
          <table:table-cell table:style-name="ce34" office:value-type="string">
            <text:p>France</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5-05-10T00:00:00">
            <text:p>5/10/2005</text:p>
          </table:table-cell>
          <table:table-cell table:style-name="ce41"/>
          <table:table-cell table:style-name="ce35" office:value-type="date" office:date-value="2005-02-24T00:00:00">
            <text:p>2/24/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07T00:00:00">
            <text:p>5/7/2005</text:p>
          </table:table-cell>
          <table:table-cell table:style-name="ce34" office:value-type="string">
            <text:p>Competition DG</text:p>
          </table:table-cell>
          <table:table-cell table:style-name="ce34" office:value-type="string">
            <text:p>Banque Populaire / Caisse d'Épargne</text:p>
          </table:table-cell>
          <table:table-cell table:style-name="ce37"/>
          <table:table-cell table:number-columns-repeated="12" table:style-name="ce32"/>
        </table:table-row>
        <table:table-row table:style-name="ro10">
          <table:table-cell table:style-name="ce34" office:value-type="string">
            <text:p>N687/2006</text:p>
          </table:table-cell>
          <table:table-cell table:style-name="ce34" office:value-type="string">
            <text:p>€ - $ - Restructuring aid for Parex Banka</text:p>
          </table:table-cell>
          <table:table-cell table:style-name="ce34" office:value-type="string">
            <text:p>State aid to JSC Parex Banka restructuring</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Ad Hoc Case</text:p>
          </table:table-cell>
          <table:table-cell table:style-name="ce35" office:value-type="date" office:date-value="2005-05-10T00:00:00">
            <text:p>5/10/2005</text:p>
          </table:table-cell>
          <table:table-cell table:style-name="ce35" office:value-type="date" office:date-value="2010-12-30T00:00:00">
            <text:p>12/30/2010</text:p>
          </table:table-cell>
          <table:table-cell table:style-name="ce35" office:value-type="date" office:date-value="2005-05-10T00:00:00">
            <text:p>5/10/2005</text:p>
          </table:table-cell>
          <table:table-cell table:style-name="ce34" office:value-type="string">
            <text:p>Article 4(4) - decision to initiate the formal investigation procedure, Article 7(3) - positive decision, Corrigendum</text:p>
          </table:table-cell>
          <table:table-cell table:style-name="ce34" office:value-type="string">
            <text:p>Remedy for a serious disturbance in the economy, Restructuring firms in difficulty</text:p>
          </table:table-cell>
          <table:table-cell table:style-name="ce35" office:value-type="date" office:date-value="2007-02-27T00:00:00">
            <text:p>2/27/2007</text:p>
          </table:table-cell>
          <table:table-cell table:style-name="ce34" office:value-type="string">
            <text:p>Competition DG</text:p>
          </table:table-cell>
          <table:table-cell table:style-name="ce34" office:value-type="string">
            <text:p>Parex Banka</text:p>
          </table:table-cell>
          <table:table-cell table:style-name="ce37"/>
          <table:table-cell table:number-columns-repeated="12" table:style-name="ce32"/>
        </table:table-row>
        <table:table-row table:style-name="ro16">
          <table:table-cell table:style-name="ce34" office:value-type="string">
            <text:p>C9/2008</text:p>
          </table:table-cell>
          <table:table-cell table:style-name="ce34" office:value-type="string">
            <text:p>€ - $ - Amendments to the Public support measures to JSC Parex Banka</text:p>
          </table:table-cell>
          <table:table-cell table:style-name="ce34" office:value-type="string">
            <text:p>Amendments to the Public support measures to JSC Parex Banka</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5-10T00:00:00">
            <text:p>5/10/2005</text:p>
          </table:table-cell>
          <table:table-cell table:style-name="ce41"/>
          <table:table-cell table:style-name="ce35" office:value-type="date" office:date-value="2005-03-28T00:00:00">
            <text:p>3/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10T00:00:00">
            <text:p>5/10/2005</text:p>
          </table:table-cell>
          <table:table-cell table:style-name="ce34" office:value-type="string">
            <text:p>Competition DG</text:p>
          </table:table-cell>
          <table:table-cell table:style-name="ce34" office:value-type="string">
            <text:p>JSC Parex Banka</text:p>
          </table:table-cell>
          <table:table-cell table:style-name="ce37"/>
          <table:table-cell table:number-columns-repeated="12" table:style-name="ce32"/>
        </table:table-row>
        <table:table-row table:style-name="ro5">
          <table:table-cell table:style-name="ce34" office:value-type="string">
            <text:p>N208/2009</text:p>
          </table:table-cell>
          <table:table-cell table:style-name="ce34" office:value-type="string">
            <text:p>€ - $ - Prolongation of the Finnish guarantee scheme</text:p>
          </table:table-cell>
          <table:table-cell table:style-name="ce34" office:value-type="string">
            <text:p>Prolongation of the Finnish guarantee scheme</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4-30T00:00:00">
            <text:p>4/30/2005</text:p>
          </table:table-cell>
          <table:table-cell table:style-name="ce35" office:value-type="date" office:date-value="2005-12-30T00:00:00">
            <text:p>12/30/2005</text:p>
          </table:table-cell>
          <table:table-cell table:style-name="ce35" office:value-type="date" office:date-value="2005-04-02T00:00:00">
            <text:p>4/2/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4-29T00:00:00">
            <text:p>4/29/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161/2010</text:p>
          </table:table-cell>
          <table:table-cell table:style-name="ce34" office:value-type="string">
            <text:p>€ - $ - Prolongation of French bank guarantee scheme</text:p>
          </table:table-cell>
          <table:table-cell table:style-name="ce34" office:value-type="string">
            <text:p>France - Financial support measures to the banking industry in France.</text:p>
          </table:table-cell>
          <table:table-cell table:style-name="ce34" office:value-type="string">
            <text:p>France</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5-04-30T00:00:00">
            <text:p>4/30/2005</text:p>
          </table:table-cell>
          <table:table-cell table:style-name="ce35" office:value-type="date" office:date-value="2005-11-29T00:00:00">
            <text:p>11/29/2005</text:p>
          </table:table-cell>
          <table:table-cell table:style-name="ce35" office:value-type="date" office:date-value="2005-04-27T00:00:00">
            <text:p>4/27/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11T00:00:00">
            <text:p>5/11/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1">
          <table:table-cell table:style-name="ce34" office:value-type="string">
            <text:p>C25/2010</text:p>
          </table:table-cell>
          <table:table-cell table:style-name="ce34" office:value-type="string">
            <text:p>€ - $ - Amendment of Swedish bank guarantee scheme</text:p>
          </table:table-cell>
          <table:table-cell table:style-name="ce34" office:value-type="string">
            <text:p>Statliga garantier till banker m.fl.</text:p>
          </table:table-cell>
          <table:table-cell table:style-name="ce34" office:value-type="string">
            <text:p>Swede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4-30T00:00:00">
            <text:p>4/30/2005</text:p>
          </table:table-cell>
          <table:table-cell table:style-name="ce35" office:value-type="date" office:date-value="2005-10-30T00:00:00">
            <text:p>10/30/2005</text:p>
          </table:table-cell>
          <table:table-cell table:style-name="ce35" office:value-type="date" office:date-value="2005-03-15T00:00:00">
            <text:p>3/15/2005</text:p>
          </table:table-cell>
          <table:table-cell table:style-name="ce34" office:value-type="string">
            <text:p>Article 4(3) - decision not to raise objections</text:p>
          </table:table-cell>
          <table:table-cell table:style-name="ce34" office:value-type="string">
            <text:p>Remedy for a serious disturbance in the economy, Sectoral development</text:p>
          </table:table-cell>
          <table:table-cell table:style-name="ce35" office:value-type="date" office:date-value="2005-04-27T00:00:00">
            <text:p>4/27/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639/2008</text:p>
          </table:table-cell>
          <table:table-cell table:style-name="ce34" office:value-type="string">
            <text:p>€ - $ - Restructuring aid to Carnegie Bank</text:p>
          </table:table-cell>
          <table:table-cell table:style-name="ce34" office:value-type="string">
            <text:p>Stöd till Carnegie Investment Bank AB</text:p>
          </table:table-cell>
          <table:table-cell table:style-name="ce34" office:value-type="string">
            <text:p>Sweden</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4-24T00:00:00">
            <text:p>4/24/2005</text:p>
          </table:table-cell>
          <table:table-cell table:style-name="ce35" office:value-type="date" office:date-value="2008-04-19T00:00:00">
            <text:p>4/19/2008</text:p>
          </table:table-cell>
          <table:table-cell table:style-name="ce35" office:value-type="date" office:date-value="2005-05-04T00:00:00">
            <text:p>5/4/2005</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6-05-11T00:00:00">
            <text:p>5/11/2006</text:p>
          </table:table-cell>
          <table:table-cell table:style-name="ce34" office:value-type="string">
            <text:p>Competition DG</text:p>
          </table:table-cell>
          <table:table-cell table:style-name="ce50" office:value-type="string">
            <text:p>Carnegie</text:p>
          </table:table-cell>
          <table:table-cell table:number-columns-repeated="13" table:style-name="ce32"/>
        </table:table-row>
        <table:table-row table:style-name="ro12">
          <table:table-cell table:style-name="ce34" office:value-type="string">
            <text:p>N19/2010</text:p>
          </table:table-cell>
          <table:table-cell table:style-name="ce34" office:value-type="string">
            <text:p>€ - Assets Back Securities Scheme - UK</text:p>
          </table:table-cell>
          <table:table-cell table:style-name="ce34" office:value-type="string">
            <text:p>Assets Back Securities Scheme</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4-22T00:00:00">
            <text:p>4/22/2005</text:p>
          </table:table-cell>
          <table:table-cell table:style-name="ce35" office:value-type="date" office:date-value="2005-12-30T00:00:00">
            <text:p>12/30/2005</text:p>
          </table:table-cell>
          <table:table-cell table:style-name="ce35" office:value-type="date" office:date-value="2005-03-16T00:00:00">
            <text:p>3/16/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4-20T00:00:00">
            <text:p>4/20/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2">
          <table:table-cell table:style-name="ce34" office:value-type="string">
            <text:p>N532/2009</text:p>
          </table:table-cell>
          <table:table-cell table:style-name="ce34" office:value-type="string">
            <text:p>€ - Asset Backed Securities Scheme</text:p>
          </table:table-cell>
          <table:table-cell table:style-name="ce34" office:value-type="string">
            <text:p>Asset Backed Securities Scheme</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4-21T00:00:00">
            <text:p>4/21/2005</text:p>
          </table:table-cell>
          <table:table-cell table:style-name="ce35" office:value-type="date" office:date-value="2005-12-30T00:00:00">
            <text:p>12/30/2005</text:p>
          </table:table-cell>
          <table:table-cell table:style-name="ce35" office:value-type="date" office:date-value="2005-08-11T00:00:00">
            <text:p>8/1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0-26T00:00:00">
            <text:p>10/26/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5">
          <table:table-cell table:style-name="ce34" office:value-type="string">
            <text:p>N674/2009</text:p>
          </table:table-cell>
          <table:table-cell table:style-name="ce34" office:value-type="string">
            <text:p>€ - $ - Aid measures provided to Fionia Bank A/S</text:p>
          </table:table-cell>
          <table:table-cell table:style-name="ce34" office:value-type="string">
            <text:p>Aid measures provided to Fionia Bank A/S</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Other forms of equity intervention, Soft loan</text:p>
          </table:table-cell>
          <table:table-cell table:style-name="ce34" office:value-type="string">
            <text:p>Ad Hoc Case</text:p>
          </table:table-cell>
          <table:table-cell table:style-name="ce35" office:value-type="date" office:date-value="2005-04-14T00:00:00">
            <text:p>4/14/2005</text:p>
          </table:table-cell>
          <table:table-cell table:style-name="ce35" office:value-type="date" office:date-value="2005-10-14T00:00:00">
            <text:p>10/14/2005</text:p>
          </table:table-cell>
          <table:table-cell table:style-name="ce35" office:value-type="date" office:date-value="2005-03-05T00:00:00">
            <text:p>3/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19T00:00:00">
            <text:p>5/19/2005</text:p>
          </table:table-cell>
          <table:table-cell table:style-name="ce34" office:value-type="string">
            <text:p>Competition DG</text:p>
          </table:table-cell>
          <table:table-cell table:style-name="ce34" office:value-type="string">
            <text:p>Fionia Bank</text:p>
          </table:table-cell>
          <table:table-cell table:style-name="ce37"/>
          <table:table-cell table:number-columns-repeated="12" table:style-name="ce32"/>
        </table:table-row>
        <table:table-row table:style-name="ro6">
          <table:table-cell table:style-name="ce34" office:value-type="string">
            <text:p>C2/2009</text:p>
          </table:table-cell>
          <table:table-cell table:style-name="ce34" office:value-type="string">
            <text:p>€ - $ - Extension of Credit Guarantee Scheme (CGS)</text:p>
          </table:table-cell>
          <table:table-cell table:style-name="ce34" office:value-type="string">
            <text:p>Extension of Credit Guarantee Scheme (CGS)</text:p>
          </table:table-cell>
          <table:table-cell table:style-name="ce34" office:value-type="string">
            <text:p>United Kingdom</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04-14T00:00:00">
            <text:p>4/14/2005</text:p>
          </table:table-cell>
          <table:table-cell table:style-name="ce35" office:value-type="date" office:date-value="2005-10-14T00:00:00">
            <text:p>10/14/2005</text:p>
          </table:table-cell>
          <table:table-cell table:style-name="ce35" office:value-type="date" office:date-value="2005-03-24T00:00:00">
            <text:p>3/24/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4-14T00:00:00">
            <text:p>4/14/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C16/2009</text:p>
          </table:table-cell>
          <table:table-cell table:style-name="ce34" office:value-type="string">
            <text:p>€ - Homeowners Mortgage Support Scheme</text:p>
          </table:table-cell>
          <table:table-cell table:style-name="ce34" office:value-type="string">
            <text:p>Homeowners Mortgage Support Scheme</text:p>
          </table:table-cell>
          <table:table-cell table:style-name="ce34" office:value-type="string">
            <text:p>United Kingdom</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5-04-05T00:00:00">
            <text:p>4/5/2005</text:p>
          </table:table-cell>
          <table:table-cell table:style-name="ce35" office:value-type="date" office:date-value="2007-04-04T00:00:00">
            <text:p>4/4/2007</text:p>
          </table:table-cell>
          <table:table-cell table:style-name="ce35" office:value-type="date" office:date-value="2005-03-18T00:00:00">
            <text:p>3/18/2005</text:p>
          </table:table-cell>
          <table:table-cell table:style-name="ce34" office:value-type="string">
            <text:p>Article 4(3) - decision not to raise objections, Corrigendum</text:p>
          </table:table-cell>
          <table:table-cell table:style-name="ce34" office:value-type="string">
            <text:p>Remedy for a serious disturbance in the economy, Social support to individual consumers</text:p>
          </table:table-cell>
          <table:table-cell table:style-name="ce35" office:value-type="date" office:date-value="2005-08-12T00:00:00">
            <text:p>8/12/2005</text:p>
          </table:table-cell>
          <table:table-cell table:style-name="ce34" office:value-type="string">
            <text:p>Competition DG</text:p>
          </table:table-cell>
          <table:table-cell table:style-name="ce40"/>
          <table:table-cell table:number-columns-repeated="13" table:style-name="ce32"/>
        </table:table-row>
        <table:table-row table:style-name="ro6">
          <table:table-cell table:style-name="ce34" office:value-type="string">
            <text:p>NN19/2006</text:p>
          </table:table-cell>
          <table:table-cell table:style-name="ce34" office:value-type="string">
            <text:p>€ - $ - Restructuring of Österreichische Volksbanken AG</text:p>
          </table:table-cell>
          <table:table-cell table:style-name="ce34" office:value-type="string">
            <text:p>Umstrukturierungsplan der Österreichischen Volksbanken AG</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Individual Application</text:p>
          </table:table-cell>
          <table:table-cell table:style-name="ce35" office:value-type="date" office:date-value="2005-04-03T00:00:00">
            <text:p>4/3/2005</text:p>
          </table:table-cell>
          <table:table-cell table:style-name="ce41"/>
          <table:table-cell table:style-name="ce35" office:value-type="date" office:date-value="2006-11-08T00:00:00">
            <text:p>11/8/2006</text:p>
          </table:table-cell>
          <table:table-cell table:style-name="ce34" office:value-type="string">
            <text:p>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7-12-08T00:00:00">
            <text:p>12/8/2007</text:p>
          </table:table-cell>
          <table:table-cell table:style-name="ce34" office:value-type="string">
            <text:p>Competition DG</text:p>
          </table:table-cell>
          <table:table-cell table:style-name="ce52" office:value-type="string">
            <text:p>Österreichische Volksbanken AG</text:p>
          </table:table-cell>
          <table:table-cell table:number-columns-repeated="13" table:style-name="ce32"/>
        </table:table-row>
        <table:table-row table:style-name="ro7">
          <table:table-cell table:style-name="ce34" office:value-type="string">
            <text:p>SA.34440</text:p>
          </table:table-cell>
          <table:table-cell table:style-name="ce34" office:value-type="string">
            <text:p># - € - $ - Recapitalisation of FHB</text:p>
          </table:table-cell>
          <table:table-cell table:style-name="ce34" office:value-type="string">
            <text:p>Recapitalisation of FHB</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3-30T00:00:00">
            <text:p>3/30/2005</text:p>
          </table:table-cell>
          <table:table-cell table:style-name="ce35" office:value-type="date" office:date-value="2006-02-18T00:00:00">
            <text:p>2/18/2006</text:p>
          </table:table-cell>
          <table:table-cell table:style-name="ce35" office:value-type="date" office:date-value="2005-10-14T00:00:00">
            <text:p>10/14/2005</text:p>
          </table:table-cell>
          <table:table-cell table:style-name="ce34" office:value-type="string">
            <text:p>Article 4(4) - decision to initiate the formal investigation procedure, Article 7(3) - positive decision, Other</text:p>
          </table:table-cell>
          <table:table-cell table:style-name="ce34" office:value-type="string">
            <text:p>Remedy for a serious disturbance in the economy</text:p>
          </table:table-cell>
          <table:table-cell table:style-name="ce35" office:value-type="date" office:date-value="2008-02-21T00:00:00">
            <text:p>2/21/2008</text:p>
          </table:table-cell>
          <table:table-cell table:style-name="ce34" office:value-type="string">
            <text:p>Competition DG</text:p>
          </table:table-cell>
          <table:table-cell table:style-name="ce43" office:value-type="string">
            <text:p>FHB</text:p>
          </table:table-cell>
          <table:table-cell table:number-columns-repeated="13" table:style-name="ce32"/>
        </table:table-row>
        <table:table-row table:style-name="ro16">
          <table:table-cell table:style-name="ce34" office:value-type="string">
            <text:p>N560/2009</text:p>
          </table:table-cell>
          <table:table-cell table:style-name="ce34" office:value-type="string">
            <text:p>€ - $ - Prolongation period notification ING</text:p>
          </table:table-cell>
          <table:table-cell table:style-name="ce34" office:value-type="string">
            <text:p>Prolongation period notification ING</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Individual Application</text:p>
          </table:table-cell>
          <table:table-cell table:style-name="ce35" office:value-type="date" office:date-value="2005-03-30T00:00:00">
            <text:p>3/30/2005</text:p>
          </table:table-cell>
          <table:table-cell table:style-name="ce41"/>
          <table:table-cell table:style-name="ce35" office:value-type="date" office:date-value="2005-11-10T00:00:00">
            <text:p>11/10/2005</text:p>
          </table:table-cell>
          <table:table-cell table:style-name="ce34" office:value-type="string">
            <text:p>Article 4(3) - decision not to raise objections, Article 9 - revocation of a decision</text:p>
          </table:table-cell>
          <table:table-cell table:style-name="ce34" office:value-type="string">
            <text:p>Remedy for a serious disturbance in the economy</text:p>
          </table:table-cell>
          <table:table-cell table:style-name="ce35" office:value-type="date" office:date-value="2005-11-16T00:00:00">
            <text:p>11/16/2005</text:p>
          </table:table-cell>
          <table:table-cell table:style-name="ce34" office:value-type="string">
            <text:p>Competition DG</text:p>
          </table:table-cell>
          <table:table-cell table:style-name="ce47" office:value-type="string">
            <text:p>ING</text:p>
          </table:table-cell>
          <table:table-cell table:number-columns-repeated="13" table:style-name="ce32"/>
        </table:table-row>
        <table:table-row table:style-name="ro5">
          <table:table-cell table:style-name="ce34" office:value-type="string">
            <text:p>N664/2009</text:p>
          </table:table-cell>
          <table:table-cell table:style-name="ce34" office:value-type="string">
            <text:p>$ - € - Rescue aid to the Dunfermline Building Society</text:p>
          </table:table-cell>
          <table:table-cell table:style-name="ce34" office:value-type="string">
            <text:p>Rescue aid to the Dunfermline Building Society</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Direct grant, Soft loan</text:p>
          </table:table-cell>
          <table:table-cell table:style-name="ce34" office:value-type="string">
            <text:p>Ad Hoc Case</text:p>
          </table:table-cell>
          <table:table-cell table:style-name="ce35" office:value-type="date" office:date-value="2005-03-29T00:00:00">
            <text:p>3/29/2005</text:p>
          </table:table-cell>
          <table:table-cell table:style-name="ce41"/>
          <table:table-cell table:style-name="ce35" office:value-type="date" office:date-value="2005-03-23T00:00:00">
            <text:p>3/23/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1-24T00:00:00">
            <text:p>1/24/2006</text:p>
          </table:table-cell>
          <table:table-cell table:style-name="ce34" office:value-type="string">
            <text:p>Competition DG</text:p>
          </table:table-cell>
          <table:table-cell table:style-name="ce34" office:value-type="string">
            <text:p>Dunfermline Building Society</text:p>
          </table:table-cell>
          <table:table-cell table:style-name="ce37"/>
          <table:table-cell table:number-columns-repeated="12" table:style-name="ce32"/>
        </table:table-row>
        <table:table-row table:style-name="ro16">
          <table:table-cell table:style-name="ce34" office:value-type="string">
            <text:p>NN48/2008</text:p>
          </table:table-cell>
          <table:table-cell table:style-name="ce34" office:value-type="string">
            <text:p>€ - $ - Monitoring of Caja Castilla-La Mancha</text:p>
          </table:table-cell>
          <table:table-cell table:style-name="ce34" office:value-type="string">
            <text:p>Rescue and restructuring of Caja Castilla-La Mancha - Spain</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5-03-28T00:00:00">
            <text:p>3/28/2005</text:p>
          </table:table-cell>
          <table:table-cell table:style-name="ce41"/>
          <table:table-cell table:style-name="ce35" office:value-type="date" office:date-value="2005-03-30T00:00:00">
            <text:p>3/30/2005</text:p>
          </table:table-cell>
          <table:table-cell table:style-name="ce34" office:value-type="string">
            <text:p>Article 4(3) - decision not to raise objections, Corrigendum</text:p>
          </table:table-cell>
          <table:table-cell table:style-name="ce34" office:value-type="string">
            <text:p>Remedy for a serious disturbance in the economy, Restructuring firms in difficulty</text:p>
          </table:table-cell>
          <table:table-cell table:style-name="ce35" office:value-type="date" office:date-value="2006-09-20T00:00:00">
            <text:p>9/20/2006</text:p>
          </table:table-cell>
          <table:table-cell table:style-name="ce34" office:value-type="string">
            <text:p>Competition DG</text:p>
          </table:table-cell>
          <table:table-cell table:style-name="ce34" office:value-type="string">
            <text:p>Caja Castilla-La Mancha</text:p>
          </table:table-cell>
          <table:table-cell table:style-name="ce37"/>
          <table:table-cell table:number-columns-repeated="12" table:style-name="ce32"/>
        </table:table-row>
        <table:table-row table:style-name="ro9">
          <table:table-cell table:style-name="ce34" office:value-type="string">
            <text:p>C56/2006</text:p>
          </table:table-cell>
          <table:table-cell table:style-name="ce34" office:value-type="string">
            <text:p>€ - $ - Amendment of French bank recapitalisation scheme</text:p>
          </table:table-cell>
          <table:table-cell table:style-name="ce34" office:value-type="string">
            <text:p>Modification du dispositif de renforcement des fonds propres des groupes bancaires (référence N613/2008 et N29/2009)</text:p>
          </table:table-cell>
          <table:table-cell table:style-name="ce34" office:value-type="string">
            <text:p>France</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3-26T00:00:00">
            <text:p>3/26/2005</text:p>
          </table:table-cell>
          <table:table-cell table:style-name="ce41"/>
          <table:table-cell table:style-name="ce35" office:value-type="date" office:date-value="2005-03-17T00:00:00">
            <text:p>3/17/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3-23T00:00:00">
            <text:p>3/23/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C18/2009</text:p>
          </table:table-cell>
          <table:table-cell table:style-name="ce34" office:value-type="string">
            <text:p>€ - $ - Recapitalisation of Bank of Ireland</text:p>
          </table:table-cell>
          <table:table-cell table:style-name="ce34" office:value-type="string">
            <text:p>Proposed capital injection into Bank of Ireland by the Irish State (BoI recapitalisation).</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3-26T00:00:00">
            <text:p>3/26/2005</text:p>
          </table:table-cell>
          <table:table-cell table:style-name="ce35" office:value-type="date" office:date-value="2005-09-26T00:00:00">
            <text:p>9/26/2005</text:p>
          </table:table-cell>
          <table:table-cell table:style-name="ce35" office:value-type="date" office:date-value="2004-12-16T00:00:00">
            <text:p>12/16/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3-25T00:00:00">
            <text:p>3/25/2005</text:p>
          </table:table-cell>
          <table:table-cell table:style-name="ce34" office:value-type="string">
            <text:p>Competition DG</text:p>
          </table:table-cell>
          <table:table-cell table:style-name="ce34" office:value-type="string">
            <text:p>Bank of Ireland</text:p>
          </table:table-cell>
          <table:table-cell table:style-name="ce37"/>
          <table:table-cell table:number-columns-repeated="12" table:style-name="ce32"/>
        </table:table-row>
        <table:table-row table:style-name="ro16">
          <table:table-cell table:style-name="ce34" office:value-type="string">
            <text:p>N583/2009</text:p>
          </table:table-cell>
          <table:table-cell table:style-name="ce34" office:value-type="string">
            <text:p>€ - $ - Liquidity scheme to the financial sector</text:p>
          </table:table-cell>
          <table:table-cell table:style-name="ce34" office:value-type="string">
            <text:p>Dajanje posojil kreditnim inštitucijam po 81.a clenu Zakona o javnih financah</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35" office:value-type="date" office:date-value="2005-03-19T00:00:00">
            <text:p>3/19/2005</text:p>
          </table:table-cell>
          <table:table-cell table:style-name="ce35" office:value-type="date" office:date-value="2005-09-19T00:00:00">
            <text:p>9/19/2005</text:p>
          </table:table-cell>
          <table:table-cell table:style-name="ce35" office:value-type="date" office:date-value="2004-12-15T00:00:00">
            <text:p>12/15/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3-19T00:00:00">
            <text:p>3/19/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2">
          <table:table-cell table:style-name="ce34" office:value-type="string">
            <text:p>NN60/2009</text:p>
          </table:table-cell>
          <table:table-cell table:style-name="ce34" office:value-type="string">
            <text:p>€ - Working Capital Guarantee Scheme</text:p>
          </table:table-cell>
          <table:table-cell table:style-name="ce34" office:value-type="string">
            <text:p>Working Capital Guarantee Scheme</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3-19T00:00:00">
            <text:p>3/19/2005</text:p>
          </table:table-cell>
          <table:table-cell table:style-name="ce35" office:value-type="date" office:date-value="2006-03-30T00:00:00">
            <text:p>3/30/2006</text:p>
          </table:table-cell>
          <table:table-cell table:style-name="ce35" office:value-type="date" office:date-value="2005-01-29T00:00:00">
            <text:p>1/2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3-23T00:00:00">
            <text:p>3/23/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1">
          <table:table-cell table:style-name="ce34" office:value-type="string">
            <text:p>N149/2009</text:p>
          </table:table-cell>
          <table:table-cell table:style-name="ce34" office:value-type="string">
            <text:p>€ - Polish bank guarantee scheme</text:p>
          </table:table-cell>
          <table:table-cell table:style-name="ce34" office:value-type="string">
            <text:p>Udzielanie przez Skarb Panstwa wsparcia instytucjom finansowym</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3-12T00:00:00">
            <text:p>3/12/2005</text:p>
          </table:table-cell>
          <table:table-cell table:style-name="ce35" office:value-type="date" office:date-value="2005-12-30T00:00:00">
            <text:p>12/30/2005</text:p>
          </table:table-cell>
          <table:table-cell table:style-name="ce35" office:value-type="date" office:date-value="2005-04-06T00:00:00">
            <text:p>4/6/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9-24T00:00:00">
            <text:p>9/24/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8">
          <table:table-cell table:style-name="ce34" office:value-type="string">
            <text:p>N61/2009</text:p>
          </table:table-cell>
          <table:table-cell table:style-name="ce34" office:value-type="string">
            <text:p>€ - $ - Amendment of Italian bank recapitalisation scheme</text:p>
          </table:table-cell>
          <table:table-cell table:style-name="ce34" office:value-type="string">
            <text:p>Finanziamento dell'economia attraverso la sottoscrizione pubblica di obbligazioni bancarie speciali e relativi controlli parlamentari e territoriali</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2-19T00:00:00">
            <text:p>2/19/2005</text:p>
          </table:table-cell>
          <table:table-cell table:style-name="ce35" office:value-type="date" office:date-value="2005-12-30T00:00:00">
            <text:p>12/30/2005</text:p>
          </table:table-cell>
          <table:table-cell table:style-name="ce35" office:value-type="date" office:date-value="2005-02-15T00:00:00">
            <text:p>2/1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19T00:00:00">
            <text:p>2/19/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241/2009</text:p>
          </table:table-cell>
          <table:table-cell table:style-name="ce34" office:value-type="string">
            <text:p>€ - $ - Prolongation and modification of Hungarian bank support scheme</text:p>
          </table:table-cell>
          <table:table-cell table:style-name="ce34" office:value-type="string">
            <text:p>Support measure for the banking industry in Hungary</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02-17T00:00:00">
            <text:p>2/17/2005</text:p>
          </table:table-cell>
          <table:table-cell table:style-name="ce35" office:value-type="date" office:date-value="2005-12-30T00:00:00">
            <text:p>12/30/2005</text:p>
          </table:table-cell>
          <table:table-cell table:style-name="ce35" office:value-type="date" office:date-value="2005-05-26T00:00:00">
            <text:p>5/26/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9-02T00:00:00">
            <text:p>9/2/2005</text:p>
          </table:table-cell>
          <table:table-cell table:style-name="ce34" office:value-type="string">
            <text:p>Competition DG</text:p>
          </table:table-cell>
          <table:table-cell table:style-name="ce51"/>
          <table:table-cell table:number-columns-repeated="13" table:style-name="ce32"/>
        </table:table-row>
        <table:table-row table:style-name="ro6">
          <table:table-cell table:style-name="ce34" office:value-type="string">
            <text:p>N47/2010</text:p>
          </table:table-cell>
          <table:table-cell table:style-name="ce34" office:value-type="string">
            <text:p>€ - $ - Swedish bank recapitalisation scheme</text:p>
          </table:table-cell>
          <table:table-cell table:style-name="ce34" office:value-type="string">
            <text:p>Recapitalisation scheme for fundamentally sound banks</text:p>
          </table:table-cell>
          <table:table-cell table:style-name="ce34" office:value-type="string">
            <text:p>Sweden</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2-16T00:00:00">
            <text:p>2/16/2005</text:p>
          </table:table-cell>
          <table:table-cell table:style-name="ce35" office:value-type="date" office:date-value="2005-08-16T00:00:00">
            <text:p>8/16/2005</text:p>
          </table:table-cell>
          <table:table-cell table:style-name="ce35" office:value-type="date" office:date-value="2005-02-08T00:00:00">
            <text:p>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09T00:00:00">
            <text:p>2/9/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20/2010</text:p>
          </table:table-cell>
          <table:table-cell table:style-name="ce34" office:value-type="string">
            <text:p>€ - $ - Danish bank recapitalisation scheme and guarentee scheme on new debt</text:p>
          </table:table-cell>
          <table:table-cell table:style-name="ce34" office:value-type="string">
            <text:p>Recapitalization of financial institutions and amendment of the Guarantee Scheme</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5-02-02T00:00:00">
            <text:p>2/2/2005</text:p>
          </table:table-cell>
          <table:table-cell table:style-name="ce35" office:value-type="date" office:date-value="2005-08-02T00:00:00">
            <text:p>8/2/2005</text:p>
          </table:table-cell>
          <table:table-cell table:style-name="ce35" office:value-type="date" office:date-value="2005-01-21T00:00:00">
            <text:p>1/2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02T00:00:00">
            <text:p>2/2/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1">
          <table:table-cell table:style-name="ce34" office:value-type="string">
            <text:p>N371/2009</text:p>
          </table:table-cell>
          <table:table-cell table:style-name="ce34" office:value-type="string">
            <text:p>€ - $ - Modifications to the Finnish Guarantee Scheme for banks' funding</text:p>
          </table:table-cell>
          <table:table-cell table:style-name="ce34" office:value-type="string">
            <text:p>Modifications to the Guarantee scheme for banks' funding in Finland.</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5-01-31T00:00:00">
            <text:p>1/31/2005</text:p>
          </table:table-cell>
          <table:table-cell table:style-name="ce35" office:value-type="date" office:date-value="2005-04-29T00:00:00">
            <text:p>4/29/2005</text:p>
          </table:table-cell>
          <table:table-cell table:style-name="ce35" office:value-type="date" office:date-value="2005-01-27T00:00:00">
            <text:p>1/27/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04T00:00:00">
            <text:p>2/4/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20">
          <table:table-cell table:style-name="ce34" office:value-type="string">
            <text:p>SA.33402</text:p>
          </table:table-cell>
          <table:table-cell table:style-name="ce34" office:value-type="string">
            <text:p>€ - $ - State aid to the German deposit guarantee scheme for private banks</text:p>
          </table:table-cell>
          <table:table-cell table:style-name="ce34" office:value-type="string">
            <text:p>SoFFin - Garantie zugunsten der Sicherungseinrichtung deutscher Banken - Deutschland(im Folgenden auch: SdB)(im Folgenden auch: SdB)</text:p>
          </table:table-cell>
          <table:table-cell table:style-name="ce34" office:value-type="string">
            <text:p>Germany</text:p>
          </table:table-cell>
          <table:table-cell table:style-name="ce34" office:value-type="string">
            <text:p>K.64 - Financial service activities, except insurance and pension funding, K.64.19 - Other monetary intermediation, K.64.9 - Other financial service activities, except insurance and pension funding</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5-01-31T00:00:00">
            <text:p>1/31/2005</text:p>
          </table:table-cell>
          <table:table-cell table:style-name="ce35" office:value-type="date" office:date-value="2010-02-27T00:00:00">
            <text:p>2/27/2010</text:p>
          </table:table-cell>
          <table:table-cell table:style-name="ce35" office:value-type="date" office:date-value="2004-12-22T00:00:00">
            <text:p>12/22/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1-20T00:00:00">
            <text:p>1/20/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6">
          <table:table-cell table:style-name="ce34" office:value-type="string">
            <text:p>N255/2009</text:p>
          </table:table-cell>
          <table:table-cell table:style-name="ce34" office:value-type="string">
            <text:p>€ - $ - Modification du régime de renforcement des fonds propres</text:p>
          </table:table-cell>
          <table:table-cell table:style-name="ce34" office:value-type="string">
            <text:p>Modification du dispositif de renforcement des fonds propres des banques</text:p>
          </table:table-cell>
          <table:table-cell table:style-name="ce34" office:value-type="string">
            <text:p>France</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1-20T00:00:00">
            <text:p>1/20/2005</text:p>
          </table:table-cell>
          <table:table-cell table:style-name="ce35" office:value-type="date" office:date-value="2005-08-30T00:00:00">
            <text:p>8/30/2005</text:p>
          </table:table-cell>
          <table:table-cell table:style-name="ce35" office:value-type="date" office:date-value="2005-01-18T00:00:00">
            <text:p>1/1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1-27T00:00:00">
            <text:p>1/27/2005</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400/2009</text:p>
          </table:table-cell>
          <table:table-cell table:style-name="ce34" office:value-type="string">
            <text:p>€ - $ - Nationalisation of Anglo Irish Bank</text:p>
          </table:table-cell>
          <table:table-cell table:style-name="ce34" office:value-type="string">
            <text:p>Change of ownership of Anglo Irish Bank Corporation plc</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41"/>
          <table:table-cell table:style-name="ce34" office:value-type="string">
            <text:p>Ad Hoc Case</text:p>
          </table:table-cell>
          <table:table-cell table:style-name="ce35" office:value-type="date" office:date-value="2005-01-20T00:00:00">
            <text:p>1/20/2005</text:p>
          </table:table-cell>
          <table:table-cell table:style-name="ce41"/>
          <table:table-cell table:style-name="ce35" office:value-type="date" office:date-value="2005-02-03T00:00:00">
            <text:p>2/3/2005</text:p>
          </table:table-cell>
          <table:table-cell table:style-name="ce34" office:value-type="string">
            <text:p>Article 4(2) - decision does not constitute aid</text:p>
          </table:table-cell>
          <table:table-cell table:style-name="ce34" office:value-type="string">
            <text:p>Remedy for a serious disturbance in the economy</text:p>
          </table:table-cell>
          <table:table-cell table:style-name="ce35" office:value-type="date" office:date-value="2005-02-15T00:00:00">
            <text:p>2/15/2005</text:p>
          </table:table-cell>
          <table:table-cell table:style-name="ce34" office:value-type="string">
            <text:p>Competition DG</text:p>
          </table:table-cell>
          <table:table-cell table:style-name="ce34" office:value-type="string">
            <text:p>Anglo Irish Bank </text:p>
          </table:table-cell>
          <table:table-cell table:style-name="ce37"/>
          <table:table-cell table:number-columns-repeated="12" table:style-name="ce32"/>
        </table:table-row>
        <table:table-row table:style-name="ro18">
          <table:table-cell table:style-name="ce34" office:value-type="string">
            <text:p>N548/2008</text:p>
          </table:table-cell>
          <table:table-cell table:style-name="ce34" office:value-type="string">
            <text:p>€ - $ - Recapitalisation of Anglo Irish Bank</text:p>
          </table:table-cell>
          <table:table-cell table:style-name="ce34" office:value-type="string">
            <text:p>Proposed Capital Injection by the Irish State of €1.5 billion into Anglo Irish Bank under the Irish Government's bank recapitalisation programme</text:p>
          </table:table-cell>
          <table:table-cell table:style-name="ce34" office:value-type="string">
            <text:p>Ireland</text:p>
          </table:table-cell>
          <table:table-cell table:style-name="ce34" office:value-type="string">
            <text:p>K.64 - Financial service activities, except insurance and pension funding</text:p>
          </table:table-cell>
          <table:table-cell table:style-name="ce34" office:value-type="string">
            <text:p>Other</text:p>
          </table:table-cell>
          <table:table-cell table:style-name="ce34" office:value-type="string">
            <text:p>Ad Hoc Case</text:p>
          </table:table-cell>
          <table:table-cell table:style-name="ce35" office:value-type="date" office:date-value="2005-01-19T00:00:00">
            <text:p>1/19/2005</text:p>
          </table:table-cell>
          <table:table-cell table:style-name="ce41"/>
          <table:table-cell table:style-name="ce35" office:value-type="date" office:date-value="2005-01-07T00:00:00">
            <text:p>1/7/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1-13T00:00:00">
            <text:p>1/13/2005</text:p>
          </table:table-cell>
          <table:table-cell table:style-name="ce34" office:value-type="string">
            <text:p>Competition DG</text:p>
          </table:table-cell>
          <table:table-cell table:style-name="ce34" office:value-type="string">
            <text:p>Anglo Irish Bank </text:p>
          </table:table-cell>
          <table:table-cell table:style-name="ce37"/>
          <table:table-cell table:number-columns-repeated="12" table:style-name="ce32"/>
        </table:table-row>
        <table:table-row table:style-name="ro6">
          <table:table-cell table:style-name="ce34" office:value-type="string">
            <text:p>N80/2010</text:p>
          </table:table-cell>
          <table:table-cell table:style-name="ce34" office:value-type="string">
            <text:p>€ - $ - Amendments to liquidation aid to Roskilde Bank</text:p>
          </table:table-cell>
          <table:table-cell table:style-name="ce34" office:value-type="string">
            <text:p>Amendments to the decision concerning liquidation aid for Roskilde Bank</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5-01-14T00:00:00">
            <text:p>1/14/2005</text:p>
          </table:table-cell>
          <table:table-cell table:style-name="ce41"/>
          <table:table-cell table:style-name="ce35" office:value-type="date" office:date-value="2006-11-03T00:00:00">
            <text:p>11/3/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5-23T00:00:00">
            <text:p>5/23/2007</text:p>
          </table:table-cell>
          <table:table-cell table:style-name="ce34" office:value-type="string">
            <text:p>Competition DG</text:p>
          </table:table-cell>
          <table:table-cell table:style-name="ce42" office:value-type="string">
            <text:p>Roskilde Bank</text:p>
          </table:table-cell>
          <table:table-cell table:number-columns-repeated="13" table:style-name="ce32"/>
        </table:table-row>
        <table:table-row table:style-name="ro7">
          <table:table-cell table:style-name="ce34" office:value-type="string">
            <text:p>N615/2008</text:p>
          </table:table-cell>
          <table:table-cell table:style-name="ce34" office:value-type="string">
            <text:p>Unicredit Processes &amp;Administration SA</text:p>
          </table:table-cell>
          <table:table-cell table:style-name="ce34" office:value-type="string">
            <text:p>UniCredit Processes &amp; Administration Socjeta per Azioni Spólka Akcyjna Oddzial w Polsce</text:p>
          </table:table-cell>
          <table:table-cell table:style-name="ce34" office:value-type="string">
            <text:p>Poland</text:p>
          </table:table-cell>
          <table:table-cell table:style-name="ce34" office:value-type="string">
            <text:p>K.66.19 - Other activities auxiliary to financial services, except insurance and pension funding</text:p>
          </table:table-cell>
          <table:table-cell table:style-name="ce34" office:value-type="string">
            <text:p>Direct grant</text:p>
          </table:table-cell>
          <table:table-cell table:style-name="ce34" office:value-type="string">
            <text:p>Individual Application</text:p>
          </table:table-cell>
          <table:table-cell table:style-name="ce35" office:value-type="date" office:date-value="2005-01-07T00:00:00">
            <text:p>1/7/2005</text:p>
          </table:table-cell>
          <table:table-cell table:style-name="ce41"/>
          <table:table-cell table:style-name="ce35" office:value-type="date" office:date-value="2005-06-04T00:00:00">
            <text:p>6/4/2005</text:p>
          </table:table-cell>
          <table:table-cell table:style-name="ce34" office:value-type="string">
            <text:p>Article 4(3) - decision not to raise objections</text:p>
          </table:table-cell>
          <table:table-cell table:style-name="ce34" office:value-type="string">
            <text:p>Employment, Regional development</text:p>
          </table:table-cell>
          <table:table-cell table:style-name="ce35" office:value-type="date" office:date-value="2005-09-21T00:00:00">
            <text:p>9/21/2005</text:p>
          </table:table-cell>
          <table:table-cell table:style-name="ce34" office:value-type="string">
            <text:p>Competition DG</text:p>
          </table:table-cell>
          <table:table-cell table:style-name="ce47" office:value-type="string">
            <text:p>Unicredit Processes and Administration SA</text:p>
          </table:table-cell>
          <table:table-cell table:number-columns-repeated="13" table:style-name="ce32"/>
        </table:table-row>
        <table:table-row table:style-name="ro6">
          <table:table-cell table:style-name="ce34" office:value-type="string">
            <text:p>N425/2010</text:p>
          </table:table-cell>
          <table:table-cell table:style-name="ce34" office:value-type="string">
            <text:p>€ - $ - Italian bank recapitalisation scheme</text:p>
          </table:table-cell>
          <table:table-cell table:style-name="ce34" office:value-type="string">
            <text:p>Misure di ricapitalizzazione in favore del settore finanziario in Italia</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5-01-01T00:00:00">
            <text:p>1/1/2005</text:p>
          </table:table-cell>
          <table:table-cell table:style-name="ce35" office:value-type="date" office:date-value="2005-12-30T00:00:00">
            <text:p>12/30/2005</text:p>
          </table:table-cell>
          <table:table-cell table:style-name="ce35" office:value-type="date" office:date-value="2004-12-17T00:00:00">
            <text:p>12/17/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22T00:00:00">
            <text:p>12/22/2004</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0">
          <table:table-cell table:style-name="ce34" office:value-type="string">
            <text:p>N69/2009</text:p>
          </table:table-cell>
          <table:table-cell table:style-name="ce34" office:value-type="string">
            <text:p>€ - $ - Recapitalisation of Hypo Steiermark - AT</text:p>
          </table:table-cell>
          <table:table-cell table:style-name="ce34" office:value-type="string">
            <text:p>Kapitalerhöhung bei der Landes-Hypothekenbank Steiermark AG (FN 136618i); Radetzkystrasse 15-17; A-8011 Graz</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Individual Application</text:p>
          </table:table-cell>
          <table:table-cell table:style-name="ce35" office:value-type="date" office:date-value="2004-12-31T00:00:00">
            <text:p>12/31/2004</text:p>
          </table:table-cell>
          <table:table-cell table:style-name="ce41"/>
          <table:table-cell table:style-name="ce35" office:value-type="date" office:date-value="2005-05-18T00:00:00">
            <text:p>5/18/2005</text:p>
          </table:table-cell>
          <table:table-cell table:style-name="ce34" office:value-type="string">
            <text:p>Article 4(2) - decision does not constitute aid</text:p>
          </table:table-cell>
          <table:table-cell table:style-name="ce34" office:value-type="string">
            <text:p>Other</text:p>
          </table:table-cell>
          <table:table-cell table:style-name="ce35" office:value-type="date" office:date-value="2005-07-21T00:00:00">
            <text:p>7/21/2005</text:p>
          </table:table-cell>
          <table:table-cell table:style-name="ce34" office:value-type="string">
            <text:p>Competition DG</text:p>
          </table:table-cell>
          <table:table-cell table:style-name="ce42" office:value-type="string">
            <text:p>Hypo Steiermark</text:p>
          </table:table-cell>
          <table:table-cell table:number-columns-repeated="13" table:style-name="ce32"/>
        </table:table-row>
        <table:table-row table:style-name="ro12">
          <table:table-cell table:style-name="ce34" office:value-type="string">
            <text:p>N510/2009</text:p>
          </table:table-cell>
          <table:table-cell table:style-name="ce34" office:value-type="string">
            <text:p>£ - Assurance crédit à l'exportation (BELGACAP)</text:p>
          </table:table-cell>
          <table:table-cell table:style-name="ce34" office:value-type="string">
            <text:p>Assurance crédit à l'exportation (BELGACAP)</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Scheme</text:p>
          </table:table-cell>
          <table:table-cell table:style-name="ce35" office:value-type="date" office:date-value="2004-12-31T00:00:00">
            <text:p>12/31/2004</text:p>
          </table:table-cell>
          <table:table-cell table:style-name="ce35" office:value-type="date" office:date-value="2005-12-30T00:00:00">
            <text:p>12/30/2005</text:p>
          </table:table-cell>
          <table:table-cell table:style-name="ce35" office:value-type="date" office:date-value="2005-09-24T00:00:00">
            <text:p>9/24/2005</text:p>
          </table:table-cell>
          <table:table-cell table:style-name="ce34" office:value-type="string">
            <text:p>Article 4(3) - decision not to raise objections</text:p>
          </table:table-cell>
          <table:table-cell table:style-name="ce34" office:value-type="string">
            <text:p>Promotion of export and internationalisation</text:p>
          </table:table-cell>
          <table:table-cell table:style-name="ce35" office:value-type="date" office:date-value="2005-11-05T00:00:00">
            <text:p>11/5/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625/2008</text:p>
          </table:table-cell>
          <table:table-cell table:style-name="ce34" office:value-type="string">
            <text:p>€ - $ - Refinancing guarantee for NordLB</text:p>
          </table:table-cell>
          <table:table-cell table:style-name="ce34" office:value-type="string">
            <text:p>NORD/LB - Besichertes Garantiertes Medium Term Note-Preogramm</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4-12-31T00:00:00">
            <text:p>12/31/2004</text:p>
          </table:table-cell>
          <table:table-cell table:style-name="ce41"/>
          <table:table-cell table:style-name="ce35" office:value-type="date" office:date-value="2004-12-07T00:00:00">
            <text:p>12/7/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21T00:00:00">
            <text:p>12/21/2004</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466/2009</text:p>
          </table:table-cell>
          <table:table-cell table:style-name="ce34" office:value-type="string">
            <text:p>€ - $ - Support measure for the banking industry in Hungary</text:p>
          </table:table-cell>
          <table:table-cell table:style-name="ce34" office:value-type="string">
            <text:p>Support measure for the banking industry in Hungary</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Guarantee, Provision of risk capital</text:p>
          </table:table-cell>
          <table:table-cell table:style-name="ce34" office:value-type="string">
            <text:p>Scheme</text:p>
          </table:table-cell>
          <table:table-cell table:style-name="ce35" office:value-type="date" office:date-value="2004-12-31T00:00:00">
            <text:p>12/31/2004</text:p>
          </table:table-cell>
          <table:table-cell table:style-name="ce35" office:value-type="date" office:date-value="2005-06-29T00:00:00">
            <text:p>6/29/2005</text:p>
          </table:table-cell>
          <table:table-cell table:style-name="ce35" office:value-type="date" office:date-value="2004-11-09T00:00:00">
            <text:p>11/9/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11T00:00:00">
            <text:p>2/11/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SA.34064</text:p>
          </table:table-cell>
          <table:table-cell table:style-name="ce34" office:value-type="string">
            <text:p>Health Insurance intergenerational solidarity relief</text:p>
          </table:table-cell>
          <table:table-cell table:style-name="ce34" office:value-type="string">
            <text:p>Health Insurance intergenerational solidarity relief</text:p>
          </table:table-cell>
          <table:table-cell table:style-name="ce34" office:value-type="string">
            <text:p>Ireland</text:p>
          </table:table-cell>
          <table:table-cell table:style-name="ce34" office:value-type="string">
            <text:p>K - Financial and insurance activities, Q - Human health and social work activities</text:p>
          </table:table-cell>
          <table:table-cell table:style-name="ce34" office:value-type="string">
            <text:p>Tax allowance</text:p>
          </table:table-cell>
          <table:table-cell table:style-name="ce34" office:value-type="string">
            <text:p>Scheme</text:p>
          </table:table-cell>
          <table:table-cell table:style-name="ce35" office:value-type="date" office:date-value="2004-12-31T00:00:00">
            <text:p>12/31/2004</text:p>
          </table:table-cell>
          <table:table-cell table:style-name="ce35" office:value-type="date" office:date-value="2007-12-30T00:00:00">
            <text:p>12/30/2007</text:p>
          </table:table-cell>
          <table:table-cell table:style-name="ce35" office:value-type="date" office:date-value="2004-11-17T00:00:00">
            <text:p>11/17/2004</text:p>
          </table:table-cell>
          <table:table-cell table:style-name="ce34" office:value-type="string">
            <text:p>Article 4(3) - decision not to raise objections</text:p>
          </table:table-cell>
          <table:table-cell table:style-name="ce34" office:value-type="string">
            <text:p>Services of general economic interest</text:p>
          </table:table-cell>
          <table:table-cell table:style-name="ce35" office:value-type="date" office:date-value="2005-06-16T00:00:00">
            <text:p>6/16/2005</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6">
          <table:table-cell table:style-name="ce34" office:value-type="string">
            <text:p>N602/2008</text:p>
          </table:table-cell>
          <table:table-cell table:style-name="ce34" office:value-type="string">
            <text:p>€ - $ - Latvian bank support scheme</text:p>
          </table:table-cell>
          <table:table-cell table:style-name="ce34" office:value-type="string">
            <text:p>Procedure for Issuing and Supervision of Guarantees for Bank Loand and Take-over of Banks</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2-31T00:00:00">
            <text:p>12/31/2004</text:p>
          </table:table-cell>
          <table:table-cell table:style-name="ce35" office:value-type="date" office:date-value="2005-06-29T00:00:00">
            <text:p>6/29/2005</text:p>
          </table:table-cell>
          <table:table-cell table:style-name="ce35" office:value-type="date" office:date-value="2004-12-15T00:00:00">
            <text:p>12/15/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21T00:00:00">
            <text:p>12/21/2004</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NN46/2009</text:p>
          </table:table-cell>
          <table:table-cell table:style-name="ce34" office:value-type="string">
            <text:p>€ - $ - Recapitalisation of Latvian Mortgage and Land Bank</text:p>
          </table:table-cell>
          <table:table-cell table:style-name="ce34" office:value-type="string">
            <text:p>Financing of state aid programmes implemented by State joint stock company "Latvijas Hipoteku un zemes banka"</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2-31T00:00:00">
            <text:p>12/31/2004</text:p>
          </table:table-cell>
          <table:table-cell table:style-name="ce41"/>
          <table:table-cell table:style-name="ce35" office:value-type="date" office:date-value="2005-10-20T00:00:00">
            <text:p>10/20/2005</text:p>
          </table:table-cell>
          <table:table-cell table:style-name="ce34" office:value-type="string">
            <text:p>Article 4(3) - decision not to raise objections</text:p>
          </table:table-cell>
          <table:table-cell table:style-name="ce34" office:value-type="string">
            <text:p>Remedy for a serious disturbance in the economy, SMEs</text:p>
          </table:table-cell>
          <table:table-cell table:style-name="ce35" office:value-type="date" office:date-value="2005-11-18T00:00:00">
            <text:p>11/18/2005</text:p>
          </table:table-cell>
          <table:table-cell table:style-name="ce34" office:value-type="string">
            <text:p>Competition DG</text:p>
          </table:table-cell>
          <table:table-cell table:style-name="ce47" office:value-type="string">
            <text:p>Latvian Mortgage and Land Bank</text:p>
          </table:table-cell>
          <table:table-cell table:number-columns-repeated="13" table:style-name="ce32"/>
        </table:table-row>
        <table:table-row table:style-name="ro6">
          <table:table-cell table:style-name="ce34" office:value-type="string">
            <text:p>SA.33927</text:p>
          </table:table-cell>
          <table:table-cell table:style-name="ce34" office:value-type="string">
            <text:p>Amendment of restructuring plan of Commerzbank</text:p>
          </table:table-cell>
          <table:table-cell table:style-name="ce34" office:value-type="string">
            <text:p>Änderung von Auflagen der ursprünglichen Beihilfeentscheidung N 244/2009 (Commerzbank)</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Provision of risk capital</text:p>
          </table:table-cell>
          <table:table-cell table:style-name="ce34" office:value-type="string">
            <text:p>Individual Application</text:p>
          </table:table-cell>
          <table:table-cell table:style-name="ce35" office:value-type="date" office:date-value="2004-12-30T00:00:00">
            <text:p>12/30/2004</text:p>
          </table:table-cell>
          <table:table-cell table:style-name="ce41"/>
          <table:table-cell table:style-name="ce35" office:value-type="date" office:date-value="2008-03-20T00:00:00">
            <text:p>3/20/2008</text:p>
          </table:table-cell>
          <table:table-cell table:style-name="ce34" office:value-type="string">
            <text:p>Article 4(3) - decision not to raise objections</text:p>
          </table:table-cell>
          <table:table-cell table:style-name="ce34" office:value-type="string">
            <text:p>Remedy for a serious disturbance in the economy, Restructuring firms in difficulty</text:p>
          </table:table-cell>
          <table:table-cell table:style-name="ce35" office:value-type="date" office:date-value="2008-03-29T00:00:00">
            <text:p>3/29/2008</text:p>
          </table:table-cell>
          <table:table-cell table:style-name="ce34" office:value-type="string">
            <text:p>Competition DG</text:p>
          </table:table-cell>
          <table:table-cell table:style-name="ce53" office:value-type="string">
            <text:p>Commerzbank</text:p>
          </table:table-cell>
          <table:table-cell table:style-name="ce37"/>
          <table:table-cell table:number-columns-repeated="12" table:style-name="ce32"/>
        </table:table-row>
        <table:table-row table:style-name="ro8">
          <table:table-cell table:style-name="ce34" office:value-type="string">
            <text:p>N412/2009</text:p>
          </table:table-cell>
          <table:table-cell table:style-name="ce34" office:value-type="string">
            <text:p>€ - $ - Refinancing guarantee for IKB</text:p>
          </table:table-cell>
          <table:table-cell table:style-name="ce34" office:value-type="string">
            <text:p>Gewährung einer SoFFin-Garantie an die IKB. Die Maßnahme wird im Rahmen einer Beihilferegelung (FMStG) gewährt. Die Anmeldung erfolgt daher vorsorglich.</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Individual Application</text:p>
          </table:table-cell>
          <table:table-cell table:style-name="ce35" office:value-type="date" office:date-value="2004-12-30T00:00:00">
            <text:p>12/30/2004</text:p>
          </table:table-cell>
          <table:table-cell table:style-name="ce41"/>
          <table:table-cell table:style-name="ce35" office:value-type="date" office:date-value="2004-12-16T00:00:00">
            <text:p>12/16/2004</text:p>
          </table:table-cell>
          <table:table-cell table:style-name="ce34" office:value-type="string">
            <text:p>Article 4(3) - decision not to raise objections</text:p>
          </table:table-cell>
          <table:table-cell table:style-name="ce34" office:value-type="string">
            <text:p>Other, Remedy for a serious disturbance in the economy</text:p>
          </table:table-cell>
          <table:table-cell table:style-name="ce35" office:value-type="date" office:date-value="2004-12-21T00:00:00">
            <text:p>12/21/2004</text:p>
          </table:table-cell>
          <table:table-cell table:style-name="ce34" office:value-type="string">
            <text:p>Competition DG</text:p>
          </table:table-cell>
          <table:table-cell table:style-name="ce34" office:value-type="string">
            <text:p>IKB</text:p>
          </table:table-cell>
          <table:table-cell table:style-name="ce37"/>
          <table:table-cell table:number-columns-repeated="12" table:style-name="ce32"/>
        </table:table-row>
        <table:table-row table:style-name="ro14">
          <table:table-cell table:style-name="ce34" office:value-type="string">
            <text:p>SA.34078</text:p>
          </table:table-cell>
          <table:table-cell table:style-name="ce34" office:value-type="string">
            <text:p>Regional aid hoc aid to State Street Services (Poland) Limited Sp. z o.o.</text:p>
          </table:table-cell>
          <table:table-cell table:style-name="ce34" office:value-type="string">
            <text:p>State Street Services (Poland) Limited Sp. z o.o.</text:p>
          </table:table-cell>
          <table:table-cell table:style-name="ce34" office:value-type="string">
            <text:p>Poland</text:p>
          </table:table-cell>
          <table:table-cell table:style-name="ce34" office:value-type="string">
            <text:p>K.64.20 - Activities of holding companies, K.64.30 - Trusts, funds and similar financial entities, M.70.22 - Business and other management consultancy activities</text:p>
          </table:table-cell>
          <table:table-cell table:style-name="ce34" office:value-type="string">
            <text:p>Direct grant</text:p>
          </table:table-cell>
          <table:table-cell table:style-name="ce34" office:value-type="string">
            <text:p>Individual Application</text:p>
          </table:table-cell>
          <table:table-cell table:style-name="ce35" office:value-type="date" office:date-value="2004-12-30T00:00:00">
            <text:p>12/30/2004</text:p>
          </table:table-cell>
          <table:table-cell table:style-name="ce35" office:value-type="date" office:date-value="2006-12-30T00:00:00">
            <text:p>12/30/2006</text:p>
          </table:table-cell>
          <table:table-cell table:style-name="ce35" office:value-type="date" office:date-value="2004-07-16T00:00:00">
            <text:p>7/16/2004</text:p>
          </table:table-cell>
          <table:table-cell table:style-name="ce34" office:value-type="string">
            <text:p>Article 4(3) - decision not to raise objections</text:p>
          </table:table-cell>
          <table:table-cell table:style-name="ce34" office:value-type="string">
            <text:p>Employment, Regional development</text:p>
          </table:table-cell>
          <table:table-cell table:style-name="ce35" office:value-type="date" office:date-value="2004-10-29T00:00:00">
            <text:p>10/29/2004</text:p>
          </table:table-cell>
          <table:table-cell table:style-name="ce34" office:value-type="string">
            <text:p>Competition DG</text:p>
          </table:table-cell>
          <table:table-cell table:style-name="ce51"/>
          <table:table-cell table:number-columns-repeated="13" table:style-name="ce32"/>
        </table:table-row>
        <table:table-row table:style-name="ro7">
          <table:table-cell table:style-name="ce34" office:value-type="string">
            <text:p>N712/2006</text:p>
          </table:table-cell>
          <table:table-cell table:style-name="ce34" office:value-type="string">
            <text:p>€ - $ - Restructuring of Sparkasse Köln/Bonn</text:p>
          </table:table-cell>
          <table:table-cell table:style-name="ce34" office:value-type="string">
            <text:p>Kapitalzufuhren bei der Sparkasse Köln/Bonn</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2-21T00:00:00">
            <text:p>12/21/2004</text:p>
          </table:table-cell>
          <table:table-cell table:style-name="ce41"/>
          <table:table-cell table:style-name="ce35" office:value-type="date" office:date-value="2005-01-07T00:00:00">
            <text:p>1/7/2005</text:p>
          </table:table-cell>
          <table:table-cell table:style-name="ce34" office:value-type="string">
            <text:p>Article 4(4) - decision to initiate the formal investigation procedure, Article 7(4) - conditional decision</text:p>
          </table:table-cell>
          <table:table-cell table:style-name="ce34" office:value-type="string">
            <text:p>Rescuing firms in difficulty, Restructuring firms in difficulty</text:p>
          </table:table-cell>
          <table:table-cell table:style-name="ce35" office:value-type="date" office:date-value="2006-09-28T00:00:00">
            <text:p>9/28/2006</text:p>
          </table:table-cell>
          <table:table-cell table:style-name="ce34" office:value-type="string">
            <text:p>Competition DG</text:p>
          </table:table-cell>
          <table:table-cell table:style-name="ce34" office:value-type="string">
            <text:p>Sparkasse Köln/Bonn</text:p>
          </table:table-cell>
          <table:table-cell table:style-name="ce37"/>
          <table:table-cell table:number-columns-repeated="12" table:style-name="ce32"/>
        </table:table-row>
        <table:table-row table:style-name="ro12">
          <table:table-cell table:style-name="ce34" office:value-type="string">
            <text:p>N550/2009</text:p>
          </table:table-cell>
          <table:table-cell table:style-name="ce34" office:value-type="string">
            <text:p>€ - $ - KBC</text:p>
          </table:table-cell>
          <table:table-cell table:style-name="ce34" office:value-type="string">
            <text:p>KBC</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Provision of risk capital</text:p>
          </table:table-cell>
          <table:table-cell table:style-name="ce34" office:value-type="string">
            <text:p>Ad Hoc Case</text:p>
          </table:table-cell>
          <table:table-cell table:style-name="ce35" office:value-type="date" office:date-value="2004-12-18T00:00:00">
            <text:p>12/18/2004</text:p>
          </table:table-cell>
          <table:table-cell table:style-name="ce41"/>
          <table:table-cell table:style-name="ce35" office:value-type="date" office:date-value="2004-11-26T00:00:00">
            <text:p>11/26/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17T00:00:00">
            <text:p>12/17/2004</text:p>
          </table:table-cell>
          <table:table-cell table:style-name="ce34" office:value-type="string">
            <text:p>Competition DG</text:p>
          </table:table-cell>
          <table:table-cell table:style-name="ce50" office:value-type="string">
            <text:p>KBC</text:p>
          </table:table-cell>
          <table:table-cell table:number-columns-repeated="13" table:style-name="ce32"/>
        </table:table-row>
        <table:table-row table:style-name="ro10">
          <table:table-cell table:style-name="ce34" office:value-type="string">
            <text:p>SA.34148</text:p>
          </table:table-cell>
          <table:table-cell table:style-name="ce34" office:value-type="string">
            <text:p>€ - $ - Restructuring aid for Bayern LB</text:p>
          </table:table-cell>
          <table:table-cell table:style-name="ce34" office:value-type="string">
            <text:p>BayernLB - Umstrukturierung</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4-12-18T00:00:00">
            <text:p>12/18/2004</text:p>
          </table:table-cell>
          <table:table-cell table:style-name="ce41"/>
          <table:table-cell table:style-name="ce35" office:value-type="date" office:date-value="2005-02-03T00:00:00">
            <text:p>2/3/2005</text:p>
          </table:table-cell>
          <table:table-cell table:style-name="ce34" office:value-type="string">
            <text:p>Article 4(4) - decision to extend proceeding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6-06-21T00:00:00">
            <text:p>6/21/2006</text:p>
          </table:table-cell>
          <table:table-cell table:style-name="ce34" office:value-type="string">
            <text:p>Competition DG</text:p>
          </table:table-cell>
          <table:table-cell table:style-name="ce34" office:value-type="string">
            <text:p>BayernLB</text:p>
          </table:table-cell>
          <table:table-cell table:style-name="ce37"/>
          <table:table-cell table:number-columns-repeated="12" table:style-name="ce32"/>
        </table:table-row>
        <table:table-row table:style-name="ro6">
          <table:table-cell table:style-name="ce34" office:value-type="string">
            <text:p>SA.34344</text:p>
          </table:table-cell>
          <table:table-cell table:style-name="ce34" office:value-type="string">
            <text:p>€ - $ - BayernLB</text:p>
          </table:table-cell>
          <table:table-cell table:style-name="ce34" office:value-type="string">
            <text:p>BayernLB</text:p>
          </table:table-cell>
          <table:table-cell table:style-name="ce34" office:value-type="string">
            <text:p>Germany</text:p>
          </table:table-cell>
          <table:table-cell table:style-name="ce34" office:value-type="string">
            <text:p>K.64.99 - Other financial service activities, except insurance and pension funding n.e.c.</text:p>
          </table:table-cell>
          <table:table-cell table:style-name="ce34" office:value-type="string">
            <text:p>Guarantee, Provision of risk capital</text:p>
          </table:table-cell>
          <table:table-cell table:style-name="ce34" office:value-type="string">
            <text:p>Individual Application</text:p>
          </table:table-cell>
          <table:table-cell table:style-name="ce35" office:value-type="date" office:date-value="2004-12-18T00:00:00">
            <text:p>12/18/2004</text:p>
          </table:table-cell>
          <table:table-cell table:style-name="ce35" office:value-type="date" office:date-value="2005-06-17T00:00:00">
            <text:p>6/17/2005</text:p>
          </table:table-cell>
          <table:table-cell table:style-name="ce35" office:value-type="date" office:date-value="2004-12-03T00:00:00">
            <text:p>12/3/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17T00:00:00">
            <text:p>12/17/2004</text:p>
          </table:table-cell>
          <table:table-cell table:style-name="ce34" office:value-type="string">
            <text:p>Competition DG</text:p>
          </table:table-cell>
          <table:table-cell table:style-name="ce34" office:value-type="string">
            <text:p>BayernLB</text:p>
          </table:table-cell>
          <table:table-cell table:style-name="ce37"/>
          <table:table-cell table:number-columns-repeated="12" table:style-name="ce32"/>
        </table:table-row>
        <table:table-row table:style-name="ro11">
          <table:table-cell table:style-name="ce34" office:value-type="string">
            <text:p>N245/2010</text:p>
          </table:table-cell>
          <table:table-cell table:style-name="ce34" office:value-type="string">
            <text:p>€ - $ - FORTIS BANQUE LUXEMBOURG SA</text:p>
          </table:table-cell>
          <table:table-cell table:style-name="ce34" office:value-type="string">
            <text:p>FORTIS BANQUE LUXEMBOURG SA (now named BGL SA)</text:p>
          </table:table-cell>
          <table:table-cell table:style-name="ce34" office:value-type="string">
            <text:p>Luxembourg</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2-11T00:00:00">
            <text:p>12/11/2004</text:p>
          </table:table-cell>
          <table:table-cell table:style-name="ce41"/>
          <table:table-cell table:style-name="ce35" office:value-type="date" office:date-value="2005-05-04T00:00:00">
            <text:p>5/4/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11T00:00:00">
            <text:p>5/11/2005</text:p>
          </table:table-cell>
          <table:table-cell table:style-name="ce34" office:value-type="string">
            <text:p>Competition DG</text:p>
          </table:table-cell>
          <table:table-cell table:style-name="ce34" office:value-type="string">
            <text:p>Fortis</text:p>
          </table:table-cell>
          <table:table-cell table:style-name="ce37"/>
          <table:table-cell table:number-columns-repeated="12" table:style-name="ce32"/>
        </table:table-row>
        <table:table-row table:style-name="ro5">
          <table:table-cell table:style-name="ce34" office:value-type="string">
            <text:p>N507/2008</text:p>
          </table:table-cell>
          <table:table-cell table:style-name="ce34" office:value-type="string">
            <text:p>€ - $ - Slovénie - Public support measures to the financial sector</text:p>
          </table:table-cell>
          <table:table-cell table:style-name="ce34" office:value-type="string">
            <text:p>Zagotovitev stabilnosti financnega sistema v Sloveniji</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2-11T00:00:00">
            <text:p>12/11/2004</text:p>
          </table:table-cell>
          <table:table-cell table:style-name="ce35" office:value-type="date" office:date-value="2005-06-10T00:00:00">
            <text:p>6/10/2005</text:p>
          </table:table-cell>
          <table:table-cell table:style-name="ce35" office:value-type="date" office:date-value="2004-10-23T00:00:00">
            <text:p>10/23/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11T00:00:00">
            <text:p>12/11/2004</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6">
          <table:table-cell table:style-name="ce34" office:value-type="string">
            <text:p>N533/2010</text:p>
          </table:table-cell>
          <table:table-cell table:style-name="ce34" office:value-type="string">
            <text:p>€ - $ - Austrian Scheme</text:p>
          </table:table-cell>
          <table:table-cell table:style-name="ce34" office:value-type="string">
            <text:p>Maßnahmen nach dem Finanzmarktstabilitäts- und dem Interbankmarktstärkungsgesetz</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4-12-08T00:00:00">
            <text:p>12/8/2004</text:p>
          </table:table-cell>
          <table:table-cell table:style-name="ce35" office:value-type="date" office:date-value="2005-06-29T00:00:00">
            <text:p>6/29/2005</text:p>
          </table:table-cell>
          <table:table-cell table:style-name="ce35" office:value-type="date" office:date-value="2004-10-07T00:00:00">
            <text:p>10/7/2004</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text:p>
          </table:table-cell>
          <table:table-cell table:style-name="ce35" office:value-type="date" office:date-value="2004-12-08T00:00:00">
            <text:p>12/8/2004</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1">
          <table:table-cell table:style-name="ce34" office:value-type="string">
            <text:p>N557/2008</text:p>
          </table:table-cell>
          <table:table-cell table:style-name="ce34" office:value-type="string">
            <text:p>€ - $ - French bank recapitalisation scheme</text:p>
          </table:table-cell>
          <table:table-cell table:style-name="ce34" office:value-type="string">
            <text:p>Renforcement des fonds propres de groupes bancaires</text:p>
          </table:table-cell>
          <table:table-cell table:style-name="ce34" office:value-type="string">
            <text:p>France</text:p>
          </table:table-cell>
          <table:table-cell table:style-name="ce34" office:value-type="string">
            <text:p>K - Financial and insurance activities</text:p>
          </table:table-cell>
          <table:table-cell table:style-name="ce34" office:value-type="string">
            <text:p>Guarantee, Other forms of equity intervention, Provision of risk capital</text:p>
          </table:table-cell>
          <table:table-cell table:style-name="ce34" office:value-type="string">
            <text:p>Scheme</text:p>
          </table:table-cell>
          <table:table-cell table:style-name="ce35" office:value-type="date" office:date-value="2004-12-07T00:00:00">
            <text:p>12/7/2004</text:p>
          </table:table-cell>
          <table:table-cell table:style-name="ce35" office:value-type="date" office:date-value="2005-06-07T00:00:00">
            <text:p>6/7/2005</text:p>
          </table:table-cell>
          <table:table-cell table:style-name="ce35" office:value-type="date" office:date-value="2004-11-18T00:00:00">
            <text:p>11/18/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5-02-03T00:00:00">
            <text:p>2/3/2005</text:p>
          </table:table-cell>
          <table:table-cell table:style-name="ce34" office:value-type="string">
            <text:p>Competition DG</text:p>
          </table:table-cell>
          <table:table-cell table:style-name="ce40"/>
          <table:table-cell table:number-columns-repeated="13" table:style-name="ce32"/>
        </table:table-row>
        <table:table-row table:style-name="ro11">
          <table:table-cell table:style-name="ce34" office:value-type="string">
            <text:p>N330/2009</text:p>
          </table:table-cell>
          <table:table-cell table:style-name="ce34" office:value-type="string">
            <text:p>€ - $ - Viability plan for SNS Reaal</text:p>
          </table:table-cell>
          <table:table-cell table:style-name="ce34" office:value-type="string">
            <text:p>Viability Plan regarding investment in the capital of SNS REAAL N.V.</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2-07T00:00:00">
            <text:p>12/7/2004</text:p>
          </table:table-cell>
          <table:table-cell table:style-name="ce41"/>
          <table:table-cell table:style-name="ce35" office:value-type="date" office:date-value="2005-06-21T00:00:00">
            <text:p>6/2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1-27T00:00:00">
            <text:p>1/27/2006</text:p>
          </table:table-cell>
          <table:table-cell table:style-name="ce34" office:value-type="string">
            <text:p>Competition DG</text:p>
          </table:table-cell>
          <table:table-cell table:style-name="ce43" office:value-type="string">
            <text:p>SNS REAAL N.V.</text:p>
          </table:table-cell>
          <table:table-cell table:number-columns-repeated="13" table:style-name="ce32"/>
        </table:table-row>
        <table:table-row table:style-name="ro5">
          <table:table-cell table:style-name="ce34" office:value-type="string">
            <text:p>N553/2010</text:p>
          </table:table-cell>
          <table:table-cell table:style-name="ce34" office:value-type="string">
            <text:p>€ - $ - Investment in the capital of SNS REAAL N.V.</text:p>
          </table:table-cell>
          <table:table-cell table:style-name="ce34" office:value-type="string">
            <text:p>Investment in the capital of SNS REAAL N.V.</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2-07T00:00:00">
            <text:p>12/7/2004</text:p>
          </table:table-cell>
          <table:table-cell table:style-name="ce41"/>
          <table:table-cell table:style-name="ce35" office:value-type="date" office:date-value="2004-11-24T00:00:00">
            <text:p>11/24/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5-08-25T00:00:00">
            <text:p>8/25/2005</text:p>
          </table:table-cell>
          <table:table-cell table:style-name="ce34" office:value-type="string">
            <text:p>Competition DG</text:p>
          </table:table-cell>
          <table:table-cell table:style-name="ce43" office:value-type="string">
            <text:p>SNS REAAL N.V.</text:p>
          </table:table-cell>
          <table:table-cell table:number-columns-repeated="13" table:style-name="ce32"/>
        </table:table-row>
        <table:table-row table:style-name="ro14">
          <table:table-cell table:style-name="ce34" office:value-type="string">
            <text:p>NN54b/2008</text:p>
          </table:table-cell>
          <table:table-cell table:style-name="ce34" office:value-type="string">
            <text:p>€ - $ - Support for Banco privado portugues</text:p>
          </table:table-cell>
          <table:table-cell table:style-name="ce34" office:value-type="string">
            <text:p>Concessão de garantia pessoal da república portuguesa a uma operação de financiamento, sob a forma de empréstimo bancário, concedida ao Banco privado português, S.A.</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4-12-04T00:00:00">
            <text:p>12/4/2004</text:p>
          </table:table-cell>
          <table:table-cell table:style-name="ce35" office:value-type="date" office:date-value="2005-06-04T00:00:00">
            <text:p>6/4/2005</text:p>
          </table:table-cell>
          <table:table-cell table:style-name="ce35" office:value-type="date" office:date-value="2004-12-02T00:00:00">
            <text:p>12/2/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3-12T00:00:00">
            <text:p>3/12/2005</text:p>
          </table:table-cell>
          <table:table-cell table:style-name="ce34" office:value-type="string">
            <text:p>Competition DG</text:p>
          </table:table-cell>
          <table:table-cell table:style-name="ce43" office:value-type="string">
            <text:p>Banco privado portugues</text:p>
          </table:table-cell>
          <table:table-cell table:number-columns-repeated="13" table:style-name="ce32"/>
        </table:table-row>
        <table:table-row table:style-name="ro12">
          <table:table-cell table:style-name="ce34" office:value-type="string">
            <text:p>SA.32554</text:p>
          </table:table-cell>
          <table:table-cell table:style-name="ce34" office:value-type="string">
            <text:p>SNS - Renotification of the capital injection</text:p>
          </table:table-cell>
          <table:table-cell table:style-name="ce34" office:value-type="string">
            <text:p>Modification of commitments of SNS Reaa</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4-11-30T00:00:00">
            <text:p>11/30/2004</text:p>
          </table:table-cell>
          <table:table-cell table:style-name="ce41"/>
          <table:table-cell table:style-name="ce35" office:value-type="date" office:date-value="2007-07-05T00:00:00">
            <text:p>7/5/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18T00:00:00">
            <text:p>12/18/2007</text:p>
          </table:table-cell>
          <table:table-cell table:style-name="ce34" office:value-type="string">
            <text:p>Competition DG</text:p>
          </table:table-cell>
          <table:table-cell table:style-name="ce43" office:value-type="string">
            <text:p>SNS Reaa</text:p>
          </table:table-cell>
          <table:table-cell table:number-columns-repeated="13" table:style-name="ce32"/>
        </table:table-row>
        <table:table-row table:style-name="ro6">
          <table:table-cell table:style-name="ce34" office:value-type="string">
            <text:p>N515/2007</text:p>
          </table:table-cell>
          <table:table-cell table:style-name="ce34" office:value-type="string">
            <text:p>€ - $ - Viability Plan for AEGON</text:p>
          </table:table-cell>
          <table:table-cell table:style-name="ce34" office:value-type="string">
            <text:p>Viability Plan regarding investment in the capital of AEGON N.V.</text:p>
          </table:table-cell>
          <table:table-cell table:style-name="ce34" office:value-type="string">
            <text:p>Netherlands</text:p>
          </table:table-cell>
          <table:table-cell table:style-name="ce34" office:value-type="string">
            <text:p>K.65 - Insurance, reinsurance and pension funding, except compulsory social security</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1-30T00:00:00">
            <text:p>11/30/2004</text:p>
          </table:table-cell>
          <table:table-cell table:style-name="ce41"/>
          <table:table-cell table:style-name="ce35" office:value-type="date" office:date-value="2005-06-21T00:00:00">
            <text:p>6/21/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8-16T00:00:00">
            <text:p>8/16/2006</text:p>
          </table:table-cell>
          <table:table-cell table:style-name="ce34" office:value-type="string">
            <text:p>Competition DG</text:p>
          </table:table-cell>
          <table:table-cell table:style-name="ce43" office:value-type="string">
            <text:p>AEGON</text:p>
          </table:table-cell>
          <table:table-cell table:number-columns-repeated="13" table:style-name="ce32"/>
        </table:table-row>
        <table:table-row table:style-name="ro6">
          <table:table-cell table:style-name="ce34" office:value-type="string">
            <text:p>N597/2006</text:p>
          </table:table-cell>
          <table:table-cell table:style-name="ce34" office:value-type="string">
            <text:p>€ - $ - Investment in the capital of AEGON N.V.</text:p>
          </table:table-cell>
          <table:table-cell table:style-name="ce34" office:value-type="string">
            <text:p>Investment in the capital of AEGON N.V.</text:p>
          </table:table-cell>
          <table:table-cell table:style-name="ce34" office:value-type="string">
            <text:p>Netherlands</text:p>
          </table:table-cell>
          <table:table-cell table:style-name="ce34" office:value-type="string">
            <text:p>K.65 - Insurance, reinsurance and pension funding, except compulsory social security</text:p>
          </table:table-cell>
          <table:table-cell table:style-name="ce34" office:value-type="string">
            <text:p>Soft loan</text:p>
          </table:table-cell>
          <table:table-cell table:style-name="ce34" office:value-type="string">
            <text:p>Individual Application</text:p>
          </table:table-cell>
          <table:table-cell table:style-name="ce35" office:value-type="date" office:date-value="2004-11-30T00:00:00">
            <text:p>11/30/2004</text:p>
          </table:table-cell>
          <table:table-cell table:style-name="ce35" office:value-type="date" office:date-value="2005-05-30T00:00:00">
            <text:p>5/30/2005</text:p>
          </table:table-cell>
          <table:table-cell table:style-name="ce35" office:value-type="date" office:date-value="2004-11-11T00:00:00">
            <text:p>11/11/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1-26T00:00:00">
            <text:p>11/26/2004</text:p>
          </table:table-cell>
          <table:table-cell table:style-name="ce34" office:value-type="string">
            <text:p>Competition DG</text:p>
          </table:table-cell>
          <table:table-cell table:style-name="ce43" office:value-type="string">
            <text:p>AEGON</text:p>
          </table:table-cell>
          <table:table-cell table:number-columns-repeated="13" table:style-name="ce32"/>
        </table:table-row>
        <table:table-row table:style-name="ro5">
          <table:table-cell table:style-name="ce34" office:value-type="string">
            <text:p>NN51/2008</text:p>
          </table:table-cell>
          <table:table-cell table:style-name="ce34" office:value-type="string">
            <text:p>€ - $ - Public support measures to JSC Parex Banka</text:p>
          </table:table-cell>
          <table:table-cell table:style-name="ce34" office:value-type="string">
            <text:p>State aid to support commercial bank's liquidity</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Individual Application</text:p>
          </table:table-cell>
          <table:table-cell table:style-name="ce35" office:value-type="date" office:date-value="2004-11-20T00:00:00">
            <text:p>11/20/2004</text:p>
          </table:table-cell>
          <table:table-cell table:style-name="ce35" office:value-type="date" office:date-value="2005-05-20T00:00:00">
            <text:p>5/20/2005</text:p>
          </table:table-cell>
          <table:table-cell table:style-name="ce35" office:value-type="date" office:date-value="2004-11-06T00:00:00">
            <text:p>11/6/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1-23T00:00:00">
            <text:p>11/23/2004</text:p>
          </table:table-cell>
          <table:table-cell table:style-name="ce34" office:value-type="string">
            <text:p>Competition DG</text:p>
          </table:table-cell>
          <table:table-cell table:style-name="ce43" office:value-type="string">
            <text:p>JSC Parex Banka</text:p>
          </table:table-cell>
          <table:table-cell table:number-columns-repeated="13" table:style-name="ce32"/>
        </table:table-row>
        <table:table-row table:style-name="ro21">
          <table:table-cell table:style-name="ce34" office:value-type="string">
            <text:p>C10/2008</text:p>
          </table:table-cell>
          <table:table-cell table:style-name="ce34" office:value-type="string">
            <text:p>€ - $ - Restructuring of Dexia</text:p>
          </table:table-cell>
          <table:table-cell table:style-name="ce34" office:value-type="string">
            <text:p>Dexia - (BE/LU/FR)</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4-11-18T00:00:00">
            <text:p>11/18/2004</text:p>
          </table:table-cell>
          <table:table-cell table:style-name="ce41"/>
          <table:table-cell table:style-name="ce35" office:value-type="date" office:date-value="2004-10-01T00:00:00">
            <text:p>10/1/2004</text:p>
          </table:table-cell>
          <table:table-cell table:style-name="ce34" office:value-type="string">
            <text:p>Article 4(3) - decision not to raise objections, Article 4(4) - decision to extend proceedings, Article 4(4) - decision to initiate the formal investigation procedure, Article 7(4) - conditional decision, Corrigendum</text:p>
          </table:table-cell>
          <table:table-cell table:style-name="ce34" office:value-type="string">
            <text:p>Remedy for a serious disturbance in the economy</text:p>
          </table:table-cell>
          <table:table-cell table:style-name="ce35" office:value-type="date" office:date-value="2008-05-30T00:00:00">
            <text:p>5/30/2008</text:p>
          </table:table-cell>
          <table:table-cell table:style-name="ce34" office:value-type="string">
            <text:p>Competition DG</text:p>
          </table:table-cell>
          <table:table-cell table:style-name="ce43" office:value-type="string">
            <text:p>Dexia</text:p>
          </table:table-cell>
          <table:table-cell table:number-columns-repeated="13" table:style-name="ce32"/>
        </table:table-row>
        <table:table-row table:style-name="ro10">
          <table:table-cell table:style-name="ce34" office:value-type="string">
            <text:p>NN3/2009</text:p>
          </table:table-cell>
          <table:table-cell table:style-name="ce34" office:value-type="string">
            <text:p>€ - $ - Dexia - FR (transfered to C9/09)</text:p>
          </table:table-cell>
          <table:table-cell table:style-name="ce34" office:value-type="string">
            <text:p>Dexia - FR</text:p>
          </table:table-cell>
          <table:table-cell table:style-name="ce34" office:value-type="string">
            <text:p>France</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4-11-18T00:00:00">
            <text:p>11/18/2004</text:p>
          </table:table-cell>
          <table:table-cell table:style-name="ce41"/>
          <table:table-cell table:style-name="ce35" office:value-type="date" office:date-value="2004-09-30T00:00:00">
            <text:p>9/30/2004</text:p>
          </table:table-cell>
          <table:table-cell table:style-name="ce34" office:value-type="string">
            <text:p>Article 4(3) - decision not to raise objection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5-03-12T00:00:00">
            <text:p>3/12/2005</text:p>
          </table:table-cell>
          <table:table-cell table:style-name="ce34" office:value-type="string">
            <text:p>Competition DG</text:p>
          </table:table-cell>
          <table:table-cell table:style-name="ce45" office:value-type="string">
            <text:p>Dexia</text:p>
          </table:table-cell>
          <table:table-cell table:style-name="ce37"/>
          <table:table-cell table:number-columns-repeated="12" table:style-name="ce32"/>
        </table:table-row>
        <table:table-row table:style-name="ro12">
          <table:table-cell table:style-name="ce34" office:value-type="string">
            <text:p>N535/2010</text:p>
          </table:table-cell>
          <table:table-cell table:style-name="ce34" office:value-type="string">
            <text:p>€ - $ - Greek financial support measures</text:p>
          </table:table-cell>
          <table:table-cell table:style-name="ce34" office:value-type="string">
            <text:p>Greek financial support measures</text:p>
          </table:table-cell>
          <table:table-cell table:style-name="ce34" office:value-type="string">
            <text:p>Greece</text:p>
          </table:table-cell>
          <table:table-cell table:style-name="ce34" office:value-type="string">
            <text:p>K - Financial and insurance activities</text:p>
          </table:table-cell>
          <table:table-cell table:style-name="ce34" office:value-type="string">
            <text:p>Guarantee, Provision of risk capital</text:p>
          </table:table-cell>
          <table:table-cell table:style-name="ce34" office:value-type="string">
            <text:p>Ad Hoc Case</text:p>
          </table:table-cell>
          <table:table-cell table:style-name="ce35" office:value-type="date" office:date-value="2004-11-18T00:00:00">
            <text:p>11/18/2004</text:p>
          </table:table-cell>
          <table:table-cell table:style-name="ce35" office:value-type="date" office:date-value="2005-05-18T00:00:00">
            <text:p>5/18/2005</text:p>
          </table:table-cell>
          <table:table-cell table:style-name="ce35" office:value-type="date" office:date-value="2004-10-07T00:00:00">
            <text:p>10/7/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1-18T00:00:00">
            <text:p>11/18/2004</text:p>
          </table:table-cell>
          <table:table-cell table:style-name="ce34" office:value-type="string">
            <text:p>Competition DG</text:p>
          </table:table-cell>
          <table:table-cell table:style-name="ce39"/>
          <table:table-cell table:number-columns-repeated="13" table:style-name="ce32"/>
        </table:table-row>
        <table:table-row table:style-name="ro10">
          <table:table-cell table:style-name="ce34" office:value-type="string">
            <text:p>NN2/2009</text:p>
          </table:table-cell>
          <table:table-cell table:style-name="ce34" office:value-type="string">
            <text:p>€ - $ - Dexia LUX (case transfered to C9/09)</text:p>
          </table:table-cell>
          <table:table-cell table:style-name="ce34" office:value-type="string">
            <text:p>Dexia banque internationale Luxembourg S.A.</text:p>
          </table:table-cell>
          <table:table-cell table:style-name="ce34" office:value-type="string">
            <text:p>Luxembourg</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1-18T00:00:00">
            <text:p>11/18/2004</text:p>
          </table:table-cell>
          <table:table-cell table:style-name="ce41"/>
          <table:table-cell table:style-name="ce35" office:value-type="date" office:date-value="2004-09-30T00:00:00">
            <text:p>9/30/2004</text:p>
          </table:table-cell>
          <table:table-cell table:style-name="ce34" office:value-type="string">
            <text:p>Article 4(3) - decision not to raise objections, Article 4(4) - decision to initiate the formal investigation procedure</text:p>
          </table:table-cell>
          <table:table-cell table:style-name="ce34" office:value-type="string">
            <text:p>Remedy for a serious disturbance in the economy</text:p>
          </table:table-cell>
          <table:table-cell table:style-name="ce35" office:value-type="date" office:date-value="2005-03-12T00:00:00">
            <text:p>3/12/2005</text:p>
          </table:table-cell>
          <table:table-cell table:style-name="ce34" office:value-type="string">
            <text:p>Competition DG</text:p>
          </table:table-cell>
          <table:table-cell table:style-name="ce34" office:value-type="string">
            <text:p>Dexia banque internationale Luxembourg S.A.</text:p>
          </table:table-cell>
          <table:table-cell table:style-name="ce37"/>
          <table:table-cell table:number-columns-repeated="12" table:style-name="ce32"/>
        </table:table-row>
        <table:table-row table:style-name="ro12">
          <table:table-cell table:style-name="ce34" office:value-type="string">
            <text:p>N537/2010</text:p>
          </table:table-cell>
          <table:table-cell table:style-name="ce34" office:value-type="string">
            <text:p>€ - $ - Garantie Fortis - BE</text:p>
          </table:table-cell>
          <table:table-cell table:style-name="ce34" office:value-type="string">
            <text:p>Garantie Fortis - BE</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4-11-17T00:00:00">
            <text:p>11/17/2004</text:p>
          </table:table-cell>
          <table:table-cell table:style-name="ce35" office:value-type="date" office:date-value="2005-05-17T00:00:00">
            <text:p>5/17/2005</text:p>
          </table:table-cell>
          <table:table-cell table:style-name="ce35" office:value-type="date" office:date-value="2004-11-11T00:00:00">
            <text:p>11/11/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1-18T00:00:00">
            <text:p>11/18/2004</text:p>
          </table:table-cell>
          <table:table-cell table:style-name="ce34" office:value-type="string">
            <text:p>Competition DG</text:p>
          </table:table-cell>
          <table:table-cell table:style-name="ce42" office:value-type="string">
            <text:p>Fortis</text:p>
          </table:table-cell>
          <table:table-cell table:number-columns-repeated="13" table:style-name="ce32"/>
        </table:table-row>
        <table:table-row table:style-name="ro12">
          <table:table-cell table:style-name="ce34" office:value-type="string">
            <text:p>N537/2009</text:p>
          </table:table-cell>
          <table:table-cell table:style-name="ce34" office:value-type="string">
            <text:p>€ - $ - Finnish Guarantee Scheme for banks' funding</text:p>
          </table:table-cell>
          <table:table-cell table:style-name="ce34" office:value-type="string">
            <text:p>Finnish Guarantee Scheme for banks' funding</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1-12T00:00:00">
            <text:p>11/12/2004</text:p>
          </table:table-cell>
          <table:table-cell table:style-name="ce35" office:value-type="date" office:date-value="2005-04-29T00:00:00">
            <text:p>4/29/2005</text:p>
          </table:table-cell>
          <table:table-cell table:style-name="ce35" office:value-type="date" office:date-value="2004-11-10T00:00:00">
            <text:p>11/10/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1-12T00:00:00">
            <text:p>11/12/2004</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5">
          <table:table-cell table:style-name="ce34" office:value-type="string">
            <text:p>N456/2009</text:p>
          </table:table-cell>
          <table:table-cell table:style-name="ce34" office:value-type="string">
            <text:p>€ - $ - Participatie in het kernkapitaal van ING</text:p>
          </table:table-cell>
          <table:table-cell table:style-name="ce34" office:value-type="string">
            <text:p>Participatie in het kernkapitaal van ING</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1-11T00:00:00">
            <text:p>11/11/2004</text:p>
          </table:table-cell>
          <table:table-cell table:style-name="ce41"/>
          <table:table-cell table:style-name="ce35" office:value-type="date" office:date-value="2004-10-18T00:00:00">
            <text:p>10/18/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4-11-30T00:00:00">
            <text:p>11/30/2004</text:p>
          </table:table-cell>
          <table:table-cell table:style-name="ce34" office:value-type="string">
            <text:p>Competition DG</text:p>
          </table:table-cell>
          <table:table-cell table:style-name="ce43" office:value-type="string">
            <text:p>ING</text:p>
          </table:table-cell>
          <table:table-cell table:number-columns-repeated="13" table:style-name="ce32"/>
        </table:table-row>
        <table:table-row table:style-name="ro16">
          <table:table-cell table:style-name="ce34" office:value-type="string">
            <text:p>N677/2009</text:p>
          </table:table-cell>
          <table:table-cell table:style-name="ce34" office:value-type="string">
            <text:p>€ - $ - Amendments to the Public support measures to JSC Parex Banka</text:p>
          </table:table-cell>
          <table:table-cell table:style-name="ce34" office:value-type="string">
            <text:p>Amendments to the Public support measures to JSC Parex Banka</text:p>
          </table:table-cell>
          <table:table-cell table:style-name="ce34" office:value-type="string">
            <text:p>Latvia</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Ad Hoc Case</text:p>
          </table:table-cell>
          <table:table-cell table:style-name="ce35" office:value-type="date" office:date-value="2004-11-10T00:00:00">
            <text:p>11/10/2004</text:p>
          </table:table-cell>
          <table:table-cell table:style-name="ce35" office:value-type="date" office:date-value="2005-05-10T00:00:00">
            <text:p>5/10/2005</text:p>
          </table:table-cell>
          <table:table-cell table:style-name="ce35" office:value-type="date" office:date-value="2005-01-25T00:00:00">
            <text:p>1/2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10T00:00:00">
            <text:p>2/10/2005</text:p>
          </table:table-cell>
          <table:table-cell table:style-name="ce34" office:value-type="string">
            <text:p>Competition DG</text:p>
          </table:table-cell>
          <table:table-cell table:style-name="ce43" office:value-type="string">
            <text:p>JSC Parex Banka</text:p>
          </table:table-cell>
          <table:table-cell table:number-columns-repeated="13" table:style-name="ce32"/>
        </table:table-row>
        <table:table-row table:style-name="ro7">
          <table:table-cell table:style-name="ce34" office:value-type="string">
            <text:p>NN60/2008</text:p>
          </table:table-cell>
          <table:table-cell table:style-name="ce34" office:value-type="string">
            <text:p>€ - $ - Restructuring of BPN</text:p>
          </table:table-cell>
          <table:table-cell table:style-name="ce34" office:value-type="string">
            <text:p>Restructuring of BPN</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4-11-10T00:00:00">
            <text:p>11/10/2004</text:p>
          </table:table-cell>
          <table:table-cell table:style-name="ce41"/>
          <table:table-cell table:style-name="ce35" office:value-type="date" office:date-value="2004-11-06T00:00:00">
            <text:p>11/6/2004</text:p>
          </table:table-cell>
          <table:table-cell table:style-name="ce34" office:value-type="string">
            <text:p>Article 4(4) - decision to initiate the formal investigation procedure, Article 7(4) - conditional decision</text:p>
          </table:table-cell>
          <table:table-cell table:style-name="ce34" office:value-type="string">
            <text:p>Remedy for a serious disturbance in the economy</text:p>
          </table:table-cell>
          <table:table-cell table:style-name="ce35" office:value-type="date" office:date-value="2008-03-26T00:00:00">
            <text:p>3/26/2008</text:p>
          </table:table-cell>
          <table:table-cell table:style-name="ce34" office:value-type="string">
            <text:p>Competition DG</text:p>
          </table:table-cell>
          <table:table-cell table:style-name="ce43" office:value-type="string">
            <text:p>BPN</text:p>
          </table:table-cell>
          <table:table-cell table:number-columns-repeated="13" table:style-name="ce32"/>
        </table:table-row>
        <table:table-row table:style-name="ro11">
          <table:table-cell table:style-name="ce34" office:value-type="string">
            <text:p>NN41/2008</text:p>
          </table:table-cell>
          <table:table-cell table:style-name="ce34" office:value-type="string">
            <text:p>€ - $ -Fund for the Acquisition of Financial Assets in Spain</text:p>
          </table:table-cell>
          <table:table-cell table:style-name="ce34" office:value-type="string">
            <text:p>Fund for the Acquisition of Financial Assets in Spain</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35" office:value-type="date" office:date-value="2004-11-03T00:00:00">
            <text:p>11/3/2004</text:p>
          </table:table-cell>
          <table:table-cell table:style-name="ce35" office:value-type="date" office:date-value="2005-05-03T00:00:00">
            <text:p>5/3/2005</text:p>
          </table:table-cell>
          <table:table-cell table:style-name="ce35" office:value-type="date" office:date-value="2004-10-07T00:00:00">
            <text:p>10/7/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5-05-19T00:00:00">
            <text:p>5/19/2005</text:p>
          </table:table-cell>
          <table:table-cell table:style-name="ce34" office:value-type="string">
            <text:p>Competition DG</text:p>
          </table:table-cell>
          <table:table-cell table:style-name="ce37"/>
          <table:table-cell table:number-columns-repeated="13" table:style-name="ce32"/>
        </table:table-row>
        <table:table-row table:style-name="ro12">
          <table:table-cell table:style-name="ce34" office:value-type="string">
            <text:p>N511/2009</text:p>
          </table:table-cell>
          <table:table-cell table:style-name="ce34" office:value-type="string">
            <text:p>€ - $ - Sweden - Bank guarantee scheme</text:p>
          </table:table-cell>
          <table:table-cell table:style-name="ce34" office:value-type="string">
            <text:p>Sweden - Bank guarantee scheme</text:p>
          </table:table-cell>
          <table:table-cell table:style-name="ce34" office:value-type="string">
            <text:p>Swede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0-31T00:00:00">
            <text:p>10/31/2004</text:p>
          </table:table-cell>
          <table:table-cell table:style-name="ce35" office:value-type="date" office:date-value="2005-04-29T00:00:00">
            <text:p>4/29/2005</text:p>
          </table:table-cell>
          <table:table-cell table:style-name="ce35" office:value-type="date" office:date-value="2004-10-19T00:00:00">
            <text:p>10/19/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0-28T00:00:00">
            <text:p>10/28/2004</text:p>
          </table:table-cell>
          <table:table-cell table:style-name="ce34" office:value-type="string">
            <text:p>Competition DG</text:p>
          </table:table-cell>
          <table:table-cell table:style-name="ce37"/>
          <table:table-cell table:number-columns-repeated="13" table:style-name="ce32"/>
        </table:table-row>
        <table:table-row table:style-name="ro7">
          <table:table-cell table:style-name="ce34" office:value-type="string">
            <text:p>N665/2009</text:p>
          </table:table-cell>
          <table:table-cell table:style-name="ce34" office:value-type="string">
            <text:p>€ - $ - Support for Kaupthing Bank Finland</text:p>
          </table:table-cell>
          <table:table-cell table:style-name="ce34" office:value-type="string">
            <text:p>Kaupthing Bankin Suomen sivuliikkeeseen tehtyjen talletusten maksuun liittyvä valtiontakuu</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4-10-30T00:00:00">
            <text:p>10/30/2004</text:p>
          </table:table-cell>
          <table:table-cell table:style-name="ce41"/>
          <table:table-cell table:style-name="ce35" office:value-type="date" office:date-value="2004-10-28T00:00:00">
            <text:p>10/28/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1-20T00:00:00">
            <text:p>1/20/2005</text:p>
          </table:table-cell>
          <table:table-cell table:style-name="ce34" office:value-type="string">
            <text:p>Competition DG</text:p>
          </table:table-cell>
          <table:table-cell table:style-name="ce43" office:value-type="string">
            <text:p>Kaupthing Bank Finland</text:p>
          </table:table-cell>
          <table:table-cell table:number-columns-repeated="13" table:style-name="ce32"/>
        </table:table-row>
        <table:table-row table:style-name="ro8">
          <table:table-cell table:style-name="ce34" office:value-type="string">
            <text:p>NN45/2008</text:p>
          </table:table-cell>
          <table:table-cell table:style-name="ce34" office:value-type="string">
            <text:p>€ - $ - Portuguese bank guarantee scheme</text:p>
          </table:table-cell>
          <table:table-cell table:style-name="ce34" office:value-type="string">
            <text:p>Portugal - Concessão extraordinária de garantias pessoais pelo estado, para o reforço da estabilidade financeira e da disponibilização de liquidez nos mercados financeiros</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0-30T00:00:00">
            <text:p>10/30/2004</text:p>
          </table:table-cell>
          <table:table-cell table:style-name="ce35" office:value-type="date" office:date-value="2005-12-30T00:00:00">
            <text:p>12/30/2005</text:p>
          </table:table-cell>
          <table:table-cell table:style-name="ce35" office:value-type="date" office:date-value="2004-10-14T00:00:00">
            <text:p>10/14/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4-12-16T00:00:00">
            <text:p>12/16/2004</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N356/2009</text:p>
          </table:table-cell>
          <table:table-cell table:style-name="ce34" office:value-type="string">
            <text:p>€ - $ - French bank guarantee scheme</text:p>
          </table:table-cell>
          <table:table-cell table:style-name="ce34" office:value-type="string">
            <text:p>France - Creation of legal entity with State guarantee to rescue French banks</text:p>
          </table:table-cell>
          <table:table-cell table:style-name="ce34" office:value-type="string">
            <text:p>France</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35" office:value-type="date" office:date-value="2004-10-29T00:00:00">
            <text:p>10/29/2004</text:p>
          </table:table-cell>
          <table:table-cell table:style-name="ce41"/>
          <table:table-cell table:style-name="ce35" office:value-type="date" office:date-value="2004-10-08T00:00:00">
            <text:p>10/8/2004</text:p>
          </table:table-cell>
          <table:table-cell table:style-name="ce34" office:value-type="string">
            <text:p>Article 4(3) - decision not to raise objections, Corrigendum</text:p>
          </table:table-cell>
          <table:table-cell table:style-name="ce34" office:value-type="string">
            <text:p>Remedy for a serious disturbance in the economy, Restructuring firms in difficulty</text:p>
          </table:table-cell>
          <table:table-cell table:style-name="ce35" office:value-type="date" office:date-value="2004-11-19T00:00:00">
            <text:p>11/19/2004</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N326/2009</text:p>
          </table:table-cell>
          <table:table-cell table:style-name="ce34" office:value-type="string">
            <text:p>€ - $ - Prolongation of Austrian bank support scheme</text:p>
          </table:table-cell>
          <table:table-cell table:style-name="ce34" office:value-type="string">
            <text:p>Verlängerung der Maßnahmen nach dem Finanzmarktstabilitäts- und dem Interbankmarktstärkungsgesetz</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4-10-26T00:00:00">
            <text:p>10/26/2004</text:p>
          </table:table-cell>
          <table:table-cell table:style-name="ce35" office:value-type="date" office:date-value="2005-12-30T00:00:00">
            <text:p>12/30/2005</text:p>
          </table:table-cell>
          <table:table-cell table:style-name="ce35" office:value-type="date" office:date-value="2005-06-14T00:00:00">
            <text:p>6/14/2005</text:p>
          </table:table-cell>
          <table:table-cell table:style-name="ce34" office:value-type="string">
            <text:p>Article 4(3) - decision not to raise objections</text:p>
          </table:table-cell>
          <table:table-cell table:style-name="ce34" office:value-type="string">
            <text:p>Other, Remedy for a serious disturbance in the economy</text:p>
          </table:table-cell>
          <table:table-cell table:style-name="ce35" office:value-type="date" office:date-value="2005-06-29T00:00:00">
            <text:p>6/29/2005</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9">
          <table:table-cell table:style-name="ce34" office:value-type="string">
            <text:p>N628/2008</text:p>
          </table:table-cell>
          <table:table-cell table:style-name="ce34" office:value-type="string">
            <text:p>€ - $ - Second prolongation of Austrian bank support scheme</text:p>
          </table:table-cell>
          <table:table-cell table:style-name="ce34" office:value-type="string">
            <text:p>Verlängerung der Maßnahmen nach dem Interbankmarktstärkungsgesetz (IBSG) und dem Finanzmarktstabilitätsgesetz (FinStaG)</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Guarantee, Other, Other forms of equity intervention</text:p>
          </table:table-cell>
          <table:table-cell table:style-name="ce34" office:value-type="string">
            <text:p>Scheme</text:p>
          </table:table-cell>
          <table:table-cell table:style-name="ce35" office:value-type="date" office:date-value="2004-10-26T00:00:00">
            <text:p>10/26/2004</text:p>
          </table:table-cell>
          <table:table-cell table:style-name="ce35" office:value-type="date" office:date-value="2006-06-29T00:00:00">
            <text:p>6/29/2006</text:p>
          </table:table-cell>
          <table:table-cell table:style-name="ce35" office:value-type="date" office:date-value="2005-11-29T00:00:00">
            <text:p>11/2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2-16T00:00:00">
            <text:p>12/16/2005</text:p>
          </table:table-cell>
          <table:table-cell table:style-name="ce34" office:value-type="string">
            <text:p>Competition DG</text:p>
          </table:table-cell>
          <table:table-cell table:style-name="ce37"/>
          <table:table-cell table:number-columns-repeated="13" table:style-name="ce32"/>
        </table:table-row>
        <table:table-row table:style-name="ro18">
          <table:table-cell table:style-name="ce34" office:value-type="string">
            <text:p>E10/2000</text:p>
          </table:table-cell>
          <table:table-cell table:style-name="ce34" office:value-type="string">
            <text:p>€ - $ - Third prolongation of the Austrian bank support scheme</text:p>
          </table:table-cell>
          <table:table-cell table:style-name="ce34" office:value-type="string">
            <text:p>Weitere Verlängerung der Maßnahmen nach dem Interbankmarktstärkungsgesetz (IBSG) und dem Finanzmarktstabilitätsgesetz (FinStaG)</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Guarantee, Other, Other forms of equity intervention</text:p>
          </table:table-cell>
          <table:table-cell table:style-name="ce34" office:value-type="string">
            <text:p>Scheme</text:p>
          </table:table-cell>
          <table:table-cell table:style-name="ce35" office:value-type="date" office:date-value="2004-10-26T00:00:00">
            <text:p>10/26/2004</text:p>
          </table:table-cell>
          <table:table-cell table:style-name="ce35" office:value-type="date" office:date-value="2006-12-30T00:00:00">
            <text:p>12/30/2006</text:p>
          </table:table-cell>
          <table:table-cell table:style-name="ce35" office:value-type="date" office:date-value="2006-06-08T00:00:00">
            <text:p>6/8/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6-24T00:00:00">
            <text:p>6/24/2006</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N40/2009</text:p>
          </table:table-cell>
          <table:table-cell table:style-name="ce34" office:value-type="string">
            <text:p>€ - $ - Fourth prolongation of Austrian bank support scheme</text:p>
          </table:table-cell>
          <table:table-cell table:style-name="ce34" office:value-type="string">
            <text:p>Weitere Verlängerung der Maßnahmen nach dem Finanzmarktstabilitätsgesetz (FinStaG)</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4-10-26T00:00:00">
            <text:p>10/26/2004</text:p>
          </table:table-cell>
          <table:table-cell table:style-name="ce35" office:value-type="date" office:date-value="2007-06-29T00:00:00">
            <text:p>6/29/2007</text:p>
          </table:table-cell>
          <table:table-cell table:style-name="ce35" office:value-type="date" office:date-value="2006-11-30T00:00:00">
            <text:p>11/30/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12-15T00:00:00">
            <text:p>12/15/2006</text:p>
          </table:table-cell>
          <table:table-cell table:style-name="ce34" office:value-type="string">
            <text:p>Competition DG</text:p>
          </table:table-cell>
          <table:table-cell table:style-name="ce37"/>
          <table:table-cell table:number-columns-repeated="13" table:style-name="ce32"/>
        </table:table-row>
        <table:table-row table:style-name="ro12">
          <table:table-cell table:style-name="ce34" office:value-type="string">
            <text:p>NN50/2010</text:p>
          </table:table-cell>
          <table:table-cell table:style-name="ce34" office:value-type="string">
            <text:p>€ - $ - Public support measures to Carnegie</text:p>
          </table:table-cell>
          <table:table-cell table:style-name="ce34" office:value-type="string">
            <text:p>Public support measures to Carnegie</text:p>
          </table:table-cell>
          <table:table-cell table:style-name="ce34" office:value-type="string">
            <text:p>Sweden</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Individual Application</text:p>
          </table:table-cell>
          <table:table-cell table:style-name="ce35" office:value-type="date" office:date-value="2004-10-26T00:00:00">
            <text:p>10/26/2004</text:p>
          </table:table-cell>
          <table:table-cell table:style-name="ce35" office:value-type="date" office:date-value="2005-04-26T00:00:00">
            <text:p>4/26/2005</text:p>
          </table:table-cell>
          <table:table-cell table:style-name="ce35" office:value-type="date" office:date-value="2004-11-11T00:00:00">
            <text:p>11/11/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14T00:00:00">
            <text:p>12/14/2004</text:p>
          </table:table-cell>
          <table:table-cell table:style-name="ce34" office:value-type="string">
            <text:p>Competition DG</text:p>
          </table:table-cell>
          <table:table-cell table:style-name="ce43" office:value-type="string">
            <text:p>Carnegie</text:p>
          </table:table-cell>
          <table:table-cell table:number-columns-repeated="13" table:style-name="ce32"/>
        </table:table-row>
        <table:table-row table:style-name="ro12">
          <table:table-cell table:style-name="ce34" office:value-type="string">
            <text:p>N44/2009</text:p>
          </table:table-cell>
          <table:table-cell table:style-name="ce34" office:value-type="string">
            <text:p>€ - $ - Dutch credit guarantee scheme</text:p>
          </table:table-cell>
          <table:table-cell table:style-name="ce34" office:value-type="string">
            <text:p>Dutch credit guarantee scheme</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0-22T00:00:00">
            <text:p>10/22/2004</text:p>
          </table:table-cell>
          <table:table-cell table:style-name="ce35" office:value-type="date" office:date-value="2004-06-29T00:00:00">
            <text:p>6/29/2004</text:p>
          </table:table-cell>
          <table:table-cell table:style-name="ce35" office:value-type="date" office:date-value="2004-10-16T00:00:00">
            <text:p>10/16/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0-29T00:00:00">
            <text:p>10/29/2004</text:p>
          </table:table-cell>
          <table:table-cell table:style-name="ce34" office:value-type="string">
            <text:p>Competition DG</text:p>
          </table:table-cell>
          <table:table-cell table:style-name="ce37"/>
          <table:table-cell table:number-columns-repeated="13" table:style-name="ce32"/>
        </table:table-row>
        <table:table-row table:style-name="ro12">
          <table:table-cell table:style-name="ce34" office:value-type="string">
            <text:p>NN44/2008</text:p>
          </table:table-cell>
          <table:table-cell table:style-name="ce34" office:value-type="string">
            <text:p>€ - $ - Belgium - Rescue Aid in favour of Ethias</text:p>
          </table:table-cell>
          <table:table-cell table:style-name="ce34" office:value-type="string">
            <text:p>Rescue Aid in favour of Ethias</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10-19T00:00:00">
            <text:p>10/19/2004</text:p>
          </table:table-cell>
          <table:table-cell table:style-name="ce35" office:value-type="date" office:date-value="2005-04-19T00:00:00">
            <text:p>4/19/2005</text:p>
          </table:table-cell>
          <table:table-cell table:style-name="ce35" office:value-type="date" office:date-value="2004-10-19T00:00:00">
            <text:p>10/19/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2-11T00:00:00">
            <text:p>2/11/2005</text:p>
          </table:table-cell>
          <table:table-cell table:style-name="ce34" office:value-type="string">
            <text:p>Competition DG</text:p>
          </table:table-cell>
          <table:table-cell table:style-name="ce43" office:value-type="string">
            <text:p>Ethias</text:p>
          </table:table-cell>
          <table:table-cell table:number-columns-repeated="13" table:style-name="ce32"/>
        </table:table-row>
        <table:table-row table:style-name="ro5">
          <table:table-cell table:style-name="ce34" office:value-type="string">
            <text:p>NN36/2008</text:p>
          </table:table-cell>
          <table:table-cell table:style-name="ce34" office:value-type="string">
            <text:p>€ - $ - Liquidity support scheme for banks in Denmark</text:p>
          </table:table-cell>
          <table:table-cell table:style-name="ce34" office:value-type="string">
            <text:p>Guarantee scheme for banks in Denmark</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4-10-19T00:00:00">
            <text:p>10/19/2004</text:p>
          </table:table-cell>
          <table:table-cell table:style-name="ce35" office:value-type="date" office:date-value="2006-12-30T00:00:00">
            <text:p>12/30/2006</text:p>
          </table:table-cell>
          <table:table-cell table:style-name="ce35" office:value-type="date" office:date-value="2004-10-02T00:00:00">
            <text:p>10/2/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0-09T00:00:00">
            <text:p>10/9/2004</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N42/2008</text:p>
          </table:table-cell>
          <table:table-cell table:style-name="ce34" office:value-type="string">
            <text:p>€ - $ - Spanish Guarantee scheme</text:p>
          </table:table-cell>
          <table:table-cell table:style-name="ce34" office:value-type="string">
            <text:p>Spanish Scheme</text:p>
          </table:table-cell>
          <table:table-cell table:style-name="ce34" office:value-type="string">
            <text:p>Spai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0-19T00:00:00">
            <text:p>10/19/2004</text:p>
          </table:table-cell>
          <table:table-cell table:style-name="ce35" office:value-type="date" office:date-value="2006-06-29T00:00:00">
            <text:p>6/29/2006</text:p>
          </table:table-cell>
          <table:table-cell table:style-name="ce35" office:value-type="date" office:date-value="2004-10-12T00:00:00">
            <text:p>10/12/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5-04-22T00:00:00">
            <text:p>4/22/2005</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N274/2009</text:p>
          </table:table-cell>
          <table:table-cell table:style-name="ce34" office:value-type="string">
            <text:p>€ - $ - Prolongation of the German bank rescue scheme</text:p>
          </table:table-cell>
          <table:table-cell table:style-name="ce34" office:value-type="string">
            <text:p>Gesetz zur Umsetzung eines Maßnahmenpakets zur Stabilisierung des Finanzmarkts(Renotifizierung N 625/2008)</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4-10-16T00:00:00">
            <text:p>10/16/2004</text:p>
          </table:table-cell>
          <table:table-cell table:style-name="ce35" office:value-type="date" office:date-value="2005-12-30T00:00:00">
            <text:p>12/30/2005</text:p>
          </table:table-cell>
          <table:table-cell table:style-name="ce35" office:value-type="date" office:date-value="2005-05-28T00:00:00">
            <text:p>5/28/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6-21T00:00:00">
            <text:p>6/21/2005</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N422/2009</text:p>
          </table:table-cell>
          <table:table-cell table:style-name="ce34" office:value-type="string">
            <text:p>€ - $ - German banks rescue scheme</text:p>
          </table:table-cell>
          <table:table-cell table:style-name="ce34" office:value-type="string">
            <text:p>Gesetz zur Umsetzung eines Maßnahmepakets zur Stabilisierung des Finanzmarkts</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4-10-16T00:00:00">
            <text:p>10/16/2004</text:p>
          </table:table-cell>
          <table:table-cell table:style-name="ce35" office:value-type="date" office:date-value="2005-12-30T00:00:00">
            <text:p>12/30/2005</text:p>
          </table:table-cell>
          <table:table-cell table:style-name="ce35" office:value-type="date" office:date-value="2004-10-13T00:00:00">
            <text:p>10/13/2004</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text:p>
          </table:table-cell>
          <table:table-cell table:style-name="ce35" office:value-type="date" office:date-value="2004-10-26T00:00:00">
            <text:p>10/26/2004</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11">
          <table:table-cell table:style-name="ce34" office:value-type="string">
            <text:p>N560/2008</text:p>
          </table:table-cell>
          <table:table-cell table:style-name="ce34" office:value-type="string">
            <text:p>€ - $ - Amendment to German banks rescue scheme</text:p>
          </table:table-cell>
          <table:table-cell table:style-name="ce34" office:value-type="string">
            <text:p>Amendment to German banks rescue scheme</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Scheme</text:p>
          </table:table-cell>
          <table:table-cell table:style-name="ce35" office:value-type="date" office:date-value="2004-10-16T00:00:00">
            <text:p>10/16/2004</text:p>
          </table:table-cell>
          <table:table-cell table:style-name="ce35" office:value-type="date" office:date-value="2005-06-11T00:00:00">
            <text:p>6/11/2005</text:p>
          </table:table-cell>
          <table:table-cell table:style-name="ce35" office:value-type="date" office:date-value="2004-12-10T00:00:00">
            <text:p>12/10/2004</text:p>
          </table:table-cell>
          <table:table-cell table:style-name="ce34" office:value-type="string">
            <text:p>Article 4(3) - decision not to raise objections, Corrigendum</text:p>
          </table:table-cell>
          <table:table-cell table:style-name="ce34" office:value-type="string">
            <text:p>Remedy for a serious disturbance in the economy, Rescuing firms in difficulty</text:p>
          </table:table-cell>
          <table:table-cell table:style-name="ce35" office:value-type="date" office:date-value="2005-02-04T00:00:00">
            <text:p>2/4/2005</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428/2009</text:p>
          </table:table-cell>
          <table:table-cell table:style-name="ce34" office:value-type="string">
            <text:p>€ - $ - Italian bank guarantee scheme</text:p>
          </table:table-cell>
          <table:table-cell table:style-name="ce34" office:value-type="string">
            <text:p>Piano di sostegno per le banche (d.l. 157/08)</text:p>
          </table:table-cell>
          <table:table-cell table:style-name="ce34" office:value-type="string">
            <text:p>Ital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10-12T00:00:00">
            <text:p>10/12/2004</text:p>
          </table:table-cell>
          <table:table-cell table:style-name="ce35" office:value-type="date" office:date-value="2005-12-30T00:00:00">
            <text:p>12/30/2005</text:p>
          </table:table-cell>
          <table:table-cell table:style-name="ce35" office:value-type="date" office:date-value="2004-10-15T00:00:00">
            <text:p>10/15/2004</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4-12-08T00:00:00">
            <text:p>12/8/2004</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352/2009</text:p>
          </table:table-cell>
          <table:table-cell table:style-name="ce34" office:value-type="string">
            <text:p>€ - $ - RBS restructuring plan</text:p>
          </table:table-cell>
          <table:table-cell table:style-name="ce34" office:value-type="string">
            <text:p>Recapitalisation of the Royal Bank of Scotland plc</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Other forms of equity intervention, Provision of risk capital</text:p>
          </table:table-cell>
          <table:table-cell table:style-name="ce34" office:value-type="string">
            <text:p>Ad Hoc Case</text:p>
          </table:table-cell>
          <table:table-cell table:style-name="ce35" office:value-type="date" office:date-value="2004-10-12T00:00:00">
            <text:p>10/12/2004</text:p>
          </table:table-cell>
          <table:table-cell table:style-name="ce35" office:value-type="date" office:date-value="2010-12-30T00:00:00">
            <text:p>12/30/2010</text:p>
          </table:table-cell>
          <table:table-cell table:style-name="ce35" office:value-type="date" office:date-value="2005-07-15T00:00:00">
            <text:p>7/15/2005</text:p>
          </table:table-cell>
          <table:table-cell table:style-name="ce34" office:value-type="string">
            <text:p>Article 4(3) - decision not to raise objections, Corrigendum</text:p>
          </table:table-cell>
          <table:table-cell table:style-name="ce34" office:value-type="string">
            <text:p>Remedy for a serious disturbance in the economy</text:p>
          </table:table-cell>
          <table:table-cell table:style-name="ce35" office:value-type="date" office:date-value="2006-04-21T00:00:00">
            <text:p>4/21/2006</text:p>
          </table:table-cell>
          <table:table-cell table:style-name="ce34" office:value-type="string">
            <text:p>Competition DG</text:p>
          </table:table-cell>
          <table:table-cell table:style-name="ce43" office:value-type="string">
            <text:p>RBS</text:p>
          </table:table-cell>
          <table:table-cell table:number-columns-repeated="13" table:style-name="ce32"/>
        </table:table-row>
        <table:table-row table:style-name="ro12">
          <table:table-cell table:style-name="ce34" office:value-type="string">
            <text:p>N358/2009</text:p>
          </table:table-cell>
          <table:table-cell table:style-name="ce34" office:value-type="string">
            <text:p>$ - € - Restructuring of Lloyds Banking Group</text:p>
          </table:table-cell>
          <table:table-cell table:style-name="ce34" office:value-type="string">
            <text:p>Recapitalisation of Lloyds Banking Group plc (LBG)</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Provision of risk capital</text:p>
          </table:table-cell>
          <table:table-cell table:style-name="ce34" office:value-type="string">
            <text:p>Ad Hoc Case</text:p>
          </table:table-cell>
          <table:table-cell table:style-name="ce35" office:value-type="date" office:date-value="2004-10-12T00:00:00">
            <text:p>10/12/2004</text:p>
          </table:table-cell>
          <table:table-cell table:style-name="ce35" office:value-type="date" office:date-value="2006-06-29T00:00:00">
            <text:p>6/29/2006</text:p>
          </table:table-cell>
          <table:table-cell table:style-name="ce35" office:value-type="date" office:date-value="2005-07-15T00:00:00">
            <text:p>7/1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11-17T00:00:00">
            <text:p>11/17/2005</text:p>
          </table:table-cell>
          <table:table-cell table:style-name="ce34" office:value-type="string">
            <text:p>Competition DG</text:p>
          </table:table-cell>
          <table:table-cell table:style-name="ce43" office:value-type="string">
            <text:p>Lloyds Banking Group (LBG)</text:p>
          </table:table-cell>
          <table:table-cell table:number-columns-repeated="13" table:style-name="ce32"/>
        </table:table-row>
        <table:table-row table:style-name="ro12">
          <table:table-cell table:style-name="ce34" office:value-type="string">
            <text:p>NN39/2008</text:p>
          </table:table-cell>
          <table:table-cell table:style-name="ce34" office:value-type="string">
            <text:p>€ - $ - Restructuring aid to Fortis Bank S.A./N.V</text:p>
          </table:table-cell>
          <table:table-cell table:style-name="ce34" office:value-type="string">
            <text:p>Restructuring aid to Fortis Bank S.A./N.V</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Ad Hoc Case</text:p>
          </table:table-cell>
          <table:table-cell table:style-name="ce35" office:value-type="date" office:date-value="2004-10-02T00:00:00">
            <text:p>10/2/2004</text:p>
          </table:table-cell>
          <table:table-cell table:style-name="ce35" office:value-type="date" office:date-value="2004-10-02T00:00:00">
            <text:p>10/2/2004</text:p>
          </table:table-cell>
          <table:table-cell table:style-name="ce35" office:value-type="date" office:date-value="2004-10-07T00:00:00">
            <text:p>10/7/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02T00:00:00">
            <text:p>12/2/2004</text:p>
          </table:table-cell>
          <table:table-cell table:style-name="ce34" office:value-type="string">
            <text:p>Competition DG</text:p>
          </table:table-cell>
          <table:table-cell table:style-name="ce43" office:value-type="string">
            <text:p>Fortis Bank S.A./N.V</text:p>
          </table:table-cell>
          <table:table-cell table:number-columns-repeated="13" table:style-name="ce32"/>
        </table:table-row>
        <table:table-row table:style-name="ro12">
          <table:table-cell table:style-name="ce34" office:value-type="string">
            <text:p>NN19/2009</text:p>
          </table:table-cell>
          <table:table-cell table:style-name="ce34" office:value-type="string">
            <text:p>€ - $ - Rescue aid to Hypo Real Estate.</text:p>
          </table:table-cell>
          <table:table-cell table:style-name="ce34" office:value-type="string">
            <text:p>Hypo Real Estate Holding AG</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style-name="ce35" office:value-type="date" office:date-value="2004-09-30T00:00:00">
            <text:p>9/30/2004</text:p>
          </table:table-cell>
          <table:table-cell table:style-name="ce35" office:value-type="date" office:date-value="2005-03-31T00:00:00">
            <text:p>3/31/2005</text:p>
          </table:table-cell>
          <table:table-cell table:style-name="ce35" office:value-type="date" office:date-value="2004-09-29T00:00:00">
            <text:p>9/29/2004</text:p>
          </table:table-cell>
          <table:table-cell table:style-name="ce34" office:value-type="string">
            <text:p>Article 4(3) - decision not to raise objections</text:p>
          </table:table-cell>
          <table:table-cell table:style-name="ce34" office:value-type="string">
            <text:p>Rescuing firms in difficulty</text:p>
          </table:table-cell>
          <table:table-cell table:style-name="ce35" office:value-type="date" office:date-value="2004-10-01T00:00:00">
            <text:p>10/1/2004</text:p>
          </table:table-cell>
          <table:table-cell table:style-name="ce34" office:value-type="string">
            <text:p>Competition DG</text:p>
          </table:table-cell>
          <table:table-cell table:style-name="ce43" office:value-type="string">
            <text:p>Hypo Real Estate Holding AG</text:p>
          </table:table-cell>
          <table:table-cell table:number-columns-repeated="13" table:style-name="ce32"/>
        </table:table-row>
        <table:table-row table:style-name="ro16">
          <table:table-cell table:style-name="ce34" office:value-type="string">
            <text:p>N232/2009</text:p>
          </table:table-cell>
          <table:table-cell table:style-name="ce34" office:value-type="string">
            <text:p>€ - $ - Amendments to the support measures for the banking industry in Sweden</text:p>
          </table:table-cell>
          <table:table-cell table:style-name="ce34" office:value-type="string">
            <text:p>Changes to Swedish bank aid scheme N 533/2008</text:p>
          </table:table-cell>
          <table:table-cell table:style-name="ce34" office:value-type="string">
            <text:p>Sweden</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09-30T00:00:00">
            <text:p>9/30/2004</text:p>
          </table:table-cell>
          <table:table-cell table:style-name="ce35" office:value-type="date" office:date-value="2005-04-29T00:00:00">
            <text:p>4/29/2005</text:p>
          </table:table-cell>
          <table:table-cell table:style-name="ce35" office:value-type="date" office:date-value="2005-01-15T00:00:00">
            <text:p>1/15/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1-28T00:00:00">
            <text:p>1/28/2005</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NN16/2009</text:p>
          </table:table-cell>
          <table:table-cell table:style-name="ce34" office:value-type="string">
            <text:p>€ - $ - BE - Fortis</text:p>
          </table:table-cell>
          <table:table-cell table:style-name="ce34" office:value-type="string">
            <text:p>BE - Fortis</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Provision of risk capital, Soft loan</text:p>
          </table:table-cell>
          <table:table-cell table:style-name="ce34" office:value-type="string">
            <text:p>Ad Hoc Case</text:p>
          </table:table-cell>
          <table:table-cell table:style-name="ce35" office:value-type="date" office:date-value="2004-09-29T00:00:00">
            <text:p>9/29/2004</text:p>
          </table:table-cell>
          <table:table-cell table:style-name="ce35" office:value-type="date" office:date-value="2004-09-29T00:00:00">
            <text:p>9/29/2004</text:p>
          </table:table-cell>
          <table:table-cell table:style-name="ce35" office:value-type="date" office:date-value="2004-09-29T00:00:00">
            <text:p>9/29/2004</text:p>
          </table:table-cell>
          <table:table-cell table:style-name="ce34" office:value-type="string">
            <text:p>Article 4(3) - decision not to raise objections</text:p>
          </table:table-cell>
          <table:table-cell table:style-name="ce34" office:value-type="string">
            <text:p>Remedy for a serious disturbance in the economy, Sectoral development</text:p>
          </table:table-cell>
          <table:table-cell table:style-name="ce35" office:value-type="date" office:date-value="2004-12-02T00:00:00">
            <text:p>12/2/2004</text:p>
          </table:table-cell>
          <table:table-cell table:style-name="ce34" office:value-type="string">
            <text:p>Competition DG</text:p>
          </table:table-cell>
          <table:table-cell table:style-name="ce45" office:value-type="string">
            <text:p>Fortis</text:p>
          </table:table-cell>
          <table:table-cell table:style-name="ce37"/>
          <table:table-cell table:number-columns-repeated="12" table:style-name="ce32"/>
        </table:table-row>
        <table:table-row table:style-name="ro5">
          <table:table-cell table:style-name="ce34" office:value-type="string">
            <text:p>NN23/2009</text:p>
          </table:table-cell>
          <table:table-cell table:style-name="ce34" office:value-type="string">
            <text:p>€ - $ - # - Guarantee scheme for banks in Ireland</text:p>
          </table:table-cell>
          <table:table-cell table:style-name="ce34" office:value-type="string">
            <text:p>Guarantee scheme for banks in Ireland</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Scheme</text:p>
          </table:table-cell>
          <table:table-cell table:style-name="ce35" office:value-type="date" office:date-value="2004-09-29T00:00:00">
            <text:p>9/29/2004</text:p>
          </table:table-cell>
          <table:table-cell table:style-name="ce35" office:value-type="date" office:date-value="2006-09-28T00:00:00">
            <text:p>9/28/2006</text:p>
          </table:table-cell>
          <table:table-cell table:style-name="ce35" office:value-type="date" office:date-value="2004-09-29T00:00:00">
            <text:p>9/29/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0-12T00:00:00">
            <text:p>10/12/2004</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725/2009</text:p>
          </table:table-cell>
          <table:table-cell table:style-name="ce34" office:value-type="string">
            <text:p>€ - $ - Fortis banque Luxembourg S.A.</text:p>
          </table:table-cell>
          <table:table-cell table:style-name="ce34" office:value-type="string">
            <text:p>Fortis banque Luxembourg S.A.</text:p>
          </table:table-cell>
          <table:table-cell table:style-name="ce34" office:value-type="string">
            <text:p>Luxembourg</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Ad Hoc Case</text:p>
          </table:table-cell>
          <table:table-cell table:style-name="ce35" office:value-type="date" office:date-value="2004-09-29T00:00:00">
            <text:p>9/29/2004</text:p>
          </table:table-cell>
          <table:table-cell table:style-name="ce35" office:value-type="date" office:date-value="2004-09-29T00:00:00">
            <text:p>9/29/2004</text:p>
          </table:table-cell>
          <table:table-cell table:style-name="ce35" office:value-type="date" office:date-value="2004-09-30T00:00:00">
            <text:p>9/30/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2-02T00:00:00">
            <text:p>12/2/2004</text:p>
          </table:table-cell>
          <table:table-cell table:style-name="ce34" office:value-type="string">
            <text:p>Competition DG</text:p>
          </table:table-cell>
          <table:table-cell table:style-name="ce45" office:value-type="string">
            <text:p>Fortis</text:p>
          </table:table-cell>
          <table:table-cell table:style-name="ce37"/>
          <table:table-cell table:number-columns-repeated="12" table:style-name="ce32"/>
        </table:table-row>
        <table:table-row table:style-name="ro12">
          <table:table-cell table:style-name="ce34" office:value-type="string">
            <text:p>NN12/2010</text:p>
          </table:table-cell>
          <table:table-cell table:style-name="ce34" office:value-type="string">
            <text:p>€ - $ - Rescue aid to Bradford &amp; Bingley.</text:p>
          </table:table-cell>
          <table:table-cell table:style-name="ce34" office:value-type="string">
            <text:p>EN - Bradford &amp; Bingley</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Direct grant, Guarantee, Soft loan</text:p>
          </table:table-cell>
          <table:table-cell table:style-name="ce34" office:value-type="string">
            <text:p>Ad Hoc Case</text:p>
          </table:table-cell>
          <table:table-cell table:style-name="ce35" office:value-type="date" office:date-value="2004-09-28T00:00:00">
            <text:p>9/28/2004</text:p>
          </table:table-cell>
          <table:table-cell table:style-name="ce35" office:value-type="date" office:date-value="2005-03-28T00:00:00">
            <text:p>3/28/2005</text:p>
          </table:table-cell>
          <table:table-cell table:style-name="ce35" office:value-type="date" office:date-value="2004-09-29T00:00:00">
            <text:p>9/29/2004</text:p>
          </table:table-cell>
          <table:table-cell table:style-name="ce34" office:value-type="string">
            <text:p>Article 4(3) - decision not to raise objections</text:p>
          </table:table-cell>
          <table:table-cell table:style-name="ce34" office:value-type="string">
            <text:p>Rescuing firms in difficulty</text:p>
          </table:table-cell>
          <table:table-cell table:style-name="ce35" office:value-type="date" office:date-value="2004-09-30T00:00:00">
            <text:p>9/30/2004</text:p>
          </table:table-cell>
          <table:table-cell table:style-name="ce34" office:value-type="string">
            <text:p>Competition DG</text:p>
          </table:table-cell>
          <table:table-cell table:style-name="ce45" office:value-type="string">
            <text:p>Bradford &amp; Bingley</text:p>
          </table:table-cell>
          <table:table-cell table:style-name="ce37"/>
          <table:table-cell table:number-columns-repeated="12" table:style-name="ce32"/>
        </table:table-row>
        <table:table-row table:style-name="ro12">
          <table:table-cell table:style-name="ce34" office:value-type="string">
            <text:p>NN11/2010</text:p>
          </table:table-cell>
          <table:table-cell table:style-name="ce34" office:value-type="string">
            <text:p>€ - $ - Aid for liquidation of Roskilde Bank</text:p>
          </table:table-cell>
          <table:table-cell table:style-name="ce34" office:value-type="string">
            <text:p>Aid for liquidation of Roskilde Bank</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Other forms of equity intervention, Soft loan</text:p>
          </table:table-cell>
          <table:table-cell table:style-name="ce34" office:value-type="string">
            <text:p>Ad Hoc Case</text:p>
          </table:table-cell>
          <table:table-cell table:style-name="ce35" office:value-type="date" office:date-value="2004-08-23T00:00:00">
            <text:p>8/23/2004</text:p>
          </table:table-cell>
          <table:table-cell table:style-name="ce35" office:value-type="date" office:date-value="2006-10-29T00:00:00">
            <text:p>10/29/2006</text:p>
          </table:table-cell>
          <table:table-cell table:style-name="ce35" office:value-type="date" office:date-value="2004-08-24T00:00:00">
            <text:p>8/24/2004</text:p>
          </table:table-cell>
          <table:table-cell table:style-name="ce34" office:value-type="string">
            <text:p>Article 4(3) - decision not to raise objections</text:p>
          </table:table-cell>
          <table:table-cell table:style-name="ce34" office:value-type="string">
            <text:p>closure aid</text:p>
          </table:table-cell>
          <table:table-cell table:style-name="ce35" office:value-type="date" office:date-value="2004-11-04T00:00:00">
            <text:p>11/4/2004</text:p>
          </table:table-cell>
          <table:table-cell table:style-name="ce34" office:value-type="string">
            <text:p>Competition DG</text:p>
          </table:table-cell>
          <table:table-cell table:style-name="ce45" office:value-type="string">
            <text:p>Roskilde Bank</text:p>
          </table:table-cell>
          <table:table-cell table:style-name="ce37"/>
          <table:table-cell table:number-columns-repeated="12" table:style-name="ce32"/>
        </table:table-row>
        <table:table-row table:style-name="ro14">
          <table:table-cell table:style-name="ce34" office:value-type="string">
            <text:p>SA.34224</text:p>
          </table:table-cell>
          <table:table-cell table:style-name="ce34" office:value-type="string">
            <text:p>MoRaKG (Ex : N221/08-N413/08)</text:p>
          </table:table-cell>
          <table:table-cell table:style-name="ce34" office:value-type="string">
            <text:p>Venture Capital Investment Act. Tax law. Germany</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Tax allowance, Tax base reduction</text:p>
          </table:table-cell>
          <table:table-cell table:style-name="ce34" office:value-type="string">
            <text:p>Scheme</text:p>
          </table:table-cell>
          <table:table-cell table:style-name="ce35" office:value-type="date" office:date-value="2004-08-19T00:00:00">
            <text:p>8/19/2004</text:p>
          </table:table-cell>
          <table:table-cell table:style-name="ce35" office:value-type="date" office:date-value="2018-02-21T00:00:00">
            <text:p>2/21/2018</text:p>
          </table:table-cell>
          <table:table-cell table:style-name="ce35" office:value-type="date" office:date-value="2003-08-05T00:00:00">
            <text:p>8/5/2003</text:p>
          </table:table-cell>
          <table:table-cell table:style-name="ce34" office:value-type="string">
            <text:p>Article 4(4) - decision to initiate the formal investigation procedure, Article 7(4) - conditional decision, Article 7(5) and 14(1) - negative decision without recovery</text:p>
          </table:table-cell>
          <table:table-cell table:style-name="ce34" office:value-type="string">
            <text:p>Risk capital</text:p>
          </table:table-cell>
          <table:table-cell table:style-name="ce35" office:value-type="date" office:date-value="2005-09-29T00:00:00">
            <text:p>9/29/2005</text:p>
          </table:table-cell>
          <table:table-cell table:style-name="ce34" office:value-type="string">
            <text:p>Competition DG</text:p>
          </table:table-cell>
          <table:table-cell table:style-name="ce37"/>
          <table:table-cell table:number-columns-repeated="13" table:style-name="ce32"/>
        </table:table-row>
        <table:table-row table:style-name="ro12">
          <table:table-cell table:style-name="ce34" office:value-type="string">
            <text:p>N715/2006</text:p>
          </table:table-cell>
          <table:table-cell table:style-name="ce34" office:value-type="string">
            <text:p>€ - $ - Roskilde Bank</text:p>
          </table:table-cell>
          <table:table-cell table:style-name="ce34" office:value-type="string">
            <text:p>Roskilde Bank</text:p>
          </table:table-cell>
          <table:table-cell table:style-name="ce34" office:value-type="string">
            <text:p>Denmark</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style-name="ce35" office:value-type="date" office:date-value="2004-07-10T00:00:00">
            <text:p>7/10/2004</text:p>
          </table:table-cell>
          <table:table-cell table:style-name="ce35" office:value-type="date" office:date-value="2004-08-23T00:00:00">
            <text:p>8/23/2004</text:p>
          </table:table-cell>
          <table:table-cell table:style-name="ce35" office:value-type="date" office:date-value="2004-07-10T00:00:00">
            <text:p>7/10/2004</text:p>
          </table:table-cell>
          <table:table-cell table:style-name="ce34" office:value-type="string">
            <text:p>Article 4(3) - decision not to raise objections</text:p>
          </table:table-cell>
          <table:table-cell table:style-name="ce34" office:value-type="string">
            <text:p>Rescuing firms in difficulty</text:p>
          </table:table-cell>
          <table:table-cell table:style-name="ce35" office:value-type="date" office:date-value="2004-07-30T00:00:00">
            <text:p>7/30/2004</text:p>
          </table:table-cell>
          <table:table-cell table:style-name="ce34" office:value-type="string">
            <text:p>Competition DG</text:p>
          </table:table-cell>
          <table:table-cell table:style-name="ce43" office:value-type="string">
            <text:p>Roskilde Bank</text:p>
          </table:table-cell>
          <table:table-cell table:number-columns-repeated="13" table:style-name="ce32"/>
        </table:table-row>
        <table:table-row table:style-name="ro10">
          <table:table-cell table:style-name="ce34" office:value-type="string">
            <text:p>N9/2009</text:p>
          </table:table-cell>
          <table:table-cell table:style-name="ce34" office:value-type="string">
            <text:p>€ - $ - WestLB risk shield</text:p>
          </table:table-cell>
          <table:table-cell table:style-name="ce34" office:value-type="string">
            <text:p>RisikoabschirmungWestLB AG (Umstrukturierungsbeihilfe)</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Ad Hoc Case</text:p>
          </table:table-cell>
          <table:table-cell table:style-name="ce35" office:value-type="date" office:date-value="2004-02-07T00:00:00">
            <text:p>2/7/2004</text:p>
          </table:table-cell>
          <table:table-cell table:style-name="ce41"/>
          <table:table-cell table:style-name="ce35" office:value-type="date" office:date-value="2004-08-07T00:00:00">
            <text:p>8/7/2004</text:p>
          </table:table-cell>
          <table:table-cell table:style-name="ce34" office:value-type="string">
            <text:p>Article 4(4) - decision to initiate the formal investigation procedure, Article 7(4) - conditional decision, Corrigendum</text:p>
          </table:table-cell>
          <table:table-cell table:style-name="ce34" office:value-type="string">
            <text:p>Restructuring firms in difficulty</text:p>
          </table:table-cell>
          <table:table-cell table:style-name="ce35" office:value-type="date" office:date-value="2008-04-15T00:00:00">
            <text:p>4/15/2008</text:p>
          </table:table-cell>
          <table:table-cell table:style-name="ce34" office:value-type="string">
            <text:p>Competition DG</text:p>
          </table:table-cell>
          <table:table-cell table:style-name="ce43" office:value-type="string">
            <text:p>WestLB</text:p>
          </table:table-cell>
          <table:table-cell table:number-columns-repeated="13" table:style-name="ce32"/>
        </table:table-row>
        <table:table-row table:style-name="ro5">
          <table:table-cell table:style-name="ce34" office:value-type="string">
            <text:p>SA.33639</text:p>
          </table:table-cell>
          <table:table-cell table:style-name="ce34" office:value-type="string">
            <text:p>Aid to Posten AB - prolongation 2008</text:p>
          </table:table-cell>
          <table:table-cell table:style-name="ce34" office:value-type="string">
            <text:p>Statligt stöd till Posten AB/ Svensk Kassaservice AB</text:p>
          </table:table-cell>
          <table:table-cell table:style-name="ce34" office:value-type="string">
            <text:p>Sweden</text:p>
          </table:table-cell>
          <table:table-cell table:style-name="ce34" office:value-type="string">
            <text:p>K.64.1 - Monetary intermediation</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3-12-31T00:00:00">
            <text:p>12/31/2003</text:p>
          </table:table-cell>
          <table:table-cell table:style-name="ce35" office:value-type="date" office:date-value="2004-12-30T00:00:00">
            <text:p>12/30/2004</text:p>
          </table:table-cell>
          <table:table-cell table:style-name="ce35" office:value-type="date" office:date-value="2003-09-05T00:00:00">
            <text:p>9/5/2003</text:p>
          </table:table-cell>
          <table:table-cell table:style-name="ce34" office:value-type="string">
            <text:p>Article 4(3) - decision not to raise objections</text:p>
          </table:table-cell>
          <table:table-cell table:style-name="ce34" office:value-type="string">
            <text:p>Services of general economic interest</text:p>
          </table:table-cell>
          <table:table-cell table:style-name="ce35" office:value-type="date" office:date-value="2003-12-10T00:00:00">
            <text:p>12/10/2003</text:p>
          </table:table-cell>
          <table:table-cell table:style-name="ce34" office:value-type="string">
            <text:p>Competition DG</text:p>
          </table:table-cell>
          <table:table-cell table:style-name="ce43" office:value-type="string">
            <text:p>Posten AB</text:p>
          </table:table-cell>
          <table:table-cell table:number-columns-repeated="13" table:style-name="ce32"/>
        </table:table-row>
        <table:table-row table:style-name="ro8">
          <table:table-cell table:style-name="ce34" office:value-type="string">
            <text:p>N660/2006</text:p>
          </table:table-cell>
          <table:table-cell table:style-name="ce34" office:value-type="string">
            <text:p>€ - $ - Restructuring aid to Northern Rock</text:p>
          </table:table-cell>
          <table:table-cell table:style-name="ce34" office:value-type="string">
            <text:p>Restructuring aid to Northern Rock</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Direct grant, Guarantee, Other forms of equity intervention, Soft loan</text:p>
          </table:table-cell>
          <table:table-cell table:style-name="ce34" office:value-type="string">
            <text:p>Ad Hoc Case</text:p>
          </table:table-cell>
          <table:table-cell table:style-name="ce35" office:value-type="date" office:date-value="2003-12-17T00:00:00">
            <text:p>12/17/2003</text:p>
          </table:table-cell>
          <table:table-cell table:style-name="ce35" office:value-type="date" office:date-value="2009-12-30T00:00:00">
            <text:p>12/30/2009</text:p>
          </table:table-cell>
          <table:table-cell table:style-name="ce35" office:value-type="date" office:date-value="2003-12-15T00:00:00">
            <text:p>12/15/2003</text:p>
          </table:table-cell>
          <table:table-cell table:style-name="ce34" office:value-type="string">
            <text:p>Article 4(4) - decision to extend proceedings, Article 4(4) - decision to initiate the formal investigation procedure, Article 7(4) - conditional decision</text:p>
          </table:table-cell>
          <table:table-cell table:style-name="ce34" office:value-type="string">
            <text:p>Remedy for a serious disturbance in the economy, Restructuring firms in difficulty</text:p>
          </table:table-cell>
          <table:table-cell table:style-name="ce35" office:value-type="date" office:date-value="2005-10-27T00:00:00">
            <text:p>10/27/2005</text:p>
          </table:table-cell>
          <table:table-cell table:style-name="ce34" office:value-type="string">
            <text:p>Competition DG</text:p>
          </table:table-cell>
          <table:table-cell table:style-name="ce43" office:value-type="string">
            <text:p>Northern Rock</text:p>
          </table:table-cell>
          <table:table-cell table:number-columns-repeated="13" table:style-name="ce32"/>
        </table:table-row>
        <table:table-row table:style-name="ro5">
          <table:table-cell table:style-name="ce34" office:value-type="string">
            <text:p>NN54a/2008</text:p>
          </table:table-cell>
          <table:table-cell table:style-name="ce34" office:value-type="string">
            <text:p>€ - Northern Rock</text:p>
          </table:table-cell>
          <table:table-cell table:style-name="ce34" office:value-type="string">
            <text:p>€ - Northern Rock</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Ad Hoc Case</text:p>
          </table:table-cell>
          <table:table-cell table:style-name="ce35" office:value-type="date" office:date-value="2003-09-16T00:00:00">
            <text:p>9/16/2003</text:p>
          </table:table-cell>
          <table:table-cell table:style-name="ce35" office:value-type="date" office:date-value="2004-03-16T00:00:00">
            <text:p>3/16/2004</text:p>
          </table:table-cell>
          <table:table-cell table:style-name="ce35" office:value-type="date" office:date-value="2003-09-19T00:00:00">
            <text:p>9/19/2003</text:p>
          </table:table-cell>
          <table:table-cell table:style-name="ce34" office:value-type="string">
            <text:p>Article 4(3) - decision not to raise objections</text:p>
          </table:table-cell>
          <table:table-cell table:style-name="ce34" office:value-type="string">
            <text:p>Rescuing firms in difficulty</text:p>
          </table:table-cell>
          <table:table-cell table:style-name="ce35" office:value-type="date" office:date-value="2003-12-04T00:00:00">
            <text:p>12/4/2003</text:p>
          </table:table-cell>
          <table:table-cell table:style-name="ce34" office:value-type="string">
            <text:p>Competition DG</text:p>
          </table:table-cell>
          <table:table-cell table:style-name="ce43" office:value-type="string">
            <text:p>Northern Rock</text:p>
          </table:table-cell>
          <table:table-cell table:number-columns-repeated="13" table:style-name="ce32"/>
        </table:table-row>
        <table:table-row table:style-name="ro7">
          <table:table-cell table:style-name="ce34" office:value-type="string">
            <text:p>SA.34034</text:p>
          </table:table-cell>
          <table:table-cell table:style-name="ce34" office:value-type="string">
            <text:p>Ad hoc opleidingssteun aan de NV MEDIA MARKT – SATURN BELGIUM (dossier 2007G00155)</text:p>
          </table:table-cell>
          <table:table-cell table:style-name="ce34" office:value-type="string">
            <text:p>Ad hoc opleidingssteun aan de NV MEDIA MARKT – SATURN BELGIUM (dossier 2007G00155)</text:p>
          </table:table-cell>
          <table:table-cell table:style-name="ce34" office:value-type="string">
            <text:p>Belgium</text:p>
          </table:table-cell>
          <table:table-cell table:style-name="ce34" office:value-type="string">
            <text:p>K.64.2 - Activities of holding companies</text:p>
          </table:table-cell>
          <table:table-cell table:style-name="ce34" office:value-type="string">
            <text:p>Direct grant</text:p>
          </table:table-cell>
          <table:table-cell table:style-name="ce34" office:value-type="string">
            <text:p>Ad Hoc Case</text:p>
          </table:table-cell>
          <table:table-cell table:style-name="ce35" office:value-type="date" office:date-value="2003-08-05T00:00:00">
            <text:p>8/5/2003</text:p>
          </table:table-cell>
          <table:table-cell table:style-name="ce35" office:value-type="date" office:date-value="2006-08-04T00:00:00">
            <text:p>8/4/2006</text:p>
          </table:table-cell>
          <table:table-cell table:style-name="ce35" office:value-type="date" office:date-value="2004-01-03T00:00:00">
            <text:p>1/3/2004</text:p>
          </table:table-cell>
          <table:table-cell table:style-name="ce41"/>
          <table:table-cell table:style-name="ce34" office:value-type="string">
            <text:p>Training</text:p>
          </table:table-cell>
          <table:table-cell table:style-name="ce41"/>
          <table:table-cell table:style-name="ce34" office:value-type="string">
            <text:p>Competition DG</text:p>
          </table:table-cell>
          <table:table-cell table:style-name="ce43" office:value-type="string">
            <text:p>Media Markt</text:p>
          </table:table-cell>
          <table:table-cell table:number-columns-repeated="13" table:style-name="ce32"/>
        </table:table-row>
        <table:table-row table:style-name="ro12">
          <table:table-cell table:style-name="ce34" office:value-type="string">
            <text:p>N651/2009</text:p>
          </table:table-cell>
          <table:table-cell table:style-name="ce34" office:value-type="string">
            <text:p>Tax exemption to Finnvera Oyj</text:p>
          </table:table-cell>
          <table:table-cell table:style-name="ce34" office:value-type="string">
            <text:p>Finnvera Oyj:n tuloverovapaus</text:p>
          </table:table-cell>
          <table:table-cell table:style-name="ce34" office:value-type="string">
            <text:p>Finland</text:p>
          </table:table-cell>
          <table:table-cell table:style-name="ce34" office:value-type="string">
            <text:p>K - Financial and insurance activities</text:p>
          </table:table-cell>
          <table:table-cell table:style-name="ce34" office:value-type="string">
            <text:p>Tax allowance</text:p>
          </table:table-cell>
          <table:table-cell table:style-name="ce34" office:value-type="string">
            <text:p>Ad Hoc Case</text:p>
          </table:table-cell>
          <table:table-cell table:style-name="ce35" office:value-type="date" office:date-value="2002-12-31T00:00:00">
            <text:p>12/31/2002</text:p>
          </table:table-cell>
          <table:table-cell table:style-name="ce41"/>
          <table:table-cell table:style-name="ce35" office:value-type="date" office:date-value="2002-10-30T00:00:00">
            <text:p>10/30/2002</text:p>
          </table:table-cell>
          <table:table-cell table:style-name="ce34" office:value-type="string">
            <text:p>Article 4(2) - decision does not constitute aid</text:p>
          </table:table-cell>
          <table:table-cell table:style-name="ce34" office:value-type="string">
            <text:p>Services of general economic interest</text:p>
          </table:table-cell>
          <table:table-cell table:style-name="ce35" office:value-type="date" office:date-value="2003-09-24T00:00:00">
            <text:p>9/24/2003</text:p>
          </table:table-cell>
          <table:table-cell table:style-name="ce34" office:value-type="string">
            <text:p>Competition DG</text:p>
          </table:table-cell>
          <table:table-cell table:style-name="ce43" office:value-type="string">
            <text:p>Finnvera Oyj</text:p>
          </table:table-cell>
          <table:table-cell table:number-columns-repeated="13" table:style-name="ce32"/>
        </table:table-row>
        <table:table-row table:style-name="ro13">
          <table:table-cell table:style-name="ce34" office:value-type="string">
            <text:p>N372/2009</text:p>
          </table:table-cell>
          <table:table-cell table:style-name="ce34" office:value-type="string">
            <text:p>Agevolazioni a medio-lungo termine a favore delle imprese commerciali, turistiche e di servizio - FRIULI VENEZIA GIULIA</text:p>
          </table:table-cell>
          <table:table-cell table:style-name="ce34" office:value-type="string">
            <text:p>Agevolazioni a medio-lungo termine a favore delle imprese commerciali, turistiche e di servizio - FRIULI VENEZIA GIULIA</text:p>
          </table:table-cell>
          <table:table-cell table:style-name="ce34" office:value-type="string">
            <text:p>Italy</text:p>
          </table:table-cell>
          <table:table-cell table:style-name="ce34" office:value-type="string">
            <text:p>K.66.19 - Other activities auxiliary to financial services, except insurance and pension funding, T.97 - Activities of households as employers of domestic personnel</text:p>
          </table:table-cell>
          <table:table-cell table:style-name="ce34" office:value-type="string">
            <text:p>Direct grant</text:p>
          </table:table-cell>
          <table:table-cell table:style-name="ce34" office:value-type="string">
            <text:p>Scheme</text:p>
          </table:table-cell>
          <table:table-cell table:style-name="ce35" office:value-type="date" office:date-value="2002-12-28T00:00:00">
            <text:p>12/28/2002</text:p>
          </table:table-cell>
          <table:table-cell table:style-name="ce35" office:value-type="date" office:date-value="2004-12-30T00:00:00">
            <text:p>12/30/2004</text:p>
          </table:table-cell>
          <table:table-cell table:style-name="ce35" office:value-type="date" office:date-value="2003-01-28T00:00:00">
            <text:p>1/28/2003</text:p>
          </table:table-cell>
          <table:table-cell table:style-name="ce41"/>
          <table:table-cell table:style-name="ce34" office:value-type="string">
            <text:p>SMEs</text:p>
          </table:table-cell>
          <table:table-cell table:style-name="ce41"/>
          <table:table-cell table:style-name="ce34" office:value-type="string">
            <text:p>Competition DG</text:p>
          </table:table-cell>
          <table:table-cell table:style-name="ce52" office:value-type="string">
            <text:p>FRIULI VENEZIA GIULIA</text:p>
          </table:table-cell>
          <table:table-cell table:number-columns-repeated="13" table:style-name="ce32"/>
        </table:table-row>
        <table:table-row table:style-name="ro13">
          <table:table-cell table:style-name="ce34" office:value-type="string">
            <text:p>N569/2008</text:p>
          </table:table-cell>
          <table:table-cell table:style-name="ce34" office:value-type="string">
            <text:p>Finanziamenti agevolati a valere sulle dotazioni del fondo speciale di rotazione a favore delle imprese commerciali, turistiche e di servizio del Friuli Venezia Giulia</text:p>
          </table:table-cell>
          <table:table-cell table:style-name="ce34" office:value-type="string">
            <text:p>Finanziamenti agevolati a valere sulle dotazioni del fondo speciale di rotazione a favore delle imprese commerciali, turistiche e di servizio del Friuli Venezia Giulia</text:p>
          </table:table-cell>
          <table:table-cell table:style-name="ce34" office:value-type="string">
            <text:p>Italy</text:p>
          </table:table-cell>
          <table:table-cell table:style-name="ce34" office:value-type="string">
            <text:p>K.66.19 - Other activities auxiliary to financial services, except insurance and pension funding, T.97 - Activities of households as employers of domestic personnel</text:p>
          </table:table-cell>
          <table:table-cell table:style-name="ce34" office:value-type="string">
            <text:p>Direct grant</text:p>
          </table:table-cell>
          <table:table-cell table:style-name="ce34" office:value-type="string">
            <text:p>Scheme</text:p>
          </table:table-cell>
          <table:table-cell table:style-name="ce35" office:value-type="date" office:date-value="2002-12-28T00:00:00">
            <text:p>12/28/2002</text:p>
          </table:table-cell>
          <table:table-cell table:style-name="ce35" office:value-type="date" office:date-value="2004-12-30T00:00:00">
            <text:p>12/30/2004</text:p>
          </table:table-cell>
          <table:table-cell table:style-name="ce35" office:value-type="date" office:date-value="2003-01-29T00:00:00">
            <text:p>1/29/2003</text:p>
          </table:table-cell>
          <table:table-cell table:style-name="ce41"/>
          <table:table-cell table:style-name="ce34" office:value-type="string">
            <text:p>SMEs</text:p>
          </table:table-cell>
          <table:table-cell table:style-name="ce41"/>
          <table:table-cell table:style-name="ce34" office:value-type="string">
            <text:p>Competition DG</text:p>
          </table:table-cell>
          <table:table-cell table:style-name="ce52" office:value-type="string">
            <text:p>FRIULI VENEZIA GIULIA</text:p>
          </table:table-cell>
          <table:table-cell table:number-columns-repeated="13" table:style-name="ce32"/>
        </table:table-row>
        <table:table-row table:style-name="ro7">
          <table:table-cell table:style-name="ce34" office:value-type="string">
            <text:p>SA.34539</text:p>
          </table:table-cell>
          <table:table-cell table:style-name="ce34" office:value-type="string">
            <text:p>BAWAG</text:p>
          </table:table-cell>
          <table:table-cell table:style-name="ce34" office:value-type="string">
            <text:p>BAWAG</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Ad Hoc Case</text:p>
          </table:table-cell>
          <table:table-cell table:style-name="ce35" office:value-type="date" office:date-value="2001-12-31T00:00:00">
            <text:p>12/31/2001</text:p>
          </table:table-cell>
          <table:table-cell table:style-name="ce35" office:value-type="date" office:date-value="2003-06-30T00:00:00">
            <text:p>6/30/2003</text:p>
          </table:table-cell>
          <table:table-cell table:style-name="ce35" office:value-type="date" office:date-value="2002-05-03T00:00:00">
            <text:p>5/3/2002</text:p>
          </table:table-cell>
          <table:table-cell table:style-name="ce34" office:value-type="string">
            <text:p>Article 4(4) - decision to initiate the formal investigation procedure, Article 7(4) - conditional decision</text:p>
          </table:table-cell>
          <table:table-cell table:style-name="ce34" office:value-type="string">
            <text:p>Restructuring firms in difficulty</text:p>
          </table:table-cell>
          <table:table-cell table:style-name="ce35" office:value-type="date" office:date-value="2003-06-26T00:00:00">
            <text:p>6/26/2003</text:p>
          </table:table-cell>
          <table:table-cell table:style-name="ce34" office:value-type="string">
            <text:p>Competition DG</text:p>
          </table:table-cell>
          <table:table-cell table:style-name="ce43" office:value-type="string">
            <text:p>BAWAG</text:p>
          </table:table-cell>
          <table:table-cell table:number-columns-repeated="13" table:style-name="ce32"/>
        </table:table-row>
        <table:table-row table:style-name="ro22">
          <table:table-cell table:style-name="ce34" office:value-type="string">
            <text:p>SA.34066</text:p>
          </table:table-cell>
          <table:table-cell table:style-name="ce34" office:value-type="string">
            <text:p>$ - Possible aid to Crédit Mutuel through livret bleu</text:p>
          </table:table-cell>
          <table:table-cell table:style-name="ce34" office:value-type="string">
            <text:p>Crédit mutuel - livret bleu</text:p>
          </table:table-cell>
          <table:table-cell table:style-name="ce34" office:value-type="string">
            <text:p>France</text:p>
          </table:table-cell>
          <table:table-cell table:style-name="ce34" office:value-type="string">
            <text:p>K - Financial and insurance activities, S.96.0 - Other personal service activities</text:p>
          </table:table-cell>
          <table:table-cell table:style-name="ce34" office:value-type="string">
            <text:p>Subsidised services</text:p>
          </table:table-cell>
          <table:table-cell table:style-name="ce34" office:value-type="string">
            <text:p>Ad Hoc Case</text:p>
          </table:table-cell>
          <table:table-cell table:style-name="ce35" office:value-type="date" office:date-value="1987-09-26T00:00:00">
            <text:p>9/26/1987</text:p>
          </table:table-cell>
          <table:table-cell table:style-name="ce35" office:value-type="date" office:date-value="2004-12-30T00:00:00">
            <text:p>12/30/2004</text:p>
          </table:table-cell>
          <table:table-cell table:style-name="ce35" office:value-type="date" office:date-value="1993-12-15T00:00:00">
            <text:p>12/15/1993</text:p>
          </table:table-cell>
          <table:table-cell table:style-name="ce34" office:value-type="string">
            <text:p>Article 10(3) - information injunction, Article 23 - referral to Court of Justice (non-compliance with decisions), Article 4(4) - decision to extend proceedings, Article 4(4) - decision to initiate the formal investigation procedure, Article 7(3) - positive decision, Article 7(5) and 14(1) - negative decision with recovery</text:p>
          </table:table-cell>
          <table:table-cell table:style-name="ce34" office:value-type="string">
            <text:p>Services of general economic interest</text:p>
          </table:table-cell>
          <table:table-cell table:style-name="ce35" office:value-type="date" office:date-value="2007-05-23T00:00:00">
            <text:p>5/23/2007</text:p>
          </table:table-cell>
          <table:table-cell table:style-name="ce34" office:value-type="string">
            <text:p>Competition DG</text:p>
          </table:table-cell>
          <table:table-cell table:style-name="ce43" office:value-type="string">
            <text:p>Crédit Mutuel</text:p>
          </table:table-cell>
          <table:table-cell table:number-columns-repeated="13" table:style-name="ce32"/>
        </table:table-row>
        <table:table-row table:style-name="ro9">
          <table:table-cell table:style-name="ce34" office:value-type="string">
            <text:p>X716/2009</text:p>
          </table:table-cell>
          <table:table-cell table:style-name="ce34" office:value-type="string">
            <text:p>Bank Burgenland</text:p>
          </table:table-cell>
          <table:table-cell table:style-name="ce34" office:value-type="string">
            <text:p>Bank Burgenland</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Individual Application</text:p>
          </table:table-cell>
          <table:table-cell table:number-columns-repeated="2" table:style-name="ce41"/>
          <table:table-cell table:style-name="ce35" office:value-type="date" office:date-value="2002-03-19T00:00:00">
            <text:p>3/19/2002</text:p>
          </table:table-cell>
          <table:table-cell table:style-name="ce34" office:value-type="string">
            <text:p>Article 4(4) - decision to initiate the formal investigation procedure, Article 7(5) and 14(1) - negative decision with recovery</text:p>
          </table:table-cell>
          <table:table-cell table:style-name="ce34" office:value-type="string">
            <text:p>Sectoral development</text:p>
          </table:table-cell>
          <table:table-cell table:style-name="ce35" office:value-type="date" office:date-value="2004-04-29T00:00:00">
            <text:p>4/29/2004</text:p>
          </table:table-cell>
          <table:table-cell table:style-name="ce34" office:value-type="string">
            <text:p>Competition DG</text:p>
          </table:table-cell>
          <table:table-cell table:style-name="ce43" office:value-type="string">
            <text:p>Bank Burgenland</text:p>
          </table:table-cell>
          <table:table-cell table:number-columns-repeated="13" table:style-name="ce32"/>
        </table:table-row>
        <table:table-row table:style-name="ro12">
          <table:table-cell table:style-name="ce34" office:value-type="string">
            <text:p>SA.26909</text:p>
          </table:table-cell>
          <table:table-cell table:style-name="ce34" office:value-type="string">
            <text:p>€ - $ - Monitoring of BAWAG</text:p>
          </table:table-cell>
          <table:table-cell table:style-name="ce34" office:value-type="string">
            <text:p>Monitoring of BAWAG</text:p>
          </table:table-cell>
          <table:table-cell table:style-name="ce34" office:value-type="string">
            <text:p>Austria</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Individual Application</text:p>
          </table:table-cell>
          <table:table-cell table:number-columns-repeated="2" table:style-name="ce41"/>
          <table:table-cell table:style-name="ce35" office:value-type="date" office:date-value="2006-06-29T00:00:00">
            <text:p>6/29/2006</text:p>
          </table:table-cell>
          <table:table-cell table:style-name="ce34" office:value-type="string">
            <text:p>Article 4(3) - decision not to raise objections</text:p>
          </table:table-cell>
          <table:table-cell table:style-name="ce41"/>
          <table:table-cell table:style-name="ce35" office:value-type="date" office:date-value="2007-12-18T00:00:00">
            <text:p>12/18/2007</text:p>
          </table:table-cell>
          <table:table-cell table:style-name="ce34" office:value-type="string">
            <text:p>Competition DG</text:p>
          </table:table-cell>
          <table:table-cell table:style-name="ce43" office:value-type="string">
            <text:p>BAWAG</text:p>
          </table:table-cell>
          <table:table-cell table:number-columns-repeated="13" table:style-name="ce32"/>
        </table:table-row>
        <table:table-row table:style-name="ro5">
          <table:table-cell table:style-name="ce34" office:value-type="string">
            <text:p>SA.33216</text:p>
          </table:table-cell>
          <table:table-cell table:style-name="ce34" office:value-type="string">
            <text:p>Sale of RZB shares by Hypo Niederösterreich</text:p>
          </table:table-cell>
          <table:table-cell table:style-name="ce34" office:value-type="string">
            <text:p>Verkauf von Anteilen der HYPO NOE an der RZB</text:p>
          </table:table-cell>
          <table:table-cell table:style-name="ce34" office:value-type="string">
            <text:p>Austria</text:p>
          </table:table-cell>
          <table:table-cell table:style-name="ce34" office:value-type="string">
            <text:p>K - Financial and insurance activities</text:p>
          </table:table-cell>
          <table:table-cell table:style-name="ce41"/>
          <table:table-cell table:style-name="ce34" office:value-type="string">
            <text:p>Individual Application</text:p>
          </table:table-cell>
          <table:table-cell table:number-columns-repeated="2" table:style-name="ce41"/>
          <table:table-cell table:style-name="ce35" office:value-type="date" office:date-value="2007-10-19T00:00:00">
            <text:p>10/19/2007</text:p>
          </table:table-cell>
          <table:table-cell table:style-name="ce34" office:value-type="string">
            <text:p>Article 4(2) - decision does not constitute aid</text:p>
          </table:table-cell>
          <table:table-cell table:style-name="ce34" office:value-type="string">
            <text:p>Other</text:p>
          </table:table-cell>
          <table:table-cell table:style-name="ce35" office:value-type="date" office:date-value="2007-12-19T00:00:00">
            <text:p>12/19/2007</text:p>
          </table:table-cell>
          <table:table-cell table:style-name="ce34" office:value-type="string">
            <text:p>Competition DG</text:p>
          </table:table-cell>
          <table:table-cell table:style-name="ce43" office:value-type="string">
            <text:p>RZB and Hypo Niederösterreich</text:p>
          </table:table-cell>
          <table:table-cell table:number-columns-repeated="13" table:style-name="ce32"/>
        </table:table-row>
        <table:table-row table:style-name="ro18">
          <table:table-cell table:style-name="ce34" office:value-type="string">
            <text:p>N582/2008</text:p>
          </table:table-cell>
          <table:table-cell table:style-name="ce34" office:value-type="string">
            <text:p>Dornbirner Sparkasse Bank AG</text:p>
          </table:table-cell>
          <table:table-cell table:style-name="ce34" office:value-type="string">
            <text:p>Dornbirner Sparkasse Bank AG</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Individual Application</text:p>
          </table:table-cell>
          <table:table-cell table:number-columns-repeated="2" table:style-name="ce41"/>
          <table:table-cell table:style-name="ce35" office:value-type="date" office:date-value="2001-10-26T00:00:00">
            <text:p>10/26/2001</text:p>
          </table:table-cell>
          <table:table-cell table:style-name="ce34" office:value-type="string">
            <text:p>Article 4(4) - decision to initiate the formal investigation procedure, Article 8(2) - withdrawal of notification (after formal investigation procedure)</text:p>
          </table:table-cell>
          <table:table-cell table:style-name="ce34" office:value-type="string">
            <text:p>Other</text:p>
          </table:table-cell>
          <table:table-cell table:style-name="ce35" office:value-type="date" office:date-value="2003-06-04T00:00:00">
            <text:p>6/4/2003</text:p>
          </table:table-cell>
          <table:table-cell table:style-name="ce34" office:value-type="string">
            <text:p>Competition DG</text:p>
          </table:table-cell>
          <table:table-cell table:style-name="ce43" office:value-type="string">
            <text:p>Dornbirner Sparkasse Bank AG</text:p>
          </table:table-cell>
          <table:table-cell table:number-columns-repeated="13" table:style-name="ce32"/>
        </table:table-row>
        <table:table-row table:style-name="ro6">
          <table:table-cell table:style-name="ce34" office:value-type="string">
            <text:p>SA.26351</text:p>
          </table:table-cell>
          <table:table-cell table:style-name="ce34" office:value-type="string">
            <text:p>€ - $ - Restructuring of Kommunalkredit</text:p>
          </table:table-cell>
          <table:table-cell table:style-name="ce34" office:value-type="string">
            <text:p>Umstrukturierungsplan der Kommunalkredit Austria AG sowie Zusagenkatalog</text:p>
          </table:table-cell>
          <table:table-cell table:style-name="ce34" office:value-type="string">
            <text:p>Austria</text:p>
          </table:table-cell>
          <table:table-cell table:style-name="ce34" office:value-type="string">
            <text:p>K.64 - Financial service activities, except insurance and pension funding</text:p>
          </table:table-cell>
          <table:table-cell table:style-name="ce34" office:value-type="string">
            <text:p>Direct grant, Other forms of equity intervention</text:p>
          </table:table-cell>
          <table:table-cell table:style-name="ce34" office:value-type="string">
            <text:p>Individual Application</text:p>
          </table:table-cell>
          <table:table-cell table:number-columns-repeated="2" table:style-name="ce41"/>
          <table:table-cell table:style-name="ce35" office:value-type="date" office:date-value="2007-03-20T00:00:00">
            <text:p>3/20/2007</text:p>
          </table:table-cell>
          <table:table-cell table:style-name="ce34" office:value-type="string">
            <text:p>Article 4(3) - decision not to raise objections, Corrigendum</text:p>
          </table:table-cell>
          <table:table-cell table:style-name="ce34" office:value-type="string">
            <text:p>Remedy for a serious disturbance in the economy, Rescuing firms in difficulty</text:p>
          </table:table-cell>
          <table:table-cell table:style-name="ce35" office:value-type="date" office:date-value="2007-06-22T00:00:00">
            <text:p>6/22/2007</text:p>
          </table:table-cell>
          <table:table-cell table:style-name="ce34" office:value-type="string">
            <text:p>Competition DG</text:p>
          </table:table-cell>
          <table:table-cell table:style-name="ce37"/>
          <table:table-cell table:number-columns-repeated="13" table:style-name="ce32"/>
        </table:table-row>
        <table:table-row table:style-name="ro5">
          <table:table-cell table:style-name="ce34" office:value-type="string">
            <text:p>NN71/2008</text:p>
          </table:table-cell>
          <table:table-cell table:style-name="ce34" office:value-type="string">
            <text:p>€ - $ - Monitoring of KBC</text:p>
          </table:table-cell>
          <table:table-cell table:style-name="ce34" office:value-type="string">
            <text:p>Monitoring of KBC</text:p>
          </table:table-cell>
          <table:table-cell table:style-name="ce34" office:value-type="string">
            <text:p>Belgium</text:p>
          </table:table-cell>
          <table:table-cell table:style-name="ce34" office:value-type="string">
            <text:p>K - Financial and insurance activities</text:p>
          </table:table-cell>
          <table:table-cell table:style-name="ce34" office:value-type="string">
            <text:p>Direct grant, Guarantee</text:p>
          </table:table-cell>
          <table:table-cell table:style-name="ce34" office:value-type="string">
            <text:p>Ad Hoc Case</text:p>
          </table:table-cell>
          <table:table-cell table:number-columns-repeated="2" table:style-name="ce41"/>
          <table:table-cell table:style-name="ce35" office:value-type="date" office:date-value="2005-11-19T00:00:00">
            <text:p>11/19/2005</text:p>
          </table:table-cell>
          <table:table-cell table:style-name="ce34" office:value-type="string">
            <text:p>Article 4(3) - decision not to raise objections, Other</text:p>
          </table:table-cell>
          <table:table-cell table:style-name="ce41"/>
          <table:table-cell table:style-name="ce35" office:value-type="date" office:date-value="2007-12-21T00:00:00">
            <text:p>12/21/2007</text:p>
          </table:table-cell>
          <table:table-cell table:style-name="ce34" office:value-type="string">
            <text:p>Competition DG</text:p>
          </table:table-cell>
          <table:table-cell table:style-name="ce43" office:value-type="string">
            <text:p>KBC</text:p>
          </table:table-cell>
          <table:table-cell table:number-columns-repeated="13" table:style-name="ce32"/>
        </table:table-row>
        <table:table-row table:style-name="ro6">
          <table:table-cell table:style-name="ce34" office:value-type="string">
            <text:p>SA.33485</text:p>
          </table:table-cell>
          <table:table-cell table:style-name="ce34" office:value-type="string">
            <text:p>Alleged aid to SA Ducroire</text:p>
          </table:table-cell>
          <table:table-cell table:style-name="ce34" office:value-type="string">
            <text:p>Mesure d'aide à la SA Ducroire</text:p>
          </table:table-cell>
          <table:table-cell table:style-name="ce34" office:value-type="string">
            <text:p>Belgium</text:p>
          </table:table-cell>
          <table:table-cell table:style-name="ce34" office:value-type="string">
            <text:p>K.65 - Insurance, reinsurance and pension funding, except compulsory social security</text:p>
          </table:table-cell>
          <table:table-cell table:style-name="ce34" office:value-type="string">
            <text:p>Other forms of equity intervention</text:p>
          </table:table-cell>
          <table:table-cell table:style-name="ce34" office:value-type="string">
            <text:p>Individual Application</text:p>
          </table:table-cell>
          <table:table-cell table:number-columns-repeated="2" table:style-name="ce41"/>
          <table:table-cell table:style-name="ce35" office:value-type="date" office:date-value="2003-06-06T00:00:00">
            <text:p>6/6/2003</text:p>
          </table:table-cell>
          <table:table-cell table:style-name="ce34" office:value-type="string">
            <text:p>Article 4(4) - decision to initiate the formal investigation procedure</text:p>
          </table:table-cell>
          <table:table-cell table:style-name="ce41"/>
          <table:table-cell table:style-name="ce35" office:value-type="date" office:date-value="2007-02-22T00:00:00">
            <text:p>2/22/2007</text:p>
          </table:table-cell>
          <table:table-cell table:style-name="ce34" office:value-type="string">
            <text:p>Competition DG</text:p>
          </table:table-cell>
          <table:table-cell table:style-name="ce43" office:value-type="string">
            <text:p>SA Ducroire</text:p>
          </table:table-cell>
          <table:table-cell table:number-columns-repeated="13" table:style-name="ce32"/>
        </table:table-row>
        <table:table-row table:style-name="ro7">
          <table:table-cell table:style-name="ce34" office:value-type="string">
            <text:p>SA.34288</text:p>
          </table:table-cell>
          <table:table-cell table:style-name="ce34" office:value-type="string">
            <text:p>Agrobanka</text:p>
          </table:table-cell>
          <table:table-cell table:style-name="ce34" office:value-type="string">
            <text:p>Agrobanka</text:p>
          </table:table-cell>
          <table:table-cell table:style-name="ce34" office:value-type="string">
            <text:p>Czech Republic</text:p>
          </table:table-cell>
          <table:table-cell table:style-name="ce34" office:value-type="string">
            <text:p>K.64 - Financial service activities, except insurance and pension funding</text:p>
          </table:table-cell>
          <table:table-cell table:style-name="ce34" office:value-type="string">
            <text:p>Guarantee, Other</text:p>
          </table:table-cell>
          <table:table-cell table:style-name="ce34" office:value-type="string">
            <text:p>Ad Hoc Case</text:p>
          </table:table-cell>
          <table:table-cell table:number-columns-repeated="2" table:style-name="ce41"/>
          <table:table-cell table:style-name="ce35" office:value-type="date" office:date-value="1999-12-22T00:00:00">
            <text:p>12/22/1999</text:p>
          </table:table-cell>
          <table:table-cell table:style-name="ce34" office:value-type="string">
            <text:p>Article 4(4) - decision to initiate the formal investigation procedure, Article 7(3) - positive decision</text:p>
          </table:table-cell>
          <table:table-cell table:style-name="ce34" office:value-type="string">
            <text:p>Restructuring firms in difficulty</text:p>
          </table:table-cell>
          <table:table-cell table:style-name="ce35" office:value-type="date" office:date-value="2003-07-17T00:00:00">
            <text:p>7/17/2003</text:p>
          </table:table-cell>
          <table:table-cell table:style-name="ce34" office:value-type="string">
            <text:p>Competition DG</text:p>
          </table:table-cell>
          <table:table-cell table:style-name="ce43" office:value-type="string">
            <text:p>Agrobanka</text:p>
          </table:table-cell>
          <table:table-cell table:number-columns-repeated="13" table:style-name="ce32"/>
        </table:table-row>
        <table:table-row table:style-name="ro6">
          <table:table-cell table:style-name="ce34" office:value-type="string">
            <text:p>SA.33177</text:p>
          </table:table-cell>
          <table:table-cell table:style-name="ce34" office:value-type="string">
            <text:p>Denmark - guarantees for merging banks</text:p>
          </table:table-cell>
          <table:table-cell table:style-name="ce34" office:value-type="string">
            <text:p>Denmark - guarantees for merging banks</text:p>
          </table:table-cell>
          <table:table-cell table:style-name="ce34" office:value-type="string">
            <text:p>Denmark</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number-columns-repeated="2" table:style-name="ce41"/>
          <table:table-cell table:style-name="ce35" office:value-type="date" office:date-value="2008-01-10T00:00:00">
            <text:p>1/10/2008</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2-16T00:00:00">
            <text:p>2/16/2008</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SA.34227</text:p>
          </table:table-cell>
          <table:table-cell table:style-name="ce34" office:value-type="string">
            <text:p>Fionia - modification of commitments</text:p>
          </table:table-cell>
          <table:table-cell table:style-name="ce34" office:value-type="string">
            <text:p>Aid for the liquidation of Fionia Bank - revised commitments</text:p>
          </table:table-cell>
          <table:table-cell table:style-name="ce34" office:value-type="string">
            <text:p>Denmark</text:p>
          </table:table-cell>
          <table:table-cell table:style-name="ce34" office:value-type="string">
            <text:p>K.64.9 - Other financial service activities, except insurance and pension funding</text:p>
          </table:table-cell>
          <table:table-cell table:style-name="ce34" office:value-type="string">
            <text:p>Direct grant, Other forms of equity intervention</text:p>
          </table:table-cell>
          <table:table-cell table:style-name="ce34" office:value-type="string">
            <text:p>Individual Application</text:p>
          </table:table-cell>
          <table:table-cell table:style-name="ce41"/>
          <table:table-cell table:style-name="ce35" office:value-type="date" office:date-value="2010-12-30T00:00:00">
            <text:p>12/30/2010</text:p>
          </table:table-cell>
          <table:table-cell table:style-name="ce35" office:value-type="date" office:date-value="2007-05-31T00:00:00">
            <text:p>5/31/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7-17T00:00:00">
            <text:p>7/17/2007</text:p>
          </table:table-cell>
          <table:table-cell table:style-name="ce34" office:value-type="string">
            <text:p>Competition DG</text:p>
          </table:table-cell>
          <table:table-cell table:style-name="ce43" office:value-type="string">
            <text:p>Fionia Bank</text:p>
          </table:table-cell>
          <table:table-cell table:number-columns-repeated="13" table:style-name="ce32"/>
        </table:table-row>
        <table:table-row table:style-name="ro18">
          <table:table-cell table:style-name="ce34" office:value-type="string">
            <text:p>N690/2009</text:p>
          </table:table-cell>
          <table:table-cell table:style-name="ce34" office:value-type="string">
            <text:p>Banque postale</text:p>
          </table:table-cell>
          <table:table-cell table:style-name="ce34" office:value-type="string">
            <text:p>Contribution de La Banque Postale à la réforme du mode de financement des retraites des fonctionnaires de l’Etat rattachés à La Poste</text:p>
          </table:table-cell>
          <table:table-cell table:style-name="ce34" office:value-type="string">
            <text:p>France</text:p>
          </table:table-cell>
          <table:table-cell table:style-name="ce34" office:value-type="string">
            <text:p>K.64 - Financial service activities, except insurance and pension funding</text:p>
          </table:table-cell>
          <table:table-cell table:style-name="ce34" office:value-type="string">
            <text:p>Direct grant</text:p>
          </table:table-cell>
          <table:table-cell table:style-name="ce34" office:value-type="string">
            <text:p>Scheme</text:p>
          </table:table-cell>
          <table:table-cell table:number-columns-repeated="2" table:style-name="ce41"/>
          <table:table-cell table:style-name="ce35" office:value-type="date" office:date-value="2002-06-22T00:00:00">
            <text:p>6/22/2002</text:p>
          </table:table-cell>
          <table:table-cell table:style-name="ce34" office:value-type="string">
            <text:p>Article 4(2) - decision does not constitute aid</text:p>
          </table:table-cell>
          <table:table-cell table:style-name="ce41"/>
          <table:table-cell table:style-name="ce35" office:value-type="date" office:date-value="2004-11-11T00:00:00">
            <text:p>11/11/2004</text:p>
          </table:table-cell>
          <table:table-cell table:style-name="ce34" office:value-type="string">
            <text:p>Competition DG</text:p>
          </table:table-cell>
          <table:table-cell table:style-name="ce43" office:value-type="string">
            <text:p>Banque Postale</text:p>
          </table:table-cell>
          <table:table-cell table:number-columns-repeated="13" table:style-name="ce32"/>
        </table:table-row>
        <table:table-row table:style-name="ro9">
          <table:table-cell table:style-name="ce34" office:value-type="string">
            <text:p>N17/2009</text:p>
          </table:table-cell>
          <table:table-cell table:style-name="ce34" office:value-type="string">
            <text:p>Fiscalité des contrats d'assurance maladie solidaires</text:p>
          </table:table-cell>
          <table:table-cell table:style-name="ce34" office:value-type="string">
            <text:p>Régime d'aides en faveur du développement des contrats d'assurance maladie solidaires et responsables</text:p>
          </table:table-cell>
          <table:table-cell table:style-name="ce34" office:value-type="string">
            <text:p>France</text:p>
          </table:table-cell>
          <table:table-cell table:style-name="ce34" office:value-type="string">
            <text:p>K.65 - Insurance, reinsurance and pension funding, except compulsory social security</text:p>
          </table:table-cell>
          <table:table-cell table:style-name="ce34" office:value-type="string">
            <text:p>Tax allowance, Tax deferment</text:p>
          </table:table-cell>
          <table:table-cell table:style-name="ce34" office:value-type="string">
            <text:p>Scheme</text:p>
          </table:table-cell>
          <table:table-cell table:number-columns-repeated="2" table:style-name="ce41"/>
          <table:table-cell table:style-name="ce35" office:value-type="date" office:date-value="2002-12-27T00:00:00">
            <text:p>12/27/2002</text:p>
          </table:table-cell>
          <table:table-cell table:style-name="ce34" office:value-type="string">
            <text:p>Article 4(4) - decision to initiate the formal investigation procedure, Article 7(5) only - negative decision on notified aid not put into effect</text:p>
          </table:table-cell>
          <table:table-cell table:style-name="ce34" office:value-type="string">
            <text:p>Social support to individual consumers</text:p>
          </table:table-cell>
          <table:table-cell table:style-name="ce35" office:value-type="date" office:date-value="2007-01-25T00:00:00">
            <text:p>1/25/2007</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N649/2008</text:p>
          </table:table-cell>
          <table:table-cell table:style-name="ce34" office:value-type="string">
            <text:p>€ - $ - Restructuring aid to IKB</text:p>
          </table:table-cell>
          <table:table-cell table:style-name="ce34" office:value-type="string">
            <text:p>Restructuring aid to IKB</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Ad Hoc Case</text:p>
          </table:table-cell>
          <table:table-cell table:number-columns-repeated="2" table:style-name="ce41"/>
          <table:table-cell table:style-name="ce35" office:value-type="date" office:date-value="2003-08-02T00:00:00">
            <text:p>8/2/2003</text:p>
          </table:table-cell>
          <table:table-cell table:style-name="ce34" office:value-type="string">
            <text:p>Article 4(4) - decision to initiate the formal investigation procedure, Article 7(4) - conditional decision, Corrigendum</text:p>
          </table:table-cell>
          <table:table-cell table:style-name="ce34" office:value-type="string">
            <text:p>Restructuring firms in difficulty</text:p>
          </table:table-cell>
          <table:table-cell table:style-name="ce35" office:value-type="date" office:date-value="2005-02-01T00:00:00">
            <text:p>2/1/2005</text:p>
          </table:table-cell>
          <table:table-cell table:style-name="ce34" office:value-type="string">
            <text:p>Competition DG</text:p>
          </table:table-cell>
          <table:table-cell table:style-name="ce43" office:value-type="string">
            <text:p>IKB</text:p>
          </table:table-cell>
          <table:table-cell table:number-columns-repeated="13" table:style-name="ce32"/>
        </table:table-row>
        <table:table-row table:style-name="ro10">
          <table:table-cell table:style-name="ce34" office:value-type="string">
            <text:p>X729/2009</text:p>
          </table:table-cell>
          <table:table-cell table:style-name="ce34" office:value-type="string">
            <text:p>€ - $ - Restructuring aid to Sachsen LB</text:p>
          </table:table-cell>
          <table:table-cell table:style-name="ce34" office:value-type="string">
            <text:p>Restructuring aid to Sachsen LB</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 Soft loan</text:p>
          </table:table-cell>
          <table:table-cell table:style-name="ce34" office:value-type="string">
            <text:p>Ad Hoc Case</text:p>
          </table:table-cell>
          <table:table-cell table:number-columns-repeated="2" table:style-name="ce41"/>
          <table:table-cell table:style-name="ce35" office:value-type="date" office:date-value="2003-08-19T00:00:00">
            <text:p>8/19/2003</text:p>
          </table:table-cell>
          <table:table-cell table:style-name="ce34" office:value-type="string">
            <text:p>Article 4(4) - decision to initiate the formal investigation procedure, Article 7(4) - conditional decision, Corrigendum</text:p>
          </table:table-cell>
          <table:table-cell table:style-name="ce34" office:value-type="string">
            <text:p>Restructuring firms in difficulty</text:p>
          </table:table-cell>
          <table:table-cell table:style-name="ce35" office:value-type="date" office:date-value="2004-08-07T00:00:00">
            <text:p>8/7/2004</text:p>
          </table:table-cell>
          <table:table-cell table:style-name="ce34" office:value-type="string">
            <text:p>Competition DG</text:p>
          </table:table-cell>
          <table:table-cell table:style-name="ce45" office:value-type="string">
            <text:p>Sachsen LB</text:p>
          </table:table-cell>
          <table:table-cell table:style-name="ce37"/>
          <table:table-cell table:number-columns-repeated="12" table:style-name="ce32"/>
        </table:table-row>
        <table:table-row table:style-name="ro5">
          <table:table-cell table:style-name="ce34" office:value-type="string">
            <text:p>N244/2009</text:p>
          </table:table-cell>
          <table:table-cell table:style-name="ce34" office:value-type="string">
            <text:p>€ - $ - Recapitalisation and asset relief for HSH Nordbank</text:p>
          </table:table-cell>
          <table:table-cell table:style-name="ce34" office:value-type="string">
            <text:p>HSH Nordbank AG</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5-03-09T00:00:00">
            <text:p>3/9/2005</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5-05-28T00:00:00">
            <text:p>5/28/2005</text:p>
          </table:table-cell>
          <table:table-cell table:style-name="ce34" office:value-type="string">
            <text:p>Competition DG</text:p>
          </table:table-cell>
          <table:table-cell table:style-name="ce43" office:value-type="string">
            <text:p>HSH Nordbank AG</text:p>
          </table:table-cell>
          <table:table-cell table:number-columns-repeated="13" table:style-name="ce32"/>
        </table:table-row>
        <table:table-row table:style-name="ro16">
          <table:table-cell table:style-name="ce34" office:value-type="string">
            <text:p>N333/2009</text:p>
          </table:table-cell>
          <table:table-cell table:style-name="ce34" office:value-type="string">
            <text:p>€ - $ - Winding-up institution, additional SoFFin guarantees for HRE</text:p>
          </table:table-cell>
          <table:table-cell table:style-name="ce34" office:value-type="string">
            <text:p>Zusätzlicher Garantierahmen von 20 Mrd. EUR zugunsten der Hypo Real Estate (HRE)</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text:p>
          </table:table-cell>
          <table:table-cell table:style-name="ce34" office:value-type="string">
            <text:p>Individual Application</text:p>
          </table:table-cell>
          <table:table-cell table:number-columns-repeated="2" table:style-name="ce41"/>
          <table:table-cell table:style-name="ce35" office:value-type="date" office:date-value="2006-09-02T00:00:00">
            <text:p>9/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9-23T00:00:00">
            <text:p>9/23/2006</text:p>
          </table:table-cell>
          <table:table-cell table:style-name="ce34" office:value-type="string">
            <text:p>Competition DG</text:p>
          </table:table-cell>
          <table:table-cell table:style-name="ce43" office:value-type="string">
            <text:p>Hypo Real Estate</text:p>
          </table:table-cell>
          <table:table-cell table:number-columns-repeated="13" table:style-name="ce32"/>
        </table:table-row>
        <table:table-row table:style-name="ro13">
          <table:table-cell table:style-name="ce34" office:value-type="string">
            <text:p>NN68/2009</text:p>
          </table:table-cell>
          <table:table-cell table:style-name="ce34" office:value-type="string">
            <text:p>Monitoring of winding down of WestLB</text:p>
          </table:table-cell>
          <table:table-cell table:style-name="ce34" office:value-type="string">
            <text:p>Auslagerung eines Kredit- und Wertpapierportfolios der WestLB in eine Abwicklungsanstalt nach § 8a FMStFG und Begleitmaßnahmen</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5-10-08T00:00:00">
            <text:p>10/8/2005</text:p>
          </table:table-cell>
          <table:table-cell table:style-name="ce34" office:value-type="string">
            <text:p>Article 4(4) - decision to extend proceedings, Article 4(4) - decision to initiate the formal investigation procedure, Article 7(3) - positive decision, Corrigendum</text:p>
          </table:table-cell>
          <table:table-cell table:style-name="ce34" office:value-type="string">
            <text:p>Remedy for a serious disturbance in the economy</text:p>
          </table:table-cell>
          <table:table-cell table:style-name="ce35" office:value-type="date" office:date-value="2008-04-15T00:00:00">
            <text:p>4/15/2008</text:p>
          </table:table-cell>
          <table:table-cell table:style-name="ce34" office:value-type="string">
            <text:p>Competition DG</text:p>
          </table:table-cell>
          <table:table-cell table:style-name="ce45" office:value-type="string">
            <text:p> WestLB</text:p>
          </table:table-cell>
          <table:table-cell table:style-name="ce37"/>
          <table:table-cell table:number-columns-repeated="12" table:style-name="ce32"/>
        </table:table-row>
        <table:table-row table:style-name="ro23">
          <table:table-cell table:style-name="ce34" office:value-type="string">
            <text:p>SA.26674</text:p>
          </table:table-cell>
          <table:table-cell table:style-name="ce34" office:value-type="string">
            <text:p>€ - $ - Monitoring of LBBW</text:p>
          </table:table-cell>
          <table:table-cell table:style-name="ce34" office:value-type="string">
            <text:p>€ - $ - Monitoring of LBBW</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text:p>
          </table:table-cell>
          <table:table-cell table:style-name="ce34" office:value-type="string">
            <text:p>Ad Hoc Case</text:p>
          </table:table-cell>
          <table:table-cell table:number-columns-repeated="2" table:style-name="ce41"/>
          <table:table-cell table:style-name="ce35" office:value-type="date" office:date-value="2005-12-15T00:00:00">
            <text:p>12/15/2005</text:p>
          </table:table-cell>
          <table:table-cell table:style-name="ce34" office:value-type="string">
            <text:p>Other</text:p>
          </table:table-cell>
          <table:table-cell table:style-name="ce41"/>
          <table:table-cell table:style-name="ce35" office:value-type="date" office:date-value="2007-01-13T00:00:00">
            <text:p>1/13/2007</text:p>
          </table:table-cell>
          <table:table-cell table:style-name="ce34" office:value-type="string">
            <text:p>Competition DG</text:p>
          </table:table-cell>
          <table:table-cell table:style-name="ce45" office:value-type="string">
            <text:p>LBBW</text:p>
          </table:table-cell>
          <table:table-cell table:style-name="ce37"/>
          <table:table-cell table:number-columns-repeated="12" table:style-name="ce32"/>
        </table:table-row>
        <table:table-row table:style-name="ro12">
          <table:table-cell table:style-name="ce34" office:value-type="string">
            <text:p>SA.27900</text:p>
          </table:table-cell>
          <table:table-cell table:style-name="ce34" office:value-type="string">
            <text:p>€ - $ - Monitoring of Sparkasse Köln-Bonn</text:p>
          </table:table-cell>
          <table:table-cell table:style-name="ce34" office:value-type="string">
            <text:p>Monitoring of C32/09 - Sparkasse Köln-Bonn</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6-09-28T00:00:00">
            <text:p>9/28/2006</text:p>
          </table:table-cell>
          <table:table-cell table:style-name="ce34" office:value-type="string">
            <text:p>Article 4(4) - decision to extend proceedings</text:p>
          </table:table-cell>
          <table:table-cell table:style-name="ce41"/>
          <table:table-cell table:style-name="ce35" office:value-type="date" office:date-value="2007-03-29T00:00:00">
            <text:p>3/29/2007</text:p>
          </table:table-cell>
          <table:table-cell table:style-name="ce34" office:value-type="string">
            <text:p>Competition DG</text:p>
          </table:table-cell>
          <table:table-cell table:style-name="ce43" office:value-type="string">
            <text:p>Sparkasse Köln-Bonn</text:p>
          </table:table-cell>
          <table:table-cell table:number-columns-repeated="13" table:style-name="ce32"/>
        </table:table-row>
        <table:table-row table:style-name="ro7">
          <table:table-cell table:style-name="ce34" office:value-type="string">
            <text:p>SA.33764</text:p>
          </table:table-cell>
          <table:table-cell table:style-name="ce34" office:value-type="string">
            <text:p>reactivation of German rescue scheme</text:p>
          </table:table-cell>
          <table:table-cell table:style-name="ce34" office:value-type="string">
            <text:p>Zweites Finanzmarktstabilisierungsgesetz</text:p>
          </table:table-cell>
          <table:table-cell table:style-name="ce34" office:value-type="string">
            <text:p>Germany</text:p>
          </table:table-cell>
          <table:table-cell table:style-name="ce34" office:value-type="string">
            <text:p>K - Financial and insurance activities</text:p>
          </table:table-cell>
          <table:table-cell table:style-name="ce34" office:value-type="string">
            <text:p>Guarantee, Other, Provision of risk capital</text:p>
          </table:table-cell>
          <table:table-cell table:style-name="ce34" office:value-type="string">
            <text:p>Scheme</text:p>
          </table:table-cell>
          <table:table-cell table:style-name="ce41"/>
          <table:table-cell table:style-name="ce35" office:value-type="date" office:date-value="2008-06-29T00:00:00">
            <text:p>6/29/2008</text:p>
          </table:table-cell>
          <table:table-cell table:style-name="ce35" office:value-type="date" office:date-value="2008-02-09T00:00:00">
            <text:p>2/9/2008</text:p>
          </table:table-cell>
          <table:table-cell table:style-name="ce34" office:value-type="string">
            <text:p>Article 4(3) - decision not to raise objections</text:p>
          </table:table-cell>
          <table:table-cell table:style-name="ce34" office:value-type="string">
            <text:p>Remedy for a serious disturbance in the economy, Rescuing firms in difficulty, Restructuring firms in difficulty</text:p>
          </table:table-cell>
          <table:table-cell table:style-name="ce35" office:value-type="date" office:date-value="2008-03-04T00:00:00">
            <text:p>3/4/2008</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C88/1997</text:p>
          </table:table-cell>
          <table:table-cell table:style-name="ce34" office:value-type="string">
            <text:p>State guarantees for public banks in Germany (Anstaltslast und Gewährträgerhaftung)</text:p>
          </table:table-cell>
          <table:table-cell table:style-name="ce34" office:value-type="string">
            <text:p>Anstaltslast und Gewährträgerhaftung</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number-columns-repeated="2" table:style-name="ce41"/>
          <table:table-cell table:style-name="ce35" office:value-type="date" office:date-value="1997-01-25T00:00:00">
            <text:p>1/25/1997</text:p>
          </table:table-cell>
          <table:table-cell table:style-name="ce34" office:value-type="string">
            <text:p>Article 18 - proposal for appropriate measures</text:p>
          </table:table-cell>
          <table:table-cell table:style-name="ce34" office:value-type="string">
            <text:p>Sectoral development</text:p>
          </table:table-cell>
          <table:table-cell table:style-name="ce35" office:value-type="date" office:date-value="1998-03-26T00:00:00">
            <text:p>3/26/1998</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N648/2008</text:p>
          </table:table-cell>
          <table:table-cell table:style-name="ce34" office:value-type="string">
            <text:p>WestLB capital contributions</text:p>
          </table:table-cell>
          <table:table-cell table:style-name="ce34" office:value-type="string">
            <text:p>WestLB capital contributions</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Debt write-off</text:p>
          </table:table-cell>
          <table:table-cell table:style-name="ce34" office:value-type="string">
            <text:p>Ad Hoc Case</text:p>
          </table:table-cell>
          <table:table-cell table:number-columns-repeated="2" table:style-name="ce41"/>
          <table:table-cell table:style-name="ce35" office:value-type="date" office:date-value="2002-03-20T00:00:00">
            <text:p>3/20/2002</text:p>
          </table:table-cell>
          <table:table-cell table:style-name="ce34" office:value-type="string">
            <text:p>Article 4(2) - decision does not constitute aid, Corrigendum</text:p>
          </table:table-cell>
          <table:table-cell table:style-name="ce34" office:value-type="string">
            <text:p>Other</text:p>
          </table:table-cell>
          <table:table-cell table:style-name="ce35" office:value-type="date" office:date-value="2003-12-13T00:00:00">
            <text:p>12/13/2003</text:p>
          </table:table-cell>
          <table:table-cell table:style-name="ce34" office:value-type="string">
            <text:p>Competition DG</text:p>
          </table:table-cell>
          <table:table-cell table:style-name="ce43" office:value-type="string">
            <text:p>WestLB</text:p>
          </table:table-cell>
          <table:table-cell table:number-columns-repeated="13" table:style-name="ce32"/>
        </table:table-row>
        <table:table-row table:style-name="ro6">
          <table:table-cell table:style-name="ce34" office:value-type="string">
            <text:p>N662/2009</text:p>
          </table:table-cell>
          <table:table-cell table:style-name="ce34" office:value-type="string">
            <text:p>€ - WestLB</text:p>
          </table:table-cell>
          <table:table-cell table:style-name="ce34" office:value-type="string">
            <text:p>€ - Risikoabschirmung WestLB</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Ad Hoc Case</text:p>
          </table:table-cell>
          <table:table-cell table:number-columns-repeated="2" table:style-name="ce41"/>
          <table:table-cell table:style-name="ce35" office:value-type="date" office:date-value="2004-03-26T00:00:00">
            <text:p>3/26/2004</text:p>
          </table:table-cell>
          <table:table-cell table:style-name="ce34" office:value-type="string">
            <text:p>Article 4(3) - decision not to raise objections, Corrigendum</text:p>
          </table:table-cell>
          <table:table-cell table:style-name="ce34" office:value-type="string">
            <text:p>Rescuing firms in difficulty</text:p>
          </table:table-cell>
          <table:table-cell table:style-name="ce35" office:value-type="date" office:date-value="2004-07-16T00:00:00">
            <text:p>7/16/2004</text:p>
          </table:table-cell>
          <table:table-cell table:style-name="ce34" office:value-type="string">
            <text:p>Competition DG</text:p>
          </table:table-cell>
          <table:table-cell table:style-name="ce43" office:value-type="string">
            <text:p>WestLB</text:p>
          </table:table-cell>
          <table:table-cell table:number-columns-repeated="13" table:style-name="ce32"/>
        </table:table-row>
        <table:table-row table:style-name="ro6">
          <table:table-cell table:style-name="ce34" office:value-type="string">
            <text:p>N664/2008</text:p>
          </table:table-cell>
          <table:table-cell table:style-name="ce34" office:value-type="string">
            <text:p>NordLB - Recapitalisation</text:p>
          </table:table-cell>
          <table:table-cell table:style-name="ce34" office:value-type="string">
            <text:p>NordLB - Rekapitalisierung</text:p>
          </table:table-cell>
          <table:table-cell table:style-name="ce34" office:value-type="string">
            <text:p>Germany</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number-columns-repeated="2" table:style-name="ce41"/>
          <table:table-cell table:style-name="ce35" office:value-type="date" office:date-value="2000-09-30T00:00:00">
            <text:p>9/30/2000</text:p>
          </table:table-cell>
          <table:table-cell table:style-name="ce34" office:value-type="string">
            <text:p>Article 4(2) - decision does not constitute aid, Corrigendum</text:p>
          </table:table-cell>
          <table:table-cell table:style-name="ce34" office:value-type="string">
            <text:p>Other</text:p>
          </table:table-cell>
          <table:table-cell table:style-name="ce35" office:value-type="date" office:date-value="2003-12-12T00:00:00">
            <text:p>12/12/2003</text:p>
          </table:table-cell>
          <table:table-cell table:style-name="ce34" office:value-type="string">
            <text:p>Competition DG</text:p>
          </table:table-cell>
          <table:table-cell table:style-name="ce43" office:value-type="string">
            <text:p>NordLB</text:p>
          </table:table-cell>
          <table:table-cell table:number-columns-repeated="13" table:style-name="ce32"/>
        </table:table-row>
        <table:table-row table:style-name="ro6">
          <table:table-cell table:style-name="ce34" office:value-type="string">
            <text:p>NN18/2010</text:p>
          </table:table-cell>
          <table:table-cell table:style-name="ce34" office:value-type="string">
            <text:p>€ - $ - Restructuring of Agricultural Bank of Greece</text:p>
          </table:table-cell>
          <table:table-cell table:style-name="ce34" office:value-type="string">
            <text:p>€ - $ - Restructuring of Agricultural Bank of Greece</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Guarantee, 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6-06-23T00:00:00">
            <text:p>6/23/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5-22T00:00:00">
            <text:p>5/22/2007</text:p>
          </table:table-cell>
          <table:table-cell table:style-name="ce34" office:value-type="string">
            <text:p>Competition DG</text:p>
          </table:table-cell>
          <table:table-cell table:style-name="ce43" office:value-type="string">
            <text:p>Agricultural Bank of Greece</text:p>
          </table:table-cell>
          <table:table-cell table:number-columns-repeated="13" table:style-name="ce32"/>
        </table:table-row>
        <table:table-row table:style-name="ro6">
          <table:table-cell table:style-name="ce34" office:value-type="string">
            <text:p>SA.30704</text:p>
          </table:table-cell>
          <table:table-cell table:style-name="ce34" office:value-type="string">
            <text:p>€ - $ - Amendment to the Greek bank guarantee scheme</text:p>
          </table:table-cell>
          <table:table-cell table:style-name="ce34" office:value-type="string">
            <text:p>Fourth extension of the Support Measures for the Credit Institutions in Greece</text:p>
          </table:table-cell>
          <table:table-cell table:style-name="ce34" office:value-type="string">
            <text:p>Greece</text:p>
          </table:table-cell>
          <table:table-cell table:style-name="ce34" office:value-type="string">
            <text:p>K.64 - Financial service activities, except insurance and pension funding</text:p>
          </table:table-cell>
          <table:table-cell table:style-name="ce34" office:value-type="string">
            <text:p>Direct grant, Guarantee, Other forms of equity intervention</text:p>
          </table:table-cell>
          <table:table-cell table:style-name="ce34" office:value-type="string">
            <text:p>Scheme</text:p>
          </table:table-cell>
          <table:table-cell table:style-name="ce41"/>
          <table:table-cell table:style-name="ce35" office:value-type="date" office:date-value="2007-06-29T00:00:00">
            <text:p>6/29/2007</text:p>
          </table:table-cell>
          <table:table-cell table:style-name="ce35" office:value-type="date" office:date-value="2007-03-22T00:00:00">
            <text:p>3/22/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4-03T00:00:00">
            <text:p>4/3/2007</text:p>
          </table:table-cell>
          <table:table-cell table:style-name="ce34" office:value-type="string">
            <text:p>Competition DG</text:p>
          </table:table-cell>
          <table:table-cell table:style-name="ce37"/>
          <table:table-cell table:number-columns-repeated="13" table:style-name="ce32"/>
        </table:table-row>
        <table:table-row table:style-name="ro11">
          <table:table-cell table:style-name="ce34" office:value-type="string">
            <text:p>SA.33757</text:p>
          </table:table-cell>
          <table:table-cell table:style-name="ce34" office:value-type="string">
            <text:p>Reform of the financing regime of the pensions in the Greek banking sector</text:p>
          </table:table-cell>
          <table:table-cell table:style-name="ce34" office:value-type="string">
            <text:p>Reform of the financing regime of the pensions in the Greek banking sector</text:p>
          </table:table-cell>
          <table:table-cell table:style-name="ce34" office:value-type="string">
            <text:p>Greece</text:p>
          </table:table-cell>
          <table:table-cell table:style-name="ce34" office:value-type="string">
            <text:p>K.64.11 - Central banking</text:p>
          </table:table-cell>
          <table:table-cell table:style-name="ce34" office:value-type="string">
            <text:p>Other forms of equity intervention</text:p>
          </table:table-cell>
          <table:table-cell table:style-name="ce34" office:value-type="string">
            <text:p>Scheme</text:p>
          </table:table-cell>
          <table:table-cell table:number-columns-repeated="2" table:style-name="ce41"/>
          <table:table-cell table:style-name="ce35" office:value-type="date" office:date-value="2002-09-04T00:00:00">
            <text:p>9/4/2002</text:p>
          </table:table-cell>
          <table:table-cell table:style-name="ce34" office:value-type="string">
            <text:p>Article 4(2) - decision does not constitute aid</text:p>
          </table:table-cell>
          <table:table-cell table:style-name="ce41"/>
          <table:table-cell table:style-name="ce35" office:value-type="date" office:date-value="2003-10-09T00:00:00">
            <text:p>10/9/2003</text:p>
          </table:table-cell>
          <table:table-cell table:style-name="ce34" office:value-type="string">
            <text:p>Competition DG</text:p>
          </table:table-cell>
          <table:table-cell table:style-name="ce37"/>
          <table:table-cell table:number-columns-repeated="13" table:style-name="ce32"/>
        </table:table-row>
        <table:table-row table:style-name="ro8">
          <table:table-cell table:style-name="ce34" office:value-type="string">
            <text:p>SA.34345</text:p>
          </table:table-cell>
          <table:table-cell table:style-name="ce34" office:value-type="string">
            <text:p>$ - Aid in favour of Postabank</text:p>
          </table:table-cell>
          <table:table-cell table:style-name="ce34" office:value-type="string">
            <text:p>Postabank Rt. privatizációja</text:p>
          </table:table-cell>
          <table:table-cell table:style-name="ce34" office:value-type="string">
            <text:p>Hungar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Ad Hoc Case</text:p>
          </table:table-cell>
          <table:table-cell table:number-columns-repeated="2" table:style-name="ce41"/>
          <table:table-cell table:style-name="ce35" office:value-type="date" office:date-value="1999-10-21T00:00:00">
            <text:p>10/21/1999</text:p>
          </table:table-cell>
          <table:table-cell table:style-name="ce34" office:value-type="string">
            <text:p>Article 4(4) - decision to initiate the formal investigation procedure, Article 7(5) and 14(1) - negative decision without recovery, Corrigendum</text:p>
          </table:table-cell>
          <table:table-cell table:style-name="ce34" office:value-type="string">
            <text:p>Sectoral development</text:p>
          </table:table-cell>
          <table:table-cell table:style-name="ce35" office:value-type="date" office:date-value="2004-10-20T00:00:00">
            <text:p>10/20/2004</text:p>
          </table:table-cell>
          <table:table-cell table:style-name="ce34" office:value-type="string">
            <text:p>Competition DG</text:p>
          </table:table-cell>
          <table:table-cell table:style-name="ce45" office:value-type="string">
            <text:p>Postabank Rt. privatizációja</text:p>
          </table:table-cell>
          <table:table-cell table:style-name="ce37"/>
          <table:table-cell table:number-columns-repeated="12" table:style-name="ce32"/>
        </table:table-row>
        <table:table-row table:style-name="ro9">
          <table:table-cell table:style-name="ce34" office:value-type="string">
            <text:p>SA.29590</text:p>
          </table:table-cell>
          <table:table-cell table:style-name="ce34" office:value-type="string">
            <text:p>$ - € Joint restructuring plan for Anglo Irish Bank and Irish Nationwide Building Society</text:p>
          </table:table-cell>
          <table:table-cell table:style-name="ce34" office:value-type="string">
            <text:p>Submission of revised restructuring plan for Anglo Irish Bank and Irish Nationwide Building Society dated 31 January 2011.</text:p>
          </table:table-cell>
          <table:table-cell table:style-name="ce34" office:value-type="string">
            <text:p>Ireland</text:p>
          </table:table-cell>
          <table:table-cell table:style-name="ce34" office:value-type="string">
            <text:p>K - Financial and insurance activities</text:p>
          </table:table-cell>
          <table:table-cell table:style-name="ce34" office:value-type="string">
            <text:p>Guarantee, Other forms of equity intervention, Soft loan</text:p>
          </table:table-cell>
          <table:table-cell table:style-name="ce34" office:value-type="string">
            <text:p>Ad Hoc Case</text:p>
          </table:table-cell>
          <table:table-cell table:number-columns-repeated="2" table:style-name="ce41"/>
          <table:table-cell table:style-name="ce35" office:value-type="date" office:date-value="2007-01-30T00:00:00">
            <text:p>1/30/2007</text:p>
          </table:table-cell>
          <table:table-cell table:style-name="ce34" office:value-type="string">
            <text:p>Article 7(3) - positive decision</text:p>
          </table:table-cell>
          <table:table-cell table:style-name="ce34" office:value-type="string">
            <text:p>Remedy for a serious disturbance in the economy</text:p>
          </table:table-cell>
          <table:table-cell table:style-name="ce35" office:value-type="date" office:date-value="2007-06-28T00:00:00">
            <text:p>6/28/2007</text:p>
          </table:table-cell>
          <table:table-cell table:style-name="ce34" office:value-type="string">
            <text:p>Competition DG</text:p>
          </table:table-cell>
          <table:table-cell table:style-name="ce43" office:value-type="string">
            <text:p>Anglo Irish Bank; Irish Nationwide Building Society</text:p>
          </table:table-cell>
          <table:table-cell table:number-columns-repeated="13" table:style-name="ce32"/>
        </table:table-row>
        <table:table-row table:style-name="ro9">
          <table:table-cell table:style-name="ce34" office:value-type="string">
            <text:p>SA.34122</text:p>
          </table:table-cell>
          <table:table-cell table:style-name="ce34" office:value-type="string">
            <text:p>Fiscal incentives in favour of certain reorganised banks</text:p>
          </table:table-cell>
          <table:table-cell table:style-name="ce34" office:value-type="string">
            <text:p>Incentivi in materia di rivalutazione nel settore bancario</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Tax allowance</text:p>
          </table:table-cell>
          <table:table-cell table:style-name="ce34" office:value-type="string">
            <text:p>Scheme</text:p>
          </table:table-cell>
          <table:table-cell table:number-columns-repeated="2" table:style-name="ce41"/>
          <table:table-cell table:style-name="ce35" office:value-type="date" office:date-value="2000-07-18T00:00:00">
            <text:p>7/18/2000</text:p>
          </table:table-cell>
          <table:table-cell table:style-name="ce34" office:value-type="string">
            <text:p>Article 4(4) - decision to initiate the formal investigation procedure, Article 7(5) and 14(1) - negative decision with recovery</text:p>
          </table:table-cell>
          <table:table-cell table:style-name="ce34" office:value-type="string">
            <text:p>Sectoral development</text:p>
          </table:table-cell>
          <table:table-cell table:style-name="ce35" office:value-type="date" office:date-value="2004-03-10T00:00:00">
            <text:p>3/10/2004</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20">
          <table:table-cell table:style-name="ce34" office:value-type="string">
            <text:p>SA.33135</text:p>
          </table:table-cell>
          <table:table-cell table:style-name="ce34" office:value-type="string">
            <text:p>Reintroduction of the Italian guarantee scheme</text:p>
          </table:table-cell>
          <table:table-cell table:style-name="ce34" office:value-type="string">
            <text:p>Decreto legge "Disposizoni urgenti per la crescita, l''equità e il consolidamento dei conti pubblici" - articolo 8 "Misure per la stabilità del sistema creditizio" . Reintroduzione del regime di garanzia a favore delle banche italiane.</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41"/>
          <table:table-cell table:style-name="ce35" office:value-type="date" office:date-value="2008-06-29T00:00:00">
            <text:p>6/29/2008</text:p>
          </table:table-cell>
          <table:table-cell table:style-name="ce35" office:value-type="date" office:date-value="2007-12-06T00:00:00">
            <text:p>12/6/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12-14T00:00:00">
            <text:p>12/14/2007</text:p>
          </table:table-cell>
          <table:table-cell table:style-name="ce34" office:value-type="string">
            <text:p>Competition DG</text:p>
          </table:table-cell>
          <table:table-cell table:style-name="ce46"/>
          <table:table-cell table:style-name="ce37"/>
          <table:table-cell table:number-columns-repeated="12" table:style-name="ce32"/>
        </table:table-row>
        <table:table-row table:style-name="ro6">
          <table:table-cell table:style-name="ce34" office:value-type="string">
            <text:p>SA.33178</text:p>
          </table:table-cell>
          <table:table-cell table:style-name="ce34" office:value-type="string">
            <text:p>Amendment of the Italian guarantee scheme in H1 2012</text:p>
          </table:table-cell>
          <table:table-cell table:style-name="ce34" office:value-type="string">
            <text:p>Prenotifica nuova stima budget garanzie</text:p>
          </table:table-cell>
          <table:table-cell table:style-name="ce34" office:value-type="string">
            <text:p>Italy</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number-columns-repeated="2" table:style-name="ce41"/>
          <table:table-cell table:style-name="ce35" office:value-type="date" office:date-value="2008-02-09T00:00:00">
            <text:p>2/9/2008</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2-21T00:00:00">
            <text:p>2/21/2008</text:p>
          </table:table-cell>
          <table:table-cell table:style-name="ce34" office:value-type="string">
            <text:p>Competition DG</text:p>
          </table:table-cell>
          <table:table-cell table:style-name="ce37"/>
          <table:table-cell table:number-columns-repeated="13" table:style-name="ce32"/>
        </table:table-row>
        <table:table-row table:style-name="ro6">
          <table:table-cell table:style-name="ce34" office:value-type="string">
            <text:p>XT3/2008</text:p>
          </table:table-cell>
          <table:table-cell table:style-name="ce34" office:value-type="string">
            <text:p>Alleged aid to SACE BT</text:p>
          </table:table-cell>
          <table:table-cell table:style-name="ce34" office:value-type="string">
            <text:p>Aiuto alla SACE BT – Italia</text:p>
          </table:table-cell>
          <table:table-cell table:style-name="ce34" office:value-type="string">
            <text:p>Italy</text:p>
          </table:table-cell>
          <table:table-cell table:style-name="ce34" office:value-type="string">
            <text:p>K.65 - Insurance, reinsurance and pension funding, except compulsory social security</text:p>
          </table:table-cell>
          <table:table-cell table:style-name="ce34" office:value-type="string">
            <text:p>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3-06-06T00:00:00">
            <text:p>6/6/2003</text:p>
          </table:table-cell>
          <table:table-cell table:style-name="ce34" office:value-type="string">
            <text:p>Article 4(4) - decision to initiate the formal investigation procedure</text:p>
          </table:table-cell>
          <table:table-cell table:style-name="ce41"/>
          <table:table-cell table:style-name="ce35" office:value-type="date" office:date-value="2007-02-22T00:00:00">
            <text:p>2/22/2007</text:p>
          </table:table-cell>
          <table:table-cell table:style-name="ce34" office:value-type="string">
            <text:p>Competition DG</text:p>
          </table:table-cell>
          <table:table-cell table:style-name="ce43" office:value-type="string">
            <text:p>SACE BT</text:p>
          </table:table-cell>
          <table:table-cell table:number-columns-repeated="13" table:style-name="ce32"/>
        </table:table-row>
        <table:table-row table:style-name="ro21">
          <table:table-cell table:style-name="ce34" office:value-type="string">
            <text:p>SA.33763</text:p>
          </table:table-cell>
          <table:table-cell table:style-name="ce34" office:value-type="string">
            <text:p>Extension of Lithuanian schemes in support to bank – H1 2012</text:p>
          </table:table-cell>
          <table:table-cell table:style-name="ce34" office:value-type="string">
            <text:p>State aid N 200/2009 and N 47/2010 Lithuania – Lithuanian bank support scheme as prolonged by the European Commission decisions: of 21 January 2011 (State aid case SA.32188 (2011/N)) and of 27 June 2011 (SA. 33135 (2011/N)</text:p>
          </table:table-cell>
          <table:table-cell table:style-name="ce34" office:value-type="string">
            <text:p>Lithuania</text:p>
          </table:table-cell>
          <table:table-cell table:style-name="ce34" office:value-type="string">
            <text:p>K - Financial and insurance activities</text:p>
          </table:table-cell>
          <table:table-cell table:style-name="ce34" office:value-type="string">
            <text:p>Guarantee, Other</text:p>
          </table:table-cell>
          <table:table-cell table:style-name="ce34" office:value-type="string">
            <text:p>Scheme</text:p>
          </table:table-cell>
          <table:table-cell table:style-name="ce41"/>
          <table:table-cell table:style-name="ce35" office:value-type="date" office:date-value="2008-06-29T00:00:00">
            <text:p>6/29/2008</text:p>
          </table:table-cell>
          <table:table-cell table:style-name="ce35" office:value-type="date" office:date-value="2008-01-26T00:00:00">
            <text:p>1/26/2008</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3-05T00:00:00">
            <text:p>3/5/2008</text:p>
          </table:table-cell>
          <table:table-cell table:style-name="ce34" office:value-type="string">
            <text:p>Competition DG</text:p>
          </table:table-cell>
          <table:table-cell table:style-name="ce37"/>
          <table:table-cell table:number-columns-repeated="13" table:style-name="ce32"/>
        </table:table-row>
        <table:table-row table:style-name="ro23">
          <table:table-cell table:style-name="ce34" office:value-type="string">
            <text:p>SA.33805</text:p>
          </table:table-cell>
          <table:table-cell table:style-name="ce34" office:value-type="string">
            <text:p>Sale of Dexia BIL</text:p>
          </table:table-cell>
          <table:table-cell table:style-name="ce34" office:value-type="string">
            <text:p>Sale of Dexia BIL</text:p>
          </table:table-cell>
          <table:table-cell table:style-name="ce34" office:value-type="string">
            <text:p>Luxembourg</text:p>
          </table:table-cell>
          <table:table-cell table:style-name="ce34" office:value-type="string">
            <text:p>K - Financial and insurance activities</text:p>
          </table:table-cell>
          <table:table-cell table:style-name="ce41"/>
          <table:table-cell table:style-name="ce34" office:value-type="string">
            <text:p>Ad Hoc Case</text:p>
          </table:table-cell>
          <table:table-cell table:number-columns-repeated="2" table:style-name="ce41"/>
          <table:table-cell table:style-name="ce35" office:value-type="date" office:date-value="2008-02-28T00:00:00">
            <text:p>2/28/2008</text:p>
          </table:table-cell>
          <table:table-cell table:number-columns-repeated="2" table:style-name="ce41"/>
          <table:table-cell table:style-name="ce35" office:value-type="date" office:date-value="2008-04-02T00:00:00">
            <text:p>4/2/2008</text:p>
          </table:table-cell>
          <table:table-cell table:style-name="ce34" office:value-type="string">
            <text:p>Competition DG</text:p>
          </table:table-cell>
          <table:table-cell table:style-name="ce43" office:value-type="string">
            <text:p>Dexia</text:p>
          </table:table-cell>
          <table:table-cell table:number-columns-repeated="13" table:style-name="ce32"/>
        </table:table-row>
        <table:table-row table:style-name="ro16">
          <table:table-cell table:style-name="ce34" office:value-type="string">
            <text:p>C9/2009</text:p>
          </table:table-cell>
          <table:table-cell table:style-name="ce34" office:value-type="string">
            <text:p>$ - Additional recapitalisation measures in favour of ABN AMRO NL and Fortis Bank Nederland</text:p>
          </table:table-cell>
          <table:table-cell table:style-name="ce34" office:value-type="string">
            <text:p>Recapitalisation of ABN AMRO NL and Fortis Bank (Nederland) NV</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Ad Hoc Case</text:p>
          </table:table-cell>
          <table:table-cell table:style-name="ce41"/>
          <table:table-cell table:style-name="ce35" office:value-type="date" office:date-value="2006-07-30T00:00:00">
            <text:p>7/30/2006</text:p>
          </table:table-cell>
          <table:table-cell table:style-name="ce35" office:value-type="date" office:date-value="2006-01-13T00:00:00">
            <text:p>1/13/2006</text:p>
          </table:table-cell>
          <table:table-cell table:style-name="ce34" office:value-type="string">
            <text:p>Other</text:p>
          </table:table-cell>
          <table:table-cell table:style-name="ce34" office:value-type="string">
            <text:p>Remedy for a serious disturbance in the economy</text:p>
          </table:table-cell>
          <table:table-cell table:style-name="ce35" office:value-type="date" office:date-value="2006-02-04T00:00:00">
            <text:p>2/4/2006</text:p>
          </table:table-cell>
          <table:table-cell table:style-name="ce34" office:value-type="string">
            <text:p>Competition DG</text:p>
          </table:table-cell>
          <table:table-cell table:style-name="ce43" office:value-type="string">
            <text:p>ABN AMRO NL and Fortis Bank NL</text:p>
          </table:table-cell>
          <table:table-cell table:number-columns-repeated="13" table:style-name="ce32"/>
        </table:table-row>
        <table:table-row table:style-name="ro21">
          <table:table-cell table:style-name="ce34" office:value-type="string">
            <text:p>NN61/2009</text:p>
          </table:table-cell>
          <table:table-cell table:style-name="ce34" office:value-type="string">
            <text:p>€ - $ - ING</text:p>
          </table:table-cell>
          <table:table-cell table:style-name="ce34" office:value-type="string">
            <text:p>ING illiquid assets back-up facility</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5-02-18T00:00:00">
            <text:p>2/18/2005</text:p>
          </table:table-cell>
          <table:table-cell table:style-name="ce34" office:value-type="string">
            <text:p>Article 4(3) - decision not to raise objections, Article 4(4) - decision to extend proceedings, Article 4(4) - decision to initiate the formal investigation procedure, Article 7(3) - positive decision, Corrigendum</text:p>
          </table:table-cell>
          <table:table-cell table:style-name="ce34" office:value-type="string">
            <text:p>Remedy for a serious disturbance in the economy</text:p>
          </table:table-cell>
          <table:table-cell table:style-name="ce35" office:value-type="date" office:date-value="2006-02-07T00:00:00">
            <text:p>2/7/2006</text:p>
          </table:table-cell>
          <table:table-cell table:style-name="ce34" office:value-type="string">
            <text:p>Competition DG</text:p>
          </table:table-cell>
          <table:table-cell table:style-name="ce43" office:value-type="string">
            <text:p>ING</text:p>
          </table:table-cell>
          <table:table-cell table:number-columns-repeated="13" table:style-name="ce32"/>
        </table:table-row>
        <table:table-row table:style-name="ro16">
          <table:table-cell table:style-name="ce34" office:value-type="string">
            <text:p>NN70/2007</text:p>
          </table:table-cell>
          <table:table-cell table:style-name="ce34" office:value-type="string">
            <text:p>€ - $ - Monitoring of ING</text:p>
          </table:table-cell>
          <table:table-cell table:style-name="ce34" office:value-type="string">
            <text:p>Monitoring of ING</text:p>
          </table:table-cell>
          <table:table-cell table:style-name="ce34" office:value-type="string">
            <text:p>Netherlands</text:p>
          </table:table-cell>
          <table:table-cell table:style-name="ce34" office:value-type="string">
            <text:p>K - Financial and insurance activities</text:p>
          </table:table-cell>
          <table:table-cell table:style-name="ce34" office:value-type="string">
            <text:p>Guarantee, Other, 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5-11-19T00:00:00">
            <text:p>11/19/2005</text:p>
          </table:table-cell>
          <table:table-cell table:style-name="ce34" office:value-type="string">
            <text:p>Article 4(4) - decision to initiate the formal investigation procedure, Other</text:p>
          </table:table-cell>
          <table:table-cell table:style-name="ce41"/>
          <table:table-cell table:style-name="ce35" office:value-type="date" office:date-value="2008-05-10T00:00:00">
            <text:p>5/10/2008</text:p>
          </table:table-cell>
          <table:table-cell table:style-name="ce34" office:value-type="string">
            <text:p>Competition DG</text:p>
          </table:table-cell>
          <table:table-cell table:style-name="ce43" office:value-type="string">
            <text:p>ING</text:p>
          </table:table-cell>
          <table:table-cell table:number-columns-repeated="13" table:style-name="ce32"/>
        </table:table-row>
        <table:table-row table:style-name="ro11">
          <table:table-cell table:style-name="ce34" office:value-type="string">
            <text:p>N433/2010</text:p>
          </table:table-cell>
          <table:table-cell table:style-name="ce34" office:value-type="string">
            <text:p>Regional investment aid for Citibank International Plc Oddzial w Polsce</text:p>
          </table:table-cell>
          <table:table-cell table:style-name="ce34" office:value-type="string">
            <text:p>Citibank International Plc Oddział w Polsce</text:p>
          </table:table-cell>
          <table:table-cell table:style-name="ce34" office:value-type="string">
            <text:p>Poland</text:p>
          </table:table-cell>
          <table:table-cell table:style-name="ce34" office:value-type="string">
            <text:p>J.63.1 - Data processing, hosting and related activities; web portals</text:p>
          </table:table-cell>
          <table:table-cell table:style-name="ce34" office:value-type="string">
            <text:p>Direct grant</text:p>
          </table:table-cell>
          <table:table-cell table:style-name="ce34" office:value-type="string">
            <text:p>Ad Hoc Case</text:p>
          </table:table-cell>
          <table:table-cell table:style-name="ce41"/>
          <table:table-cell table:style-name="ce35" office:value-type="date" office:date-value="2008-12-30T00:00:00">
            <text:p>12/30/2008</text:p>
          </table:table-cell>
          <table:table-cell table:style-name="ce35" office:value-type="date" office:date-value="2006-09-05T00:00:00">
            <text:p>9/5/2006</text:p>
          </table:table-cell>
          <table:table-cell table:style-name="ce34" office:value-type="string">
            <text:p>Article 4(3) - decision not to raise objections</text:p>
          </table:table-cell>
          <table:table-cell table:style-name="ce34" office:value-type="string">
            <text:p>Employment, Regional development</text:p>
          </table:table-cell>
          <table:table-cell table:style-name="ce35" office:value-type="date" office:date-value="2006-11-09T00:00:00">
            <text:p>11/9/2006</text:p>
          </table:table-cell>
          <table:table-cell table:style-name="ce34" office:value-type="string">
            <text:p>Competition DG</text:p>
          </table:table-cell>
          <table:table-cell table:style-name="ce43" office:value-type="string">
            <text:p>Citibank International Plc Oddział w Polsce</text:p>
          </table:table-cell>
          <table:table-cell table:number-columns-repeated="13" table:style-name="ce32"/>
        </table:table-row>
        <table:table-row table:style-name="ro9">
          <table:table-cell table:style-name="ce34" office:value-type="string">
            <text:p>N555/2010</text:p>
          </table:table-cell>
          <table:table-cell table:style-name="ce34" office:value-type="string">
            <text:p>Nordea Bank AB Oddział w Polsce</text:p>
          </table:table-cell>
          <table:table-cell table:style-name="ce34" office:value-type="string">
            <text:p>Nordea Bank AB Oddział w Polsce</text:p>
          </table:table-cell>
          <table:table-cell table:style-name="ce34" office:value-type="string">
            <text:p>Poland</text:p>
          </table:table-cell>
          <table:table-cell table:style-name="ce34" office:value-type="string">
            <text:p>J.63.11 - Data processing, hosting and related activities, M.69.20 - Accounting, bookkeeping and auditing activities; tax consultancy</text:p>
          </table:table-cell>
          <table:table-cell table:style-name="ce34" office:value-type="string">
            <text:p>Direct grant</text:p>
          </table:table-cell>
          <table:table-cell table:style-name="ce34" office:value-type="string">
            <text:p>Ad Hoc Case</text:p>
          </table:table-cell>
          <table:table-cell table:style-name="ce41"/>
          <table:table-cell table:style-name="ce35" office:value-type="date" office:date-value="2009-12-30T00:00:00">
            <text:p>12/30/2009</text:p>
          </table:table-cell>
          <table:table-cell table:style-name="ce35" office:value-type="date" office:date-value="2006-10-12T00:00:00">
            <text:p>10/12/2006</text:p>
          </table:table-cell>
          <table:table-cell table:style-name="ce34" office:value-type="string">
            <text:p>Article 4(3) - decision not to raise objections</text:p>
          </table:table-cell>
          <table:table-cell table:style-name="ce34" office:value-type="string">
            <text:p>Employment, Regional development</text:p>
          </table:table-cell>
          <table:table-cell table:style-name="ce35" office:value-type="date" office:date-value="2007-01-12T00:00:00">
            <text:p>1/12/2007</text:p>
          </table:table-cell>
          <table:table-cell table:style-name="ce34" office:value-type="string">
            <text:p>Competition DG</text:p>
          </table:table-cell>
          <table:table-cell table:style-name="ce43" office:value-type="string">
            <text:p>Nordea Bank AB Oddział w Polsce</text:p>
          </table:table-cell>
          <table:table-cell table:number-columns-repeated="13" table:style-name="ce32"/>
        </table:table-row>
        <table:table-row table:style-name="ro5">
          <table:table-cell table:style-name="ce34" office:value-type="string">
            <text:p>SA.33311</text:p>
          </table:table-cell>
          <table:table-cell table:style-name="ce34" office:value-type="string">
            <text:p>Fourth prolongation of Polish bank recapitalisation scheme</text:p>
          </table:table-cell>
          <table:table-cell table:style-name="ce34" office:value-type="string">
            <text:p>Fourth prolongation of Polish bank recapitalisation scheme</text:p>
          </table:table-cell>
          <table:table-cell table:style-name="ce34" office:value-type="string">
            <text:p>Poland</text:p>
          </table:table-cell>
          <table:table-cell table:style-name="ce34" office:value-type="string">
            <text:p>K - Financial and insurance activities</text:p>
          </table:table-cell>
          <table:table-cell table:style-name="ce34" office:value-type="string">
            <text:p>Other forms of equity intervention</text:p>
          </table:table-cell>
          <table:table-cell table:style-name="ce34" office:value-type="string">
            <text:p>Scheme</text:p>
          </table:table-cell>
          <table:table-cell table:style-name="ce41"/>
          <table:table-cell table:style-name="ce35" office:value-type="date" office:date-value="2008-06-29T00:00:00">
            <text:p>6/29/2008</text:p>
          </table:table-cell>
          <table:table-cell table:style-name="ce35" office:value-type="date" office:date-value="2007-12-12T00:00:00">
            <text:p>12/12/2007</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8-02-26T00:00:00">
            <text:p>2/26/2008</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SA.34077</text:p>
          </table:table-cell>
          <table:table-cell table:style-name="ce34" office:value-type="string">
            <text:p>MAN Accounting Center Sp. z o. o.</text:p>
          </table:table-cell>
          <table:table-cell table:style-name="ce34" office:value-type="string">
            <text:p>MAN Accounting Center Sp. z o. o.</text:p>
          </table:table-cell>
          <table:table-cell table:style-name="ce34" office:value-type="string">
            <text:p>Poland</text:p>
          </table:table-cell>
          <table:table-cell table:style-name="ce34" office:value-type="string">
            <text:p>K.64.2 - Activities of holding companies, M.70.22 - Business and other management consultancy activities</text:p>
          </table:table-cell>
          <table:table-cell table:style-name="ce34" office:value-type="string">
            <text:p>Direct grant</text:p>
          </table:table-cell>
          <table:table-cell table:style-name="ce34" office:value-type="string">
            <text:p>Individual Application</text:p>
          </table:table-cell>
          <table:table-cell table:number-columns-repeated="2" table:style-name="ce41"/>
          <table:table-cell table:style-name="ce35" office:value-type="date" office:date-value="2003-12-12T00:00:00">
            <text:p>12/12/2003</text:p>
          </table:table-cell>
          <table:table-cell table:style-name="ce34" office:value-type="string">
            <text:p>Article 4(3) - decision not to raise objections</text:p>
          </table:table-cell>
          <table:table-cell table:style-name="ce34" office:value-type="string">
            <text:p>Employment, Regional development</text:p>
          </table:table-cell>
          <table:table-cell table:style-name="ce35" office:value-type="date" office:date-value="2004-05-12T00:00:00">
            <text:p>5/12/2004</text:p>
          </table:table-cell>
          <table:table-cell table:style-name="ce34" office:value-type="string">
            <text:p>Competition DG</text:p>
          </table:table-cell>
          <table:table-cell table:style-name="ce43" office:value-type="string">
            <text:p>MAN Accounting Center Sp.</text:p>
          </table:table-cell>
          <table:table-cell table:number-columns-repeated="13" table:style-name="ce32"/>
        </table:table-row>
        <table:table-row table:style-name="ro7">
          <table:table-cell table:style-name="ce34" office:value-type="string">
            <text:p>C50/2007</text:p>
          </table:table-cell>
          <table:table-cell table:style-name="ce34" office:value-type="string">
            <text:p>Regional ad hoc Investment Aid to Geoban S.A. Oddział w Polsce</text:p>
          </table:table-cell>
          <table:table-cell table:style-name="ce34" office:value-type="string">
            <text:p>Geoban S.A. Oddział w Polsce</text:p>
          </table:table-cell>
          <table:table-cell table:style-name="ce34" office:value-type="string">
            <text:p>Poland</text:p>
          </table:table-cell>
          <table:table-cell table:style-name="ce34" office:value-type="string">
            <text:p>K.66.19 - Other activities auxiliary to financial services, except insurance and pension funding</text:p>
          </table:table-cell>
          <table:table-cell table:style-name="ce34" office:value-type="string">
            <text:p>Direct grant</text:p>
          </table:table-cell>
          <table:table-cell table:style-name="ce34" office:value-type="string">
            <text:p>Ad Hoc Case</text:p>
          </table:table-cell>
          <table:table-cell table:style-name="ce41"/>
          <table:table-cell table:style-name="ce35" office:value-type="date" office:date-value="2007-12-30T00:00:00">
            <text:p>12/30/2007</text:p>
          </table:table-cell>
          <table:table-cell table:style-name="ce35" office:value-type="date" office:date-value="2006-09-08T00:00:00">
            <text:p>9/8/2006</text:p>
          </table:table-cell>
          <table:table-cell table:style-name="ce34" office:value-type="string">
            <text:p>Article 4(3) - decision not to raise objections</text:p>
          </table:table-cell>
          <table:table-cell table:style-name="ce34" office:value-type="string">
            <text:p>Employment, Regional development</text:p>
          </table:table-cell>
          <table:table-cell table:style-name="ce35" office:value-type="date" office:date-value="2006-11-14T00:00:00">
            <text:p>11/14/2006</text:p>
          </table:table-cell>
          <table:table-cell table:style-name="ce34" office:value-type="string">
            <text:p>Competition DG</text:p>
          </table:table-cell>
          <table:table-cell table:style-name="ce43" office:value-type="string">
            <text:p>Geoban S.A. Oddział w Polsce</text:p>
          </table:table-cell>
          <table:table-cell table:number-columns-repeated="13" table:style-name="ce32"/>
        </table:table-row>
        <table:table-row table:style-name="ro18">
          <table:table-cell table:style-name="ce34" office:value-type="string">
            <text:p>NN64/2008</text:p>
          </table:table-cell>
          <table:table-cell table:style-name="ce34" office:value-type="string">
            <text:p>Court case: € - $ - Restructuring of BPP</text:p>
          </table:table-cell>
          <table:table-cell table:style-name="ce34" office:value-type="string">
            <text:p>Restructuring of BPP - Portugal</text:p>
          </table:table-cell>
          <table:table-cell table:style-name="ce34" office:value-type="string">
            <text:p>Portugal</text:p>
          </table:table-cell>
          <table:table-cell table:style-name="ce34" office:value-type="string">
            <text:p>K - Financial and insurance activities</text:p>
          </table:table-cell>
          <table:table-cell table:style-name="ce34" office:value-type="string">
            <text:p>Guarantee</text:p>
          </table:table-cell>
          <table:table-cell table:style-name="ce34" office:value-type="string">
            <text:p>Ad Hoc Case</text:p>
          </table:table-cell>
          <table:table-cell table:number-columns-repeated="2" table:style-name="ce41"/>
          <table:table-cell table:style-name="ce35" office:value-type="date" office:date-value="2005-06-10T00:00:00">
            <text:p>6/10/2005</text:p>
          </table:table-cell>
          <table:table-cell table:style-name="ce34" office:value-type="string">
            <text:p>Article 4(4) - decision to initiate the formal investigation procedure, Article 7(5) and 14(1) - negative decision with recovery, Corrigendum</text:p>
          </table:table-cell>
          <table:table-cell table:style-name="ce34" office:value-type="string">
            <text:p>Remedy for a serious disturbance in the economy</text:p>
          </table:table-cell>
          <table:table-cell table:style-name="ce35" office:value-type="date" office:date-value="2006-07-19T00:00:00">
            <text:p>7/19/2006</text:p>
          </table:table-cell>
          <table:table-cell table:style-name="ce34" office:value-type="string">
            <text:p>Competition DG</text:p>
          </table:table-cell>
          <table:table-cell table:style-name="ce43" office:value-type="string">
            <text:p>Banco privado portugues</text:p>
          </table:table-cell>
          <table:table-cell table:number-columns-repeated="13" table:style-name="ce32"/>
        </table:table-row>
        <table:table-row table:style-name="ro6">
          <table:table-cell table:style-name="ce34" office:value-type="string">
            <text:p>NN41/2006</text:p>
          </table:table-cell>
          <table:table-cell table:style-name="ce34" office:value-type="string">
            <text:p>€ - $ -Third extension of the Portuguese bank recapitalisation scheme</text:p>
          </table:table-cell>
          <table:table-cell table:style-name="ce34" office:value-type="string">
            <text:p>REGIME DE RECAPITALIZAÇÃO DAS INSTITUIÇÕES DE CRÉDITO EM PORTUGAL</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Other forms of equity intervention</text:p>
          </table:table-cell>
          <table:table-cell table:style-name="ce34" office:value-type="string">
            <text:p>Scheme</text:p>
          </table:table-cell>
          <table:table-cell table:style-name="ce41"/>
          <table:table-cell table:style-name="ce35" office:value-type="date" office:date-value="2007-06-29T00:00:00">
            <text:p>6/29/2007</text:p>
          </table:table-cell>
          <table:table-cell table:style-name="ce35" office:value-type="date" office:date-value="2006-12-22T00:00:00">
            <text:p>12/2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1-20T00:00:00">
            <text:p>1/20/2007</text:p>
          </table:table-cell>
          <table:table-cell table:style-name="ce34" office:value-type="string">
            <text:p>Competition DG</text:p>
          </table:table-cell>
          <table:table-cell table:style-name="ce37"/>
          <table:table-cell table:number-columns-repeated="13" table:style-name="ce32"/>
        </table:table-row>
        <table:table-row table:style-name="ro10">
          <table:table-cell table:style-name="ce34" office:value-type="string">
            <text:p>NN46/2008</text:p>
          </table:table-cell>
          <table:table-cell table:style-name="ce34" office:value-type="string">
            <text:p>€ - $ - Third prolongation of the Portuguese Guarantee Scheme</text:p>
          </table:table-cell>
          <table:table-cell table:style-name="ce34" office:value-type="string">
            <text:p>CONCESSÃO EXTRAORDINÁRIA DE GARANTIAS PESSOAIS PELO ESTADO, NO ÂMBITO DO SISTEMA FINANCEIRO</text:p>
          </table:table-cell>
          <table:table-cell table:style-name="ce34" office:value-type="string">
            <text:p>Portugal</text:p>
          </table:table-cell>
          <table:table-cell table:style-name="ce34" office:value-type="string">
            <text:p>K.64 - Financial service activities, except insurance and pension funding</text:p>
          </table:table-cell>
          <table:table-cell table:style-name="ce34" office:value-type="string">
            <text:p>Guarantee</text:p>
          </table:table-cell>
          <table:table-cell table:style-name="ce34" office:value-type="string">
            <text:p>Scheme</text:p>
          </table:table-cell>
          <table:table-cell table:style-name="ce41"/>
          <table:table-cell table:style-name="ce35" office:value-type="date" office:date-value="2007-06-29T00:00:00">
            <text:p>6/29/2007</text:p>
          </table:table-cell>
          <table:table-cell table:style-name="ce35" office:value-type="date" office:date-value="2006-12-22T00:00:00">
            <text:p>12/22/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7-01-20T00:00:00">
            <text:p>1/20/2007</text:p>
          </table:table-cell>
          <table:table-cell table:style-name="ce34" office:value-type="string">
            <text:p>Competition DG</text:p>
          </table:table-cell>
          <table:table-cell table:style-name="ce48"/>
          <table:table-cell table:style-name="ce37"/>
          <table:table-cell table:number-columns-repeated="12" table:style-name="ce32"/>
        </table:table-row>
        <table:table-row table:style-name="ro6">
          <table:table-cell table:style-name="ce34" office:value-type="string">
            <text:p>N262/2010</text:p>
          </table:table-cell>
          <table:table-cell table:style-name="ce34" office:value-type="string">
            <text:p>€ - $ - Third prolongation of Slovenian bank liquidity scheme</text:p>
          </table:table-cell>
          <table:table-cell table:style-name="ce34" office:value-type="string">
            <text:p>Likvidnostna shema za slovenski finančni sektor ( s to shemo se podaljšuje obstoječa N 113/2010)</text:p>
          </table:table-cell>
          <table:table-cell table:style-name="ce34" office:value-type="string">
            <text:p>Slovenia</text:p>
          </table:table-cell>
          <table:table-cell table:style-name="ce34" office:value-type="string">
            <text:p>K - Financial and insurance activities</text:p>
          </table:table-cell>
          <table:table-cell table:style-name="ce34" office:value-type="string">
            <text:p>Soft loan</text:p>
          </table:table-cell>
          <table:table-cell table:style-name="ce34" office:value-type="string">
            <text:p>Scheme</text:p>
          </table:table-cell>
          <table:table-cell table:style-name="ce41"/>
          <table:table-cell table:style-name="ce35" office:value-type="date" office:date-value="2006-12-30T00:00:00">
            <text:p>12/30/2006</text:p>
          </table:table-cell>
          <table:table-cell table:style-name="ce35" office:value-type="date" office:date-value="2006-07-15T00:00:00">
            <text:p>7/15/2006</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6-08-23T00:00:00">
            <text:p>8/23/2006</text:p>
          </table:table-cell>
          <table:table-cell table:style-name="ce34" office:value-type="string">
            <text:p>Competition DG</text:p>
          </table:table-cell>
          <table:table-cell table:style-name="ce36"/>
          <table:table-cell table:style-name="ce37"/>
          <table:table-cell table:number-columns-repeated="12" table:style-name="ce32"/>
        </table:table-row>
        <table:table-row table:style-name="ro12">
          <table:table-cell table:style-name="ce34" office:value-type="string">
            <text:p>N613/2008</text:p>
          </table:table-cell>
          <table:table-cell table:style-name="ce34" office:value-type="string">
            <text:p>Aid to Posten AB</text:p>
          </table:table-cell>
          <table:table-cell table:style-name="ce34" office:value-type="string">
            <text:p>Ersättning till Posten AB</text:p>
          </table:table-cell>
          <table:table-cell table:style-name="ce34" office:value-type="string">
            <text:p>Sweden</text:p>
          </table:table-cell>
          <table:table-cell table:style-name="ce34" office:value-type="string">
            <text:p>K - Financial and insurance activities</text:p>
          </table:table-cell>
          <table:table-cell table:style-name="ce34" office:value-type="string">
            <text:p>Direct grant</text:p>
          </table:table-cell>
          <table:table-cell table:style-name="ce34" office:value-type="string">
            <text:p>Individual Application</text:p>
          </table:table-cell>
          <table:table-cell table:style-name="ce41"/>
          <table:table-cell table:style-name="ce35" office:value-type="date" office:date-value="2004-12-30T00:00:00">
            <text:p>12/30/2004</text:p>
          </table:table-cell>
          <table:table-cell table:style-name="ce35" office:value-type="date" office:date-value="2001-12-22T00:00:00">
            <text:p>12/22/2001</text:p>
          </table:table-cell>
          <table:table-cell table:style-name="ce34" office:value-type="string">
            <text:p>Article 4(3) - decision not to raise objections</text:p>
          </table:table-cell>
          <table:table-cell table:style-name="ce34" office:value-type="string">
            <text:p>Other</text:p>
          </table:table-cell>
          <table:table-cell table:style-name="ce35" office:value-type="date" office:date-value="2002-11-21T00:00:00">
            <text:p>11/21/2002</text:p>
          </table:table-cell>
          <table:table-cell table:style-name="ce34" office:value-type="string">
            <text:p>Competition DG</text:p>
          </table:table-cell>
          <table:table-cell table:style-name="ce42" office:value-type="string">
            <text:p>Posten AB</text:p>
          </table:table-cell>
          <table:table-cell table:number-columns-repeated="13" table:style-name="ce32"/>
        </table:table-row>
        <table:table-row table:style-name="ro11">
          <table:table-cell table:style-name="ce34" office:value-type="string">
            <text:p>N392/2009</text:p>
          </table:table-cell>
          <table:table-cell table:style-name="ce34" office:value-type="string">
            <text:p>€ - $ - Financial Support Measures to the Banking Industry in the UK</text:p>
          </table:table-cell>
          <table:table-cell table:style-name="ce34" office:value-type="string">
            <text:p>Financial Support Measures to the Banking Industry in the UK</text:p>
          </table:table-cell>
          <table:table-cell table:style-name="ce34" office:value-type="string">
            <text:p>United Kingdom</text:p>
          </table:table-cell>
          <table:table-cell table:style-name="ce34" office:value-type="string">
            <text:p>K - Financial and insurance activities</text:p>
          </table:table-cell>
          <table:table-cell table:style-name="ce34" office:value-type="string">
            <text:p>Guarantee, Other forms of equity intervention</text:p>
          </table:table-cell>
          <table:table-cell table:style-name="ce34" office:value-type="string">
            <text:p>Ad Hoc Case</text:p>
          </table:table-cell>
          <table:table-cell table:number-columns-repeated="2" table:style-name="ce41"/>
          <table:table-cell table:style-name="ce35" office:value-type="date" office:date-value="2004-10-07T00:00:00">
            <text:p>10/7/2004</text:p>
          </table:table-cell>
          <table:table-cell table:style-name="ce34" office:value-type="string">
            <text:p>Article 4(3) - decision not to raise objections</text:p>
          </table:table-cell>
          <table:table-cell table:style-name="ce34" office:value-type="string">
            <text:p>Remedy for a serious disturbance in the economy</text:p>
          </table:table-cell>
          <table:table-cell table:style-name="ce35" office:value-type="date" office:date-value="2004-10-12T00:00:00">
            <text:p>10/12/2004</text:p>
          </table:table-cell>
          <table:table-cell table:style-name="ce34" office:value-type="string">
            <text:p>Competition DG</text:p>
          </table:table-cell>
          <table:table-cell table:style-name="ce37"/>
          <table:table-cell table:number-columns-repeated="13" table:style-name="ce32"/>
        </table:table-row>
        <table:table-row table:style-name="ro24">
          <table:table-cell table:number-columns-repeated="14" table:style-name="ce54"/>
          <table:table-cell table:number-columns-repeated="14"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5" table:style-name="ce32"/>
          <table:table-cell table:style-name="ce55" office:value-type="string">
            <text:p>Type of company bankrupt or closed</text:p>
          </table:table-cell>
          <table:table-cell table:number-columns-repeated="2"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8" table:style-name="ce32"/>
        </table:table-row>
        <table:table-row table:style-name="ro24">
          <table:table-cell table:number-columns-repeated="25" table:style-name="ce32"/>
          <table:table-cell table:style-name="ce55" office:value-type="string">
            <text:p>Type of company bankrupt or closed</text:p>
          </table:table-cell>
          <table:table-cell table:number-columns-repeated="2" table:style-name="ce32"/>
        </table:table-row>
      </table:table>
      <table:table table:name="Bank stress tests, July 2011 (E" table:style-name="ta3" table:print="false">
        <office:forms form:automatic-focus="false" form:apply-design-mode="false"/>
        <table:table-column table:style-name="co11" table:default-cell-style-name="ce15"/>
        <table:table-column table:style-name="co12" table:number-columns-repeated="3" table:default-cell-style-name="ce15"/>
        <table:table-column table:style-name="co13" table:default-cell-style-name="ce15"/>
        <table:table-column table:style-name="co14" table:default-cell-style-name="ce15"/>
        <table:table-column table:style-name="co10" table:default-cell-style-name="ce15" table:number-columns-repeated="250"/>
        <table:table-row table:style-name="ro24">
          <table:table-cell table:style-name="ce56" office:value-type="string">
            <text:p>Bank</text:p>
          </table:table-cell>
          <table:table-cell table:style-name="ce56" office:value-type="string">
            <text:p>Country</text:p>
          </table:table-cell>
          <table:table-cell table:style-name="ce56" office:value-type="string">
            <text:p>BANK Code</text:p>
          </table:table-cell>
          <table:table-cell table:style-name="ce56" office:value-type="string">
            <text:p>Core Tier 1 capital ratio Dec. 2010, %</text:p>
          </table:table-cell>
          <table:table-cell table:style-name="ce56" office:value-type="string">
            <text:p>TEST 1: Core Tier 1 capital ratio Dec. 2012 (W/o Jan-April 2011 capital raising)*, %</text:p>
          </table:table-cell>
          <table:table-cell table:style-name="ce56" office:value-type="string">
            <text:p>TEST 2: Core Tier 1 capital ratio Dec. 2012 (with Jan-April 2011 capital raising)**, %</text:p>
          </table:table-cell>
        </table:table-row>
        <table:table-row table:style-name="ro24">
          <table:table-cell table:style-name="ce57" office:value-type="string">
            <text:p>OESTERREICHISCHE VOLKSBANK AG</text:p>
          </table:table-cell>
          <table:table-cell table:style-name="ce57" office:value-type="string">
            <text:p>Austria</text:p>
          </table:table-cell>
          <table:table-cell table:style-name="ce57" office:value-type="string">
            <text:p>AT003</text:p>
          </table:table-cell>
          <table:table-cell table:style-name="ce57" office:value-type="float" office:value="6.4">
            <text:p>6.4</text:p>
          </table:table-cell>
          <table:table-cell table:style-name="ce58" office:value-type="float" office:value="4.5">
            <text:p>4.5</text:p>
          </table:table-cell>
          <table:table-cell table:style-name="ce58" office:value-type="float" office:value="4.5">
            <text:p>4.5</text:p>
          </table:table-cell>
        </table:table-row>
        <table:table-row table:style-name="ro24">
          <table:table-cell table:style-name="ce57" office:value-type="string">
            <text:p>RAIFFEISEN BANK INTERNATIONAL (RBI)</text:p>
          </table:table-cell>
          <table:table-cell table:style-name="ce57" office:value-type="string">
            <text:p>Austria</text:p>
          </table:table-cell>
          <table:table-cell table:style-name="ce57" office:value-type="string">
            <text:p>AT002</text:p>
          </table:table-cell>
          <table:table-cell table:style-name="ce57" office:value-type="float" office:value="8.1">
            <text:p>8.1</text:p>
          </table:table-cell>
          <table:table-cell table:style-name="ce57" office:value-type="float" office:value="7.8">
            <text:p>7.8</text:p>
          </table:table-cell>
          <table:table-cell table:style-name="ce57" office:value-type="float" office:value="7.8">
            <text:p>7.8</text:p>
          </table:table-cell>
        </table:table-row>
        <table:table-row table:style-name="ro24">
          <table:table-cell table:style-name="ce57" office:value-type="string">
            <text:p>ERSTE BANK GROUP (EBG)</text:p>
          </table:table-cell>
          <table:table-cell table:style-name="ce57" office:value-type="string">
            <text:p>Austria</text:p>
          </table:table-cell>
          <table:table-cell table:style-name="ce57" office:value-type="string">
            <text:p>AT001</text:p>
          </table:table-cell>
          <table:table-cell table:style-name="ce57" office:value-type="float" office:value="8.7">
            <text:p>8.7</text:p>
          </table:table-cell>
          <table:table-cell table:style-name="ce57" office:value-type="float" office:value="8.1">
            <text:p>8.1</text:p>
          </table:table-cell>
          <table:table-cell table:style-name="ce57" office:value-type="float" office:value="8.1">
            <text:p>8.1</text:p>
          </table:table-cell>
        </table:table-row>
        <table:table-row table:style-name="ro24">
          <table:table-cell table:style-name="ce57" office:value-type="string">
            <text:p>KBC BANK</text:p>
          </table:table-cell>
          <table:table-cell table:style-name="ce57" office:value-type="string">
            <text:p>Belgium</text:p>
          </table:table-cell>
          <table:table-cell table:style-name="ce57" office:value-type="string">
            <text:p>BE005</text:p>
          </table:table-cell>
          <table:table-cell table:style-name="ce57" office:value-type="float" office:value="10.5">
            <text:p>10.5</text:p>
          </table:table-cell>
          <table:table-cell table:style-name="ce57" office:value-type="float" office:value="10">
            <text:p>10</text:p>
          </table:table-cell>
          <table:table-cell table:style-name="ce57" office:value-type="float" office:value="10">
            <text:p>10</text:p>
          </table:table-cell>
        </table:table-row>
        <table:table-row table:style-name="ro24">
          <table:table-cell table:style-name="ce57" office:value-type="string">
            <text:p>DEXIA</text:p>
          </table:table-cell>
          <table:table-cell table:style-name="ce57" office:value-type="string">
            <text:p>Belgium</text:p>
          </table:table-cell>
          <table:table-cell table:style-name="ce57" office:value-type="string">
            <text:p>BE004</text:p>
          </table:table-cell>
          <table:table-cell table:style-name="ce57" office:value-type="float" office:value="12.1">
            <text:p>12.1</text:p>
          </table:table-cell>
          <table:table-cell table:style-name="ce57" office:value-type="float" office:value="10.4">
            <text:p>10.4</text:p>
          </table:table-cell>
          <table:table-cell table:style-name="ce57" office:value-type="float" office:value="10.4">
            <text:p>10.4</text:p>
          </table:table-cell>
        </table:table-row>
        <table:table-row table:style-name="ro24">
          <table:table-cell table:style-name="ce57" office:value-type="string">
            <text:p>MARFIN POPULAR BANK PUBLIC CO LTD</text:p>
          </table:table-cell>
          <table:table-cell table:style-name="ce57" office:value-type="string">
            <text:p>Cyprus</text:p>
          </table:table-cell>
          <table:table-cell table:style-name="ce57" office:value-type="string">
            <text:p>CY006</text:p>
          </table:table-cell>
          <table:table-cell table:style-name="ce57" office:value-type="float" office:value="7.3">
            <text:p>7.3</text:p>
          </table:table-cell>
          <table:table-cell table:style-name="ce58" office:value-type="float" office:value="3.6">
            <text:p>3.6</text:p>
          </table:table-cell>
          <table:table-cell table:style-name="ce57" office:value-type="float" office:value="5.3">
            <text:p>5.3</text:p>
          </table:table-cell>
        </table:table-row>
        <table:table-row table:style-name="ro24">
          <table:table-cell table:style-name="ce57" office:value-type="string">
            <text:p>BANK OF CYPRUS PUBLIC CO LTD</text:p>
          </table:table-cell>
          <table:table-cell table:style-name="ce57" office:value-type="string">
            <text:p>Cyprus</text:p>
          </table:table-cell>
          <table:table-cell table:style-name="ce57" office:value-type="string">
            <text:p>CY007</text:p>
          </table:table-cell>
          <table:table-cell table:style-name="ce57" office:value-type="float" office:value="8.1">
            <text:p>8.1</text:p>
          </table:table-cell>
          <table:table-cell table:style-name="ce57" office:value-type="float" office:value="6.2">
            <text:p>6.2</text:p>
          </table:table-cell>
          <table:table-cell table:style-name="ce57" office:value-type="float" office:value="6.2">
            <text:p>6.2</text:p>
          </table:table-cell>
        </table:table-row>
        <table:table-row table:style-name="ro24">
          <table:table-cell table:style-name="ce57" office:value-type="string">
            <text:p>NYKREDIT</text:p>
          </table:table-cell>
          <table:table-cell table:style-name="ce57" office:value-type="string">
            <text:p>Denmark</text:p>
          </table:table-cell>
          <table:table-cell table:style-name="ce57" office:value-type="string">
            <text:p>DK011</text:p>
          </table:table-cell>
          <table:table-cell table:style-name="ce57" office:value-type="float" office:value="8.8">
            <text:p>8.8</text:p>
          </table:table-cell>
          <table:table-cell table:style-name="ce57" office:value-type="float" office:value="9.4">
            <text:p>9.4</text:p>
          </table:table-cell>
          <table:table-cell table:style-name="ce57" office:value-type="float" office:value="9.4">
            <text:p>9.4</text:p>
          </table:table-cell>
        </table:table-row>
        <table:table-row table:style-name="ro24">
          <table:table-cell table:style-name="ce57" office:value-type="string">
            <text:p>JYSKE BANK</text:p>
          </table:table-cell>
          <table:table-cell table:style-name="ce57" office:value-type="string">
            <text:p>Denmark</text:p>
          </table:table-cell>
          <table:table-cell table:style-name="ce57" office:value-type="string">
            <text:p>DK009</text:p>
          </table:table-cell>
          <table:table-cell table:style-name="ce57" office:value-type="float" office:value="12.1">
            <text:p>12.1</text:p>
          </table:table-cell>
          <table:table-cell table:style-name="ce57" office:value-type="float" office:value="12.8">
            <text:p>12.8</text:p>
          </table:table-cell>
          <table:table-cell table:style-name="ce57" office:value-type="float" office:value="12.8">
            <text:p>12.8</text:p>
          </table:table-cell>
        </table:table-row>
        <table:table-row table:style-name="ro24">
          <table:table-cell table:style-name="ce57" office:value-type="string">
            <text:p>DANSKE BANK</text:p>
          </table:table-cell>
          <table:table-cell table:style-name="ce57" office:value-type="string">
            <text:p>Denmark</text:p>
          </table:table-cell>
          <table:table-cell table:style-name="ce57" office:value-type="string">
            <text:p>DK008</text:p>
          </table:table-cell>
          <table:table-cell table:style-name="ce57" office:value-type="float" office:value="10">
            <text:p>10</text:p>
          </table:table-cell>
          <table:table-cell table:style-name="ce57" office:value-type="float" office:value="11.1">
            <text:p>11.1</text:p>
          </table:table-cell>
          <table:table-cell table:style-name="ce57" office:value-type="float" office:value="13">
            <text:p>13</text:p>
          </table:table-cell>
        </table:table-row>
        <table:table-row table:style-name="ro24">
          <table:table-cell table:style-name="ce57" office:value-type="string">
            <text:p>SYDBANK</text:p>
          </table:table-cell>
          <table:table-cell table:style-name="ce57" office:value-type="string">
            <text:p>Denmark</text:p>
          </table:table-cell>
          <table:table-cell table:style-name="ce57" office:value-type="string">
            <text:p>DK010</text:p>
          </table:table-cell>
          <table:table-cell table:style-name="ce57" office:value-type="float" office:value="12.4">
            <text:p>12.4</text:p>
          </table:table-cell>
          <table:table-cell table:style-name="ce57" office:value-type="float" office:value="13.6">
            <text:p>13.6</text:p>
          </table:table-cell>
          <table:table-cell table:style-name="ce57" office:value-type="float" office:value="13.6">
            <text:p>13.6</text:p>
          </table:table-cell>
        </table:table-row>
        <table:table-row table:style-name="ro24">
          <table:table-cell table:style-name="ce57" office:value-type="string">
            <text:p>OP-POHJOLA GROUP</text:p>
          </table:table-cell>
          <table:table-cell table:style-name="ce57" office:value-type="string">
            <text:p>Finland</text:p>
          </table:table-cell>
          <table:table-cell table:style-name="ce57" office:value-type="string">
            <text:p>FI012</text:p>
          </table:table-cell>
          <table:table-cell table:style-name="ce57" office:value-type="float" office:value="12.2">
            <text:p>12.2</text:p>
          </table:table-cell>
          <table:table-cell table:style-name="ce57" office:value-type="float" office:value="11.6">
            <text:p>11.6</text:p>
          </table:table-cell>
          <table:table-cell table:style-name="ce57" office:value-type="float" office:value="11.6">
            <text:p>11.6</text:p>
          </table:table-cell>
        </table:table-row>
        <table:table-row table:style-name="ro24">
          <table:table-cell table:style-name="ce57" office:value-type="string">
            <text:p>SOCIETE GENERALE</text:p>
          </table:table-cell>
          <table:table-cell table:style-name="ce57" office:value-type="string">
            <text:p>France</text:p>
          </table:table-cell>
          <table:table-cell table:style-name="ce57" office:value-type="string">
            <text:p>FR016</text:p>
          </table:table-cell>
          <table:table-cell table:style-name="ce57" office:value-type="float" office:value="8.1">
            <text:p>8.1</text:p>
          </table:table-cell>
          <table:table-cell table:style-name="ce57" office:value-type="float" office:value="6.6">
            <text:p>6.6</text:p>
          </table:table-cell>
          <table:table-cell table:style-name="ce57" office:value-type="float" office:value="6.6">
            <text:p>6.6</text:p>
          </table:table-cell>
        </table:table-row>
        <table:table-row table:style-name="ro24">
          <table:table-cell table:style-name="ce57" office:value-type="string">
            <text:p>BPCE</text:p>
          </table:table-cell>
          <table:table-cell table:style-name="ce57" office:value-type="string">
            <text:p>France</text:p>
          </table:table-cell>
          <table:table-cell table:style-name="ce57" office:value-type="string">
            <text:p>FR015</text:p>
          </table:table-cell>
          <table:table-cell table:style-name="ce57" office:value-type="float" office:value="7.8">
            <text:p>7.8</text:p>
          </table:table-cell>
          <table:table-cell table:style-name="ce57" office:value-type="float" office:value="6.7">
            <text:p>6.7</text:p>
          </table:table-cell>
          <table:table-cell table:style-name="ce57" office:value-type="float" office:value="6.8">
            <text:p>6.8</text:p>
          </table:table-cell>
        </table:table-row>
        <table:table-row table:style-name="ro24">
          <table:table-cell table:style-name="ce57" office:value-type="string">
            <text:p>BNP PARIBAS </text:p>
          </table:table-cell>
          <table:table-cell table:style-name="ce57" office:value-type="string">
            <text:p>France</text:p>
          </table:table-cell>
          <table:table-cell table:style-name="ce57" office:value-type="string">
            <text:p>FR013</text:p>
          </table:table-cell>
          <table:table-cell table:style-name="ce57" office:value-type="float" office:value="9.2">
            <text:p>9.2</text:p>
          </table:table-cell>
          <table:table-cell table:style-name="ce57" office:value-type="float" office:value="7.9">
            <text:p>7.9</text:p>
          </table:table-cell>
          <table:table-cell table:style-name="ce57" office:value-type="float" office:value="7.9">
            <text:p>7.9</text:p>
          </table:table-cell>
        </table:table-row>
        <table:table-row table:style-name="ro24">
          <table:table-cell table:style-name="ce57" office:value-type="string">
            <text:p>CREDIT AGRICOLE</text:p>
          </table:table-cell>
          <table:table-cell table:style-name="ce57" office:value-type="string">
            <text:p>France</text:p>
          </table:table-cell>
          <table:table-cell table:style-name="ce57" office:value-type="string">
            <text:p>FR014</text:p>
          </table:table-cell>
          <table:table-cell table:style-name="ce57" office:value-type="float" office:value="8.2">
            <text:p>8.2</text:p>
          </table:table-cell>
          <table:table-cell table:style-name="ce57" office:value-type="float" office:value="8.5">
            <text:p>8.5</text:p>
          </table:table-cell>
          <table:table-cell table:style-name="ce57" office:value-type="float" office:value="8.5">
            <text:p>8.5</text:p>
          </table:table-cell>
        </table:table-row>
        <table:table-row table:style-name="ro24">
          <table:table-cell table:style-name="ce57" office:value-type="string">
            <text:p>HSH NORDBANK AG, HAMBURG</text:p>
          </table:table-cell>
          <table:table-cell table:style-name="ce57" office:value-type="string">
            <text:p>Germany </text:p>
          </table:table-cell>
          <table:table-cell table:style-name="ce57" office:value-type="string">
            <text:p>DE025</text:p>
          </table:table-cell>
          <table:table-cell table:style-name="ce57" office:value-type="float" office:value="10.7">
            <text:p>10.7</text:p>
          </table:table-cell>
          <table:table-cell table:style-name="ce57" office:value-type="float" office:value="5.5">
            <text:p>5.5</text:p>
          </table:table-cell>
          <table:table-cell table:style-name="ce57" office:value-type="float" office:value="5.5">
            <text:p>5.5</text:p>
          </table:table-cell>
        </table:table-row>
        <table:table-row table:style-name="ro24">
          <table:table-cell table:style-name="ce57" office:value-type="string">
            <text:p>NORDDEUTSCHE LANDESBANK -GZ-</text:p>
          </table:table-cell>
          <table:table-cell table:style-name="ce57" office:value-type="string">
            <text:p>Germany </text:p>
          </table:table-cell>
          <table:table-cell table:style-name="ce57" office:value-type="string">
            <text:p>DE022</text:p>
          </table:table-cell>
          <table:table-cell table:style-name="ce58" office:value-type="float" office:value="4.6">
            <text:p>4.6</text:p>
          </table:table-cell>
          <table:table-cell table:style-name="ce58" office:value-type="float" office:value="3.7">
            <text:p>3.7</text:p>
          </table:table-cell>
          <table:table-cell table:style-name="ce57" office:value-type="float" office:value="5.6">
            <text:p>5.6</text:p>
          </table:table-cell>
        </table:table-row>
        <table:table-row table:style-name="ro24">
          <table:table-cell table:style-name="ce57" office:value-type="string">
            <text:p>WESTLB AG, DUÅNSSELDORF</text:p>
          </table:table-cell>
          <table:table-cell table:style-name="ce57" office:value-type="string">
            <text:p>Germany </text:p>
          </table:table-cell>
          <table:table-cell table:style-name="ce57" office:value-type="string">
            <text:p>DE024</text:p>
          </table:table-cell>
          <table:table-cell table:style-name="ce57" office:value-type="float" office:value="8.7">
            <text:p>8.7</text:p>
          </table:table-cell>
          <table:table-cell table:style-name="ce57" office:value-type="float" office:value="6.1">
            <text:p>6.1</text:p>
          </table:table-cell>
          <table:table-cell table:style-name="ce57" office:value-type="float" office:value="6.1">
            <text:p>6.1</text:p>
          </table:table-cell>
        </table:table-row>
        <table:table-row table:style-name="ro24">
          <table:table-cell table:style-name="ce57" office:value-type="string">
            <text:p>COMMERZBANK AG</text:p>
          </table:table-cell>
          <table:table-cell table:style-name="ce57" office:value-type="string">
            <text:p>Germany </text:p>
          </table:table-cell>
          <table:table-cell table:style-name="ce57" office:value-type="string">
            <text:p>DE018</text:p>
          </table:table-cell>
          <table:table-cell table:style-name="ce57" office:value-type="float" office:value="10">
            <text:p>10</text:p>
          </table:table-cell>
          <table:table-cell table:style-name="ce57" office:value-type="float" office:value="7.4">
            <text:p>7.4</text:p>
          </table:table-cell>
          <table:table-cell table:style-name="ce57" office:value-type="float" office:value="6.4">
            <text:p>6.4</text:p>
          </table:table-cell>
        </table:table-row>
        <table:table-row table:style-name="ro24">
          <table:table-cell table:style-name="ce57" office:value-type="string">
            <text:p>DEUTSCHE BANK AG</text:p>
          </table:table-cell>
          <table:table-cell table:style-name="ce57" office:value-type="string">
            <text:p>Germany </text:p>
          </table:table-cell>
          <table:table-cell table:style-name="ce57" office:value-type="string">
            <text:p>DE017</text:p>
          </table:table-cell>
          <table:table-cell table:style-name="ce57" office:value-type="float" office:value="8.8">
            <text:p>8.8</text:p>
          </table:table-cell>
          <table:table-cell table:style-name="ce57" office:value-type="float" office:value="6.5">
            <text:p>6.5</text:p>
          </table:table-cell>
          <table:table-cell table:style-name="ce57" office:value-type="float" office:value="6.5">
            <text:p>6.5</text:p>
          </table:table-cell>
        </table:table-row>
        <table:table-row table:style-name="ro24">
          <table:table-cell table:style-name="ce57" office:value-type="string">
            <text:p>DZ BANK AG DT. ZENTRAL-GENOSSENSCHAFTSBANK</text:p>
          </table:table-cell>
          <table:table-cell table:style-name="ce57" office:value-type="string">
            <text:p>Germany </text:p>
          </table:table-cell>
          <table:table-cell table:style-name="ce57" office:value-type="string">
            <text:p>DE020</text:p>
          </table:table-cell>
          <table:table-cell table:style-name="ce57" office:value-type="float" office:value="8.2">
            <text:p>8.2</text:p>
          </table:table-cell>
          <table:table-cell table:style-name="ce57" office:value-type="float" office:value="5.9">
            <text:p>5.9</text:p>
          </table:table-cell>
          <table:table-cell table:style-name="ce57" office:value-type="float" office:value="6.9">
            <text:p>6.9</text:p>
          </table:table-cell>
        </table:table-row>
        <table:table-row table:style-name="ro24">
          <table:table-cell table:style-name="ce57" office:value-type="string">
            <text:p>LANDESBANK BADEN-WURTTEMBERG</text:p>
          </table:table-cell>
          <table:table-cell table:style-name="ce57" office:value-type="string">
            <text:p>Germany </text:p>
          </table:table-cell>
          <table:table-cell table:style-name="ce57" office:value-type="string">
            <text:p>DE019</text:p>
          </table:table-cell>
          <table:table-cell table:style-name="ce57" office:value-type="float" office:value="8.2">
            <text:p>8.2</text:p>
          </table:table-cell>
          <table:table-cell table:style-name="ce57" office:value-type="float" office:value="7.1">
            <text:p>7.1</text:p>
          </table:table-cell>
          <table:table-cell table:style-name="ce57" office:value-type="float" office:value="7.1">
            <text:p>7.1</text:p>
          </table:table-cell>
        </table:table-row>
        <table:table-row table:style-name="ro24">
          <table:table-cell table:style-name="ce57" office:value-type="string">
            <text:p>BAYERISCHE LANDESBANK</text:p>
          </table:table-cell>
          <table:table-cell table:style-name="ce57" office:value-type="string">
            <text:p>Germany </text:p>
          </table:table-cell>
          <table:table-cell table:style-name="ce57" office:value-type="string">
            <text:p>DE021</text:p>
          </table:table-cell>
          <table:table-cell table:style-name="ce57" office:value-type="float" office:value="9.3">
            <text:p>9.3</text:p>
          </table:table-cell>
          <table:table-cell table:style-name="ce57" office:value-type="float" office:value="7.1">
            <text:p>7.1</text:p>
          </table:table-cell>
          <table:table-cell table:style-name="ce57" office:value-type="float" office:value="7.1">
            <text:p>7.1</text:p>
          </table:table-cell>
        </table:table-row>
        <table:table-row table:style-name="ro24">
          <table:table-cell table:style-name="ce57" office:value-type="string">
            <text:p>WGZ BANK AG WESTDT. GENO. ZENTRALBK, DDF</text:p>
          </table:table-cell>
          <table:table-cell table:style-name="ce57" office:value-type="string">
            <text:p>Germany </text:p>
          </table:table-cell>
          <table:table-cell table:style-name="ce57" office:value-type="string">
            <text:p>DE029</text:p>
          </table:table-cell>
          <table:table-cell table:style-name="ce57" office:value-type="float" office:value="10.8">
            <text:p>10.8</text:p>
          </table:table-cell>
          <table:table-cell table:style-name="ce57" office:value-type="float" office:value="8.1">
            <text:p>8.1</text:p>
          </table:table-cell>
          <table:table-cell table:style-name="ce57" office:value-type="float" office:value="8.7">
            <text:p>8.7</text:p>
          </table:table-cell>
        </table:table-row>
        <table:table-row table:style-name="ro24">
          <table:table-cell table:style-name="ce57" office:value-type="string">
            <text:p>DEKABANK DEUTSCHE GIROZENTRALE, FRANKFURT</text:p>
          </table:table-cell>
          <table:table-cell table:style-name="ce57" office:value-type="string">
            <text:p>Germany </text:p>
          </table:table-cell>
          <table:table-cell table:style-name="ce57" office:value-type="string">
            <text:p>DE028</text:p>
          </table:table-cell>
          <table:table-cell table:style-name="ce57" office:value-type="float" office:value="13">
            <text:p>13</text:p>
          </table:table-cell>
          <table:table-cell table:style-name="ce57" office:value-type="float" office:value="12.1">
            <text:p>12.1</text:p>
          </table:table-cell>
          <table:table-cell table:style-name="ce57" office:value-type="float" office:value="9.2">
            <text:p>9.2</text:p>
          </table:table-cell>
        </table:table-row>
        <table:table-row table:style-name="ro24">
          <table:table-cell table:style-name="ce57" office:value-type="string">
            <text:p>HYPO REAL ESTATE HOLDING AG, MUÅNNCHEN</text:p>
          </table:table-cell>
          <table:table-cell table:style-name="ce57" office:value-type="string">
            <text:p>Germany </text:p>
          </table:table-cell>
          <table:table-cell table:style-name="ce57" office:value-type="string">
            <text:p>DE023</text:p>
          </table:table-cell>
          <table:table-cell table:style-name="ce57" office:value-type="float" office:value="28.4">
            <text:p>28.4</text:p>
          </table:table-cell>
          <table:table-cell table:style-name="ce57" office:value-type="float" office:value="10">
            <text:p>10</text:p>
          </table:table-cell>
          <table:table-cell table:style-name="ce57" office:value-type="float" office:value="10">
            <text:p>10</text:p>
          </table:table-cell>
        </table:table-row>
        <table:table-row table:style-name="ro24">
          <table:table-cell table:style-name="ce57" office:value-type="string">
            <text:p>LANDESBANK BERLIN AG</text:p>
          </table:table-cell>
          <table:table-cell table:style-name="ce57" office:value-type="string">
            <text:p>Germany </text:p>
          </table:table-cell>
          <table:table-cell table:style-name="ce57" office:value-type="string">
            <text:p>DE027</text:p>
          </table:table-cell>
          <table:table-cell table:style-name="ce57" office:value-type="float" office:value="14.6">
            <text:p>14.6</text:p>
          </table:table-cell>
          <table:table-cell table:style-name="ce57" office:value-type="float" office:value="10.4">
            <text:p>10.4</text:p>
          </table:table-cell>
          <table:table-cell table:style-name="ce57" office:value-type="float" office:value="10.4">
            <text:p>10.4</text:p>
          </table:table-cell>
        </table:table-row>
        <table:table-row table:style-name="ro24">
          <table:table-cell table:style-name="ce57" office:value-type="string">
            <text:p>AGRICULTURAL BANK OF GREECE S.A. (ATEbank) </text:p>
          </table:table-cell>
          <table:table-cell table:style-name="ce57" office:value-type="string">
            <text:p>Greece</text:p>
          </table:table-cell>
          <table:table-cell table:style-name="ce57" office:value-type="string">
            <text:p>GR034</text:p>
          </table:table-cell>
          <table:table-cell table:style-name="ce57" office:value-type="float" office:value="6.3">
            <text:p>6.3</text:p>
          </table:table-cell>
          <table:table-cell table:style-name="ce58" office:value-type="float" office:value="-6">
            <text:p>-6</text:p>
          </table:table-cell>
          <table:table-cell table:style-name="ce58" office:value-type="float" office:value="-0.8">
            <text:p>-0.8</text:p>
          </table:table-cell>
        </table:table-row>
        <table:table-row table:style-name="ro24">
          <table:table-cell table:style-name="ce57" office:value-type="string">
            <text:p>EFG EUROBANK ERGASIAS S.A.</text:p>
          </table:table-cell>
          <table:table-cell table:style-name="ce57" office:value-type="string">
            <text:p>Greece</text:p>
          </table:table-cell>
          <table:table-cell table:style-name="ce57" office:value-type="string">
            <text:p>GR030</text:p>
          </table:table-cell>
          <table:table-cell table:style-name="ce57" office:value-type="float" office:value="9">
            <text:p>9</text:p>
          </table:table-cell>
          <table:table-cell table:style-name="ce58" office:value-type="float" office:value="4.6">
            <text:p>4.6</text:p>
          </table:table-cell>
          <table:table-cell table:style-name="ce58" office:value-type="float" office:value="4.9">
            <text:p>4.9</text:p>
          </table:table-cell>
        </table:table-row>
        <table:table-row table:style-name="ro24">
          <table:table-cell table:style-name="ce57" office:value-type="string">
            <text:p>PIRAEUS BANK GROUP</text:p>
          </table:table-cell>
          <table:table-cell table:style-name="ce57" office:value-type="string">
            <text:p>Greece</text:p>
          </table:table-cell>
          <table:table-cell table:style-name="ce57" office:value-type="string">
            <text:p>GR033</text:p>
          </table:table-cell>
          <table:table-cell table:style-name="ce57" office:value-type="float" office:value="8">
            <text:p>8</text:p>
          </table:table-cell>
          <table:table-cell table:style-name="ce57" office:value-type="float" office:value="5.3">
            <text:p>5.3</text:p>
          </table:table-cell>
          <table:table-cell table:style-name="ce57" office:value-type="float" office:value="5.3">
            <text:p>5.3</text:p>
          </table:table-cell>
        </table:table-row>
        <table:table-row table:style-name="ro24">
          <table:table-cell table:style-name="ce57" office:value-type="string">
            <text:p>TT HELLENIC POSTBANK S.A.</text:p>
          </table:table-cell>
          <table:table-cell table:style-name="ce57" office:value-type="string">
            <text:p>Greece</text:p>
          </table:table-cell>
          <table:table-cell table:style-name="ce57" office:value-type="string">
            <text:p>GR035</text:p>
          </table:table-cell>
          <table:table-cell table:style-name="ce57" office:value-type="float" office:value="18.5">
            <text:p>18.5</text:p>
          </table:table-cell>
          <table:table-cell table:style-name="ce57" office:value-type="float" office:value="5.5">
            <text:p>5.5</text:p>
          </table:table-cell>
          <table:table-cell table:style-name="ce57" office:value-type="float" office:value="5.5">
            <text:p>5.5</text:p>
          </table:table-cell>
        </table:table-row>
        <table:table-row table:style-name="ro24">
          <table:table-cell table:style-name="ce57" office:value-type="string">
            <text:p>ALPHA BANK </text:p>
          </table:table-cell>
          <table:table-cell table:style-name="ce57" office:value-type="string">
            <text:p>Greece</text:p>
          </table:table-cell>
          <table:table-cell table:style-name="ce57" office:value-type="string">
            <text:p>GR032</text:p>
          </table:table-cell>
          <table:table-cell table:style-name="ce57" office:value-type="float" office:value="10.8">
            <text:p>10.8</text:p>
          </table:table-cell>
          <table:table-cell table:style-name="ce57" office:value-type="float" office:value="7.2">
            <text:p>7.2</text:p>
          </table:table-cell>
          <table:table-cell table:style-name="ce57" office:value-type="float" office:value="7.4">
            <text:p>7.4</text:p>
          </table:table-cell>
        </table:table-row>
        <table:table-row table:style-name="ro24">
          <table:table-cell table:style-name="ce57" office:value-type="string">
            <text:p>NATIONAL BANK OF GREECE </text:p>
          </table:table-cell>
          <table:table-cell table:style-name="ce57" office:value-type="string">
            <text:p>Greece</text:p>
          </table:table-cell>
          <table:table-cell table:style-name="ce57" office:value-type="string">
            <text:p>GR031</text:p>
          </table:table-cell>
          <table:table-cell table:style-name="ce57" office:value-type="float" office:value="11.9">
            <text:p>11.9</text:p>
          </table:table-cell>
          <table:table-cell table:style-name="ce57" office:value-type="float" office:value="7.7">
            <text:p>7.7</text:p>
          </table:table-cell>
          <table:table-cell table:style-name="ce57" office:value-type="float" office:value="7.7">
            <text:p>7.7</text:p>
          </table:table-cell>
        </table:table-row>
        <table:table-row table:style-name="ro24">
          <table:table-cell table:style-name="ce57" office:value-type="string">
            <text:p>OTP BANK NYRT.</text:p>
          </table:table-cell>
          <table:table-cell table:style-name="ce57" office:value-type="string">
            <text:p>Hungary</text:p>
          </table:table-cell>
          <table:table-cell table:style-name="ce57" office:value-type="string">
            <text:p>HU036</text:p>
          </table:table-cell>
          <table:table-cell table:style-name="ce57" office:value-type="float" office:value="12.3">
            <text:p>12.3</text:p>
          </table:table-cell>
          <table:table-cell table:style-name="ce57" office:value-type="float" office:value="13.6">
            <text:p>13.6</text:p>
          </table:table-cell>
          <table:table-cell table:style-name="ce57" office:value-type="float" office:value="13.6">
            <text:p>13.6</text:p>
          </table:table-cell>
        </table:table-row>
        <table:table-row table:style-name="ro24">
          <table:table-cell table:style-name="ce57" office:value-type="string">
            <text:p>BANK OF IRELAND</text:p>
          </table:table-cell>
          <table:table-cell table:style-name="ce57" office:value-type="string">
            <text:p>Ireland</text:p>
          </table:table-cell>
          <table:table-cell table:style-name="ce57" office:value-type="string">
            <text:p>IE038</text:p>
          </table:table-cell>
          <table:table-cell table:style-name="ce57" office:value-type="float" office:value="8.4">
            <text:p>8.4</text:p>
          </table:table-cell>
          <table:table-cell table:style-name="ce58" office:value-type="float" office:value="3.4">
            <text:p>3.4</text:p>
          </table:table-cell>
          <table:table-cell table:style-name="ce57" office:value-type="float" office:value="7.1">
            <text:p>7.1</text:p>
          </table:table-cell>
        </table:table-row>
        <table:table-row table:style-name="ro24">
          <table:table-cell table:style-name="ce57" office:value-type="string">
            <text:p>ALLIED IRISH BANKS PLC</text:p>
          </table:table-cell>
          <table:table-cell table:style-name="ce57" office:value-type="string">
            <text:p>Ireland</text:p>
          </table:table-cell>
          <table:table-cell table:style-name="ce57" office:value-type="string">
            <text:p>IE037</text:p>
          </table:table-cell>
          <table:table-cell table:style-name="ce58" office:value-type="float" office:value="3.7">
            <text:p>3.7</text:p>
          </table:table-cell>
          <table:table-cell table:style-name="ce58" office:value-type="float" office:value="-2.8">
            <text:p>-2.8</text:p>
          </table:table-cell>
          <table:table-cell table:style-name="ce57" office:value-type="float" office:value="10">
            <text:p>10</text:p>
          </table:table-cell>
        </table:table-row>
        <table:table-row table:style-name="ro24">
          <table:table-cell table:style-name="ce57" office:value-type="string">
            <text:p>IRISH LIFE AND PERMANENT</text:p>
          </table:table-cell>
          <table:table-cell table:style-name="ce57" office:value-type="string">
            <text:p>Ireland</text:p>
          </table:table-cell>
          <table:table-cell table:style-name="ce57" office:value-type="string">
            <text:p>IE039</text:p>
          </table:table-cell>
          <table:table-cell table:style-name="ce57" office:value-type="float" office:value="10.6">
            <text:p>10.6</text:p>
          </table:table-cell>
          <table:table-cell table:style-name="ce58" office:value-type="float" office:value="-1.9">
            <text:p>-1.9</text:p>
          </table:table-cell>
          <table:table-cell table:style-name="ce57" office:value-type="float" office:value="20.4">
            <text:p>20.4</text:p>
          </table:table-cell>
        </table:table-row>
        <table:table-row table:style-name="ro24">
          <table:table-cell table:style-name="ce57" office:value-type="string">
            <text:p>BANCO POPOLARE - S.C.</text:p>
          </table:table-cell>
          <table:table-cell table:style-name="ce57" office:value-type="string">
            <text:p>Italy</text:p>
          </table:table-cell>
          <table:table-cell table:style-name="ce57" office:value-type="string">
            <text:p>IT043</text:p>
          </table:table-cell>
          <table:table-cell table:style-name="ce57" office:value-type="float" office:value="5.8">
            <text:p>5.8</text:p>
          </table:table-cell>
          <table:table-cell table:style-name="ce57" office:value-type="float" office:value="5">
            <text:p>5</text:p>
          </table:table-cell>
          <table:table-cell table:style-name="ce57" office:value-type="float" office:value="5.7">
            <text:p>5.7</text:p>
          </table:table-cell>
        </table:table-row>
        <table:table-row table:style-name="ro24">
          <table:table-cell table:style-name="ce57" office:value-type="string">
            <text:p>BANCA MONTE DEI PASCHI DI SIENA S.p.A</text:p>
          </table:table-cell>
          <table:table-cell table:style-name="ce57" office:value-type="string">
            <text:p>Italy</text:p>
          </table:table-cell>
          <table:table-cell table:style-name="ce57" office:value-type="string">
            <text:p>IT042</text:p>
          </table:table-cell>
          <table:table-cell table:style-name="ce57" office:value-type="float" office:value="5.8">
            <text:p>5.8</text:p>
          </table:table-cell>
          <table:table-cell table:style-name="ce58" office:value-type="float" office:value="4.7">
            <text:p>4.7</text:p>
          </table:table-cell>
          <table:table-cell table:style-name="ce57" office:value-type="float" office:value="6.3">
            <text:p>6.3</text:p>
          </table:table-cell>
        </table:table-row>
        <table:table-row table:style-name="ro24">
          <table:table-cell table:style-name="ce57" office:value-type="string">
            <text:p>UNICREDIT S.p.A</text:p>
          </table:table-cell>
          <table:table-cell table:style-name="ce57" office:value-type="string">
            <text:p>Italy</text:p>
          </table:table-cell>
          <table:table-cell table:style-name="ce57" office:value-type="string">
            <text:p>IT041</text:p>
          </table:table-cell>
          <table:table-cell table:style-name="ce57" office:value-type="float" office:value="7.8">
            <text:p>7.8</text:p>
          </table:table-cell>
          <table:table-cell table:style-name="ce57" office:value-type="float" office:value="6.6">
            <text:p>6.6</text:p>
          </table:table-cell>
          <table:table-cell table:style-name="ce57" office:value-type="float" office:value="6.7">
            <text:p>6.7</text:p>
          </table:table-cell>
        </table:table-row>
        <table:table-row table:style-name="ro24">
          <table:table-cell table:style-name="ce57" office:value-type="string">
            <text:p>UNIONE DI BANCHE ITALIANE SCPA (UBI BANCA)</text:p>
          </table:table-cell>
          <table:table-cell table:style-name="ce57" office:value-type="string">
            <text:p>Italy</text:p>
          </table:table-cell>
          <table:table-cell table:style-name="ce57" office:value-type="string">
            <text:p>IT044</text:p>
          </table:table-cell>
          <table:table-cell table:style-name="ce57" office:value-type="float" office:value="7">
            <text:p>7</text:p>
          </table:table-cell>
          <table:table-cell table:style-name="ce57" office:value-type="float" office:value="6.4">
            <text:p>6.4</text:p>
          </table:table-cell>
          <table:table-cell table:style-name="ce57" office:value-type="float" office:value="7.4">
            <text:p>7.4</text:p>
          </table:table-cell>
        </table:table-row>
        <table:table-row table:style-name="ro24">
          <table:table-cell table:style-name="ce57" office:value-type="string">
            <text:p>INTESA SANPAOLO S.p.A</text:p>
          </table:table-cell>
          <table:table-cell table:style-name="ce57" office:value-type="string">
            <text:p>Italy</text:p>
          </table:table-cell>
          <table:table-cell table:style-name="ce57" office:value-type="string">
            <text:p>IT040</text:p>
          </table:table-cell>
          <table:table-cell table:style-name="ce57" office:value-type="float" office:value="7.9">
            <text:p>7.9</text:p>
          </table:table-cell>
          <table:table-cell table:style-name="ce57" office:value-type="float" office:value="7.4">
            <text:p>7.4</text:p>
          </table:table-cell>
          <table:table-cell table:style-name="ce57" office:value-type="float" office:value="8.9">
            <text:p>8.9</text:p>
          </table:table-cell>
        </table:table-row>
        <table:table-row table:style-name="ro24">
          <table:table-cell table:style-name="ce57" office:value-type="string">
            <text:p>BANQUE ET CAISSE D'EPARGNE DE L'ETAT</text:p>
          </table:table-cell>
          <table:table-cell table:style-name="ce57" office:value-type="string">
            <text:p>Luxembourg</text:p>
          </table:table-cell>
          <table:table-cell table:style-name="ce57" office:value-type="string">
            <text:p>LU045</text:p>
          </table:table-cell>
          <table:table-cell table:style-name="ce57" office:value-type="float" office:value="12">
            <text:p>12</text:p>
          </table:table-cell>
          <table:table-cell table:style-name="ce57" office:value-type="float" office:value="13.3">
            <text:p>13.3</text:p>
          </table:table-cell>
          <table:table-cell table:style-name="ce57" office:value-type="float" office:value="13.3">
            <text:p>13.3</text:p>
          </table:table-cell>
        </table:table-row>
        <table:table-row table:style-name="ro24">
          <table:table-cell table:style-name="ce57" office:value-type="string">
            <text:p>BANK OF VALLETTA (BOV)</text:p>
          </table:table-cell>
          <table:table-cell table:style-name="ce57" office:value-type="string">
            <text:p>Malta</text:p>
          </table:table-cell>
          <table:table-cell table:style-name="ce57" office:value-type="string">
            <text:p>MT046</text:p>
          </table:table-cell>
          <table:table-cell table:style-name="ce57" office:value-type="float" office:value="10.5">
            <text:p>10.5</text:p>
          </table:table-cell>
          <table:table-cell table:style-name="ce57" office:value-type="float" office:value="10.4">
            <text:p>10.4</text:p>
          </table:table-cell>
          <table:table-cell table:style-name="ce57" office:value-type="float" office:value="10.4">
            <text:p>10.4</text:p>
          </table:table-cell>
        </table:table-row>
        <table:table-row table:style-name="ro24">
          <table:table-cell table:style-name="ce57" office:value-type="string">
            <text:p>SNS BANK NV</text:p>
          </table:table-cell>
          <table:table-cell table:style-name="ce57" office:value-type="string">
            <text:p>Netherlands</text:p>
          </table:table-cell>
          <table:table-cell table:style-name="ce57" office:value-type="string">
            <text:p>NL050</text:p>
          </table:table-cell>
          <table:table-cell table:style-name="ce57" office:value-type="float" office:value="8.4">
            <text:p>8.4</text:p>
          </table:table-cell>
          <table:table-cell table:style-name="ce57" office:value-type="float" office:value="7">
            <text:p>7</text:p>
          </table:table-cell>
          <table:table-cell table:style-name="ce57" office:value-type="float" office:value="7">
            <text:p>7</text:p>
          </table:table-cell>
        </table:table-row>
        <table:table-row table:style-name="ro24">
          <table:table-cell table:style-name="ce57" office:value-type="string">
            <text:p>ING BANK NV</text:p>
          </table:table-cell>
          <table:table-cell table:style-name="ce57" office:value-type="string">
            <text:p>Netherlands</text:p>
          </table:table-cell>
          <table:table-cell table:style-name="ce57" office:value-type="string">
            <text:p>NL047</text:p>
          </table:table-cell>
          <table:table-cell table:style-name="ce57" office:value-type="float" office:value="9.6">
            <text:p>9.6</text:p>
          </table:table-cell>
          <table:table-cell table:style-name="ce57" office:value-type="float" office:value="8.7">
            <text:p>8.7</text:p>
          </table:table-cell>
          <table:table-cell table:style-name="ce57" office:value-type="float" office:value="8.7">
            <text:p>8.7</text:p>
          </table:table-cell>
        </table:table-row>
        <table:table-row table:style-name="ro24">
          <table:table-cell table:style-name="ce57" office:value-type="string">
            <text:p>ABN AMRO BANK NV</text:p>
          </table:table-cell>
          <table:table-cell table:style-name="ce57" office:value-type="string">
            <text:p>Netherlands</text:p>
          </table:table-cell>
          <table:table-cell table:style-name="ce57" office:value-type="string">
            <text:p>NL049</text:p>
          </table:table-cell>
          <table:table-cell table:style-name="ce57" office:value-type="float" office:value="9.9">
            <text:p>9.9</text:p>
          </table:table-cell>
          <table:table-cell table:style-name="ce57" office:value-type="float" office:value="9.2">
            <text:p>9.2</text:p>
          </table:table-cell>
          <table:table-cell table:style-name="ce57" office:value-type="float" office:value="9.2">
            <text:p>9.2</text:p>
          </table:table-cell>
        </table:table-row>
        <table:table-row table:style-name="ro24">
          <table:table-cell table:style-name="ce57" office:value-type="string">
            <text:p>RABOBANK NEDERLAND</text:p>
          </table:table-cell>
          <table:table-cell table:style-name="ce57" office:value-type="string">
            <text:p>Netherlands</text:p>
          </table:table-cell>
          <table:table-cell table:style-name="ce57" office:value-type="string">
            <text:p>NL048</text:p>
          </table:table-cell>
          <table:table-cell table:style-name="ce57" office:value-type="float" office:value="12.6">
            <text:p>12.6</text:p>
          </table:table-cell>
          <table:table-cell table:style-name="ce57" office:value-type="float" office:value="10.8">
            <text:p>10.8</text:p>
          </table:table-cell>
          <table:table-cell table:style-name="ce57" office:value-type="float" office:value="10.8">
            <text:p>10.8</text:p>
          </table:table-cell>
        </table:table-row>
        <table:table-row table:style-name="ro24">
          <table:table-cell table:style-name="ce57" office:value-type="string">
            <text:p>DNB NOR BANK ASA</text:p>
          </table:table-cell>
          <table:table-cell table:style-name="ce57" office:value-type="string">
            <text:p>Norway</text:p>
          </table:table-cell>
          <table:table-cell table:style-name="ce57" office:value-type="string">
            <text:p>NO051</text:p>
          </table:table-cell>
          <table:table-cell table:style-name="ce57" office:value-type="float" office:value="8.3">
            <text:p>8.3</text:p>
          </table:table-cell>
          <table:table-cell table:style-name="ce57" office:value-type="float" office:value="9">
            <text:p>9</text:p>
          </table:table-cell>
          <table:table-cell table:style-name="ce57" office:value-type="float" office:value="9">
            <text:p>9</text:p>
          </table:table-cell>
        </table:table-row>
        <table:table-row table:style-name="ro24">
          <table:table-cell table:style-name="ce57" office:value-type="string">
            <text:p>POWSZECHNA KASA OSZCZ.DNO.CI BANK POLSKI S.A. (PKO BANK POLSKI)</text:p>
          </table:table-cell>
          <table:table-cell table:style-name="ce57" office:value-type="string">
            <text:p>Poland</text:p>
          </table:table-cell>
          <table:table-cell table:style-name="ce57" office:value-type="string">
            <text:p>PL052</text:p>
          </table:table-cell>
          <table:table-cell table:style-name="ce57" office:value-type="float" office:value="11.8">
            <text:p>11.8</text:p>
          </table:table-cell>
          <table:table-cell table:style-name="ce57" office:value-type="float" office:value="12.2">
            <text:p>12.2</text:p>
          </table:table-cell>
          <table:table-cell table:style-name="ce57" office:value-type="float" office:value="12.2">
            <text:p>12.2</text:p>
          </table:table-cell>
        </table:table-row>
        <table:table-row table:style-name="ro24">
          <table:table-cell table:style-name="ce57" office:value-type="string">
            <text:p>ESPIÅLRITO SANTO FINANCIAL GROUP, SA (ESFG)</text:p>
          </table:table-cell>
          <table:table-cell table:style-name="ce57" office:value-type="string">
            <text:p>Portugal</text:p>
          </table:table-cell>
          <table:table-cell table:style-name="ce57" office:value-type="string">
            <text:p>PT055</text:p>
          </table:table-cell>
          <table:table-cell table:style-name="ce57" office:value-type="float" office:value="6.4">
            <text:p>6.4</text:p>
          </table:table-cell>
          <table:table-cell table:style-name="ce57" office:value-type="float" office:value="5.1">
            <text:p>5.1</text:p>
          </table:table-cell>
          <table:table-cell table:style-name="ce57" office:value-type="float" office:value="5.1">
            <text:p>5.1</text:p>
          </table:table-cell>
        </table:table-row>
        <table:table-row table:style-name="ro24">
          <table:table-cell table:style-name="ce57" office:value-type="string">
            <text:p>BANCO COMERCIAL PORTUGUES, SA (BCP OR MILLENNIUM BCP)</text:p>
          </table:table-cell>
          <table:table-cell table:style-name="ce57" office:value-type="string">
            <text:p>Portugal</text:p>
          </table:table-cell>
          <table:table-cell table:style-name="ce57" office:value-type="string">
            <text:p>PT054</text:p>
          </table:table-cell>
          <table:table-cell table:style-name="ce57" office:value-type="float" office:value="5.9">
            <text:p>5.9</text:p>
          </table:table-cell>
          <table:table-cell table:style-name="ce58" office:value-type="float" office:value="3.6">
            <text:p>3.6</text:p>
          </table:table-cell>
          <table:table-cell table:style-name="ce57" office:value-type="float" office:value="5.4">
            <text:p>5.4</text:p>
          </table:table-cell>
        </table:table-row>
        <table:table-row table:style-name="ro24">
          <table:table-cell table:style-name="ce57" office:value-type="string">
            <text:p>CAIXA GERAL DE DEPOLSITOS, SA</text:p>
          </table:table-cell>
          <table:table-cell table:style-name="ce57" office:value-type="string">
            <text:p>Portugal</text:p>
          </table:table-cell>
          <table:table-cell table:style-name="ce57" office:value-type="string">
            <text:p>PT053</text:p>
          </table:table-cell>
          <table:table-cell table:style-name="ce57" office:value-type="float" office:value="8.5">
            <text:p>8.5</text:p>
          </table:table-cell>
          <table:table-cell table:style-name="ce57" office:value-type="float" office:value="6.2">
            <text:p>6.2</text:p>
          </table:table-cell>
          <table:table-cell table:style-name="ce57" office:value-type="float" office:value="6.2">
            <text:p>6.2</text:p>
          </table:table-cell>
        </table:table-row>
        <table:table-row table:style-name="ro24">
          <table:table-cell table:style-name="ce57" office:value-type="string">
            <text:p>BANCO BPI, SA</text:p>
          </table:table-cell>
          <table:table-cell table:style-name="ce57" office:value-type="string">
            <text:p>Portugal</text:p>
          </table:table-cell>
          <table:table-cell table:style-name="ce57" office:value-type="string">
            <text:p>PT056</text:p>
          </table:table-cell>
          <table:table-cell table:style-name="ce57" office:value-type="float" office:value="8.2">
            <text:p>8.2</text:p>
          </table:table-cell>
          <table:table-cell table:style-name="ce57" office:value-type="float" office:value="6.7">
            <text:p>6.7</text:p>
          </table:table-cell>
          <table:table-cell table:style-name="ce57" office:value-type="float" office:value="6.7">
            <text:p>6.7</text:p>
          </table:table-cell>
        </table:table-row>
        <table:table-row table:style-name="ro24">
          <table:table-cell table:style-name="ce57" office:value-type="string">
            <text:p>NOVA LJUBLJANSKA BANKA D.D. (NLB d.d.)</text:p>
          </table:table-cell>
          <table:table-cell table:style-name="ce57" office:value-type="string">
            <text:p>Slovenia</text:p>
          </table:table-cell>
          <table:table-cell table:style-name="ce57" office:value-type="string">
            <text:p>SI057</text:p>
          </table:table-cell>
          <table:table-cell table:style-name="ce57" office:value-type="float" office:value="5.2">
            <text:p>5.2</text:p>
          </table:table-cell>
          <table:table-cell table:style-name="ce58" office:value-type="float" office:value="3.7">
            <text:p>3.7</text:p>
          </table:table-cell>
          <table:table-cell table:style-name="ce57" office:value-type="float" office:value="5.3">
            <text:p>5.3</text:p>
          </table:table-cell>
        </table:table-row>
        <table:table-row table:style-name="ro24">
          <table:table-cell table:style-name="ce57" office:value-type="string">
            <text:p>NOVA KREDITNA BANKA MARIBOR D.D. (NKBM d.d.) </text:p>
          </table:table-cell>
          <table:table-cell table:style-name="ce57" office:value-type="string">
            <text:p>Slovenia</text:p>
          </table:table-cell>
          <table:table-cell table:style-name="ce57" office:value-type="string">
            <text:p>SI058</text:p>
          </table:table-cell>
          <table:table-cell table:style-name="ce57" office:value-type="float" office:value="7.4">
            <text:p>7.4</text:p>
          </table:table-cell>
          <table:table-cell table:style-name="ce57" office:value-type="float" office:value="5.9">
            <text:p>5.9</text:p>
          </table:table-cell>
          <table:table-cell table:style-name="ce57" office:value-type="float" office:value="8">
            <text:p>8</text:p>
          </table:table-cell>
        </table:table-row>
        <table:table-row table:style-name="ro24">
          <table:table-cell table:style-name="ce57" office:value-type="string">
            <text:p>CAJA DE AHORROS DEL MEDITERRAÅLNEO</text:p>
          </table:table-cell>
          <table:table-cell table:style-name="ce57" office:value-type="string">
            <text:p>Spain</text:p>
          </table:table-cell>
          <table:table-cell table:style-name="ce57" office:value-type="string">
            <text:p>ES083</text:p>
          </table:table-cell>
          <table:table-cell table:style-name="ce58" office:value-type="float" office:value="3.8">
            <text:p>3.8</text:p>
          </table:table-cell>
          <table:table-cell table:style-name="ce58" office:value-type="float" office:value="-2.8">
            <text:p>-2.8</text:p>
          </table:table-cell>
          <table:table-cell table:style-name="ce58" office:value-type="float" office:value="3">
            <text:p>3</text:p>
          </table:table-cell>
        </table:table-row>
        <table:table-row table:style-name="ro24">
          <table:table-cell table:style-name="ce57" office:value-type="string">
            <text:p>BANCO PASTOR, S.A.</text:p>
          </table:table-cell>
          <table:table-cell table:style-name="ce57" office:value-type="string">
            <text:p>Spain</text:p>
          </table:table-cell>
          <table:table-cell table:style-name="ce57" office:value-type="string">
            <text:p>ES074</text:p>
          </table:table-cell>
          <table:table-cell table:style-name="ce57" office:value-type="float" office:value="7.6">
            <text:p>7.6</text:p>
          </table:table-cell>
          <table:table-cell table:style-name="ce58" office:value-type="float" office:value="3.3">
            <text:p>3.3</text:p>
          </table:table-cell>
          <table:table-cell table:style-name="ce58" office:value-type="float" office:value="3.3">
            <text:p>3.3</text:p>
          </table:table-cell>
        </table:table-row>
        <table:table-row table:style-name="ro24">
          <table:table-cell table:style-name="ce57" office:value-type="string">
            <text:p>GRUPO CAJA3</text:p>
          </table:table-cell>
          <table:table-cell table:style-name="ce57" office:value-type="string">
            <text:p>Spain</text:p>
          </table:table-cell>
          <table:table-cell table:style-name="ce57" office:value-type="string">
            <text:p>ES078</text:p>
          </table:table-cell>
          <table:table-cell table:style-name="ce57" office:value-type="float" office:value="8.6">
            <text:p>8.6</text:p>
          </table:table-cell>
          <table:table-cell table:style-name="ce58" office:value-type="float" office:value="4">
            <text:p>4</text:p>
          </table:table-cell>
          <table:table-cell table:style-name="ce58" office:value-type="float" office:value="4">
            <text:p>4</text:p>
          </table:table-cell>
        </table:table-row>
        <table:table-row table:style-name="ro24">
          <table:table-cell table:style-name="ce57" office:value-type="string">
            <text:p>CAIXA D'ESTALVIS UNIO DE CAIXES DE MANLLEU, SABADELL I TERRASSA</text:p>
          </table:table-cell>
          <table:table-cell table:style-name="ce57" office:value-type="string">
            <text:p>Spain</text:p>
          </table:table-cell>
          <table:table-cell table:style-name="ce57" office:value-type="string">
            <text:p>ES076</text:p>
          </table:table-cell>
          <table:table-cell table:style-name="ce57" office:value-type="float" office:value="6.3">
            <text:p>6.3</text:p>
          </table:table-cell>
          <table:table-cell table:style-name="ce58" office:value-type="float" office:value="1.2">
            <text:p>1.2</text:p>
          </table:table-cell>
          <table:table-cell table:style-name="ce58" office:value-type="float" office:value="4.5">
            <text:p>4.5</text:p>
          </table:table-cell>
        </table:table-row>
        <table:table-row table:style-name="ro24">
          <table:table-cell table:style-name="ce57" office:value-type="string">
            <text:p>CAIXA D'ESTALVIS DE CATALUNYA, TARRAGONA I MANRESA</text:p>
          </table:table-cell>
          <table:table-cell table:style-name="ce57" office:value-type="string">
            <text:p>Spain</text:p>
          </table:table-cell>
          <table:table-cell table:style-name="ce57" office:value-type="string">
            <text:p>ES066</text:p>
          </table:table-cell>
          <table:table-cell table:style-name="ce57" office:value-type="float" office:value="6.4">
            <text:p>6.4</text:p>
          </table:table-cell>
          <table:table-cell table:style-name="ce58" office:value-type="float" office:value="1.4">
            <text:p>1.4</text:p>
          </table:table-cell>
          <table:table-cell table:style-name="ce58" office:value-type="float" office:value="4.8">
            <text:p>4.8</text:p>
          </table:table-cell>
        </table:table-row>
        <table:table-row table:style-name="ro24">
          <table:table-cell table:style-name="ce57" office:value-type="string">
            <text:p>CAIXA DE AFORROS DE GALICIA, VIGO, OURENSE E PONTEVEDRA</text:p>
          </table:table-cell>
          <table:table-cell table:style-name="ce57" office:value-type="string">
            <text:p>Spain</text:p>
          </table:table-cell>
          <table:table-cell table:style-name="ce57" office:value-type="string">
            <text:p>ES067</text:p>
          </table:table-cell>
          <table:table-cell table:style-name="ce57" office:value-type="float" office:value="5.2">
            <text:p>5.2</text:p>
          </table:table-cell>
          <table:table-cell table:style-name="ce58" office:value-type="float" office:value="0.6">
            <text:p>0.6</text:p>
          </table:table-cell>
          <table:table-cell table:style-name="ce57" office:value-type="float" office:value="5.3">
            <text:p>5.3</text:p>
          </table:table-cell>
        </table:table-row>
        <table:table-row table:style-name="ro24">
          <table:table-cell table:style-name="ce57" office:value-type="string">
            <text:p>BANCO POPULAR ESPANOL, S.A.</text:p>
          </table:table-cell>
          <table:table-cell table:style-name="ce57" office:value-type="string">
            <text:p>Spain</text:p>
          </table:table-cell>
          <table:table-cell table:style-name="ce57" office:value-type="string">
            <text:p>ES064</text:p>
          </table:table-cell>
          <table:table-cell table:style-name="ce57" office:value-type="float" office:value="7.1">
            <text:p>7.1</text:p>
          </table:table-cell>
          <table:table-cell table:style-name="ce57" office:value-type="float" office:value="5.2">
            <text:p>5.2</text:p>
          </table:table-cell>
          <table:table-cell table:style-name="ce57" office:value-type="float" office:value="5.3">
            <text:p>5.3</text:p>
          </table:table-cell>
        </table:table-row>
        <table:table-row table:style-name="ro24">
          <table:table-cell table:style-name="ce57" office:value-type="string">
            <text:p>BANKINTER, S.A.</text:p>
          </table:table-cell>
          <table:table-cell table:style-name="ce57" office:value-type="string">
            <text:p>Spain</text:p>
          </table:table-cell>
          <table:table-cell table:style-name="ce57" office:value-type="string">
            <text:p>ES069</text:p>
          </table:table-cell>
          <table:table-cell table:style-name="ce57" office:value-type="float" office:value="6.2">
            <text:p>6.2</text:p>
          </table:table-cell>
          <table:table-cell table:style-name="ce57" office:value-type="float" office:value="5.3">
            <text:p>5.3</text:p>
          </table:table-cell>
          <table:table-cell table:style-name="ce57" office:value-type="float" office:value="5.3">
            <text:p>5.3</text:p>
          </table:table-cell>
        </table:table-row>
        <table:table-row table:style-name="ro24">
          <table:table-cell table:style-name="ce57" office:value-type="string">
            <text:p>BFA-BANKIA</text:p>
          </table:table-cell>
          <table:table-cell table:style-name="ce57" office:value-type="string">
            <text:p>Spain</text:p>
          </table:table-cell>
          <table:table-cell table:style-name="ce57" office:value-type="string">
            <text:p>ES061</text:p>
          </table:table-cell>
          <table:table-cell table:style-name="ce57" office:value-type="float" office:value="6.9">
            <text:p>6.9</text:p>
          </table:table-cell>
          <table:table-cell table:style-name="ce58" office:value-type="float" office:value="4">
            <text:p>4</text:p>
          </table:table-cell>
          <table:table-cell table:style-name="ce57" office:value-type="float" office:value="5.4">
            <text:p>5.4</text:p>
          </table:table-cell>
        </table:table-row>
        <table:table-row table:style-name="ro24">
          <table:table-cell table:style-name="ce57" office:value-type="string">
            <text:p>GRUPO BANCA CIVICA</text:p>
          </table:table-cell>
          <table:table-cell table:style-name="ce57" office:value-type="string">
            <text:p>Spain</text:p>
          </table:table-cell>
          <table:table-cell table:style-name="ce57" office:value-type="string">
            <text:p>ES071</text:p>
          </table:table-cell>
          <table:table-cell table:style-name="ce57" office:value-type="float" office:value="8">
            <text:p>8</text:p>
          </table:table-cell>
          <table:table-cell table:style-name="ce58" office:value-type="float" office:value="3.8">
            <text:p>3.8</text:p>
          </table:table-cell>
          <table:table-cell table:style-name="ce57" office:value-type="float" office:value="5.6">
            <text:p>5.6</text:p>
          </table:table-cell>
        </table:table-row>
        <table:table-row table:style-name="ro24">
          <table:table-cell table:style-name="ce57" office:value-type="string">
            <text:p>CAJA DE AHORROS Y M.P. DE ONTINYENT</text:p>
          </table:table-cell>
          <table:table-cell table:style-name="ce57" office:value-type="string">
            <text:p>Spain</text:p>
          </table:table-cell>
          <table:table-cell table:style-name="ce57" office:value-type="string">
            <text:p>ES081</text:p>
          </table:table-cell>
          <table:table-cell table:style-name="ce57" office:value-type="float" office:value="8.9">
            <text:p>8.9</text:p>
          </table:table-cell>
          <table:table-cell table:style-name="ce57" office:value-type="float" office:value="5.6">
            <text:p>5.6</text:p>
          </table:table-cell>
          <table:table-cell table:style-name="ce57" office:value-type="float" office:value="5.6">
            <text:p>5.6</text:p>
          </table:table-cell>
        </table:table-row>
        <table:table-row table:style-name="ro24">
          <table:table-cell table:style-name="ce57" office:value-type="string">
            <text:p>BANCO DE SABADELL, S.A.</text:p>
          </table:table-cell>
          <table:table-cell table:style-name="ce57" office:value-type="string">
            <text:p>Spain</text:p>
          </table:table-cell>
          <table:table-cell table:style-name="ce57" office:value-type="string">
            <text:p>ES065</text:p>
          </table:table-cell>
          <table:table-cell table:style-name="ce57" office:value-type="float" office:value="6.2">
            <text:p>6.2</text:p>
          </table:table-cell>
          <table:table-cell table:style-name="ce57" office:value-type="float" office:value="5">
            <text:p>5</text:p>
          </table:table-cell>
          <table:table-cell table:style-name="ce57" office:value-type="float" office:value="5.7">
            <text:p>5.7</text:p>
          </table:table-cell>
        </table:table-row>
        <table:table-row table:style-name="ro24">
          <table:table-cell table:style-name="ce57" office:value-type="string">
            <text:p>GRUPO BMN</text:p>
          </table:table-cell>
          <table:table-cell table:style-name="ce57" office:value-type="string">
            <text:p>Spain</text:p>
          </table:table-cell>
          <table:table-cell table:style-name="ce57" office:value-type="string">
            <text:p>ES068</text:p>
          </table:table-cell>
          <table:table-cell table:style-name="ce57" office:value-type="float" office:value="8.3">
            <text:p>8.3</text:p>
          </table:table-cell>
          <table:table-cell table:style-name="ce58" office:value-type="float" office:value="4.5">
            <text:p>4.5</text:p>
          </table:table-cell>
          <table:table-cell table:style-name="ce57" office:value-type="float" office:value="6.1">
            <text:p>6.1</text:p>
          </table:table-cell>
        </table:table-row>
        <table:table-row table:style-name="ro24">
          <table:table-cell table:style-name="ce57" office:value-type="string">
            <text:p>COLONYA - CAIXA D'ESTALVIS DE POLLENSA</text:p>
          </table:table-cell>
          <table:table-cell table:style-name="ce57" office:value-type="string">
            <text:p>Spain</text:p>
          </table:table-cell>
          <table:table-cell table:style-name="ce57" office:value-type="string">
            <text:p>ES082</text:p>
          </table:table-cell>
          <table:table-cell table:style-name="ce57" office:value-type="float" office:value="11.2">
            <text:p>11.2</text:p>
          </table:table-cell>
          <table:table-cell table:style-name="ce57" office:value-type="float" office:value="6.2">
            <text:p>6.2</text:p>
          </table:table-cell>
          <table:table-cell table:style-name="ce57" office:value-type="float" office:value="6.2">
            <text:p>6.2</text:p>
          </table:table-cell>
        </table:table-row>
        <table:table-row table:style-name="ro24">
          <table:table-cell table:style-name="ce57" office:value-type="string">
            <text:p>CAJA DE AHORROS Y PENSIONES DE BARCELONA</text:p>
          </table:table-cell>
          <table:table-cell table:style-name="ce57" office:value-type="string">
            <text:p>Spain</text:p>
          </table:table-cell>
          <table:table-cell table:style-name="ce57" office:value-type="string">
            <text:p>ES062</text:p>
          </table:table-cell>
          <table:table-cell table:style-name="ce57" office:value-type="float" office:value="6.8">
            <text:p>6.8</text:p>
          </table:table-cell>
          <table:table-cell table:style-name="ce57" office:value-type="float" office:value="6">
            <text:p>6</text:p>
          </table:table-cell>
          <table:table-cell table:style-name="ce57" office:value-type="float" office:value="6.4">
            <text:p>6.4</text:p>
          </table:table-cell>
        </table:table-row>
        <table:table-row table:style-name="ro24">
          <table:table-cell table:style-name="ce57" office:value-type="string">
            <text:p>CAJA DE AHORROS Y M.P. DE ZARAGOZA, ARAGON Y RIOJA</text:p>
          </table:table-cell>
          <table:table-cell table:style-name="ce57" office:value-type="string">
            <text:p>Spain</text:p>
          </table:table-cell>
          <table:table-cell table:style-name="ce57" office:value-type="string">
            <text:p>ES072</text:p>
          </table:table-cell>
          <table:table-cell table:style-name="ce57" office:value-type="float" office:value="9.7">
            <text:p>9.7</text:p>
          </table:table-cell>
          <table:table-cell table:style-name="ce57" office:value-type="float" office:value="6.7">
            <text:p>6.7</text:p>
          </table:table-cell>
          <table:table-cell table:style-name="ce57" office:value-type="float" office:value="6.7">
            <text:p>6.7</text:p>
          </table:table-cell>
        </table:table-row>
        <table:table-row table:style-name="ro24">
          <table:table-cell table:style-name="ce57" office:value-type="string">
            <text:p>EFFIBANK</text:p>
          </table:table-cell>
          <table:table-cell table:style-name="ce57" office:value-type="string">
            <text:p>Spain</text:p>
          </table:table-cell>
          <table:table-cell table:style-name="ce57" office:value-type="string">
            <text:p>ES063</text:p>
          </table:table-cell>
          <table:table-cell table:style-name="ce57" office:value-type="float" office:value="8.3">
            <text:p>8.3</text:p>
          </table:table-cell>
          <table:table-cell table:style-name="ce57" office:value-type="float" office:value="5.2">
            <text:p>5.2</text:p>
          </table:table-cell>
          <table:table-cell table:style-name="ce57" office:value-type="float" office:value="6.8">
            <text:p>6.8</text:p>
          </table:table-cell>
        </table:table-row>
        <table:table-row table:style-name="ro24">
          <table:table-cell table:style-name="ce57" office:value-type="string">
            <text:p>CAJA ESPANA DE INVERSIONES, SALAMANCA Y SORIA, CAJA DE AHORROS Y MONTE DE PIEDAD</text:p>
          </table:table-cell>
          <table:table-cell table:style-name="ce57" office:value-type="string">
            <text:p>Spain</text:p>
          </table:table-cell>
          <table:table-cell table:style-name="ce57" office:value-type="string">
            <text:p>ES070</text:p>
          </table:table-cell>
          <table:table-cell table:style-name="ce57" office:value-type="float" office:value="8.2">
            <text:p>8.2</text:p>
          </table:table-cell>
          <table:table-cell table:style-name="ce57" office:value-type="float" office:value="5.5">
            <text:p>5.5</text:p>
          </table:table-cell>
          <table:table-cell table:style-name="ce57" office:value-type="float" office:value="7.3">
            <text:p>7.3</text:p>
          </table:table-cell>
        </table:table-row>
        <table:table-row table:style-name="ro24">
          <table:table-cell table:style-name="ce57" office:value-type="string">
            <text:p>BANCO SANTANDER S.A.</text:p>
          </table:table-cell>
          <table:table-cell table:style-name="ce57" office:value-type="string">
            <text:p>Spain</text:p>
          </table:table-cell>
          <table:table-cell table:style-name="ce57" office:value-type="string">
            <text:p>ES059</text:p>
          </table:table-cell>
          <table:table-cell table:style-name="ce57" office:value-type="float" office:value="7.1">
            <text:p>7.1</text:p>
          </table:table-cell>
          <table:table-cell table:style-name="ce57" office:value-type="float" office:value="8.4">
            <text:p>8.4</text:p>
          </table:table-cell>
          <table:table-cell table:style-name="ce57" office:value-type="float" office:value="8.4">
            <text:p>8.4</text:p>
          </table:table-cell>
        </table:table-row>
        <table:table-row table:style-name="ro24">
          <table:table-cell table:style-name="ce57" office:value-type="string">
            <text:p>CAJA DE AHORROS DE VITORIA Y ALAVA</text:p>
          </table:table-cell>
          <table:table-cell table:style-name="ce57" office:value-type="string">
            <text:p>Spain</text:p>
          </table:table-cell>
          <table:table-cell table:style-name="ce57" office:value-type="string">
            <text:p>ES080</text:p>
          </table:table-cell>
          <table:table-cell table:style-name="ce57" office:value-type="float" office:value="12.5">
            <text:p>12.5</text:p>
          </table:table-cell>
          <table:table-cell table:style-name="ce57" office:value-type="float" office:value="8.7">
            <text:p>8.7</text:p>
          </table:table-cell>
          <table:table-cell table:style-name="ce57" office:value-type="float" office:value="8.7">
            <text:p>8.7</text:p>
          </table:table-cell>
        </table:table-row>
        <table:table-row table:style-name="ro24">
          <table:table-cell table:style-name="ce57" office:value-type="string">
            <text:p>GRUPO BBK</text:p>
          </table:table-cell>
          <table:table-cell table:style-name="ce57" office:value-type="string">
            <text:p>Spain</text:p>
          </table:table-cell>
          <table:table-cell table:style-name="ce57" office:value-type="string">
            <text:p>ES075</text:p>
          </table:table-cell>
          <table:table-cell table:style-name="ce57" office:value-type="float" office:value="10.2">
            <text:p>10.2</text:p>
          </table:table-cell>
          <table:table-cell table:style-name="ce57" office:value-type="float" office:value="8.8">
            <text:p>8.8</text:p>
          </table:table-cell>
          <table:table-cell table:style-name="ce57" office:value-type="float" office:value="8.8">
            <text:p>8.8</text:p>
          </table:table-cell>
        </table:table-row>
        <table:table-row table:style-name="ro24">
          <table:table-cell table:style-name="ce57" office:value-type="string">
            <text:p>BANCO BILBAO VIZCAYA ARGENTARIA S.A. (BBVA)</text:p>
          </table:table-cell>
          <table:table-cell table:style-name="ce57" office:value-type="string">
            <text:p>Spain</text:p>
          </table:table-cell>
          <table:table-cell table:style-name="ce57" office:value-type="string">
            <text:p>ES060</text:p>
          </table:table-cell>
          <table:table-cell table:style-name="ce57" office:value-type="float" office:value="8">
            <text:p>8</text:p>
          </table:table-cell>
          <table:table-cell table:style-name="ce57" office:value-type="float" office:value="9.2">
            <text:p>9.2</text:p>
          </table:table-cell>
          <table:table-cell table:style-name="ce57" office:value-type="float" office:value="9.2">
            <text:p>9.2</text:p>
          </table:table-cell>
        </table:table-row>
        <table:table-row table:style-name="ro24">
          <table:table-cell table:style-name="ce57" office:value-type="string">
            <text:p>MONTE DE PIEDAD Y CAJA DE AHORROS DE RONDA, CADIZ, ALMERIA, MALAGA, ANTEQUERA Y JAEN</text:p>
          </table:table-cell>
          <table:table-cell table:style-name="ce57" office:value-type="string">
            <text:p>Spain</text:p>
          </table:table-cell>
          <table:table-cell table:style-name="ce57" office:value-type="string">
            <text:p>ES073</text:p>
          </table:table-cell>
          <table:table-cell table:style-name="ce57" office:value-type="float" office:value="12.5">
            <text:p>12.5</text:p>
          </table:table-cell>
          <table:table-cell table:style-name="ce57" office:value-type="float" office:value="9.4">
            <text:p>9.4</text:p>
          </table:table-cell>
          <table:table-cell table:style-name="ce57" office:value-type="float" office:value="9.4">
            <text:p>9.4</text:p>
          </table:table-cell>
        </table:table-row>
        <table:table-row table:style-name="ro24">
          <table:table-cell table:style-name="ce57" office:value-type="string">
            <text:p>CAJA DE AHORROS Y M.P. DE GIPUZKOA Y SAN SEBASTIAN</text:p>
          </table:table-cell>
          <table:table-cell table:style-name="ce57" office:value-type="string">
            <text:p>Spain</text:p>
          </table:table-cell>
          <table:table-cell table:style-name="ce57" office:value-type="string">
            <text:p>ES077</text:p>
          </table:table-cell>
          <table:table-cell table:style-name="ce57" office:value-type="float" office:value="13.2">
            <text:p>13.2</text:p>
          </table:table-cell>
          <table:table-cell table:style-name="ce57" office:value-type="float" office:value="10.1">
            <text:p>10.1</text:p>
          </table:table-cell>
          <table:table-cell table:style-name="ce57" office:value-type="float" office:value="10.1">
            <text:p>10.1</text:p>
          </table:table-cell>
        </table:table-row>
        <table:table-row table:style-name="ro24">
          <table:table-cell table:style-name="ce57" office:value-type="string">
            <text:p>BANCA MARCH, S.A.</text:p>
          </table:table-cell>
          <table:table-cell table:style-name="ce57" office:value-type="string">
            <text:p>Spain</text:p>
          </table:table-cell>
          <table:table-cell table:style-name="ce57" office:value-type="string">
            <text:p>ES079</text:p>
          </table:table-cell>
          <table:table-cell table:style-name="ce57" office:value-type="float" office:value="22.2">
            <text:p>22.2</text:p>
          </table:table-cell>
          <table:table-cell table:style-name="ce57" office:value-type="float" office:value="23.5">
            <text:p>23.5</text:p>
          </table:table-cell>
          <table:table-cell table:style-name="ce57" office:value-type="float" office:value="23.5">
            <text:p>23.5</text:p>
          </table:table-cell>
        </table:table-row>
        <table:table-row table:style-name="ro24">
          <table:table-cell table:style-name="ce57" office:value-type="string">
            <text:p>SVENSKA HANDELSBANKEN AB (PUBL) </text:p>
          </table:table-cell>
          <table:table-cell table:style-name="ce57" office:value-type="string">
            <text:p>Sweden</text:p>
          </table:table-cell>
          <table:table-cell table:style-name="ce57" office:value-type="string">
            <text:p>SE086</text:p>
          </table:table-cell>
          <table:table-cell table:style-name="ce57" office:value-type="float" office:value="7.7">
            <text:p>7.7</text:p>
          </table:table-cell>
          <table:table-cell table:style-name="ce57" office:value-type="float" office:value="8.6">
            <text:p>8.6</text:p>
          </table:table-cell>
          <table:table-cell table:style-name="ce57" office:value-type="float" office:value="8.6">
            <text:p>8.6</text:p>
          </table:table-cell>
        </table:table-row>
        <table:table-row table:style-name="ro24">
          <table:table-cell table:style-name="ce57" office:value-type="string">
            <text:p>SWEDBANK AB (PUBL)</text:p>
          </table:table-cell>
          <table:table-cell table:style-name="ce57" office:value-type="string">
            <text:p>Sweden</text:p>
          </table:table-cell>
          <table:table-cell table:style-name="ce57" office:value-type="string">
            <text:p>SE087</text:p>
          </table:table-cell>
          <table:table-cell table:style-name="ce57" office:value-type="float" office:value="8.7">
            <text:p>8.7</text:p>
          </table:table-cell>
          <table:table-cell table:style-name="ce57" office:value-type="float" office:value="9.4">
            <text:p>9.4</text:p>
          </table:table-cell>
          <table:table-cell table:style-name="ce57" office:value-type="float" office:value="9.4">
            <text:p>9.4</text:p>
          </table:table-cell>
        </table:table-row>
        <table:table-row table:style-name="ro24">
          <table:table-cell table:style-name="ce57" office:value-type="string">
            <text:p>NORDEA BANK AB (PUBL)</text:p>
          </table:table-cell>
          <table:table-cell table:style-name="ce57" office:value-type="string">
            <text:p>Sweden</text:p>
          </table:table-cell>
          <table:table-cell table:style-name="ce57" office:value-type="string">
            <text:p>SE084</text:p>
          </table:table-cell>
          <table:table-cell table:style-name="ce57" office:value-type="float" office:value="8.9">
            <text:p>8.9</text:p>
          </table:table-cell>
          <table:table-cell table:style-name="ce57" office:value-type="float" office:value="9.5">
            <text:p>9.5</text:p>
          </table:table-cell>
          <table:table-cell table:style-name="ce57" office:value-type="float" office:value="9.5">
            <text:p>9.5</text:p>
          </table:table-cell>
        </table:table-row>
        <table:table-row table:style-name="ro24">
          <table:table-cell table:style-name="ce57" office:value-type="string">
            <text:p>SKANDINAVISKA ENSKILDA BANKEN AB (PUBL) (SEB)</text:p>
          </table:table-cell>
          <table:table-cell table:style-name="ce57" office:value-type="string">
            <text:p>Sweden</text:p>
          </table:table-cell>
          <table:table-cell table:style-name="ce57" office:value-type="string">
            <text:p>SE085</text:p>
          </table:table-cell>
          <table:table-cell table:style-name="ce57" office:value-type="float" office:value="11.1">
            <text:p>11.1</text:p>
          </table:table-cell>
          <table:table-cell table:style-name="ce57" office:value-type="float" office:value="10.5">
            <text:p>10.5</text:p>
          </table:table-cell>
          <table:table-cell table:style-name="ce57" office:value-type="float" office:value="10.5">
            <text:p>10.5</text:p>
          </table:table-cell>
        </table:table-row>
        <table:table-row table:style-name="ro24">
          <table:table-cell table:style-name="ce57" office:value-type="string">
            <text:p>ROYAL BANK OF SCOTLAND GROUP plc</text:p>
          </table:table-cell>
          <table:table-cell table:style-name="ce57" office:value-type="string">
            <text:p>UK</text:p>
          </table:table-cell>
          <table:table-cell table:style-name="ce57" office:value-type="string">
            <text:p>GB088</text:p>
          </table:table-cell>
          <table:table-cell table:style-name="ce57" office:value-type="float" office:value="9.7">
            <text:p>9.7</text:p>
          </table:table-cell>
          <table:table-cell table:style-name="ce57" office:value-type="float" office:value="6.3">
            <text:p>6.3</text:p>
          </table:table-cell>
          <table:table-cell table:style-name="ce57" office:value-type="float" office:value="6.3">
            <text:p>6.3</text:p>
          </table:table-cell>
        </table:table-row>
        <table:table-row table:style-name="ro24">
          <table:table-cell table:style-name="ce57" office:value-type="string">
            <text:p>BARCLAYS plc</text:p>
          </table:table-cell>
          <table:table-cell table:style-name="ce57" office:value-type="string">
            <text:p>UK</text:p>
          </table:table-cell>
          <table:table-cell table:style-name="ce57" office:value-type="string">
            <text:p>GB090</text:p>
          </table:table-cell>
          <table:table-cell table:style-name="ce57" office:value-type="float" office:value="10">
            <text:p>10</text:p>
          </table:table-cell>
          <table:table-cell table:style-name="ce57" office:value-type="float" office:value="7.3">
            <text:p>7.3</text:p>
          </table:table-cell>
          <table:table-cell table:style-name="ce57" office:value-type="float" office:value="7.3">
            <text:p>7.3</text:p>
          </table:table-cell>
        </table:table-row>
        <table:table-row table:style-name="ro24">
          <table:table-cell table:style-name="ce57" office:value-type="string">
            <text:p>LLOYDS BANKING GROUP plc</text:p>
          </table:table-cell>
          <table:table-cell table:style-name="ce57" office:value-type="string">
            <text:p>UK</text:p>
          </table:table-cell>
          <table:table-cell table:style-name="ce57" office:value-type="string">
            <text:p>GB091</text:p>
          </table:table-cell>
          <table:table-cell table:style-name="ce57" office:value-type="float" office:value="10.2">
            <text:p>10.2</text:p>
          </table:table-cell>
          <table:table-cell table:style-name="ce57" office:value-type="float" office:value="7.7">
            <text:p>7.7</text:p>
          </table:table-cell>
          <table:table-cell table:style-name="ce57" office:value-type="float" office:value="7.7">
            <text:p>7.7</text:p>
          </table:table-cell>
        </table:table-row>
        <table:table-row table:style-name="ro24">
          <table:table-cell table:style-name="ce57" office:value-type="string">
            <text:p>HSBC HOLDINGS plc</text:p>
          </table:table-cell>
          <table:table-cell table:style-name="ce57" office:value-type="string">
            <text:p>UK</text:p>
          </table:table-cell>
          <table:table-cell table:style-name="ce57" office:value-type="string">
            <text:p>GB089</text:p>
          </table:table-cell>
          <table:table-cell table:style-name="ce57" office:value-type="float" office:value="10.5">
            <text:p>10.5</text:p>
          </table:table-cell>
          <table:table-cell table:style-name="ce57" office:value-type="float" office:value="8.5">
            <text:p>8.5</text:p>
          </table:table-cell>
          <table:table-cell table:style-name="ce57" office:value-type="float" office:value="8.5">
            <text:p>8.5</text:p>
          </table:table-cell>
        </table:table-row>
        <table:table-row table:style-name="ro24"/>
        <table:table-row table:style-name="ro24">
          <table:table-cell table:style-name="ce57" office:value-type="string">
            <text:p>(*) Results of the stress recognising capital issuance and mandatory restructuring plans publicly announced and fully committed before 31 December 2010
(**) Results of the stress test recognising capital issuances and mandatory restructuring plans publicly announced and fully committed before 30 April 2011.</text:p>
          </table:table-cell>
        </table:table-row>
      </table:table>
      <table:table table:name="Sheet3" table:style-name="ta4" table:print="false">
        <office:forms form:automatic-focus="false" form:apply-design-mode="false"/>
        <table:table-column table:style-name="co12" table:number-columns-repeated="6" table:default-cell-style-name="ce15"/>
        <table:table-column table:style-name="co15" table:default-cell-style-name="ce15" table:number-columns-repeated="250"/>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row table:style-name="ro24">
          <table:table-cell table:number-columns-repeated="6" table:style-name="ce3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Times" svg:font-family="Times"/>
    <style:font-face style:name="Verdana" svg:font-family="Verdana"/>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year number:style="long"/>
      <number:text>-</number:text>
      <number:month number:style="long"/>
      <number:text>-</number:text>
      <number:day number:style="long"/>
    </number:date-style>
    <number:date-style style:name="N165">
      <number:month/>
      <number:text>/</number:text>
      <number:day/>
      <number:text>/</number:text>
      <number:year number:style="long"/>
      <number:text> </number:text>
      <number:hours/>
      <number:text>:</number:text>
      <number:minutes number:style="long"/>
      <number:text>:</number:text>
      <number:seconds number:style="long"/>
    </number:date-style>
    <number:date-style style:name="N166">
      <number:month/>
      <number:text>/</number:text>
      <number:day/>
      <number:text>/</number:text>
      <number:year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ailed bank tracker" style:display-name="PageStyle_Failed bank tracker" style:page-layout-name="pm1">
      <style:header style:display="false"/>
      <style:header-left style:display="false"/>
      <style:footer style:display="false"/>
      <style:footer-left style:display="false"/>
    </style:master-page>
    <style:master-page style:name="PageStyle_5f_State aid to banks approved by " style:display-name="PageStyle_State aid to banks approved by " style:page-layout-name="pm2">
      <style:header style:display="false"/>
      <style:header-left style:display="false"/>
      <style:footer style:display="false"/>
      <style:footer-left style:display="false"/>
    </style:master-page>
    <style:master-page style:name="PageStyle_5f_Bank stress tests, July 2011 (E" style:display-name="PageStyle_Bank stress tests, July 2011 (E" style:page-layout-name="pm3">
      <style:header style:display="false"/>
      <style:header-left style:display="false"/>
      <style:footer style:display="false"/>
      <style:footer-left style:display="false"/>
    </style:master-page>
    <style:master-page style:name="PageStyle_5f_Sheet3" style:display-name="PageStyle_Sheet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